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size="12pt" style:font-size-asian="12pt" style:font-size-complex="12pt"/>
    </style:style>
    <style:style style:name="P2" style:parent-style-name="Normal" style:family="paragraph">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Normal" style:family="paragraph">
      <style:text-properties fo:font-size="12pt" style:font-size-asian="12pt" style:font-size-complex="12pt"/>
    </style:style>
    <style:style style:name="P35" style:parent-style-name="Normal" style:family="paragraph">
      <style:text-properties fo:font-size="12pt" style:font-size-asian="12pt" style:font-size-complex="12pt"/>
    </style:style>
    <style:style style:name="P36" style:parent-style-name="Normal" style:family="paragraph">
      <style:text-properties fo:font-size="12pt" style:font-size-asian="12pt" style:font-size-complex="12pt"/>
    </style:style>
    <style:style style:name="P37" style:parent-style-name="Normal" style:family="paragraph">
      <style:text-properties fo:font-size="12pt" style:font-size-asian="12pt" style:font-size-complex="12pt"/>
    </style:style>
    <style:style style:name="P38" style:parent-style-name="Normal" style:family="paragraph">
      <style:text-properties fo:font-size="12pt" style:font-size-asian="12pt" style:font-size-complex="12pt"/>
    </style:style>
    <style:style style:name="P39" style:parent-style-name="Normal" style:family="paragraph">
      <style:text-properties fo:font-size="12pt" style:font-size-asian="12pt" style:font-size-complex="12pt"/>
    </style:style>
    <style:style style:name="P40" style:parent-style-name="Normal"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Normal" style:family="paragraph">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Normal" style:family="paragraph">
      <style:text-properties fo:font-size="12pt" style:font-size-asian="12pt" style:font-size-complex="12pt"/>
    </style:style>
    <style:style style:name="P62" style:parent-style-name="Normal" style:family="paragraph">
      <style:text-properties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Normal" style:family="paragraph">
      <style:text-properties fo:font-size="12pt" style:font-size-asian="12pt" style:font-size-complex="12pt"/>
    </style:style>
    <style:style style:name="P69" style:parent-style-name="Normal" style:family="paragraph">
      <style:text-properties fo:font-size="12pt" style:font-size-asian="12pt" style:font-size-complex="12pt"/>
    </style:style>
    <style:style style:name="P70" style:parent-style-name="Normal" style:family="paragraph">
      <style:text-properties fo:font-size="12pt" style:font-size-asian="12pt" style:font-size-complex="12pt"/>
    </style:style>
    <style:style style:name="P71" style:parent-style-name="Normal" style:family="paragraph">
      <style:text-properties fo:font-size="12pt" style:font-size-asian="12pt" style:font-size-complex="12pt"/>
    </style:style>
    <style:style style:name="P72" style:parent-style-name="Normal" style:family="paragraph">
      <style:text-properties fo:font-size="12pt" style:font-size-asian="12pt" style:font-size-complex="12pt"/>
    </style:style>
    <style:style style:name="P73" style:parent-style-name="Normal" style:family="paragraph">
      <style:text-properties fo:font-size="12pt" style:font-size-asian="12pt" style:font-size-complex="12pt"/>
    </style:style>
    <style:style style:name="P74" style:parent-style-name="Normal" style:family="paragraph">
      <style:text-properties fo:font-size="12pt" style:font-size-asian="12pt" style:font-size-complex="12pt"/>
    </style:style>
    <style:style style:name="P75" style:parent-style-name="Normal" style:family="paragraph">
      <style:text-properties fo:font-size="12pt" style:font-size-asian="12pt" style:font-size-complex="12pt"/>
    </style:style>
    <style:style style:name="P76" style:parent-style-name="Normal" style:family="paragraph">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Normal"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text-properties fo:font-size="12pt" style:font-size-asian="12pt" style:font-size-complex="12pt"/>
    </style:style>
    <style:style style:name="P84" style:parent-style-name="Normal" style:family="paragraph">
      <style:text-properties fo:font-size="12pt" style:font-size-asian="12pt" style:font-size-complex="12pt"/>
    </style:style>
    <style:style style:name="P85" style:parent-style-name="Normal" style:family="paragraph">
      <style:text-properties fo:font-size="12pt" style:font-size-asian="12pt" style:font-size-complex="12pt"/>
    </style:style>
    <style:style style:name="P86" style:parent-style-name="Normal" style:family="paragraph">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Normal" style:family="paragraph">
      <style:text-properties fo:font-size="12pt" style:font-size-asian="12pt" style:font-size-complex="12pt"/>
    </style:style>
    <style:style style:name="P94" style:parent-style-name="Normal" style:family="paragraph">
      <style:text-properties fo:font-size="12pt" style:font-size-asian="12pt" style:font-size-complex="12pt"/>
    </style:style>
    <style:style style:name="P95" style:parent-style-name="Normal" style:family="paragraph">
      <style:text-properties fo:font-size="12pt" style:font-size-asian="12pt" style:font-size-complex="12pt"/>
    </style:style>
    <style:style style:name="P96" style:parent-style-name="Normal" style:family="paragraph">
      <style:text-properties fo:font-size="12pt" style:font-size-asian="12pt" style:font-size-complex="12pt"/>
    </style:style>
    <style:style style:name="P97" style:parent-style-name="Normal" style:family="paragraph">
      <style:text-properties fo:font-size="12pt" style:font-size-asian="12pt" style:font-size-complex="12pt"/>
    </style:style>
    <style:style style:name="P98" style:parent-style-name="Normal" style:family="paragraph">
      <style:text-properties fo:font-size="12pt" style:font-size-asian="12pt" style:font-size-complex="12pt"/>
    </style:style>
    <style:style style:name="P99" style:parent-style-name="Normal" style:family="paragraph">
      <style:text-properties fo:font-size="12pt" style:font-size-asian="12pt" style:font-size-complex="12pt"/>
    </style:style>
    <style:style style:name="P100" style:parent-style-name="Normal" style:family="paragraph">
      <style:text-properties fo:font-size="12pt" style:font-size-asian="12pt" style:font-size-complex="12pt"/>
    </style:style>
    <style:style style:name="P101" style:parent-style-name="Normal" style:family="paragraph">
      <style:text-properties fo:font-size="12pt" style:font-size-asian="12pt" style:font-size-complex="12pt"/>
    </style:style>
    <style:style style:name="P102" style:parent-style-name="Normal" style:family="paragraph">
      <style:text-properties fo:font-size="12pt" style:font-size-asian="12pt" style:font-size-complex="12pt"/>
    </style:style>
    <style:style style:name="P103" style:parent-style-name="Normal" style:family="paragraph">
      <style:text-properties fo:font-size="12pt" style:font-size-asian="12pt" style:font-size-complex="12pt"/>
    </style:style>
    <style:style style:name="P104" style:parent-style-name="Normal" style:family="paragraph">
      <style:text-properties fo:font-size="12pt" style:font-size-asian="12pt" style:font-size-complex="12pt"/>
    </style:style>
    <style:style style:name="P105" style:parent-style-name="Normal" style:family="paragraph">
      <style:text-properties fo:font-size="12pt" style:font-size-asian="12pt" style:font-size-complex="12pt"/>
    </style:style>
    <style:style style:name="P106" style:parent-style-name="Normal" style:family="paragraph">
      <style:text-properties fo:font-size="12pt" style:font-size-asian="12pt" style:font-size-complex="12pt"/>
    </style:style>
    <style:style style:name="P107" style:parent-style-name="Normal" style:family="paragraph">
      <style:text-properties fo:font-size="12pt" style:font-size-asian="12pt" style:font-size-complex="12pt"/>
    </style:style>
    <style:style style:name="P108" style:parent-style-name="Normal" style:family="paragraph">
      <style:text-properties fo:font-size="12pt" style:font-size-asian="12pt" style:font-size-complex="12pt"/>
    </style:style>
    <style:style style:name="P109" style:parent-style-name="Normal" style:family="paragraph">
      <style:text-properties fo:font-size="12pt" style:font-size-asian="12pt" style:font-size-complex="12pt"/>
    </style:style>
    <style:style style:name="P110" style:parent-style-name="Normal" style:family="paragraph">
      <style:text-properties fo:font-size="12pt" style:font-size-asian="12pt" style:font-size-complex="12pt"/>
    </style:style>
    <style:style style:name="P111" style:parent-style-name="Normal" style:family="paragraph">
      <style:text-properties fo:font-size="12pt" style:font-size-asian="12pt" style:font-size-complex="12pt"/>
    </style:style>
    <style:style style:name="P112" style:parent-style-name="Normal" style:family="paragraph">
      <style:text-properties fo:font-size="12pt" style:font-size-asian="12pt" style:font-size-complex="12pt"/>
    </style:style>
    <style:style style:name="P113" style:parent-style-name="Normal" style:family="paragraph">
      <style:text-properties fo:font-size="12pt" style:font-size-asian="12pt" style:font-size-complex="12pt"/>
    </style:style>
    <style:style style:name="P114" style:parent-style-name="Normal" style:family="paragraph">
      <style:text-properties fo:font-size="12pt" style:font-size-asian="12pt" style:font-size-complex="12pt"/>
    </style:style>
    <style:style style:name="P115" style:parent-style-name="Normal" style:family="paragraph">
      <style:text-properties fo:font-size="12pt" style:font-size-asian="12pt" style:font-size-complex="12pt"/>
    </style:style>
    <style:style style:name="P116" style:parent-style-name="Normal" style:family="paragraph">
      <style:text-properties fo:font-size="12pt" style:font-size-asian="12pt" style:font-size-complex="12pt"/>
    </style:style>
    <style:style style:name="P117" style:parent-style-name="Normal" style:family="paragraph">
      <style:text-properties fo:font-size="12pt" style:font-size-asian="12pt" style:font-size-complex="12pt"/>
    </style:style>
    <style:style style:name="P118" style:parent-style-name="Normal" style:family="paragraph">
      <style:text-properties fo:font-size="12pt" style:font-size-asian="12pt" style:font-size-complex="12pt"/>
    </style:style>
    <style:style style:name="P119" style:parent-style-name="Normal" style:family="paragraph">
      <style:text-properties fo:font-size="12pt" style:font-size-asian="12pt" style:font-size-complex="12pt"/>
    </style:style>
    <style:style style:name="P120" style:parent-style-name="Normal" style:family="paragraph">
      <style:text-properties fo:font-size="12pt" style:font-size-asian="12pt" style:font-size-complex="12pt"/>
    </style:style>
    <style:style style:name="P121" style:parent-style-name="Normal" style:family="paragraph">
      <style:text-properties fo:font-size="12pt" style:font-size-asian="12pt" style:font-size-complex="12pt"/>
    </style:style>
    <style:style style:name="P122" style:parent-style-name="Normal" style:family="paragraph">
      <style:text-properties fo:font-size="12pt" style:font-size-asian="12pt" style:font-size-complex="12pt"/>
    </style:style>
    <style:style style:name="P123" style:parent-style-name="Normal" style:family="paragraph">
      <style:text-properties fo:font-size="12pt" style:font-size-asian="12pt" style:font-size-complex="12pt"/>
    </style:style>
    <style:style style:name="P124" style:parent-style-name="Normal" style:family="paragraph">
      <style:text-properties fo:font-size="12pt" style:font-size-asian="12pt" style:font-size-complex="12pt"/>
    </style:style>
    <style:style style:name="P125" style:parent-style-name="Normal" style:family="paragraph">
      <style:text-properties fo:font-size="12pt" style:font-size-asian="12pt" style:font-size-complex="12pt"/>
    </style:style>
    <style:style style:name="P126" style:parent-style-name="Normal" style:family="paragraph">
      <style:text-properties fo:font-size="12pt" style:font-size-asian="12pt" style:font-size-complex="12pt"/>
    </style:style>
    <style:style style:name="P127" style:parent-style-name="Normal" style:family="paragraph">
      <style:text-properties fo:font-size="12pt" style:font-size-asian="12pt" style:font-size-complex="12pt"/>
    </style:style>
    <style:style style:name="P128" style:parent-style-name="Normal" style:family="paragraph">
      <style:text-properties fo:font-size="12pt" style:font-size-asian="12pt" style:font-size-complex="12pt"/>
    </style:style>
    <style:style style:name="P129" style:parent-style-name="Normal" style:family="paragraph">
      <style:text-properties fo:font-size="12pt" style:font-size-asian="12pt" style:font-size-complex="12pt"/>
    </style:style>
    <style:style style:name="P130" style:parent-style-name="Normal" style:family="paragraph">
      <style:text-properties fo:font-size="12pt" style:font-size-asian="12pt" style:font-size-complex="12pt"/>
    </style:style>
    <style:style style:name="P131" style:parent-style-name="Normal" style:family="paragraph">
      <style:text-properties fo:font-size="12pt" style:font-size-asian="12pt" style:font-size-complex="12pt"/>
    </style:style>
    <style:style style:name="P132" style:parent-style-name="Normal" style:family="paragraph">
      <style:text-properties fo:font-size="12pt" style:font-size-asian="12pt" style:font-size-complex="12pt"/>
    </style:style>
    <style:style style:name="P133" style:parent-style-name="Normal" style:family="paragraph">
      <style:text-properties fo:font-size="12pt" style:font-size-asian="12pt" style:font-size-complex="12pt"/>
    </style:style>
    <style:style style:name="P134" style:parent-style-name="Normal" style:family="paragraph">
      <style:text-properties fo:font-size="12pt" style:font-size-asian="12pt" style:font-size-complex="12pt"/>
    </style:style>
    <style:style style:name="P135" style:parent-style-name="Normal" style:family="paragraph">
      <style:text-properties fo:font-size="12pt" style:font-size-asian="12pt" style:font-size-complex="12pt"/>
    </style:style>
    <style:style style:name="P136" style:parent-style-name="Normal" style:family="paragraph">
      <style:text-properties fo:font-size="12pt" style:font-size-asian="12pt" style:font-size-complex="12pt"/>
    </style:style>
    <style:style style:name="P137" style:parent-style-name="Normal" style:family="paragraph">
      <style:text-properties fo:font-size="12pt" style:font-size-asian="12pt" style:font-size-complex="12pt"/>
    </style:style>
    <style:style style:name="P138" style:parent-style-name="Normal" style:family="paragraph">
      <style:text-properties fo:font-size="12pt" style:font-size-asian="12pt" style:font-size-complex="12pt"/>
    </style:style>
    <style:style style:name="P139" style:parent-style-name="Normal" style:family="paragraph">
      <style:text-properties fo:font-size="12pt" style:font-size-asian="12pt" style:font-size-complex="12pt"/>
    </style:style>
    <style:style style:name="P140" style:parent-style-name="Normal" style:family="paragraph">
      <style:text-properties fo:font-size="12pt" style:font-size-asian="12pt" style:font-size-complex="12pt"/>
    </style:style>
    <style:style style:name="P141" style:parent-style-name="Normal" style:family="paragraph">
      <style:text-properties fo:font-size="12pt" style:font-size-asian="12pt" style:font-size-complex="12pt"/>
    </style:style>
    <style:style style:name="P142" style:parent-style-name="Normal" style:family="paragraph">
      <style:text-properties fo:font-size="12pt" style:font-size-asian="12pt" style:font-size-complex="12pt"/>
    </style:style>
    <style:style style:name="P143" style:parent-style-name="Normal" style:family="paragraph">
      <style:text-properties fo:font-size="12pt" style:font-size-asian="12pt" style:font-size-complex="12pt"/>
    </style:style>
    <style:style style:name="P144" style:parent-style-name="Normal" style:family="paragraph">
      <style:text-properties fo:font-size="12pt" style:font-size-asian="12pt" style:font-size-complex="12pt"/>
    </style:style>
    <style:style style:name="P145" style:parent-style-name="Normal" style:family="paragraph">
      <style:text-properties fo:font-size="12pt" style:font-size-asian="12pt" style:font-size-complex="12pt"/>
    </style:style>
    <style:style style:name="P146" style:parent-style-name="Normal" style:family="paragraph">
      <style:text-properties fo:font-size="12pt" style:font-size-asian="12pt" style:font-size-complex="12pt"/>
    </style:style>
    <style:style style:name="P147" style:parent-style-name="Normal" style:family="paragraph">
      <style:text-properties fo:font-size="12pt" style:font-size-asian="12pt" style:font-size-complex="12pt"/>
    </style:style>
    <style:style style:name="P148" style:parent-style-name="Normal" style:family="paragraph">
      <style:text-properties fo:font-size="12pt" style:font-size-asian="12pt" style:font-size-complex="12pt"/>
    </style:style>
    <style:style style:name="P149" style:parent-style-name="Normal" style:family="paragraph">
      <style:text-properties fo:font-size="12pt" style:font-size-asian="12pt" style:font-size-complex="12pt"/>
    </style:style>
    <style:style style:name="P150" style:parent-style-name="Normal" style:family="paragraph">
      <style:text-properties fo:font-size="12pt" style:font-size-asian="12pt" style:font-size-complex="12pt"/>
    </style:style>
    <style:style style:name="P151" style:parent-style-name="Normal" style:family="paragraph">
      <style:text-properties fo:font-size="12pt" style:font-size-asian="12pt" style:font-size-complex="12pt"/>
    </style:style>
    <style:style style:name="P152" style:parent-style-name="Normal" style:family="paragraph">
      <style:text-properties fo:font-size="12pt" style:font-size-asian="12pt" style:font-size-complex="12pt"/>
    </style:style>
    <style:style style:name="P153" style:parent-style-name="Normal" style:family="paragraph">
      <style:text-properties fo:font-size="12pt" style:font-size-asian="12pt" style:font-size-complex="12pt"/>
    </style:style>
    <style:style style:name="P154" style:parent-style-name="Normal" style:family="paragraph">
      <style:text-properties fo:font-size="12pt" style:font-size-asian="12pt" style:font-size-complex="12pt"/>
    </style:style>
    <style:style style:name="P155" style:parent-style-name="Normal" style:family="paragraph">
      <style:text-properties fo:font-size="12pt" style:font-size-asian="12pt" style:font-size-complex="12pt"/>
    </style:style>
    <style:style style:name="P156" style:parent-style-name="Normal" style:family="paragraph">
      <style:text-properties fo:font-size="12pt" style:font-size-asian="12pt" style:font-size-complex="12pt"/>
    </style:style>
    <style:style style:name="P157" style:parent-style-name="Normal" style:family="paragraph">
      <style:text-properties fo:font-size="12pt" style:font-size-asian="12pt" style:font-size-complex="12pt"/>
    </style:style>
    <style:style style:name="P158" style:parent-style-name="Normal" style:family="paragraph">
      <style:text-properties fo:font-size="12pt" style:font-size-asian="12pt" style:font-size-complex="12pt"/>
    </style:style>
    <style:style style:name="P159" style:parent-style-name="Normal" style:family="paragraph">
      <style:text-properties fo:font-size="12pt" style:font-size-asian="12pt" style:font-size-complex="12pt"/>
    </style:style>
    <style:style style:name="P160" style:parent-style-name="Normal" style:family="paragraph">
      <style:text-properties fo:font-size="12pt" style:font-size-asian="12pt" style:font-size-complex="12pt"/>
    </style:style>
    <style:style style:name="P161" style:parent-style-name="Normal" style:family="paragraph">
      <style:text-properties fo:font-size="12pt" style:font-size-asian="12pt" style:font-size-complex="12pt"/>
    </style:style>
    <style:style style:name="P162" style:parent-style-name="Normal" style:family="paragraph">
      <style:text-properties fo:font-size="12pt" style:font-size-asian="12pt" style:font-size-complex="12pt"/>
    </style:style>
    <style:style style:name="P163" style:parent-style-name="Normal" style:family="paragraph">
      <style:text-properties fo:font-size="12pt" style:font-size-asian="12pt" style:font-size-complex="12pt"/>
    </style:style>
    <style:style style:name="P164" style:parent-style-name="Normal" style:family="paragraph">
      <style:text-properties fo:font-size="12pt" style:font-size-asian="12pt" style:font-size-complex="12pt"/>
    </style:style>
    <style:style style:name="P165" style:parent-style-name="Normal" style:family="paragraph">
      <style:text-properties fo:font-size="12pt" style:font-size-asian="12pt" style:font-size-complex="12pt"/>
    </style:style>
    <style:style style:name="P166" style:parent-style-name="Normal" style:family="paragraph">
      <style:text-properties fo:font-size="12pt" style:font-size-asian="12pt" style:font-size-complex="12pt"/>
    </style:style>
    <style:style style:name="P167" style:parent-style-name="Normal" style:family="paragraph">
      <style:text-properties fo:font-size="12pt" style:font-size-asian="12pt" style:font-size-complex="12pt"/>
    </style:style>
    <style:style style:name="P168" style:parent-style-name="Normal" style:family="paragraph">
      <style:text-properties fo:font-size="12pt" style:font-size-asian="12pt" style:font-size-complex="12pt"/>
    </style:style>
    <style:style style:name="P169" style:parent-style-name="Normal" style:family="paragraph">
      <style:text-properties fo:font-size="12pt" style:font-size-asian="12pt" style:font-size-complex="12pt"/>
    </style:style>
    <style:style style:name="P170" style:parent-style-name="Normal" style:family="paragraph">
      <style:text-properties fo:font-size="12pt" style:font-size-asian="12pt" style:font-size-complex="12pt"/>
    </style:style>
    <style:style style:name="P171" style:parent-style-name="Normal" style:family="paragraph">
      <style:text-properties fo:font-size="12pt" style:font-size-asian="12pt" style:font-size-complex="12pt"/>
    </style:style>
    <style:style style:name="P172" style:parent-style-name="Normal" style:family="paragraph">
      <style:text-properties fo:font-size="12pt" style:font-size-asian="12pt" style:font-size-complex="12pt"/>
    </style:style>
    <style:style style:name="P173" style:parent-style-name="Normal" style:family="paragraph">
      <style:text-properties fo:font-size="12pt" style:font-size-asian="12pt" style:font-size-complex="12pt"/>
    </style:style>
    <style:style style:name="P174" style:parent-style-name="Normal" style:family="paragraph">
      <style:text-properties fo:font-size="12pt" style:font-size-asian="12pt" style:font-size-complex="12pt"/>
    </style:style>
    <style:style style:name="P175" style:parent-style-name="Normal" style:family="paragraph">
      <style:text-properties fo:font-size="12pt" style:font-size-asian="12pt" style:font-size-complex="12pt"/>
    </style:style>
    <style:style style:name="P176" style:parent-style-name="Normal" style:family="paragraph">
      <style:text-properties fo:font-size="12pt" style:font-size-asian="12pt" style:font-size-complex="12pt"/>
    </style:style>
    <style:style style:name="P177" style:parent-style-name="Normal" style:family="paragraph">
      <style:text-properties fo:font-size="12pt" style:font-size-asian="12pt" style:font-size-complex="12pt"/>
    </style:style>
    <style:style style:name="P178" style:parent-style-name="Normal" style:family="paragraph">
      <style:text-properties fo:font-size="12pt" style:font-size-asian="12pt" style:font-size-complex="12pt"/>
    </style:style>
    <style:style style:name="P179" style:parent-style-name="Normal" style:family="paragraph">
      <style:text-properties fo:font-size="12pt" style:font-size-asian="12pt" style:font-size-complex="12pt"/>
    </style:style>
    <style:style style:name="P180" style:parent-style-name="Normal" style:family="paragraph">
      <style:text-properties fo:font-size="12pt" style:font-size-asian="12pt" style:font-size-complex="12pt"/>
    </style:style>
    <style:style style:name="P181" style:parent-style-name="Normal" style:family="paragraph">
      <style:text-properties fo:font-size="12pt" style:font-size-asian="12pt" style:font-size-complex="12pt"/>
    </style:style>
    <style:style style:name="P182" style:parent-style-name="Normal" style:family="paragraph">
      <style:text-properties fo:font-size="12pt" style:font-size-asian="12pt" style:font-size-complex="12pt"/>
    </style:style>
    <style:style style:name="P183" style:parent-style-name="Normal" style:family="paragraph">
      <style:text-properties fo:font-size="12pt" style:font-size-asian="12pt" style:font-size-complex="12pt"/>
    </style:style>
    <style:style style:name="P184" style:parent-style-name="Normal" style:family="paragraph">
      <style:text-properties fo:font-size="12pt" style:font-size-asian="12pt" style:font-size-complex="12pt"/>
    </style:style>
    <style:style style:name="P185" style:parent-style-name="Normal" style:family="paragraph">
      <style:text-properties fo:font-size="12pt" style:font-size-asian="12pt" style:font-size-complex="12pt"/>
    </style:style>
    <style:style style:name="P186" style:parent-style-name="Normal" style:family="paragraph">
      <style:text-properties fo:font-size="12pt" style:font-size-asian="12pt" style:font-size-complex="12pt"/>
    </style:style>
    <style:style style:name="P187" style:parent-style-name="Normal" style:family="paragraph">
      <style:text-properties fo:font-size="12pt" style:font-size-asian="12pt" style:font-size-complex="12pt"/>
    </style:style>
    <style:style style:name="P188" style:parent-style-name="Normal" style:family="paragraph">
      <style:text-properties fo:font-size="12pt" style:font-size-asian="12pt" style:font-size-complex="12pt"/>
    </style:style>
    <style:style style:name="P189" style:parent-style-name="Normal" style:family="paragraph">
      <style:text-properties fo:font-size="12pt" style:font-size-asian="12pt" style:font-size-complex="12pt"/>
    </style:style>
    <style:style style:name="P190" style:parent-style-name="Normal" style:family="paragraph">
      <style:text-properties fo:font-size="12pt" style:font-size-asian="12pt" style:font-size-complex="12pt"/>
    </style:style>
    <style:style style:name="P191" style:parent-style-name="Normal" style:family="paragraph">
      <style:text-properties fo:font-size="12pt" style:font-size-asian="12pt" style:font-size-complex="12pt"/>
    </style:style>
    <style:style style:name="P192" style:parent-style-name="Normal" style:family="paragraph">
      <style:text-properties fo:font-size="12pt" style:font-size-asian="12pt" style:font-size-complex="12pt"/>
    </style:style>
    <style:style style:name="P193" style:parent-style-name="Normal" style:family="paragraph">
      <style:text-properties fo:font-size="12pt" style:font-size-asian="12pt" style:font-size-complex="12pt"/>
    </style:style>
    <style:style style:name="P194" style:parent-style-name="Normal" style:family="paragraph">
      <style:text-properties fo:font-size="12pt" style:font-size-asian="12pt" style:font-size-complex="12pt"/>
    </style:style>
    <style:style style:name="P195" style:parent-style-name="Normal" style:family="paragraph">
      <style:text-properties fo:font-size="12pt" style:font-size-asian="12pt" style:font-size-complex="12pt"/>
    </style:style>
    <style:style style:name="P196" style:parent-style-name="Normal" style:family="paragraph">
      <style:text-properties fo:font-size="12pt" style:font-size-asian="12pt" style:font-size-complex="12pt"/>
    </style:style>
    <style:style style:name="P197" style:parent-style-name="Normal" style:family="paragraph">
      <style:text-properties fo:font-size="12pt" style:font-size-asian="12pt" style:font-size-complex="12pt"/>
    </style:style>
    <style:style style:name="P198" style:parent-style-name="Normal" style:family="paragraph">
      <style:text-properties fo:font-size="12pt" style:font-size-asian="12pt" style:font-size-complex="12pt"/>
    </style:style>
    <style:style style:name="P199" style:parent-style-name="Normal" style:family="paragraph">
      <style:text-properties fo:font-size="12pt" style:font-size-asian="12pt" style:font-size-complex="12pt"/>
    </style:style>
    <style:style style:name="P200" style:parent-style-name="Normal" style:family="paragraph">
      <style:text-properties fo:font-size="12pt" style:font-size-asian="12pt" style:font-size-complex="12pt"/>
    </style:style>
    <style:style style:name="P201" style:parent-style-name="Normal" style:family="paragraph">
      <style:text-properties fo:font-size="12pt" style:font-size-asian="12pt" style:font-size-complex="12pt"/>
    </style:style>
    <style:style style:name="P202" style:parent-style-name="Normal" style:family="paragraph">
      <style:text-properties fo:font-size="12pt" style:font-size-asian="12pt" style:font-size-complex="12pt"/>
    </style:style>
    <style:style style:name="P203" style:parent-style-name="Normal" style:family="paragraph">
      <style:text-properties fo:font-size="12pt" style:font-size-asian="12pt" style:font-size-complex="12pt"/>
    </style:style>
    <style:style style:name="P204" style:parent-style-name="Normal" style:family="paragraph">
      <style:text-properties fo:font-size="12pt" style:font-size-asian="12pt" style:font-size-complex="12pt"/>
    </style:style>
    <style:style style:name="P205" style:parent-style-name="Normal" style:family="paragraph">
      <style:text-properties fo:font-size="12pt" style:font-size-asian="12pt" style:font-size-complex="12pt"/>
    </style:style>
    <style:style style:name="P206" style:parent-style-name="Normal" style:family="paragraph">
      <style:text-properties fo:font-size="12pt" style:font-size-asian="12pt" style:font-size-complex="12pt"/>
    </style:style>
    <style:style style:name="P207" style:parent-style-name="Normal" style:family="paragraph">
      <style:text-properties fo:font-size="12pt" style:font-size-asian="12pt" style:font-size-complex="12pt"/>
    </style:style>
    <style:style style:name="P208" style:parent-style-name="Normal" style:family="paragraph">
      <style:text-properties fo:font-size="12pt" style:font-size-asian="12pt" style:font-size-complex="12pt"/>
    </style:style>
    <style:style style:name="P209" style:parent-style-name="Normal" style:family="paragraph">
      <style:text-properties fo:font-size="12pt" style:font-size-asian="12pt" style:font-size-complex="12pt"/>
    </style:style>
    <style:style style:name="P210" style:parent-style-name="Normal" style:family="paragraph">
      <style:text-properties fo:font-size="12pt" style:font-size-asian="12pt" style:font-size-complex="12pt"/>
    </style:style>
    <style:style style:name="P211" style:parent-style-name="Normal" style:family="paragraph">
      <style:text-properties fo:font-size="12pt" style:font-size-asian="12pt" style:font-size-complex="12pt"/>
    </style:style>
    <style:style style:name="P212" style:parent-style-name="Normal" style:family="paragraph">
      <style:text-properties fo:font-size="12pt" style:font-size-asian="12pt" style:font-size-complex="12pt"/>
    </style:style>
    <style:style style:name="P213" style:parent-style-name="Normal" style:family="paragraph">
      <style:text-properties fo:font-size="12pt" style:font-size-asian="12pt" style:font-size-complex="12pt"/>
    </style:style>
    <style:style style:name="P214" style:parent-style-name="Normal" style:family="paragraph">
      <style:text-properties fo:font-size="12pt" style:font-size-asian="12pt" style:font-size-complex="12pt"/>
    </style:style>
    <style:style style:name="P215" style:parent-style-name="Normal" style:family="paragraph">
      <style:text-properties fo:font-size="12pt" style:font-size-asian="12pt" style:font-size-complex="12pt"/>
    </style:style>
    <style:style style:name="P216" style:parent-style-name="Normal" style:family="paragraph">
      <style:text-properties fo:font-size="12pt" style:font-size-asian="12pt" style:font-size-complex="12pt"/>
    </style:style>
    <style:style style:name="P217" style:parent-style-name="Normal" style:family="paragraph">
      <style:text-properties fo:font-size="12pt" style:font-size-asian="12pt" style:font-size-complex="12pt"/>
    </style:style>
    <style:style style:name="P218" style:parent-style-name="Normal" style:family="paragraph">
      <style:text-properties fo:font-size="12pt" style:font-size-asian="12pt" style:font-size-complex="12pt"/>
    </style:style>
    <style:style style:name="P219" style:parent-style-name="Normal" style:family="paragraph">
      <style:text-properties fo:font-size="12pt" style:font-size-asian="12pt" style:font-size-complex="12pt"/>
    </style:style>
    <style:style style:name="P220" style:parent-style-name="Normal" style:family="paragraph">
      <style:text-properties fo:font-size="12pt" style:font-size-asian="12pt" style:font-size-complex="12pt"/>
    </style:style>
    <style:style style:name="P221" style:parent-style-name="Normal" style:family="paragraph">
      <style:text-properties fo:font-size="12pt" style:font-size-asian="12pt" style:font-size-complex="12pt"/>
    </style:style>
    <style:style style:name="P222" style:parent-style-name="Normal" style:family="paragraph">
      <style:text-properties fo:font-size="12pt" style:font-size-asian="12pt" style:font-size-complex="12pt"/>
    </style:style>
    <style:style style:name="P223" style:parent-style-name="Normal" style:family="paragraph">
      <style:text-properties fo:font-size="12pt" style:font-size-asian="12pt" style:font-size-complex="12pt"/>
    </style:style>
    <style:style style:name="P224" style:parent-style-name="Normal" style:family="paragraph">
      <style:text-properties fo:font-size="12pt" style:font-size-asian="12pt" style:font-size-complex="12pt"/>
    </style:style>
    <style:style style:name="P225" style:parent-style-name="Normal" style:family="paragraph">
      <style:text-properties fo:font-size="12pt" style:font-size-asian="12pt" style:font-size-complex="12pt"/>
    </style:style>
    <style:style style:name="P226" style:parent-style-name="Normal" style:family="paragraph">
      <style:text-properties fo:font-size="12pt" style:font-size-asian="12pt" style:font-size-complex="12pt"/>
    </style:style>
    <style:style style:name="P227" style:parent-style-name="Normal" style:family="paragraph">
      <style:text-properties fo:font-size="12pt" style:font-size-asian="12pt" style:font-size-complex="12pt"/>
    </style:style>
    <style:style style:name="P228" style:parent-style-name="Normal" style:family="paragraph">
      <style:text-properties fo:font-size="12pt" style:font-size-asian="12pt" style:font-size-complex="12pt"/>
    </style:style>
    <style:style style:name="P229" style:parent-style-name="Normal" style:family="paragraph">
      <style:text-properties fo:font-size="12pt" style:font-size-asian="12pt" style:font-size-complex="12pt"/>
    </style:style>
    <style:style style:name="P230" style:parent-style-name="Normal" style:family="paragraph">
      <style:text-properties fo:font-size="12pt" style:font-size-asian="12pt" style:font-size-complex="12pt"/>
    </style:style>
    <style:style style:name="P231" style:parent-style-name="Normal" style:family="paragraph">
      <style:text-properties fo:font-size="12pt" style:font-size-asian="12pt" style:font-size-complex="12pt"/>
    </style:style>
    <style:style style:name="P232" style:parent-style-name="Normal" style:family="paragraph">
      <style:text-properties fo:font-size="12pt" style:font-size-asian="12pt" style:font-size-complex="12pt"/>
    </style:style>
    <style:style style:name="P233" style:parent-style-name="Normal" style:family="paragraph">
      <style:text-properties fo:font-size="12pt" style:font-size-asian="12pt" style:font-size-complex="12pt"/>
    </style:style>
    <style:style style:name="P234" style:parent-style-name="Normal" style:family="paragraph">
      <style:text-properties fo:font-size="12pt" style:font-size-asian="12pt" style:font-size-complex="12pt"/>
    </style:style>
    <style:style style:name="P235" style:parent-style-name="Normal" style:family="paragraph">
      <style:text-properties fo:font-size="12pt" style:font-size-asian="12pt" style:font-size-complex="12pt"/>
    </style:style>
    <style:style style:name="P236" style:parent-style-name="Normal" style:family="paragraph">
      <style:text-properties fo:font-size="12pt" style:font-size-asian="12pt" style:font-size-complex="12pt"/>
    </style:style>
    <style:style style:name="P237" style:parent-style-name="Normal" style:family="paragraph">
      <style:text-properties fo:font-size="12pt" style:font-size-asian="12pt" style:font-size-complex="12pt"/>
    </style:style>
    <style:style style:name="P238" style:parent-style-name="Normal" style:family="paragraph">
      <style:text-properties fo:font-size="12pt" style:font-size-asian="12pt" style:font-size-complex="12pt"/>
    </style:style>
    <style:style style:name="P239" style:parent-style-name="Normal" style:family="paragraph">
      <style:text-properties fo:font-size="12pt" style:font-size-asian="12pt" style:font-size-complex="12pt"/>
    </style:style>
    <style:style style:name="P240" style:parent-style-name="Normal" style:family="paragraph">
      <style:text-properties fo:font-size="12pt" style:font-size-asian="12pt" style:font-size-complex="12pt"/>
    </style:style>
    <style:style style:name="P241" style:parent-style-name="Normal" style:family="paragraph">
      <style:text-properties fo:font-size="12pt" style:font-size-asian="12pt" style:font-size-complex="12pt"/>
    </style:style>
    <style:style style:name="P242" style:parent-style-name="Normal" style:family="paragraph">
      <style:text-properties fo:font-size="12pt" style:font-size-asian="12pt" style:font-size-complex="12pt"/>
    </style:style>
    <style:style style:name="P243" style:parent-style-name="Normal" style:family="paragraph">
      <style:text-properties fo:font-size="12pt" style:font-size-asian="12pt" style:font-size-complex="12pt"/>
    </style:style>
    <style:style style:name="P244" style:parent-style-name="Normal" style:family="paragraph">
      <style:text-properties fo:font-size="12pt" style:font-size-asian="12pt" style:font-size-complex="12pt"/>
    </style:style>
    <style:style style:name="P245" style:parent-style-name="Normal" style:family="paragraph">
      <style:text-properties fo:font-size="12pt" style:font-size-asian="12pt" style:font-size-complex="12pt"/>
    </style:style>
    <style:style style:name="P246" style:parent-style-name="Normal" style:family="paragraph">
      <style:text-properties fo:font-size="12pt" style:font-size-asian="12pt" style:font-size-complex="12pt"/>
    </style:style>
    <style:style style:name="P247" style:parent-style-name="Normal" style:family="paragraph">
      <style:text-properties fo:font-size="12pt" style:font-size-asian="12pt" style:font-size-complex="12pt"/>
    </style:style>
    <style:style style:name="P248" style:parent-style-name="Normal" style:family="paragraph">
      <style:text-properties fo:font-size="12pt" style:font-size-asian="12pt" style:font-size-complex="12pt"/>
    </style:style>
    <style:style style:name="P249" style:parent-style-name="Normal" style:family="paragraph">
      <style:text-properties fo:font-size="12pt" style:font-size-asian="12pt" style:font-size-complex="12pt"/>
    </style:style>
    <style:style style:name="P250" style:parent-style-name="Normal" style:family="paragraph">
      <style:text-properties fo:font-size="12pt" style:font-size-asian="12pt" style:font-size-complex="12pt"/>
    </style:style>
    <style:style style:name="P251" style:parent-style-name="Normal" style:family="paragraph">
      <style:text-properties fo:font-size="12pt" style:font-size-asian="12pt" style:font-size-complex="12pt"/>
    </style:style>
    <style:style style:name="P252" style:parent-style-name="Normal" style:family="paragraph">
      <style:text-properties fo:font-size="12pt" style:font-size-asian="12pt" style:font-size-complex="12pt"/>
    </style:style>
    <style:style style:name="P253" style:parent-style-name="Normal" style:family="paragraph">
      <style:text-properties fo:font-size="12pt" style:font-size-asian="12pt" style:font-size-complex="12pt"/>
    </style:style>
    <style:style style:name="P254" style:parent-style-name="Normal" style:family="paragraph">
      <style:text-properties fo:font-size="12pt" style:font-size-asian="12pt" style:font-size-complex="12pt"/>
    </style:style>
    <style:style style:name="P255" style:parent-style-name="Normal" style:family="paragraph">
      <style:text-properties fo:font-size="12pt" style:font-size-asian="12pt" style:font-size-complex="12pt"/>
    </style:style>
    <style:style style:name="P256" style:parent-style-name="Normal" style:family="paragraph">
      <style:text-properties fo:font-size="12pt" style:font-size-asian="12pt" style:font-size-complex="12pt"/>
    </style:style>
    <style:style style:name="P257" style:parent-style-name="Normal" style:family="paragraph">
      <style:text-properties fo:font-size="12pt" style:font-size-asian="12pt" style:font-size-complex="12pt"/>
    </style:style>
    <style:style style:name="P258" style:parent-style-name="Normal" style:family="paragraph">
      <style:text-properties fo:font-size="12pt" style:font-size-asian="12pt" style:font-size-complex="12pt"/>
    </style:style>
    <style:style style:name="P259" style:parent-style-name="Normal" style:family="paragraph">
      <style:text-properties fo:font-size="12pt" style:font-size-asian="12pt" style:font-size-complex="12pt"/>
    </style:style>
    <style:style style:name="P260" style:parent-style-name="Normal" style:family="paragraph">
      <style:text-properties fo:font-size="12pt" style:font-size-asian="12pt" style:font-size-complex="12pt"/>
    </style:style>
    <style:style style:name="P261" style:parent-style-name="Normal" style:family="paragraph">
      <style:text-properties fo:font-size="12pt" style:font-size-asian="12pt" style:font-size-complex="12pt"/>
    </style:style>
    <style:style style:name="P262" style:parent-style-name="Normal" style:family="paragraph">
      <style:text-properties fo:font-size="12pt" style:font-size-asian="12pt" style:font-size-complex="12pt"/>
    </style:style>
    <style:style style:name="P263" style:parent-style-name="Normal" style:family="paragraph">
      <style:text-properties fo:font-size="12pt" style:font-size-asian="12pt" style:font-size-complex="12pt"/>
    </style:style>
    <style:style style:name="P264" style:parent-style-name="Normal" style:family="paragraph">
      <style:text-properties fo:font-size="12pt" style:font-size-asian="12pt" style:font-size-complex="12pt"/>
    </style:style>
    <style:style style:name="P265" style:parent-style-name="Normal" style:family="paragraph">
      <style:text-properties fo:font-size="12pt" style:font-size-asian="12pt" style:font-size-complex="12pt"/>
    </style:style>
    <style:style style:name="P266" style:parent-style-name="Normal" style:family="paragraph">
      <style:text-properties fo:font-size="12pt" style:font-size-asian="12pt" style:font-size-complex="12pt"/>
    </style:style>
    <style:style style:name="P267" style:parent-style-name="Normal" style:family="paragraph">
      <style:text-properties fo:font-size="12pt" style:font-size-asian="12pt" style:font-size-complex="12pt"/>
    </style:style>
    <style:style style:name="P268" style:parent-style-name="Normal" style:family="paragraph">
      <style:text-properties fo:font-size="12pt" style:font-size-asian="12pt" style:font-size-complex="12pt"/>
    </style:style>
    <style:style style:name="P269" style:parent-style-name="Normal" style:family="paragraph">
      <style:text-properties fo:font-size="12pt" style:font-size-asian="12pt" style:font-size-complex="12pt"/>
    </style:style>
    <style:style style:name="P270" style:parent-style-name="Normal" style:family="paragraph">
      <style:text-properties fo:font-size="12pt" style:font-size-asian="12pt" style:font-size-complex="12pt"/>
    </style:style>
    <style:style style:name="P271" style:parent-style-name="Normal" style:family="paragraph">
      <style:text-properties fo:font-size="12pt" style:font-size-asian="12pt" style:font-size-complex="12pt"/>
    </style:style>
    <style:style style:name="P272" style:parent-style-name="Normal" style:family="paragraph">
      <style:text-properties fo:font-size="12pt" style:font-size-asian="12pt" style:font-size-complex="12pt"/>
    </style:style>
    <style:style style:name="P273" style:parent-style-name="Normal" style:family="paragraph">
      <style:text-properties fo:font-size="12pt" style:font-size-asian="12pt" style:font-size-complex="12pt"/>
    </style:style>
    <style:style style:name="P274" style:parent-style-name="Normal" style:family="paragraph">
      <style:text-properties fo:font-size="12pt" style:font-size-asian="12pt" style:font-size-complex="12pt"/>
    </style:style>
    <style:style style:name="P275" style:parent-style-name="Normal" style:family="paragraph">
      <style:text-properties fo:font-size="12pt" style:font-size-asian="12pt" style:font-size-complex="12pt"/>
    </style:style>
    <style:style style:name="P276" style:parent-style-name="Normal" style:family="paragraph">
      <style:text-properties fo:font-size="12pt" style:font-size-asian="12pt" style:font-size-complex="12pt"/>
    </style:style>
    <style:style style:name="P277" style:parent-style-name="Normal" style:family="paragraph">
      <style:text-properties fo:font-size="12pt" style:font-size-asian="12pt" style:font-size-complex="12pt"/>
    </style:style>
    <style:style style:name="P278" style:parent-style-name="Normal" style:family="paragraph">
      <style:text-properties fo:font-size="12pt" style:font-size-asian="12pt" style:font-size-complex="12pt"/>
    </style:style>
    <style:style style:name="P279" style:parent-style-name="Normal" style:family="paragraph">
      <style:text-properties fo:font-size="12pt" style:font-size-asian="12pt" style:font-size-complex="12pt"/>
    </style:style>
    <style:style style:name="P280" style:parent-style-name="Normal" style:family="paragraph">
      <style:text-properties fo:font-size="12pt" style:font-size-asian="12pt" style:font-size-complex="12pt"/>
    </style:style>
    <style:style style:name="P281" style:parent-style-name="Normal" style:family="paragraph">
      <style:text-properties fo:font-size="12pt" style:font-size-asian="12pt" style:font-size-complex="12pt"/>
    </style:style>
    <style:style style:name="P282" style:parent-style-name="Normal" style:family="paragraph">
      <style:text-properties fo:font-size="12pt" style:font-size-asian="12pt" style:font-size-complex="12pt"/>
    </style:style>
    <style:style style:name="P283" style:parent-style-name="Normal" style:family="paragraph">
      <style:text-properties fo:font-size="12pt" style:font-size-asian="12pt" style:font-size-complex="12pt"/>
    </style:style>
    <style:style style:name="P284" style:parent-style-name="Normal" style:family="paragraph">
      <style:text-properties fo:font-size="12pt" style:font-size-asian="12pt" style:font-size-complex="12pt"/>
    </style:style>
    <style:style style:name="P285" style:parent-style-name="Normal" style:family="paragraph">
      <style:text-properties fo:font-size="12pt" style:font-size-asian="12pt" style:font-size-complex="12pt"/>
    </style:style>
    <style:style style:name="P286" style:parent-style-name="Normal" style:family="paragraph">
      <style:text-properties fo:font-size="12pt" style:font-size-asian="12pt" style:font-size-complex="12pt"/>
    </style:style>
    <style:style style:name="P287" style:parent-style-name="Normal" style:family="paragraph">
      <style:text-properties fo:font-size="12pt" style:font-size-asian="12pt" style:font-size-complex="12pt"/>
    </style:style>
    <style:style style:name="P288" style:parent-style-name="Normal" style:family="paragraph">
      <style:text-properties fo:font-size="12pt" style:font-size-asian="12pt" style:font-size-complex="12pt"/>
    </style:style>
    <style:style style:name="P289" style:parent-style-name="Normal" style:family="paragraph">
      <style:text-properties fo:font-size="12pt" style:font-size-asian="12pt" style:font-size-complex="12pt"/>
    </style:style>
    <style:style style:name="P290" style:parent-style-name="Normal" style:family="paragraph">
      <style:text-properties fo:font-size="12pt" style:font-size-asian="12pt" style:font-size-complex="12pt"/>
    </style:style>
    <style:style style:name="P291" style:parent-style-name="Normal" style:family="paragraph">
      <style:text-properties fo:font-size="12pt" style:font-size-asian="12pt" style:font-size-complex="12pt"/>
    </style:style>
    <style:style style:name="P292" style:parent-style-name="Normal" style:family="paragraph">
      <style:text-properties fo:font-size="12pt" style:font-size-asian="12pt" style:font-size-complex="12pt"/>
    </style:style>
    <style:style style:name="P293" style:parent-style-name="Normal" style:family="paragraph">
      <style:text-properties fo:font-size="12pt" style:font-size-asian="12pt" style:font-size-complex="12pt"/>
    </style:style>
    <style:style style:name="P294" style:parent-style-name="Normal" style:family="paragraph">
      <style:text-properties fo:font-size="12pt" style:font-size-asian="12pt" style:font-size-complex="12pt"/>
    </style:style>
    <style:style style:name="P295" style:parent-style-name="Normal" style:family="paragraph">
      <style:text-properties fo:font-size="12pt" style:font-size-asian="12pt" style:font-size-complex="12pt"/>
    </style:style>
    <style:style style:name="P296" style:parent-style-name="Normal" style:family="paragraph">
      <style:text-properties fo:font-size="12pt" style:font-size-asian="12pt" style:font-size-complex="12pt"/>
    </style:style>
    <style:style style:name="P297" style:parent-style-name="Normal" style:family="paragraph">
      <style:text-properties fo:font-size="12pt" style:font-size-asian="12pt" style:font-size-complex="12pt"/>
    </style:style>
    <style:style style:name="P298" style:parent-style-name="Normal" style:family="paragraph">
      <style:text-properties fo:font-size="12pt" style:font-size-asian="12pt" style:font-size-complex="12pt"/>
    </style:style>
    <style:style style:name="P299" style:parent-style-name="Normal" style:family="paragraph">
      <style:text-properties fo:font-size="12pt" style:font-size-asian="12pt" style:font-size-complex="12pt"/>
    </style:style>
    <style:style style:name="P300" style:parent-style-name="Normal" style:family="paragraph">
      <style:text-properties fo:font-size="12pt" style:font-size-asian="12pt" style:font-size-complex="12pt"/>
    </style:style>
    <style:style style:name="P301" style:parent-style-name="Normal" style:family="paragraph">
      <style:text-properties fo:font-size="12pt" style:font-size-asian="12pt" style:font-size-complex="12pt"/>
    </style:style>
    <style:style style:name="P302" style:parent-style-name="Normal" style:family="paragraph">
      <style:text-properties fo:font-size="12pt" style:font-size-asian="12pt" style:font-size-complex="12pt"/>
    </style:style>
    <style:style style:name="P303" style:parent-style-name="Normal" style:family="paragraph">
      <style:text-properties fo:font-size="12pt" style:font-size-asian="12pt" style:font-size-complex="12pt"/>
    </style:style>
    <style:style style:name="P304" style:parent-style-name="Normal" style:family="paragraph">
      <style:text-properties fo:font-size="12pt" style:font-size-asian="12pt" style:font-size-complex="12pt"/>
    </style:style>
    <style:style style:name="P305" style:parent-style-name="Normal" style:family="paragraph">
      <style:text-properties fo:font-size="12pt" style:font-size-asian="12pt" style:font-size-complex="12pt"/>
    </style:style>
    <style:style style:name="P306" style:parent-style-name="Normal" style:family="paragraph">
      <style:text-properties fo:font-size="12pt" style:font-size-asian="12pt" style:font-size-complex="12pt"/>
    </style:style>
    <style:style style:name="P307" style:parent-style-name="Normal" style:family="paragraph">
      <style:text-properties fo:font-size="12pt" style:font-size-asian="12pt" style:font-size-complex="12pt"/>
    </style:style>
    <style:style style:name="P308" style:parent-style-name="Normal" style:family="paragraph">
      <style:text-properties fo:font-size="12pt" style:font-size-asian="12pt" style:font-size-complex="12pt"/>
    </style:style>
    <style:style style:name="P309" style:parent-style-name="Normal" style:family="paragraph">
      <style:text-properties fo:font-size="12pt" style:font-size-asian="12pt" style:font-size-complex="12pt"/>
    </style:style>
    <style:style style:name="P310" style:parent-style-name="Normal" style:family="paragraph">
      <style:text-properties fo:font-size="12pt" style:font-size-asian="12pt" style:font-size-complex="12pt"/>
    </style:style>
    <style:style style:name="P311" style:parent-style-name="Normal" style:family="paragraph">
      <style:text-properties fo:font-size="12pt" style:font-size-asian="12pt" style:font-size-complex="12pt"/>
    </style:style>
    <style:style style:name="P312" style:parent-style-name="Normal" style:family="paragraph">
      <style:text-properties fo:font-size="12pt" style:font-size-asian="12pt" style:font-size-complex="12pt"/>
    </style:style>
    <style:style style:name="P313" style:parent-style-name="Normal" style:family="paragraph">
      <style:text-properties fo:font-size="12pt" style:font-size-asian="12pt" style:font-size-complex="12pt"/>
    </style:style>
    <style:style style:name="P314" style:parent-style-name="Normal" style:family="paragraph">
      <style:text-properties fo:font-size="12pt" style:font-size-asian="12pt" style:font-size-complex="12pt"/>
    </style:style>
    <style:style style:name="P315" style:parent-style-name="Normal" style:family="paragraph">
      <style:text-properties fo:font-size="12pt" style:font-size-asian="12pt" style:font-size-complex="12pt"/>
    </style:style>
    <style:style style:name="P316" style:parent-style-name="Normal" style:family="paragraph">
      <style:text-properties fo:font-size="12pt" style:font-size-asian="12pt" style:font-size-complex="12pt"/>
    </style:style>
    <style:style style:name="P317" style:parent-style-name="Normal" style:family="paragraph">
      <style:text-properties fo:font-size="12pt" style:font-size-asian="12pt" style:font-size-complex="12pt"/>
    </style:style>
    <style:style style:name="P318" style:parent-style-name="Normal" style:family="paragraph">
      <style:text-properties fo:font-size="12pt" style:font-size-asian="12pt" style:font-size-complex="12pt"/>
    </style:style>
    <style:style style:name="P319" style:parent-style-name="Normal" style:family="paragraph">
      <style:text-properties fo:font-size="12pt" style:font-size-asian="12pt" style:font-size-complex="12pt"/>
    </style:style>
    <style:style style:name="P320" style:parent-style-name="Normal" style:family="paragraph">
      <style:text-properties fo:font-size="12pt" style:font-size-asian="12pt" style:font-size-complex="12pt"/>
    </style:style>
    <style:style style:name="P321" style:parent-style-name="Normal" style:family="paragraph">
      <style:text-properties fo:font-size="12pt" style:font-size-asian="12pt" style:font-size-complex="12pt"/>
    </style:style>
    <style:style style:name="P322" style:parent-style-name="Normal" style:family="paragraph">
      <style:text-properties fo:font-size="12pt" style:font-size-asian="12pt" style:font-size-complex="12pt"/>
    </style:style>
    <style:style style:name="P323" style:parent-style-name="Normal" style:family="paragraph">
      <style:text-properties fo:font-size="12pt" style:font-size-asian="12pt" style:font-size-complex="12pt"/>
    </style:style>
    <style:style style:name="P324" style:parent-style-name="Normal" style:family="paragraph">
      <style:text-properties fo:font-size="12pt" style:font-size-asian="12pt" style:font-size-complex="12pt"/>
    </style:style>
    <style:style style:name="P325" style:parent-style-name="Normal" style:family="paragraph">
      <style:text-properties fo:font-size="12pt" style:font-size-asian="12pt" style:font-size-complex="12pt"/>
    </style:style>
    <style:style style:name="P326" style:parent-style-name="Normal" style:family="paragraph">
      <style:text-properties fo:font-size="12pt" style:font-size-asian="12pt" style:font-size-complex="12pt"/>
    </style:style>
    <style:style style:name="P327" style:parent-style-name="Normal" style:family="paragraph">
      <style:text-properties fo:font-size="12pt" style:font-size-asian="12pt" style:font-size-complex="12pt"/>
    </style:style>
    <style:style style:name="P328" style:parent-style-name="Normal" style:family="paragraph">
      <style:text-properties fo:font-size="12pt" style:font-size-asian="12pt" style:font-size-complex="12pt"/>
    </style:style>
    <style:style style:name="P329" style:parent-style-name="Normal" style:family="paragraph">
      <style:text-properties fo:font-size="12pt" style:font-size-asian="12pt" style:font-size-complex="12pt"/>
    </style:style>
    <style:style style:name="P330" style:parent-style-name="Normal" style:family="paragraph">
      <style:text-properties fo:font-size="12pt" style:font-size-asian="12pt" style:font-size-complex="12pt"/>
    </style:style>
    <style:style style:name="P331" style:parent-style-name="Normal" style:family="paragraph">
      <style:text-properties fo:font-size="12pt" style:font-size-asian="12pt" style:font-size-complex="12pt"/>
    </style:style>
    <style:style style:name="P332" style:parent-style-name="Normal" style:family="paragraph">
      <style:text-properties fo:font-size="12pt" style:font-size-asian="12pt" style:font-size-complex="12pt"/>
    </style:style>
    <style:style style:name="P333" style:parent-style-name="Normal" style:family="paragraph">
      <style:text-properties fo:font-size="12pt" style:font-size-asian="12pt" style:font-size-complex="12pt"/>
    </style:style>
    <style:style style:name="P334" style:parent-style-name="Normal" style:family="paragraph">
      <style:text-properties fo:font-size="12pt" style:font-size-asian="12pt" style:font-size-complex="12pt"/>
    </style:style>
    <style:style style:name="P335" style:parent-style-name="Normal" style:family="paragraph">
      <style:text-properties fo:font-size="12pt" style:font-size-asian="12pt" style:font-size-complex="12pt"/>
    </style:style>
    <style:style style:name="P336" style:parent-style-name="Normal" style:family="paragraph">
      <style:text-properties fo:font-size="12pt" style:font-size-asian="12pt" style:font-size-complex="12pt"/>
    </style:style>
    <style:style style:name="P337" style:parent-style-name="Normal" style:family="paragraph">
      <style:text-properties fo:font-size="12pt" style:font-size-asian="12pt" style:font-size-complex="12pt"/>
    </style:style>
    <style:style style:name="P338" style:parent-style-name="Normal" style:family="paragraph">
      <style:text-properties fo:font-size="12pt" style:font-size-asian="12pt" style:font-size-complex="12pt"/>
    </style:style>
    <style:style style:name="P339" style:parent-style-name="Normal" style:family="paragraph">
      <style:text-properties fo:font-size="12pt" style:font-size-asian="12pt" style:font-size-complex="12pt"/>
    </style:style>
    <style:style style:name="P340" style:parent-style-name="Normal" style:family="paragraph">
      <style:text-properties fo:font-size="12pt" style:font-size-asian="12pt" style:font-size-complex="12pt"/>
    </style:style>
    <style:style style:name="P341" style:parent-style-name="Normal" style:family="paragraph">
      <style:text-properties fo:font-size="12pt" style:font-size-asian="12pt" style:font-size-complex="12pt"/>
    </style:style>
    <style:style style:name="P342" style:parent-style-name="Normal" style:family="paragraph">
      <style:text-properties fo:font-size="12pt" style:font-size-asian="12pt" style:font-size-complex="12pt"/>
    </style:style>
    <style:style style:name="P343" style:parent-style-name="Normal" style:family="paragraph">
      <style:text-properties fo:font-size="12pt" style:font-size-asian="12pt" style:font-size-complex="12pt"/>
    </style:style>
    <style:style style:name="P344" style:parent-style-name="Normal" style:family="paragraph">
      <style:text-properties fo:font-size="12pt" style:font-size-asian="12pt" style:font-size-complex="12pt"/>
    </style:style>
    <style:style style:name="P345" style:parent-style-name="Normal" style:family="paragraph">
      <style:text-properties fo:font-size="12pt" style:font-size-asian="12pt" style:font-size-complex="12pt"/>
    </style:style>
    <style:style style:name="P346" style:parent-style-name="Normal" style:family="paragraph">
      <style:text-properties fo:font-size="12pt" style:font-size-asian="12pt" style:font-size-complex="12pt"/>
    </style:style>
    <style:style style:name="P347" style:parent-style-name="Normal" style:family="paragraph">
      <style:text-properties fo:font-size="12pt" style:font-size-asian="12pt" style:font-size-complex="12pt"/>
    </style:style>
    <style:style style:name="P348" style:parent-style-name="Normal" style:family="paragraph">
      <style:text-properties fo:font-size="12pt" style:font-size-asian="12pt" style:font-size-complex="12pt"/>
    </style:style>
    <style:style style:name="P349" style:parent-style-name="Normal" style:family="paragraph">
      <style:text-properties fo:font-size="12pt" style:font-size-asian="12pt" style:font-size-complex="12pt"/>
    </style:style>
    <style:style style:name="P350" style:parent-style-name="Normal" style:family="paragraph">
      <style:text-properties fo:font-size="12pt" style:font-size-asian="12pt" style:font-size-complex="12pt"/>
    </style:style>
    <style:style style:name="P351" style:parent-style-name="Normal" style:family="paragraph">
      <style:text-properties fo:font-size="12pt" style:font-size-asian="12pt" style:font-size-complex="12pt"/>
    </style:style>
    <style:style style:name="P352" style:parent-style-name="Normal" style:family="paragraph">
      <style:text-properties fo:font-size="12pt" style:font-size-asian="12pt" style:font-size-complex="12pt"/>
    </style:style>
    <style:style style:name="P353" style:parent-style-name="Normal" style:family="paragraph">
      <style:text-properties fo:font-size="12pt" style:font-size-asian="12pt" style:font-size-complex="12pt"/>
    </style:style>
    <style:style style:name="P354" style:parent-style-name="Normal" style:family="paragraph">
      <style:text-properties fo:font-size="12pt" style:font-size-asian="12pt" style:font-size-complex="12pt"/>
    </style:style>
    <style:style style:name="P355" style:parent-style-name="Normal" style:family="paragraph">
      <style:text-properties fo:font-size="12pt" style:font-size-asian="12pt" style:font-size-complex="12pt"/>
    </style:style>
    <style:style style:name="P356" style:parent-style-name="Normal" style:family="paragraph">
      <style:text-properties fo:font-size="12pt" style:font-size-asian="12pt" style:font-size-complex="12pt"/>
    </style:style>
    <style:style style:name="P357" style:parent-style-name="Normal" style:family="paragraph">
      <style:text-properties fo:font-size="12pt" style:font-size-asian="12pt" style:font-size-complex="12pt"/>
    </style:style>
    <style:style style:name="P358" style:parent-style-name="Normal" style:family="paragraph">
      <style:text-properties fo:font-size="12pt" style:font-size-asian="12pt" style:font-size-complex="12pt"/>
    </style:style>
    <style:style style:name="P359" style:parent-style-name="Normal" style:family="paragraph">
      <style:text-properties fo:font-size="12pt" style:font-size-asian="12pt" style:font-size-complex="12pt"/>
    </style:style>
    <style:style style:name="P360" style:parent-style-name="Normal" style:family="paragraph">
      <style:text-properties fo:font-size="12pt" style:font-size-asian="12pt" style:font-size-complex="12pt"/>
    </style:style>
    <style:style style:name="P361" style:parent-style-name="Normal" style:family="paragraph">
      <style:text-properties fo:font-size="12pt" style:font-size-asian="12pt" style:font-size-complex="12pt"/>
    </style:style>
    <style:style style:name="P362" style:parent-style-name="Normal" style:family="paragraph">
      <style:text-properties fo:font-size="12pt" style:font-size-asian="12pt" style:font-size-complex="12pt"/>
    </style:style>
    <style:style style:name="P363" style:parent-style-name="Normal" style:family="paragraph">
      <style:text-properties fo:font-size="12pt" style:font-size-asian="12pt" style:font-size-complex="12pt"/>
    </style:style>
    <style:style style:name="P364" style:parent-style-name="Normal" style:family="paragraph">
      <style:text-properties fo:font-size="12pt" style:font-size-asian="12pt" style:font-size-complex="12pt"/>
    </style:style>
    <style:style style:name="P365" style:parent-style-name="Normal" style:family="paragraph">
      <style:text-properties fo:font-size="12pt" style:font-size-asian="12pt" style:font-size-complex="12pt"/>
    </style:style>
    <style:style style:name="P366" style:parent-style-name="Normal" style:family="paragraph">
      <style:text-properties fo:font-size="12pt" style:font-size-asian="12pt" style:font-size-complex="12pt"/>
    </style:style>
    <style:style style:name="P367" style:parent-style-name="Normal" style:family="paragraph">
      <style:text-properties fo:font-size="12pt" style:font-size-asian="12pt" style:font-size-complex="12pt"/>
    </style:style>
    <style:style style:name="P368" style:parent-style-name="Normal" style:family="paragraph">
      <style:text-properties fo:font-size="12pt" style:font-size-asian="12pt" style:font-size-complex="12pt"/>
    </style:style>
    <style:style style:name="P369" style:parent-style-name="Normal" style:family="paragraph">
      <style:text-properties fo:font-size="12pt" style:font-size-asian="12pt" style:font-size-complex="12pt"/>
    </style:style>
    <style:style style:name="P370" style:parent-style-name="Normal" style:family="paragraph">
      <style:text-properties fo:font-size="12pt" style:font-size-asian="12pt" style:font-size-complex="12pt"/>
    </style:style>
    <style:style style:name="P371" style:parent-style-name="Normal" style:family="paragraph">
      <style:text-properties fo:font-size="12pt" style:font-size-asian="12pt" style:font-size-complex="12pt"/>
    </style:style>
    <style:style style:name="P372" style:parent-style-name="Normal" style:family="paragraph">
      <style:text-properties fo:font-size="12pt" style:font-size-asian="12pt" style:font-size-complex="12pt"/>
    </style:style>
    <style:style style:name="P373" style:parent-style-name="Normal" style:family="paragraph">
      <style:text-properties fo:font-size="12pt" style:font-size-asian="12pt" style:font-size-complex="12pt"/>
    </style:style>
    <style:style style:name="P374" style:parent-style-name="Normal" style:family="paragraph">
      <style:text-properties fo:font-size="12pt" style:font-size-asian="12pt" style:font-size-complex="12pt"/>
    </style:style>
    <style:style style:name="P375" style:parent-style-name="Normal" style:family="paragraph">
      <style:text-properties fo:font-size="12pt" style:font-size-asian="12pt" style:font-size-complex="12pt"/>
    </style:style>
    <style:style style:name="P376" style:parent-style-name="Normal" style:family="paragraph">
      <style:text-properties fo:font-size="12pt" style:font-size-asian="12pt" style:font-size-complex="12pt"/>
    </style:style>
    <style:style style:name="P377" style:parent-style-name="Normal" style:family="paragraph">
      <style:text-properties fo:font-size="12pt" style:font-size-asian="12pt" style:font-size-complex="12pt"/>
    </style:style>
    <style:style style:name="P378" style:parent-style-name="Normal" style:family="paragraph">
      <style:text-properties fo:font-size="12pt" style:font-size-asian="12pt" style:font-size-complex="12pt"/>
    </style:style>
    <style:style style:name="P379" style:parent-style-name="Normal" style:family="paragraph">
      <style:text-properties fo:font-size="12pt" style:font-size-asian="12pt" style:font-size-complex="12pt"/>
    </style:style>
    <style:style style:name="P380" style:parent-style-name="Normal" style:family="paragraph">
      <style:text-properties fo:font-size="12pt" style:font-size-asian="12pt" style:font-size-complex="12pt"/>
    </style:style>
    <style:style style:name="P381" style:parent-style-name="Normal" style:family="paragraph">
      <style:text-properties fo:font-size="12pt" style:font-size-asian="12pt" style:font-size-complex="12pt"/>
    </style:style>
    <style:style style:name="P382" style:parent-style-name="Normal" style:family="paragraph">
      <style:text-properties fo:font-size="12pt" style:font-size-asian="12pt" style:font-size-complex="12pt"/>
    </style:style>
    <style:style style:name="P383" style:parent-style-name="Normal" style:family="paragraph">
      <style:text-properties fo:font-size="12pt" style:font-size-asian="12pt" style:font-size-complex="12pt"/>
    </style:style>
    <style:style style:name="P384" style:parent-style-name="Normal" style:family="paragraph">
      <style:text-properties fo:font-size="12pt" style:font-size-asian="12pt" style:font-size-complex="12pt"/>
    </style:style>
    <style:style style:name="P385" style:parent-style-name="Normal" style:family="paragraph">
      <style:text-properties fo:font-size="12pt" style:font-size-asian="12pt" style:font-size-complex="12pt"/>
    </style:style>
    <style:style style:name="P386" style:parent-style-name="Normal" style:family="paragraph">
      <style:text-properties fo:font-size="12pt" style:font-size-asian="12pt" style:font-size-complex="12pt"/>
    </style:style>
    <style:style style:name="P387" style:parent-style-name="Normal" style:family="paragraph">
      <style:text-properties fo:font-size="12pt" style:font-size-asian="12pt" style:font-size-complex="12pt"/>
    </style:style>
    <style:style style:name="P388" style:parent-style-name="Normal" style:family="paragraph">
      <style:text-properties fo:font-size="12pt" style:font-size-asian="12pt" style:font-size-complex="12pt"/>
    </style:style>
    <style:style style:name="P389" style:parent-style-name="Normal" style:family="paragraph">
      <style:text-properties fo:font-size="12pt" style:font-size-asian="12pt" style:font-size-complex="12pt"/>
    </style:style>
    <style:style style:name="P390" style:parent-style-name="Normal" style:family="paragraph">
      <style:text-properties fo:font-size="12pt" style:font-size-asian="12pt" style:font-size-complex="12pt"/>
    </style:style>
    <style:style style:name="P391" style:parent-style-name="Normal" style:family="paragraph">
      <style:text-properties fo:font-size="12pt" style:font-size-asian="12pt" style:font-size-complex="12pt"/>
    </style:style>
    <style:style style:name="P392" style:parent-style-name="Normal" style:family="paragraph">
      <style:text-properties fo:font-size="12pt" style:font-size-asian="12pt" style:font-size-complex="12pt"/>
    </style:style>
    <style:style style:name="P393" style:parent-style-name="Normal" style:family="paragraph">
      <style:text-properties fo:font-size="12pt" style:font-size-asian="12pt" style:font-size-complex="12pt"/>
    </style:style>
    <style:style style:name="P394" style:parent-style-name="Normal" style:family="paragraph">
      <style:text-properties fo:font-size="12pt" style:font-size-asian="12pt" style:font-size-complex="12pt"/>
    </style:style>
    <style:style style:name="P395" style:parent-style-name="Normal" style:family="paragraph">
      <style:text-properties fo:font-size="12pt" style:font-size-asian="12pt" style:font-size-complex="12pt"/>
    </style:style>
    <style:style style:name="P396" style:parent-style-name="Normal" style:family="paragraph">
      <style:text-properties fo:font-size="12pt" style:font-size-asian="12pt" style:font-size-complex="12pt"/>
    </style:style>
    <style:style style:name="P397" style:parent-style-name="Normal" style:family="paragraph">
      <style:text-properties fo:font-size="12pt" style:font-size-asian="12pt" style:font-size-complex="12pt"/>
    </style:style>
    <style:style style:name="P398" style:parent-style-name="Normal" style:family="paragraph">
      <style:text-properties fo:font-size="12pt" style:font-size-asian="12pt" style:font-size-complex="12pt"/>
    </style:style>
    <style:style style:name="P399" style:parent-style-name="Normal" style:family="paragraph">
      <style:text-properties fo:font-size="12pt" style:font-size-asian="12pt" style:font-size-complex="12pt"/>
    </style:style>
    <style:style style:name="P400" style:parent-style-name="Normal" style:family="paragraph">
      <style:text-properties fo:font-size="12pt" style:font-size-asian="12pt" style:font-size-complex="12pt"/>
    </style:style>
    <style:style style:name="P401" style:parent-style-name="Normal" style:family="paragraph">
      <style:text-properties fo:font-size="12pt" style:font-size-asian="12pt" style:font-size-complex="12pt"/>
    </style:style>
    <style:style style:name="P402" style:parent-style-name="Normal" style:family="paragraph">
      <style:text-properties fo:font-size="12pt" style:font-size-asian="12pt" style:font-size-complex="12pt"/>
    </style:style>
    <style:style style:name="P403" style:parent-style-name="Normal" style:family="paragraph">
      <style:text-properties fo:font-size="12pt" style:font-size-asian="12pt" style:font-size-complex="12pt"/>
    </style:style>
    <style:style style:name="P404" style:parent-style-name="Normal" style:family="paragraph">
      <style:text-properties fo:font-size="12pt" style:font-size-asian="12pt" style:font-size-complex="12pt"/>
    </style:style>
    <style:style style:name="P405" style:parent-style-name="Normal" style:family="paragraph">
      <style:text-properties fo:font-size="12pt" style:font-size-asian="12pt" style:font-size-complex="12pt"/>
    </style:style>
    <style:style style:name="P406" style:parent-style-name="Normal" style:family="paragraph">
      <style:text-properties fo:font-size="12pt" style:font-size-asian="12pt" style:font-size-complex="12pt"/>
    </style:style>
    <style:style style:name="P407" style:parent-style-name="Normal" style:family="paragraph">
      <style:text-properties fo:font-size="12pt" style:font-size-asian="12pt" style:font-size-complex="12pt"/>
    </style:style>
    <style:style style:name="P408" style:parent-style-name="Normal" style:family="paragraph">
      <style:text-properties fo:font-size="12pt" style:font-size-asian="12pt" style:font-size-complex="12pt"/>
    </style:style>
    <style:style style:name="P409" style:parent-style-name="Normal" style:family="paragraph">
      <style:text-properties fo:font-size="12pt" style:font-size-asian="12pt" style:font-size-complex="12pt"/>
    </style:style>
    <style:style style:name="P410" style:parent-style-name="Normal" style:family="paragraph">
      <style:text-properties fo:font-size="12pt" style:font-size-asian="12pt" style:font-size-complex="12pt"/>
    </style:style>
    <style:style style:name="P411" style:parent-style-name="Normal" style:family="paragraph">
      <style:text-properties fo:font-size="12pt" style:font-size-asian="12pt" style:font-size-complex="12pt"/>
    </style:style>
    <style:style style:name="P412" style:parent-style-name="Normal" style:family="paragraph">
      <style:text-properties fo:font-size="12pt" style:font-size-asian="12pt" style:font-size-complex="12pt"/>
    </style:style>
    <style:style style:name="P413" style:parent-style-name="Normal" style:family="paragraph">
      <style:text-properties fo:font-size="12pt" style:font-size-asian="12pt" style:font-size-complex="12pt"/>
    </style:style>
    <style:style style:name="P414" style:parent-style-name="Normal" style:family="paragraph">
      <style:text-properties fo:font-size="12pt" style:font-size-asian="12pt" style:font-size-complex="12pt"/>
    </style:style>
    <style:style style:name="P415" style:parent-style-name="Normal" style:family="paragraph">
      <style:text-properties fo:font-size="12pt" style:font-size-asian="12pt" style:font-size-complex="12pt"/>
    </style:style>
    <style:style style:name="P416" style:parent-style-name="Normal" style:family="paragraph">
      <style:text-properties fo:font-size="12pt" style:font-size-asian="12pt" style:font-size-complex="12pt"/>
    </style:style>
    <style:style style:name="P417" style:parent-style-name="Normal" style:family="paragraph">
      <style:text-properties fo:font-size="12pt" style:font-size-asian="12pt" style:font-size-complex="12pt"/>
    </style:style>
    <style:style style:name="P418" style:parent-style-name="Normal" style:family="paragraph">
      <style:text-properties fo:font-size="12pt" style:font-size-asian="12pt" style:font-size-complex="12pt"/>
    </style:style>
    <style:style style:name="P419" style:parent-style-name="Normal" style:family="paragraph">
      <style:text-properties fo:font-size="12pt" style:font-size-asian="12pt" style:font-size-complex="12pt"/>
    </style:style>
    <style:style style:name="P420" style:parent-style-name="Normal" style:family="paragraph">
      <style:text-properties fo:font-size="12pt" style:font-size-asian="12pt" style:font-size-complex="12pt"/>
    </style:style>
    <style:style style:name="P421" style:parent-style-name="Normal" style:family="paragraph">
      <style:text-properties fo:font-size="12pt" style:font-size-asian="12pt" style:font-size-complex="12pt"/>
    </style:style>
    <style:style style:name="P422" style:parent-style-name="Normal" style:family="paragraph">
      <style:text-properties fo:font-size="12pt" style:font-size-asian="12pt" style:font-size-complex="12pt"/>
    </style:style>
    <style:style style:name="P423" style:parent-style-name="Normal" style:family="paragraph">
      <style:text-properties fo:font-size="12pt" style:font-size-asian="12pt" style:font-size-complex="12pt"/>
    </style:style>
    <style:style style:name="P424" style:parent-style-name="Normal" style:family="paragraph">
      <style:text-properties fo:font-size="12pt" style:font-size-asian="12pt" style:font-size-complex="12pt"/>
    </style:style>
    <style:style style:name="P425" style:parent-style-name="Normal" style:family="paragraph">
      <style:text-properties fo:font-size="12pt" style:font-size-asian="12pt" style:font-size-complex="12pt"/>
    </style:style>
    <style:style style:name="P426" style:parent-style-name="Normal" style:family="paragraph">
      <style:text-properties fo:font-size="12pt" style:font-size-asian="12pt" style:font-size-complex="12pt"/>
    </style:style>
    <style:style style:name="P427" style:parent-style-name="Normal" style:family="paragraph">
      <style:text-properties fo:font-size="12pt" style:font-size-asian="12pt" style:font-size-complex="12pt"/>
    </style:style>
    <style:style style:name="P428" style:parent-style-name="Normal" style:family="paragraph">
      <style:text-properties fo:font-size="12pt" style:font-size-asian="12pt" style:font-size-complex="12pt"/>
    </style:style>
    <style:style style:name="P429" style:parent-style-name="Normal" style:family="paragraph">
      <style:text-properties fo:font-size="12pt" style:font-size-asian="12pt" style:font-size-complex="12pt"/>
    </style:style>
    <style:style style:name="P430" style:parent-style-name="Normal" style:family="paragraph">
      <style:text-properties fo:font-size="12pt" style:font-size-asian="12pt" style:font-size-complex="12pt"/>
    </style:style>
    <style:style style:name="P431" style:parent-style-name="Normal" style:family="paragraph">
      <style:text-properties fo:font-size="12pt" style:font-size-asian="12pt" style:font-size-complex="12pt"/>
    </style:style>
    <style:style style:name="P432" style:parent-style-name="Normal" style:family="paragraph">
      <style:text-properties fo:font-size="12pt" style:font-size-asian="12pt" style:font-size-complex="12pt"/>
    </style:style>
    <style:style style:name="P433" style:parent-style-name="Normal" style:family="paragraph">
      <style:text-properties fo:font-size="12pt" style:font-size-asian="12pt" style:font-size-complex="12pt"/>
    </style:style>
    <style:style style:name="P434" style:parent-style-name="Normal" style:family="paragraph">
      <style:text-properties fo:font-size="12pt" style:font-size-asian="12pt" style:font-size-complex="12pt"/>
    </style:style>
    <style:style style:name="P435" style:parent-style-name="Normal" style:family="paragraph">
      <style:text-properties fo:font-size="12pt" style:font-size-asian="12pt" style:font-size-complex="12pt"/>
    </style:style>
    <style:style style:name="P436" style:parent-style-name="Normal" style:family="paragraph">
      <style:text-properties fo:font-size="12pt" style:font-size-asian="12pt" style:font-size-complex="12pt"/>
    </style:style>
    <style:style style:name="P437" style:parent-style-name="Normal" style:family="paragraph">
      <style:text-properties fo:font-size="12pt" style:font-size-asian="12pt" style:font-size-complex="12pt"/>
    </style:style>
    <style:style style:name="P438" style:parent-style-name="Normal" style:family="paragraph">
      <style:text-properties fo:font-size="12pt" style:font-size-asian="12pt" style:font-size-complex="12pt"/>
    </style:style>
    <style:style style:name="P439" style:parent-style-name="Normal" style:family="paragraph">
      <style:text-properties fo:font-size="12pt" style:font-size-asian="12pt" style:font-size-complex="12pt"/>
    </style:style>
    <style:style style:name="P440" style:parent-style-name="Normal" style:family="paragraph">
      <style:text-properties fo:font-size="12pt" style:font-size-asian="12pt" style:font-size-complex="12pt"/>
    </style:style>
    <style:style style:name="P441" style:parent-style-name="Normal" style:family="paragraph">
      <style:text-properties fo:font-size="12pt" style:font-size-asian="12pt" style:font-size-complex="12pt"/>
    </style:style>
    <style:style style:name="P442" style:parent-style-name="Normal" style:family="paragraph">
      <style:text-properties fo:font-size="12pt" style:font-size-asian="12pt" style:font-size-complex="12pt"/>
    </style:style>
    <style:style style:name="P443" style:parent-style-name="Normal" style:family="paragraph">
      <style:text-properties fo:font-size="12pt" style:font-size-asian="12pt" style:font-size-complex="12pt"/>
    </style:style>
    <style:style style:name="P444" style:parent-style-name="Normal" style:family="paragraph">
      <style:text-properties fo:font-size="12pt" style:font-size-asian="12pt" style:font-size-complex="12pt"/>
    </style:style>
    <style:style style:name="P445" style:parent-style-name="Normal" style:family="paragraph">
      <style:text-properties fo:font-size="12pt" style:font-size-asian="12pt" style:font-size-complex="12pt"/>
    </style:style>
    <style:style style:name="P446" style:parent-style-name="Normal" style:family="paragraph">
      <style:text-properties fo:font-size="12pt" style:font-size-asian="12pt" style:font-size-complex="12pt"/>
    </style:style>
    <style:style style:name="P447" style:parent-style-name="Normal" style:family="paragraph">
      <style:text-properties fo:font-size="12pt" style:font-size-asian="12pt" style:font-size-complex="12pt"/>
    </style:style>
    <style:style style:name="P448" style:parent-style-name="Normal" style:family="paragraph">
      <style:text-properties fo:font-size="12pt" style:font-size-asian="12pt" style:font-size-complex="12pt"/>
    </style:style>
    <style:style style:name="P449" style:parent-style-name="Normal" style:family="paragraph">
      <style:text-properties fo:font-size="12pt" style:font-size-asian="12pt" style:font-size-complex="12pt"/>
    </style:style>
    <style:style style:name="P450" style:parent-style-name="Normal" style:family="paragraph">
      <style:text-properties fo:font-size="12pt" style:font-size-asian="12pt" style:font-size-complex="12pt"/>
    </style:style>
    <style:style style:name="P451" style:parent-style-name="Normal" style:family="paragraph">
      <style:text-properties fo:font-size="12pt" style:font-size-asian="12pt" style:font-size-complex="12pt"/>
    </style:style>
    <style:style style:name="P452" style:parent-style-name="Normal" style:family="paragraph">
      <style:text-properties fo:font-size="12pt" style:font-size-asian="12pt" style:font-size-complex="12pt"/>
    </style:style>
    <style:style style:name="P453" style:parent-style-name="Normal" style:family="paragraph">
      <style:text-properties fo:font-size="12pt" style:font-size-asian="12pt" style:font-size-complex="12pt"/>
    </style:style>
    <style:style style:name="P454" style:parent-style-name="Normal" style:family="paragraph">
      <style:text-properties fo:font-size="12pt" style:font-size-asian="12pt" style:font-size-complex="12pt"/>
    </style:style>
    <style:style style:name="P455" style:parent-style-name="Normal" style:family="paragraph">
      <style:text-properties fo:font-size="12pt" style:font-size-asian="12pt" style:font-size-complex="12pt"/>
    </style:style>
    <style:style style:name="P456" style:parent-style-name="Normal" style:family="paragraph">
      <style:text-properties fo:font-size="12pt" style:font-size-asian="12pt" style:font-size-complex="12pt"/>
    </style:style>
    <style:style style:name="P457" style:parent-style-name="Normal" style:family="paragraph">
      <style:text-properties fo:font-size="12pt" style:font-size-asian="12pt" style:font-size-complex="12pt"/>
    </style:style>
    <style:style style:name="P458" style:parent-style-name="Normal" style:family="paragraph">
      <style:text-properties fo:font-size="12pt" style:font-size-asian="12pt" style:font-size-complex="12pt"/>
    </style:style>
    <style:style style:name="P459" style:parent-style-name="Normal" style:family="paragraph">
      <style:text-properties fo:font-size="12pt" style:font-size-asian="12pt" style:font-size-complex="12pt"/>
    </style:style>
    <style:style style:name="P460" style:parent-style-name="Normal" style:family="paragraph">
      <style:text-properties fo:font-size="12pt" style:font-size-asian="12pt" style:font-size-complex="12pt"/>
    </style:style>
    <style:style style:name="P461" style:parent-style-name="Normal" style:family="paragraph">
      <style:text-properties fo:font-size="12pt" style:font-size-asian="12pt" style:font-size-complex="12pt"/>
    </style:style>
    <style:style style:name="P462" style:parent-style-name="Normal" style:family="paragraph">
      <style:text-properties fo:font-size="12pt" style:font-size-asian="12pt" style:font-size-complex="12pt"/>
    </style:style>
    <style:style style:name="P463" style:parent-style-name="Normal" style:family="paragraph">
      <style:text-properties fo:font-size="12pt" style:font-size-asian="12pt" style:font-size-complex="12pt"/>
    </style:style>
    <style:style style:name="P464" style:parent-style-name="Normal" style:family="paragraph">
      <style:text-properties fo:font-size="12pt" style:font-size-asian="12pt" style:font-size-complex="12pt"/>
    </style:style>
    <style:style style:name="P465" style:parent-style-name="Normal" style:family="paragraph">
      <style:text-properties fo:font-size="12pt" style:font-size-asian="12pt" style:font-size-complex="12pt"/>
    </style:style>
    <style:style style:name="P466" style:parent-style-name="Normal" style:family="paragraph">
      <style:text-properties fo:font-size="12pt" style:font-size-asian="12pt" style:font-size-complex="12pt"/>
    </style:style>
    <style:style style:name="P467" style:parent-style-name="Normal" style:family="paragraph">
      <style:text-properties fo:font-size="12pt" style:font-size-asian="12pt" style:font-size-complex="12pt"/>
    </style:style>
    <style:style style:name="P468" style:parent-style-name="Normal" style:family="paragraph">
      <style:text-properties fo:font-size="12pt" style:font-size-asian="12pt" style:font-size-complex="12pt"/>
    </style:style>
    <style:style style:name="P469" style:parent-style-name="Normal" style:family="paragraph">
      <style:text-properties fo:font-size="12pt" style:font-size-asian="12pt" style:font-size-complex="12pt"/>
    </style:style>
    <style:style style:name="P470" style:parent-style-name="Normal" style:family="paragraph">
      <style:text-properties fo:font-size="12pt" style:font-size-asian="12pt" style:font-size-complex="12pt"/>
    </style:style>
    <style:style style:name="P471" style:parent-style-name="Normal" style:family="paragraph">
      <style:text-properties fo:font-size="12pt" style:font-size-asian="12pt" style:font-size-complex="12pt"/>
    </style:style>
    <style:style style:name="P472" style:parent-style-name="Normal" style:family="paragraph">
      <style:text-properties fo:font-size="12pt" style:font-size-asian="12pt" style:font-size-complex="12pt"/>
    </style:style>
    <style:style style:name="P473" style:parent-style-name="Normal" style:family="paragraph">
      <style:text-properties fo:font-size="12pt" style:font-size-asian="12pt" style:font-size-complex="12pt"/>
    </style:style>
    <style:style style:name="P474" style:parent-style-name="Normal" style:family="paragraph">
      <style:text-properties fo:font-size="12pt" style:font-size-asian="12pt" style:font-size-complex="12pt"/>
    </style:style>
    <style:style style:name="P475" style:parent-style-name="Normal" style:family="paragraph">
      <style:text-properties fo:font-size="12pt" style:font-size-asian="12pt" style:font-size-complex="12pt"/>
    </style:style>
    <style:style style:name="P476" style:parent-style-name="Normal" style:family="paragraph">
      <style:text-properties fo:font-size="12pt" style:font-size-asian="12pt" style:font-size-complex="12pt"/>
    </style:style>
    <style:style style:name="P477" style:parent-style-name="Normal" style:family="paragraph">
      <style:text-properties fo:font-size="12pt" style:font-size-asian="12pt" style:font-size-complex="12pt"/>
    </style:style>
    <style:style style:name="P478" style:parent-style-name="Normal" style:family="paragraph">
      <style:text-properties fo:font-size="12pt" style:font-size-asian="12pt" style:font-size-complex="12pt"/>
    </style:style>
    <style:style style:name="P479" style:parent-style-name="Normal" style:family="paragraph">
      <style:text-properties fo:font-size="12pt" style:font-size-asian="12pt" style:font-size-complex="12pt"/>
    </style:style>
    <style:style style:name="P480" style:parent-style-name="Normal" style:family="paragraph">
      <style:text-properties fo:font-size="12pt" style:font-size-asian="12pt" style:font-size-complex="12pt"/>
    </style:style>
    <style:style style:name="P481" style:parent-style-name="Normal" style:family="paragraph">
      <style:text-properties fo:font-size="12pt" style:font-size-asian="12pt" style:font-size-complex="12pt"/>
    </style:style>
    <style:style style:name="P482" style:parent-style-name="Normal" style:family="paragraph">
      <style:text-properties fo:font-size="12pt" style:font-size-asian="12pt" style:font-size-complex="12pt"/>
    </style:style>
    <style:style style:name="P483" style:parent-style-name="Normal" style:family="paragraph">
      <style:text-properties fo:font-size="12pt" style:font-size-asian="12pt" style:font-size-complex="12pt"/>
    </style:style>
    <style:style style:name="P484" style:parent-style-name="Normal" style:family="paragraph">
      <style:text-properties fo:font-size="12pt" style:font-size-asian="12pt" style:font-size-complex="12pt"/>
    </style:style>
    <style:style style:name="P485" style:parent-style-name="Normal" style:family="paragraph">
      <style:text-properties fo:font-size="12pt" style:font-size-asian="12pt" style:font-size-complex="12pt"/>
    </style:style>
    <style:style style:name="P486" style:parent-style-name="Normal" style:family="paragraph">
      <style:text-properties fo:font-size="12pt" style:font-size-asian="12pt" style:font-size-complex="12pt"/>
    </style:style>
    <style:style style:name="P487" style:parent-style-name="Normal" style:family="paragraph">
      <style:text-properties fo:font-size="12pt" style:font-size-asian="12pt" style:font-size-complex="12pt"/>
    </style:style>
    <style:style style:name="P488" style:parent-style-name="Normal" style:family="paragraph">
      <style:text-properties fo:font-size="12pt" style:font-size-asian="12pt" style:font-size-complex="12pt"/>
    </style:style>
    <style:style style:name="P489" style:parent-style-name="Normal" style:family="paragraph">
      <style:text-properties fo:font-size="12pt" style:font-size-asian="12pt" style:font-size-complex="12pt"/>
    </style:style>
    <style:style style:name="P490" style:parent-style-name="Normal" style:family="paragraph">
      <style:text-properties fo:font-size="12pt" style:font-size-asian="12pt" style:font-size-complex="12pt"/>
    </style:style>
    <style:style style:name="P491" style:parent-style-name="Normal" style:family="paragraph">
      <style:text-properties fo:font-size="12pt" style:font-size-asian="12pt" style:font-size-complex="12pt"/>
    </style:style>
    <style:style style:name="P492" style:parent-style-name="Normal" style:family="paragraph">
      <style:text-properties fo:font-size="12pt" style:font-size-asian="12pt" style:font-size-complex="12pt"/>
    </style:style>
    <style:style style:name="P493" style:parent-style-name="Normal" style:family="paragraph">
      <style:text-properties fo:font-size="12pt" style:font-size-asian="12pt" style:font-size-complex="12pt"/>
    </style:style>
    <style:style style:name="P494" style:parent-style-name="Normal" style:family="paragraph">
      <style:text-properties fo:font-size="12pt" style:font-size-asian="12pt" style:font-size-complex="12pt"/>
    </style:style>
    <style:style style:name="P495" style:parent-style-name="Normal" style:family="paragraph">
      <style:text-properties fo:font-size="12pt" style:font-size-asian="12pt" style:font-size-complex="12pt"/>
    </style:style>
    <style:style style:name="P496" style:parent-style-name="Normal" style:family="paragraph">
      <style:text-properties fo:font-size="12pt" style:font-size-asian="12pt" style:font-size-complex="12pt"/>
    </style:style>
    <style:style style:name="P497" style:parent-style-name="Normal" style:family="paragraph">
      <style:text-properties fo:font-size="12pt" style:font-size-asian="12pt" style:font-size-complex="12pt"/>
    </style:style>
    <style:style style:name="P498" style:parent-style-name="Normal" style:family="paragraph">
      <style:text-properties fo:font-size="12pt" style:font-size-asian="12pt" style:font-size-complex="12pt"/>
    </style:style>
    <style:style style:name="P499" style:parent-style-name="Normal" style:family="paragraph">
      <style:text-properties fo:font-size="12pt" style:font-size-asian="12pt" style:font-size-complex="12pt"/>
    </style:style>
    <style:style style:name="P500" style:parent-style-name="Normal" style:family="paragraph">
      <style:text-properties fo:font-size="12pt" style:font-size-asian="12pt" style:font-size-complex="12pt"/>
    </style:style>
    <style:style style:name="P501" style:parent-style-name="Normal" style:family="paragraph">
      <style:text-properties fo:font-size="12pt" style:font-size-asian="12pt" style:font-size-complex="12pt"/>
    </style:style>
    <style:style style:name="P502" style:parent-style-name="Normal" style:family="paragraph">
      <style:text-properties fo:font-size="12pt" style:font-size-asian="12pt" style:font-size-complex="12pt"/>
    </style:style>
    <style:style style:name="P503" style:parent-style-name="Normal" style:family="paragraph">
      <style:text-properties fo:font-size="12pt" style:font-size-asian="12pt" style:font-size-complex="12pt"/>
    </style:style>
    <style:style style:name="P504" style:parent-style-name="Normal" style:family="paragraph">
      <style:text-properties fo:font-size="12pt" style:font-size-asian="12pt" style:font-size-complex="12pt"/>
    </style:style>
    <style:style style:name="P505" style:parent-style-name="Normal" style:family="paragraph">
      <style:text-properties fo:font-size="12pt" style:font-size-asian="12pt" style:font-size-complex="12pt"/>
    </style:style>
    <style:style style:name="P506" style:parent-style-name="Normal" style:family="paragraph">
      <style:text-properties fo:font-size="12pt" style:font-size-asian="12pt" style:font-size-complex="12pt"/>
    </style:style>
    <style:style style:name="P507" style:parent-style-name="Normal" style:family="paragraph">
      <style:text-properties fo:font-size="12pt" style:font-size-asian="12pt" style:font-size-complex="12pt"/>
    </style:style>
    <style:style style:name="P508" style:parent-style-name="Normal" style:family="paragraph">
      <style:text-properties fo:font-size="12pt" style:font-size-asian="12pt" style:font-size-complex="12pt"/>
    </style:style>
    <style:style style:name="P509" style:parent-style-name="Normal" style:family="paragraph">
      <style:text-properties fo:font-size="12pt" style:font-size-asian="12pt" style:font-size-complex="12pt"/>
    </style:style>
    <style:style style:name="P510" style:parent-style-name="Normal" style:family="paragraph">
      <style:text-properties fo:font-size="12pt" style:font-size-asian="12pt" style:font-size-complex="12pt"/>
    </style:style>
    <style:style style:name="P511" style:parent-style-name="Normal" style:family="paragraph">
      <style:text-properties fo:font-size="12pt" style:font-size-asian="12pt" style:font-size-complex="12pt"/>
    </style:style>
    <style:style style:name="P512" style:parent-style-name="Normal" style:family="paragraph">
      <style:text-properties fo:font-size="12pt" style:font-size-asian="12pt" style:font-size-complex="12pt"/>
    </style:style>
    <style:style style:name="P513" style:parent-style-name="Normal" style:family="paragraph">
      <style:text-properties fo:font-size="12pt" style:font-size-asian="12pt" style:font-size-complex="12pt"/>
    </style:style>
    <style:style style:name="P514" style:parent-style-name="Normal" style:family="paragraph">
      <style:text-properties fo:font-size="12pt" style:font-size-asian="12pt" style:font-size-complex="12pt"/>
    </style:style>
    <style:style style:name="P515" style:parent-style-name="Normal" style:family="paragraph">
      <style:text-properties fo:font-size="12pt" style:font-size-asian="12pt" style:font-size-complex="12pt"/>
    </style:style>
    <style:style style:name="P516" style:parent-style-name="Normal" style:family="paragraph">
      <style:text-properties fo:font-size="12pt" style:font-size-asian="12pt" style:font-size-complex="12pt"/>
    </style:style>
    <style:style style:name="P517" style:parent-style-name="Normal" style:family="paragraph">
      <style:text-properties fo:font-size="12pt" style:font-size-asian="12pt" style:font-size-complex="12pt"/>
    </style:style>
    <style:style style:name="P518" style:parent-style-name="Normal" style:family="paragraph">
      <style:text-properties fo:font-size="12pt" style:font-size-asian="12pt" style:font-size-complex="12pt"/>
    </style:style>
    <style:style style:name="P519" style:parent-style-name="Normal" style:family="paragraph">
      <style:text-properties fo:font-size="12pt" style:font-size-asian="12pt" style:font-size-complex="12pt"/>
    </style:style>
    <style:style style:name="P520" style:parent-style-name="Normal" style:family="paragraph">
      <style:text-properties fo:font-size="12pt" style:font-size-asian="12pt" style:font-size-complex="12pt"/>
    </style:style>
    <style:style style:name="P521" style:parent-style-name="Normal" style:family="paragraph">
      <style:text-properties fo:font-size="12pt" style:font-size-asian="12pt" style:font-size-complex="12pt"/>
    </style:style>
    <style:style style:name="P522" style:parent-style-name="Normal" style:family="paragraph">
      <style:text-properties fo:font-size="12pt" style:font-size-asian="12pt" style:font-size-complex="12pt"/>
    </style:style>
    <style:style style:name="P523" style:parent-style-name="Normal" style:family="paragraph">
      <style:text-properties fo:font-size="12pt" style:font-size-asian="12pt" style:font-size-complex="12pt"/>
    </style:style>
    <style:style style:name="P524" style:parent-style-name="Normal" style:family="paragraph">
      <style:text-properties fo:font-size="12pt" style:font-size-asian="12pt" style:font-size-complex="12pt"/>
    </style:style>
    <style:style style:name="P525" style:parent-style-name="Normal" style:family="paragraph">
      <style:text-properties fo:font-size="12pt" style:font-size-asian="12pt" style:font-size-complex="12pt"/>
    </style:style>
    <style:style style:name="P526" style:parent-style-name="Normal" style:family="paragraph">
      <style:text-properties fo:font-size="12pt" style:font-size-asian="12pt" style:font-size-complex="12pt"/>
    </style:style>
    <style:style style:name="P527" style:parent-style-name="Normal" style:family="paragraph">
      <style:text-properties fo:font-size="12pt" style:font-size-asian="12pt" style:font-size-complex="12pt"/>
    </style:style>
    <style:style style:name="P528" style:parent-style-name="Normal" style:family="paragraph">
      <style:text-properties fo:font-size="12pt" style:font-size-asian="12pt" style:font-size-complex="12pt"/>
    </style:style>
    <style:style style:name="P529" style:parent-style-name="Normal" style:family="paragraph">
      <style:text-properties fo:font-size="12pt" style:font-size-asian="12pt" style:font-size-complex="12pt"/>
    </style:style>
    <style:style style:name="P530" style:parent-style-name="Normal" style:family="paragraph">
      <style:text-properties fo:font-size="12pt" style:font-size-asian="12pt" style:font-size-complex="12pt"/>
    </style:style>
    <style:style style:name="P531" style:parent-style-name="Normal" style:family="paragraph">
      <style:text-properties fo:font-size="12pt" style:font-size-asian="12pt" style:font-size-complex="12pt"/>
    </style:style>
    <style:style style:name="P532" style:parent-style-name="Normal" style:family="paragraph">
      <style:text-properties fo:font-size="12pt" style:font-size-asian="12pt" style:font-size-complex="12pt"/>
    </style:style>
    <style:style style:name="P533" style:parent-style-name="Normal" style:family="paragraph">
      <style:text-properties fo:font-size="12pt" style:font-size-asian="12pt" style:font-size-complex="12pt"/>
    </style:style>
    <style:style style:name="P534" style:parent-style-name="Normal" style:family="paragraph">
      <style:text-properties fo:font-size="12pt" style:font-size-asian="12pt" style:font-size-complex="12pt"/>
    </style:style>
    <style:style style:name="P535" style:parent-style-name="Normal" style:family="paragraph">
      <style:text-properties fo:font-size="12pt" style:font-size-asian="12pt" style:font-size-complex="12pt"/>
    </style:style>
    <style:style style:name="P536" style:parent-style-name="Normal" style:family="paragraph">
      <style:text-properties fo:font-size="12pt" style:font-size-asian="12pt" style:font-size-complex="12pt"/>
    </style:style>
    <style:style style:name="P537" style:parent-style-name="Normal" style:family="paragraph">
      <style:text-properties fo:font-size="12pt" style:font-size-asian="12pt" style:font-size-complex="12pt"/>
    </style:style>
    <style:style style:name="P538" style:parent-style-name="Normal" style:family="paragraph">
      <style:text-properties fo:font-size="12pt" style:font-size-asian="12pt" style:font-size-complex="12pt"/>
    </style:style>
    <style:style style:name="P539" style:parent-style-name="Normal" style:family="paragraph">
      <style:text-properties fo:font-size="12pt" style:font-size-asian="12pt" style:font-size-complex="12pt"/>
    </style:style>
    <style:style style:name="P540" style:parent-style-name="Normal" style:family="paragraph">
      <style:text-properties fo:font-size="12pt" style:font-size-asian="12pt" style:font-size-complex="12pt"/>
    </style:style>
    <style:style style:name="P541" style:parent-style-name="Normal" style:family="paragraph">
      <style:text-properties fo:font-size="12pt" style:font-size-asian="12pt" style:font-size-complex="12pt"/>
    </style:style>
    <style:style style:name="P542" style:parent-style-name="Normal" style:family="paragraph">
      <style:text-properties fo:font-size="12pt" style:font-size-asian="12pt" style:font-size-complex="12pt"/>
    </style:style>
    <style:style style:name="P543" style:parent-style-name="Normal" style:family="paragraph">
      <style:text-properties fo:font-size="12pt" style:font-size-asian="12pt" style:font-size-complex="12pt"/>
    </style:style>
    <style:style style:name="P544" style:parent-style-name="Normal" style:family="paragraph">
      <style:text-properties fo:font-size="12pt" style:font-size-asian="12pt" style:font-size-complex="12pt"/>
    </style:style>
    <style:style style:name="P545" style:parent-style-name="Normal" style:family="paragraph">
      <style:text-properties fo:font-size="12pt" style:font-size-asian="12pt" style:font-size-complex="12pt"/>
    </style:style>
    <style:style style:name="P546" style:parent-style-name="Normal" style:family="paragraph">
      <style:text-properties fo:font-size="12pt" style:font-size-asian="12pt" style:font-size-complex="12pt"/>
    </style:style>
    <style:style style:name="P547" style:parent-style-name="Normal" style:family="paragraph">
      <style:text-properties fo:font-size="12pt" style:font-size-asian="12pt" style:font-size-complex="12pt"/>
    </style:style>
    <style:style style:name="P548" style:parent-style-name="Normal" style:family="paragraph">
      <style:text-properties fo:font-size="12pt" style:font-size-asian="12pt" style:font-size-complex="12pt"/>
    </style:style>
    <style:style style:name="P549" style:parent-style-name="Normal" style:family="paragraph">
      <style:text-properties fo:font-size="12pt" style:font-size-asian="12pt" style:font-size-complex="12pt"/>
    </style:style>
    <style:style style:name="P550" style:parent-style-name="Normal" style:family="paragraph">
      <style:text-properties fo:font-size="12pt" style:font-size-asian="12pt" style:font-size-complex="12pt"/>
    </style:style>
    <style:style style:name="P551" style:parent-style-name="Normal" style:family="paragraph">
      <style:text-properties fo:font-size="12pt" style:font-size-asian="12pt" style:font-size-complex="12pt"/>
    </style:style>
    <style:style style:name="P552" style:parent-style-name="Normal" style:family="paragraph">
      <style:text-properties fo:font-size="12pt" style:font-size-asian="12pt" style:font-size-complex="12pt"/>
    </style:style>
    <style:style style:name="P553" style:parent-style-name="Normal" style:family="paragraph">
      <style:text-properties fo:font-size="12pt" style:font-size-asian="12pt" style:font-size-complex="12pt"/>
    </style:style>
    <style:style style:name="P554" style:parent-style-name="Normal" style:family="paragraph">
      <style:text-properties fo:font-size="12pt" style:font-size-asian="12pt" style:font-size-complex="12pt"/>
    </style:style>
    <style:style style:name="P555" style:parent-style-name="Normal" style:family="paragraph">
      <style:text-properties fo:font-size="12pt" style:font-size-asian="12pt" style:font-size-complex="12pt"/>
    </style:style>
    <style:style style:name="P556" style:parent-style-name="Normal" style:family="paragraph">
      <style:text-properties fo:font-size="12pt" style:font-size-asian="12pt" style:font-size-complex="12pt"/>
    </style:style>
    <style:style style:name="P557" style:parent-style-name="Normal" style:family="paragraph">
      <style:text-properties fo:font-size="12pt" style:font-size-asian="12pt" style:font-size-complex="12pt"/>
    </style:style>
    <style:style style:name="P558" style:parent-style-name="Normal" style:family="paragraph">
      <style:text-properties fo:font-size="12pt" style:font-size-asian="12pt" style:font-size-complex="12pt"/>
    </style:style>
    <style:style style:name="P559" style:parent-style-name="Normal" style:family="paragraph">
      <style:text-properties fo:font-size="12pt" style:font-size-asian="12pt" style:font-size-complex="12pt"/>
    </style:style>
    <style:style style:name="P560" style:parent-style-name="Normal" style:family="paragraph">
      <style:text-properties fo:font-size="12pt" style:font-size-asian="12pt" style:font-size-complex="12pt"/>
    </style:style>
    <style:style style:name="P561" style:parent-style-name="Normal" style:family="paragraph">
      <style:text-properties fo:font-size="12pt" style:font-size-asian="12pt" style:font-size-complex="12pt"/>
    </style:style>
    <style:style style:name="P562" style:parent-style-name="Normal" style:family="paragraph">
      <style:text-properties fo:font-size="12pt" style:font-size-asian="12pt" style:font-size-complex="12pt"/>
    </style:style>
    <style:style style:name="P563" style:parent-style-name="Normal" style:family="paragraph">
      <style:text-properties fo:font-size="12pt" style:font-size-asian="12pt" style:font-size-complex="12pt"/>
    </style:style>
    <style:style style:name="P564" style:parent-style-name="Normal" style:family="paragraph">
      <style:text-properties fo:font-size="12pt" style:font-size-asian="12pt" style:font-size-complex="12pt"/>
    </style:style>
    <style:style style:name="P565" style:parent-style-name="Normal" style:family="paragraph">
      <style:text-properties fo:font-size="12pt" style:font-size-asian="12pt" style:font-size-complex="12pt"/>
    </style:style>
    <style:style style:name="P566" style:parent-style-name="Normal" style:family="paragraph">
      <style:text-properties fo:font-size="12pt" style:font-size-asian="12pt" style:font-size-complex="12pt"/>
    </style:style>
    <style:style style:name="P567" style:parent-style-name="Normal" style:family="paragraph">
      <style:text-properties fo:font-size="12pt" style:font-size-asian="12pt" style:font-size-complex="12pt"/>
    </style:style>
    <style:style style:name="P568" style:parent-style-name="Normal" style:family="paragraph">
      <style:text-properties fo:font-size="12pt" style:font-size-asian="12pt" style:font-size-complex="12pt"/>
    </style:style>
    <style:style style:name="P569" style:parent-style-name="Normal" style:family="paragraph">
      <style:text-properties fo:font-size="12pt" style:font-size-asian="12pt" style:font-size-complex="12pt"/>
    </style:style>
    <style:style style:name="P570" style:parent-style-name="Normal" style:family="paragraph">
      <style:text-properties fo:font-size="12pt" style:font-size-asian="12pt" style:font-size-complex="12pt"/>
    </style:style>
    <style:style style:name="P571" style:parent-style-name="Normal" style:family="paragraph">
      <style:text-properties fo:font-size="12pt" style:font-size-asian="12pt" style:font-size-complex="12pt"/>
    </style:style>
    <style:style style:name="P572" style:parent-style-name="Normal" style:family="paragraph">
      <style:text-properties fo:font-size="12pt" style:font-size-asian="12pt" style:font-size-complex="12pt"/>
    </style:style>
    <style:style style:name="P573" style:parent-style-name="Normal" style:family="paragraph">
      <style:text-properties fo:font-size="12pt" style:font-size-asian="12pt" style:font-size-complex="12pt"/>
    </style:style>
    <style:style style:name="P574" style:parent-style-name="Normal" style:family="paragraph">
      <style:text-properties fo:font-size="12pt" style:font-size-asian="12pt" style:font-size-complex="12pt"/>
    </style:style>
    <style:style style:name="P575" style:parent-style-name="Normal" style:family="paragraph">
      <style:text-properties fo:font-size="12pt" style:font-size-asian="12pt" style:font-size-complex="12pt"/>
    </style:style>
    <style:style style:name="P576" style:parent-style-name="Normal" style:family="paragraph">
      <style:text-properties fo:font-size="12pt" style:font-size-asian="12pt" style:font-size-complex="12pt"/>
    </style:style>
    <style:style style:name="P577" style:parent-style-name="Normal" style:family="paragraph">
      <style:text-properties fo:font-size="12pt" style:font-size-asian="12pt" style:font-size-complex="12pt"/>
    </style:style>
    <style:style style:name="P578" style:parent-style-name="Normal" style:family="paragraph">
      <style:text-properties fo:font-size="12pt" style:font-size-asian="12pt" style:font-size-complex="12pt"/>
    </style:style>
    <style:style style:name="P579" style:parent-style-name="Normal" style:family="paragraph">
      <style:text-properties fo:font-size="12pt" style:font-size-asian="12pt" style:font-size-complex="12pt"/>
    </style:style>
    <style:style style:name="P580" style:parent-style-name="Normal" style:family="paragraph">
      <style:text-properties fo:font-size="12pt" style:font-size-asian="12pt" style:font-size-complex="12pt"/>
    </style:style>
    <style:style style:name="P581" style:parent-style-name="Normal" style:family="paragraph">
      <style:text-properties fo:font-size="12pt" style:font-size-asian="12pt" style:font-size-complex="12pt"/>
    </style:style>
    <style:style style:name="P582" style:parent-style-name="Normal" style:family="paragraph">
      <style:text-properties fo:font-size="12pt" style:font-size-asian="12pt" style:font-size-complex="12pt"/>
    </style:style>
    <style:style style:name="P583" style:parent-style-name="Normal" style:family="paragraph">
      <style:text-properties fo:font-size="12pt" style:font-size-asian="12pt" style:font-size-complex="12pt"/>
    </style:style>
    <style:style style:name="P584" style:parent-style-name="Normal" style:family="paragraph">
      <style:text-properties fo:font-size="12pt" style:font-size-asian="12pt" style:font-size-complex="12pt"/>
    </style:style>
    <style:style style:name="P585" style:parent-style-name="Normal" style:family="paragraph">
      <style:text-properties fo:font-size="12pt" style:font-size-asian="12pt" style:font-size-complex="12pt"/>
    </style:style>
    <style:style style:name="P586" style:parent-style-name="Normal" style:family="paragraph">
      <style:text-properties fo:font-size="12pt" style:font-size-asian="12pt" style:font-size-complex="12pt"/>
    </style:style>
    <style:style style:name="P587" style:parent-style-name="Normal" style:family="paragraph">
      <style:text-properties fo:font-size="12pt" style:font-size-asian="12pt" style:font-size-complex="12pt"/>
    </style:style>
    <style:style style:name="P588" style:parent-style-name="Normal" style:family="paragraph">
      <style:text-properties fo:font-size="12pt" style:font-size-asian="12pt" style:font-size-complex="12pt"/>
    </style:style>
    <style:style style:name="P589" style:parent-style-name="Normal" style:family="paragraph">
      <style:text-properties fo:font-size="12pt" style:font-size-asian="12pt" style:font-size-complex="12pt"/>
    </style:style>
    <style:style style:name="P590" style:parent-style-name="Normal" style:family="paragraph">
      <style:text-properties fo:font-size="12pt" style:font-size-asian="12pt" style:font-size-complex="12pt"/>
    </style:style>
    <style:style style:name="P591" style:parent-style-name="Normal" style:family="paragraph">
      <style:text-properties fo:font-size="12pt" style:font-size-asian="12pt" style:font-size-complex="12pt"/>
    </style:style>
    <style:style style:name="P592" style:parent-style-name="Normal" style:family="paragraph">
      <style:text-properties fo:font-size="12pt" style:font-size-asian="12pt" style:font-size-complex="12pt"/>
    </style:style>
    <style:style style:name="P593" style:parent-style-name="Normal" style:family="paragraph">
      <style:text-properties fo:font-size="12pt" style:font-size-asian="12pt" style:font-size-complex="12pt"/>
    </style:style>
    <style:style style:name="P594" style:parent-style-name="Normal" style:family="paragraph">
      <style:text-properties fo:font-size="12pt" style:font-size-asian="12pt" style:font-size-complex="12pt"/>
    </style:style>
    <style:style style:name="P595" style:parent-style-name="Normal" style:family="paragraph">
      <style:text-properties fo:font-size="12pt" style:font-size-asian="12pt" style:font-size-complex="12pt"/>
    </style:style>
    <style:style style:name="P596" style:parent-style-name="Normal" style:family="paragraph">
      <style:text-properties fo:font-size="12pt" style:font-size-asian="12pt" style:font-size-complex="12pt"/>
    </style:style>
    <style:style style:name="P597" style:parent-style-name="Normal" style:family="paragraph">
      <style:text-properties fo:font-size="12pt" style:font-size-asian="12pt" style:font-size-complex="12pt"/>
    </style:style>
    <style:style style:name="P598" style:parent-style-name="Normal" style:family="paragraph">
      <style:text-properties fo:font-size="12pt" style:font-size-asian="12pt" style:font-size-complex="12pt"/>
    </style:style>
    <style:style style:name="P599" style:parent-style-name="Normal" style:family="paragraph">
      <style:text-properties fo:font-size="12pt" style:font-size-asian="12pt" style:font-size-complex="12pt"/>
    </style:style>
    <style:style style:name="P600" style:parent-style-name="Normal" style:family="paragraph">
      <style:text-properties fo:font-size="12pt" style:font-size-asian="12pt" style:font-size-complex="12pt"/>
    </style:style>
    <style:style style:name="P601" style:parent-style-name="Normal" style:family="paragraph">
      <style:text-properties fo:font-size="12pt" style:font-size-asian="12pt" style:font-size-complex="12pt"/>
    </style:style>
    <style:style style:name="P602" style:parent-style-name="Normal" style:family="paragraph">
      <style:text-properties fo:font-size="12pt" style:font-size-asian="12pt" style:font-size-complex="12pt"/>
    </style:style>
    <style:style style:name="P603" style:parent-style-name="Normal" style:family="paragraph">
      <style:text-properties fo:font-size="12pt" style:font-size-asian="12pt" style:font-size-complex="12pt"/>
    </style:style>
    <style:style style:name="P604" style:parent-style-name="Normal" style:family="paragraph">
      <style:text-properties fo:font-size="12pt" style:font-size-asian="12pt" style:font-size-complex="12pt"/>
    </style:style>
    <style:style style:name="P605" style:parent-style-name="Normal" style:family="paragraph">
      <style:text-properties fo:font-size="12pt" style:font-size-asian="12pt" style:font-size-complex="12pt"/>
    </style:style>
    <style:style style:name="P606" style:parent-style-name="Normal" style:family="paragraph">
      <style:text-properties fo:font-size="12pt" style:font-size-asian="12pt" style:font-size-complex="12pt"/>
    </style:style>
    <style:style style:name="P607" style:parent-style-name="Normal" style:family="paragraph">
      <style:text-properties fo:font-size="12pt" style:font-size-asian="12pt" style:font-size-complex="12pt"/>
    </style:style>
    <style:style style:name="P608" style:parent-style-name="Normal" style:family="paragraph">
      <style:text-properties fo:font-size="12pt" style:font-size-asian="12pt" style:font-size-complex="12pt"/>
    </style:style>
    <style:style style:name="P609" style:parent-style-name="Normal" style:family="paragraph">
      <style:text-properties fo:font-size="12pt" style:font-size-asian="12pt" style:font-size-complex="12pt"/>
    </style:style>
    <style:style style:name="P610" style:parent-style-name="Normal" style:family="paragraph">
      <style:text-properties fo:font-size="12pt" style:font-size-asian="12pt" style:font-size-complex="12pt"/>
    </style:style>
    <style:style style:name="P611" style:parent-style-name="Normal" style:family="paragraph">
      <style:text-properties fo:font-size="12pt" style:font-size-asian="12pt" style:font-size-complex="12pt"/>
    </style:style>
    <style:style style:name="P612" style:parent-style-name="Normal" style:family="paragraph">
      <style:text-properties fo:font-size="12pt" style:font-size-asian="12pt" style:font-size-complex="12pt"/>
    </style:style>
    <style:style style:name="P613" style:parent-style-name="Normal" style:family="paragraph">
      <style:text-properties fo:font-size="12pt" style:font-size-asian="12pt" style:font-size-complex="12pt"/>
    </style:style>
    <style:style style:name="P614" style:parent-style-name="Normal" style:family="paragraph">
      <style:text-properties fo:font-size="12pt" style:font-size-asian="12pt" style:font-size-complex="12pt"/>
    </style:style>
    <style:style style:name="P615" style:parent-style-name="Normal" style:family="paragraph">
      <style:text-properties fo:font-size="12pt" style:font-size-asian="12pt" style:font-size-complex="12pt"/>
    </style:style>
    <style:style style:name="P616" style:parent-style-name="Normal" style:family="paragraph">
      <style:text-properties fo:font-size="12pt" style:font-size-asian="12pt" style:font-size-complex="12pt"/>
    </style:style>
    <style:style style:name="P617" style:parent-style-name="Normal" style:family="paragraph">
      <style:text-properties fo:font-size="12pt" style:font-size-asian="12pt" style:font-size-complex="12pt"/>
    </style:style>
    <style:style style:name="P618" style:parent-style-name="Normal" style:family="paragraph">
      <style:text-properties fo:font-size="12pt" style:font-size-asian="12pt" style:font-size-complex="12pt"/>
    </style:style>
    <style:style style:name="P619" style:parent-style-name="Normal" style:family="paragraph">
      <style:text-properties fo:font-size="12pt" style:font-size-asian="12pt" style:font-size-complex="12pt"/>
    </style:style>
    <style:style style:name="P620" style:parent-style-name="Normal" style:family="paragraph">
      <style:text-properties fo:font-size="12pt" style:font-size-asian="12pt" style:font-size-complex="12pt"/>
    </style:style>
    <style:style style:name="P621" style:parent-style-name="Normal" style:family="paragraph">
      <style:text-properties fo:font-size="12pt" style:font-size-asian="12pt" style:font-size-complex="12pt"/>
    </style:style>
    <style:style style:name="P622" style:parent-style-name="Normal" style:family="paragraph">
      <style:text-properties fo:font-size="12pt" style:font-size-asian="12pt" style:font-size-complex="12pt"/>
    </style:style>
    <style:style style:name="P623" style:parent-style-name="Normal" style:family="paragraph">
      <style:text-properties fo:font-size="12pt" style:font-size-asian="12pt" style:font-size-complex="12pt"/>
    </style:style>
    <style:style style:name="P624" style:parent-style-name="Normal" style:family="paragraph">
      <style:text-properties fo:font-size="12pt" style:font-size-asian="12pt" style:font-size-complex="12pt"/>
    </style:style>
    <style:style style:name="P625" style:parent-style-name="Normal" style:family="paragraph">
      <style:text-properties fo:font-size="12pt" style:font-size-asian="12pt" style:font-size-complex="12pt"/>
    </style:style>
    <style:style style:name="P626" style:parent-style-name="Normal" style:family="paragraph">
      <style:text-properties fo:font-size="12pt" style:font-size-asian="12pt" style:font-size-complex="12pt"/>
    </style:style>
    <style:style style:name="P627" style:parent-style-name="Normal" style:family="paragraph">
      <style:text-properties fo:font-size="12pt" style:font-size-asian="12pt" style:font-size-complex="12pt"/>
    </style:style>
    <style:style style:name="P628" style:parent-style-name="Normal" style:family="paragraph">
      <style:text-properties fo:font-size="12pt" style:font-size-asian="12pt" style:font-size-complex="12pt"/>
    </style:style>
    <style:style style:name="P629" style:parent-style-name="Normal" style:family="paragraph">
      <style:text-properties fo:font-size="12pt" style:font-size-asian="12pt" style:font-size-complex="12pt"/>
    </style:style>
    <style:style style:name="P630" style:parent-style-name="Normal" style:family="paragraph">
      <style:text-properties fo:font-size="12pt" style:font-size-asian="12pt" style:font-size-complex="12pt"/>
    </style:style>
    <style:style style:name="P631" style:parent-style-name="Normal" style:family="paragraph">
      <style:text-properties fo:font-size="12pt" style:font-size-asian="12pt" style:font-size-complex="12pt"/>
    </style:style>
    <style:style style:name="P632" style:parent-style-name="Normal" style:family="paragraph">
      <style:text-properties fo:font-size="12pt" style:font-size-asian="12pt" style:font-size-complex="12pt"/>
    </style:style>
    <style:style style:name="P633" style:parent-style-name="Normal" style:family="paragraph">
      <style:text-properties fo:font-size="12pt" style:font-size-asian="12pt" style:font-size-complex="12pt"/>
    </style:style>
    <style:style style:name="P634" style:parent-style-name="Normal" style:family="paragraph">
      <style:text-properties fo:font-size="12pt" style:font-size-asian="12pt" style:font-size-complex="12pt"/>
    </style:style>
    <style:style style:name="P635" style:parent-style-name="Normal" style:family="paragraph">
      <style:text-properties fo:font-size="12pt" style:font-size-asian="12pt" style:font-size-complex="12pt"/>
    </style:style>
    <style:style style:name="P636" style:parent-style-name="Normal" style:family="paragraph">
      <style:text-properties fo:font-size="12pt" style:font-size-asian="12pt" style:font-size-complex="12pt"/>
    </style:style>
    <style:style style:name="P637" style:parent-style-name="Normal" style:family="paragraph">
      <style:text-properties fo:font-size="12pt" style:font-size-asian="12pt" style:font-size-complex="12pt"/>
    </style:style>
    <style:style style:name="P638" style:parent-style-name="Normal" style:family="paragraph">
      <style:text-properties fo:font-size="12pt" style:font-size-asian="12pt" style:font-size-complex="12pt"/>
    </style:style>
    <style:style style:name="P639" style:parent-style-name="Normal" style:family="paragraph">
      <style:text-properties fo:font-size="12pt" style:font-size-asian="12pt" style:font-size-complex="12pt"/>
    </style:style>
    <style:style style:name="P640" style:parent-style-name="Normal" style:family="paragraph">
      <style:text-properties fo:font-size="12pt" style:font-size-asian="12pt" style:font-size-complex="12pt"/>
    </style:style>
    <style:style style:name="P641" style:parent-style-name="Normal" style:family="paragraph">
      <style:text-properties fo:font-size="12pt" style:font-size-asian="12pt" style:font-size-complex="12pt"/>
    </style:style>
    <style:style style:name="P642" style:parent-style-name="Normal" style:family="paragraph">
      <style:text-properties fo:font-size="12pt" style:font-size-asian="12pt" style:font-size-complex="12pt"/>
    </style:style>
    <style:style style:name="P643" style:parent-style-name="Normal" style:family="paragraph">
      <style:text-properties fo:font-size="12pt" style:font-size-asian="12pt" style:font-size-complex="12pt"/>
    </style:style>
    <style:style style:name="P644" style:parent-style-name="Normal" style:family="paragraph">
      <style:text-properties fo:font-size="12pt" style:font-size-asian="12pt" style:font-size-complex="12pt"/>
    </style:style>
    <style:style style:name="P645" style:parent-style-name="Normal" style:family="paragraph">
      <style:text-properties fo:font-size="12pt" style:font-size-asian="12pt" style:font-size-complex="12pt"/>
    </style:style>
    <style:style style:name="P646" style:parent-style-name="Normal" style:family="paragraph">
      <style:text-properties fo:font-size="12pt" style:font-size-asian="12pt" style:font-size-complex="12pt"/>
    </style:style>
    <style:style style:name="P647" style:parent-style-name="Normal" style:family="paragraph">
      <style:text-properties fo:font-size="12pt" style:font-size-asian="12pt" style:font-size-complex="12pt"/>
    </style:style>
    <style:style style:name="P648" style:parent-style-name="Normal" style:family="paragraph">
      <style:text-properties fo:font-size="12pt" style:font-size-asian="12pt" style:font-size-complex="12pt"/>
    </style:style>
    <style:style style:name="P649" style:parent-style-name="Normal" style:family="paragraph">
      <style:text-properties fo:font-size="12pt" style:font-size-asian="12pt" style:font-size-complex="12pt"/>
    </style:style>
    <style:style style:name="P650" style:parent-style-name="Normal" style:family="paragraph">
      <style:text-properties fo:font-size="12pt" style:font-size-asian="12pt" style:font-size-complex="12pt"/>
    </style:style>
    <style:style style:name="P651" style:parent-style-name="Normal" style:family="paragraph">
      <style:text-properties fo:font-size="12pt" style:font-size-asian="12pt" style:font-size-complex="12pt"/>
    </style:style>
    <style:style style:name="P652" style:parent-style-name="Normal" style:family="paragraph">
      <style:text-properties fo:font-size="12pt" style:font-size-asian="12pt" style:font-size-complex="12pt"/>
    </style:style>
    <style:style style:name="P653" style:parent-style-name="Normal" style:family="paragraph">
      <style:text-properties fo:font-size="12pt" style:font-size-asian="12pt" style:font-size-complex="12pt"/>
    </style:style>
    <style:style style:name="P654" style:parent-style-name="Normal" style:family="paragraph">
      <style:text-properties fo:font-size="12pt" style:font-size-asian="12pt" style:font-size-complex="12pt"/>
    </style:style>
    <style:style style:name="P655" style:parent-style-name="Normal" style:family="paragraph">
      <style:text-properties fo:font-size="12pt" style:font-size-asian="12pt" style:font-size-complex="12pt"/>
    </style:style>
    <style:style style:name="P656" style:parent-style-name="Normal" style:family="paragraph">
      <style:text-properties fo:font-size="12pt" style:font-size-asian="12pt" style:font-size-complex="12pt"/>
    </style:style>
    <style:style style:name="P657" style:parent-style-name="Normal" style:family="paragraph">
      <style:text-properties fo:font-size="12pt" style:font-size-asian="12pt" style:font-size-complex="12pt"/>
    </style:style>
    <style:style style:name="P658" style:parent-style-name="Normal" style:family="paragraph">
      <style:text-properties fo:font-size="12pt" style:font-size-asian="12pt" style:font-size-complex="12pt"/>
    </style:style>
    <style:style style:name="P659" style:parent-style-name="Normal" style:family="paragraph">
      <style:text-properties fo:font-size="12pt" style:font-size-asian="12pt" style:font-size-complex="12pt"/>
    </style:style>
    <style:style style:name="P660" style:parent-style-name="Normal" style:family="paragraph">
      <style:text-properties fo:font-size="12pt" style:font-size-asian="12pt" style:font-size-complex="12pt"/>
    </style:style>
    <style:style style:name="P661" style:parent-style-name="Normal" style:family="paragraph">
      <style:text-properties fo:font-size="12pt" style:font-size-asian="12pt" style:font-size-complex="12pt"/>
    </style:style>
    <style:style style:name="P662" style:parent-style-name="Normal" style:family="paragraph">
      <style:text-properties fo:font-size="12pt" style:font-size-asian="12pt" style:font-size-complex="12pt"/>
    </style:style>
    <style:style style:name="P663" style:parent-style-name="Normal" style:family="paragraph">
      <style:text-properties fo:font-size="12pt" style:font-size-asian="12pt" style:font-size-complex="12pt"/>
    </style:style>
    <style:style style:name="P664" style:parent-style-name="Normal" style:family="paragraph">
      <style:text-properties fo:font-size="12pt" style:font-size-asian="12pt" style:font-size-complex="12pt"/>
    </style:style>
    <style:style style:name="P665" style:parent-style-name="Normal" style:family="paragraph">
      <style:text-properties fo:font-size="12pt" style:font-size-asian="12pt" style:font-size-complex="12pt"/>
    </style:style>
    <style:style style:name="P666" style:parent-style-name="Normal" style:family="paragraph">
      <style:text-properties fo:font-size="12pt" style:font-size-asian="12pt" style:font-size-complex="12pt"/>
    </style:style>
    <style:style style:name="P667" style:parent-style-name="Normal" style:family="paragraph">
      <style:text-properties fo:font-size="12pt" style:font-size-asian="12pt" style:font-size-complex="12pt"/>
    </style:style>
    <style:style style:name="P668" style:parent-style-name="Normal" style:family="paragraph">
      <style:text-properties fo:font-size="12pt" style:font-size-asian="12pt" style:font-size-complex="12pt"/>
    </style:style>
    <style:style style:name="P669" style:parent-style-name="Normal" style:family="paragraph">
      <style:text-properties fo:font-size="12pt" style:font-size-asian="12pt" style:font-size-complex="12pt"/>
    </style:style>
    <style:style style:name="P670" style:parent-style-name="Normal" style:family="paragraph">
      <style:text-properties fo:font-size="12pt" style:font-size-asian="12pt" style:font-size-complex="12pt"/>
    </style:style>
    <style:style style:name="P671" style:parent-style-name="Normal" style:family="paragraph">
      <style:text-properties fo:font-size="12pt" style:font-size-asian="12pt" style:font-size-complex="12pt"/>
    </style:style>
    <style:style style:name="P672" style:parent-style-name="Normal" style:family="paragraph">
      <style:text-properties fo:font-size="12pt" style:font-size-asian="12pt" style:font-size-complex="12pt"/>
    </style:style>
    <style:style style:name="P673" style:parent-style-name="Normal" style:family="paragraph">
      <style:text-properties fo:font-size="12pt" style:font-size-asian="12pt" style:font-size-complex="12pt"/>
    </style:style>
    <style:style style:name="P674" style:parent-style-name="Normal" style:family="paragraph">
      <style:text-properties fo:font-size="12pt" style:font-size-asian="12pt" style:font-size-complex="12pt"/>
    </style:style>
    <style:style style:name="P675" style:parent-style-name="Normal" style:family="paragraph">
      <style:text-properties fo:font-size="12pt" style:font-size-asian="12pt" style:font-size-complex="12pt"/>
    </style:style>
    <style:style style:name="P676" style:parent-style-name="Normal" style:family="paragraph">
      <style:text-properties fo:font-size="12pt" style:font-size-asian="12pt" style:font-size-complex="12pt"/>
    </style:style>
    <style:style style:name="P677" style:parent-style-name="Normal" style:family="paragraph">
      <style:text-properties fo:font-size="12pt" style:font-size-asian="12pt" style:font-size-complex="12pt"/>
    </style:style>
    <style:style style:name="P678" style:parent-style-name="Normal" style:family="paragraph">
      <style:text-properties fo:font-size="12pt" style:font-size-asian="12pt" style:font-size-complex="12pt"/>
    </style:style>
    <style:style style:name="P679" style:parent-style-name="Normal" style:family="paragraph">
      <style:text-properties fo:font-size="12pt" style:font-size-asian="12pt" style:font-size-complex="12pt"/>
    </style:style>
    <style:style style:name="P680" style:parent-style-name="Normal" style:family="paragraph">
      <style:text-properties fo:font-size="12pt" style:font-size-asian="12pt" style:font-size-complex="12pt"/>
    </style:style>
    <style:style style:name="P681" style:parent-style-name="Normal" style:family="paragraph">
      <style:text-properties fo:font-size="12pt" style:font-size-asian="12pt" style:font-size-complex="12pt"/>
    </style:style>
    <style:style style:name="P682" style:parent-style-name="Normal" style:family="paragraph">
      <style:text-properties fo:font-size="12pt" style:font-size-asian="12pt" style:font-size-complex="12pt"/>
    </style:style>
    <style:style style:name="P683" style:parent-style-name="Normal" style:family="paragraph">
      <style:text-properties fo:font-size="12pt" style:font-size-asian="12pt" style:font-size-complex="12pt"/>
    </style:style>
    <style:style style:name="P684" style:parent-style-name="Normal" style:family="paragraph">
      <style:text-properties fo:font-size="12pt" style:font-size-asian="12pt" style:font-size-complex="12pt"/>
    </style:style>
    <style:style style:name="P685" style:parent-style-name="Normal" style:family="paragraph">
      <style:text-properties fo:font-size="12pt" style:font-size-asian="12pt" style:font-size-complex="12pt"/>
    </style:style>
    <style:style style:name="P686" style:parent-style-name="Normal" style:family="paragraph">
      <style:text-properties fo:font-size="12pt" style:font-size-asian="12pt" style:font-size-complex="12pt"/>
    </style:style>
    <style:style style:name="P687" style:parent-style-name="Normal" style:family="paragraph">
      <style:text-properties fo:font-size="12pt" style:font-size-asian="12pt" style:font-size-complex="12pt"/>
    </style:style>
    <style:style style:name="P688" style:parent-style-name="Normal" style:family="paragraph">
      <style:text-properties fo:font-size="12pt" style:font-size-asian="12pt" style:font-size-complex="12pt"/>
    </style:style>
    <style:style style:name="P689" style:parent-style-name="Normal" style:family="paragraph">
      <style:text-properties fo:font-size="12pt" style:font-size-asian="12pt" style:font-size-complex="12pt"/>
    </style:style>
    <style:style style:name="P690" style:parent-style-name="Normal" style:family="paragraph">
      <style:text-properties fo:font-size="12pt" style:font-size-asian="12pt" style:font-size-complex="12pt"/>
    </style:style>
    <style:style style:name="P691" style:parent-style-name="Normal" style:family="paragraph">
      <style:text-properties fo:font-size="12pt" style:font-size-asian="12pt" style:font-size-complex="12pt"/>
    </style:style>
    <style:style style:name="P692" style:parent-style-name="Normal" style:family="paragraph">
      <style:text-properties fo:font-size="12pt" style:font-size-asian="12pt" style:font-size-complex="12pt"/>
    </style:style>
    <style:style style:name="P693" style:parent-style-name="Normal" style:family="paragraph">
      <style:text-properties fo:font-size="12pt" style:font-size-asian="12pt" style:font-size-complex="12pt"/>
    </style:style>
    <style:style style:name="P694" style:parent-style-name="Normal" style:family="paragraph">
      <style:text-properties fo:font-size="12pt" style:font-size-asian="12pt" style:font-size-complex="12pt"/>
    </style:style>
    <style:style style:name="P695" style:parent-style-name="Normal" style:family="paragraph">
      <style:text-properties fo:font-size="12pt" style:font-size-asian="12pt" style:font-size-complex="12pt"/>
    </style:style>
    <style:style style:name="P696" style:parent-style-name="Normal" style:family="paragraph">
      <style:text-properties fo:font-size="12pt" style:font-size-asian="12pt" style:font-size-complex="12pt"/>
    </style:style>
    <style:style style:name="P697" style:parent-style-name="Normal" style:family="paragraph">
      <style:text-properties fo:font-size="12pt" style:font-size-asian="12pt" style:font-size-complex="12pt"/>
    </style:style>
    <style:style style:name="P698" style:parent-style-name="Normal" style:family="paragraph">
      <style:text-properties fo:font-size="12pt" style:font-size-asian="12pt" style:font-size-complex="12pt"/>
    </style:style>
    <style:style style:name="P699" style:parent-style-name="Normal" style:family="paragraph">
      <style:text-properties fo:font-size="12pt" style:font-size-asian="12pt" style:font-size-complex="12pt"/>
    </style:style>
    <style:style style:name="P700" style:parent-style-name="Normal" style:family="paragraph">
      <style:text-properties fo:font-size="12pt" style:font-size-asian="12pt" style:font-size-complex="12pt"/>
    </style:style>
    <style:style style:name="P701" style:parent-style-name="Normal" style:family="paragraph">
      <style:text-properties fo:font-size="12pt" style:font-size-asian="12pt" style:font-size-complex="12pt"/>
    </style:style>
    <style:style style:name="P702" style:parent-style-name="Normal" style:family="paragraph">
      <style:text-properties fo:font-size="12pt" style:font-size-asian="12pt" style:font-size-complex="12pt"/>
    </style:style>
    <style:style style:name="P703" style:parent-style-name="Normal" style:family="paragraph">
      <style:text-properties fo:font-size="12pt" style:font-size-asian="12pt" style:font-size-complex="12pt"/>
    </style:style>
    <style:style style:name="P704" style:parent-style-name="Normal" style:family="paragraph">
      <style:text-properties fo:font-size="12pt" style:font-size-asian="12pt" style:font-size-complex="12pt"/>
    </style:style>
    <style:style style:name="P705" style:parent-style-name="Normal" style:family="paragraph">
      <style:text-properties fo:font-size="12pt" style:font-size-asian="12pt" style:font-size-complex="12pt"/>
    </style:style>
    <style:style style:name="P706" style:parent-style-name="Normal" style:family="paragraph">
      <style:text-properties fo:font-size="12pt" style:font-size-asian="12pt" style:font-size-complex="12pt"/>
    </style:style>
    <style:style style:name="P707" style:parent-style-name="Normal" style:family="paragraph">
      <style:text-properties fo:font-size="12pt" style:font-size-asian="12pt" style:font-size-complex="12pt"/>
    </style:style>
    <style:style style:name="P708" style:parent-style-name="Normal" style:family="paragraph">
      <style:text-properties fo:font-size="12pt" style:font-size-asian="12pt" style:font-size-complex="12pt"/>
    </style:style>
    <style:style style:name="P709" style:parent-style-name="Normal" style:family="paragraph">
      <style:text-properties fo:font-size="12pt" style:font-size-asian="12pt" style:font-size-complex="12pt"/>
    </style:style>
    <style:style style:name="P710" style:parent-style-name="Normal" style:family="paragraph">
      <style:text-properties fo:font-size="12pt" style:font-size-asian="12pt" style:font-size-complex="12pt"/>
    </style:style>
    <style:style style:name="P711" style:parent-style-name="Normal" style:family="paragraph">
      <style:text-properties fo:font-size="12pt" style:font-size-asian="12pt" style:font-size-complex="12pt"/>
    </style:style>
    <style:style style:name="P712" style:parent-style-name="Normal" style:family="paragraph">
      <style:text-properties fo:font-size="12pt" style:font-size-asian="12pt" style:font-size-complex="12pt"/>
    </style:style>
    <style:style style:name="P713" style:parent-style-name="Normal" style:family="paragraph">
      <style:text-properties fo:font-size="12pt" style:font-size-asian="12pt" style:font-size-complex="12pt"/>
    </style:style>
    <style:style style:name="P714" style:parent-style-name="Normal" style:family="paragraph">
      <style:text-properties fo:font-size="12pt" style:font-size-asian="12pt" style:font-size-complex="12pt"/>
    </style:style>
    <style:style style:name="P715" style:parent-style-name="Normal" style:family="paragraph">
      <style:text-properties fo:font-size="12pt" style:font-size-asian="12pt" style:font-size-complex="12pt"/>
    </style:style>
    <style:style style:name="P716" style:parent-style-name="Normal" style:family="paragraph">
      <style:text-properties fo:font-size="12pt" style:font-size-asian="12pt" style:font-size-complex="12pt"/>
    </style:style>
    <style:style style:name="P717" style:parent-style-name="Normal" style:family="paragraph">
      <style:text-properties fo:font-size="12pt" style:font-size-asian="12pt" style:font-size-complex="12pt"/>
    </style:style>
    <style:style style:name="P718" style:parent-style-name="Normal" style:family="paragraph">
      <style:text-properties fo:font-size="12pt" style:font-size-asian="12pt" style:font-size-complex="12pt"/>
    </style:style>
    <style:style style:name="P719" style:parent-style-name="Normal" style:family="paragraph">
      <style:text-properties fo:font-size="12pt" style:font-size-asian="12pt" style:font-size-complex="12pt"/>
    </style:style>
    <style:style style:name="P720" style:parent-style-name="Normal" style:family="paragraph">
      <style:text-properties fo:font-size="12pt" style:font-size-asian="12pt" style:font-size-complex="12pt"/>
    </style:style>
    <style:style style:name="P721" style:parent-style-name="Normal" style:family="paragraph">
      <style:text-properties fo:font-size="12pt" style:font-size-asian="12pt" style:font-size-complex="12pt"/>
    </style:style>
    <style:style style:name="P722" style:parent-style-name="Normal" style:family="paragraph">
      <style:text-properties fo:font-size="12pt" style:font-size-asian="12pt" style:font-size-complex="12pt"/>
    </style:style>
    <style:style style:name="P723" style:parent-style-name="Normal" style:family="paragraph">
      <style:text-properties fo:font-size="12pt" style:font-size-asian="12pt" style:font-size-complex="12pt"/>
    </style:style>
    <style:style style:name="P724" style:parent-style-name="Normal" style:family="paragraph">
      <style:text-properties fo:font-size="12pt" style:font-size-asian="12pt" style:font-size-complex="12pt"/>
    </style:style>
    <style:style style:name="P725" style:parent-style-name="Normal" style:family="paragraph">
      <style:text-properties fo:font-size="12pt" style:font-size-asian="12pt" style:font-size-complex="12pt"/>
    </style:style>
    <style:style style:name="P726" style:parent-style-name="Normal" style:family="paragraph">
      <style:text-properties fo:font-size="12pt" style:font-size-asian="12pt" style:font-size-complex="12pt"/>
    </style:style>
    <style:style style:name="P727" style:parent-style-name="Normal" style:family="paragraph">
      <style:text-properties fo:font-size="12pt" style:font-size-asian="12pt" style:font-size-complex="12pt"/>
    </style:style>
    <style:style style:name="P728" style:parent-style-name="Normal" style:family="paragraph">
      <style:text-properties fo:font-size="12pt" style:font-size-asian="12pt" style:font-size-complex="12pt"/>
    </style:style>
    <style:style style:name="P729" style:parent-style-name="Normal" style:family="paragraph">
      <style:text-properties fo:font-size="12pt" style:font-size-asian="12pt" style:font-size-complex="12pt"/>
    </style:style>
    <style:style style:name="P730" style:parent-style-name="Normal" style:family="paragraph">
      <style:text-properties fo:font-size="12pt" style:font-size-asian="12pt" style:font-size-complex="12pt"/>
    </style:style>
    <style:style style:name="P731" style:parent-style-name="Normal" style:family="paragraph">
      <style:text-properties fo:font-size="12pt" style:font-size-asian="12pt" style:font-size-complex="12pt"/>
    </style:style>
    <style:style style:name="P732" style:parent-style-name="Normal" style:family="paragraph">
      <style:text-properties fo:font-size="12pt" style:font-size-asian="12pt" style:font-size-complex="12pt"/>
    </style:style>
    <style:style style:name="P733" style:parent-style-name="Normal" style:family="paragraph">
      <style:text-properties fo:font-size="12pt" style:font-size-asian="12pt" style:font-size-complex="12pt"/>
    </style:style>
    <style:style style:name="P734" style:parent-style-name="Normal" style:family="paragraph">
      <style:text-properties fo:font-size="12pt" style:font-size-asian="12pt" style:font-size-complex="12pt"/>
    </style:style>
    <style:style style:name="P735" style:parent-style-name="Normal" style:family="paragraph">
      <style:text-properties fo:font-size="12pt" style:font-size-asian="12pt" style:font-size-complex="12pt"/>
    </style:style>
    <style:style style:name="P736" style:parent-style-name="Normal" style:family="paragraph">
      <style:text-properties fo:font-size="12pt" style:font-size-asian="12pt" style:font-size-complex="12pt"/>
    </style:style>
    <style:style style:name="P737" style:parent-style-name="Normal" style:family="paragraph">
      <style:text-properties fo:font-size="12pt" style:font-size-asian="12pt" style:font-size-complex="12pt"/>
    </style:style>
    <style:style style:name="P738" style:parent-style-name="Normal" style:family="paragraph">
      <style:text-properties fo:font-size="12pt" style:font-size-asian="12pt" style:font-size-complex="12pt"/>
    </style:style>
    <style:style style:name="P739" style:parent-style-name="Normal" style:family="paragraph">
      <style:text-properties fo:font-size="12pt" style:font-size-asian="12pt" style:font-size-complex="12pt"/>
    </style:style>
    <style:style style:name="P740" style:parent-style-name="Normal" style:family="paragraph">
      <style:text-properties fo:font-size="12pt" style:font-size-asian="12pt" style:font-size-complex="12pt"/>
    </style:style>
    <style:style style:name="P741" style:parent-style-name="Normal" style:family="paragraph">
      <style:text-properties fo:font-size="12pt" style:font-size-asian="12pt" style:font-size-complex="12pt"/>
    </style:style>
    <style:style style:name="P742" style:parent-style-name="Normal" style:family="paragraph">
      <style:text-properties fo:font-size="12pt" style:font-size-asian="12pt" style:font-size-complex="12pt"/>
    </style:style>
    <style:style style:name="P743" style:parent-style-name="Normal" style:family="paragraph">
      <style:text-properties fo:font-size="12pt" style:font-size-asian="12pt" style:font-size-complex="12pt"/>
    </style:style>
    <style:style style:name="P744" style:parent-style-name="Normal" style:family="paragraph">
      <style:text-properties fo:font-size="12pt" style:font-size-asian="12pt" style:font-size-complex="12pt"/>
    </style:style>
    <style:style style:name="P745" style:parent-style-name="Normal" style:family="paragraph">
      <style:text-properties fo:font-size="12pt" style:font-size-asian="12pt" style:font-size-complex="12pt"/>
    </style:style>
    <style:style style:name="P746" style:parent-style-name="Normal" style:family="paragraph">
      <style:text-properties fo:font-size="12pt" style:font-size-asian="12pt" style:font-size-complex="12pt"/>
    </style:style>
    <style:style style:name="P747" style:parent-style-name="Normal" style:family="paragraph">
      <style:text-properties fo:font-size="12pt" style:font-size-asian="12pt" style:font-size-complex="12pt"/>
    </style:style>
    <style:style style:name="P748" style:parent-style-name="Normal" style:family="paragraph">
      <style:text-properties fo:font-size="12pt" style:font-size-asian="12pt" style:font-size-complex="12pt"/>
    </style:style>
    <style:style style:name="P749" style:parent-style-name="Normal" style:family="paragraph">
      <style:text-properties fo:font-size="12pt" style:font-size-asian="12pt" style:font-size-complex="12pt"/>
    </style:style>
    <style:style style:name="P750" style:parent-style-name="Normal" style:family="paragraph">
      <style:text-properties fo:font-size="12pt" style:font-size-asian="12pt" style:font-size-complex="12pt"/>
    </style:style>
    <style:style style:name="P751" style:parent-style-name="Normal" style:family="paragraph">
      <style:text-properties fo:font-size="12pt" style:font-size-asian="12pt" style:font-size-complex="12pt"/>
    </style:style>
    <style:style style:name="P752" style:parent-style-name="Normal" style:family="paragraph">
      <style:text-properties fo:font-size="12pt" style:font-size-asian="12pt" style:font-size-complex="12pt"/>
    </style:style>
    <style:style style:name="P753" style:parent-style-name="Normal" style:family="paragraph">
      <style:text-properties fo:font-size="12pt" style:font-size-asian="12pt" style:font-size-complex="12pt"/>
    </style:style>
    <style:style style:name="P754" style:parent-style-name="Normal" style:family="paragraph">
      <style:text-properties fo:font-size="12pt" style:font-size-asian="12pt" style:font-size-complex="12pt"/>
    </style:style>
    <style:style style:name="P755" style:parent-style-name="Normal" style:family="paragraph">
      <style:text-properties fo:font-size="12pt" style:font-size-asian="12pt" style:font-size-complex="12pt"/>
    </style:style>
    <style:style style:name="P756" style:parent-style-name="Normal" style:family="paragraph">
      <style:text-properties fo:font-size="12pt" style:font-size-asian="12pt" style:font-size-complex="12pt"/>
    </style:style>
    <style:style style:name="P757" style:parent-style-name="Normal" style:family="paragraph">
      <style:text-properties fo:font-size="12pt" style:font-size-asian="12pt" style:font-size-complex="12pt"/>
    </style:style>
    <style:style style:name="P758" style:parent-style-name="Normal" style:family="paragraph">
      <style:text-properties fo:font-size="12pt" style:font-size-asian="12pt" style:font-size-complex="12pt"/>
    </style:style>
    <style:style style:name="P759" style:parent-style-name="Normal" style:family="paragraph">
      <style:text-properties fo:font-size="12pt" style:font-size-asian="12pt" style:font-size-complex="12pt"/>
    </style:style>
    <style:style style:name="P760" style:parent-style-name="Normal" style:family="paragraph">
      <style:text-properties fo:font-size="12pt" style:font-size-asian="12pt" style:font-size-complex="12pt"/>
    </style:style>
    <style:style style:name="P761" style:parent-style-name="Normal" style:family="paragraph">
      <style:text-properties fo:font-size="12pt" style:font-size-asian="12pt" style:font-size-complex="12pt"/>
    </style:style>
    <style:style style:name="P762" style:parent-style-name="Normal" style:family="paragraph">
      <style:text-properties fo:font-size="12pt" style:font-size-asian="12pt" style:font-size-complex="12pt"/>
    </style:style>
    <style:style style:name="P763" style:parent-style-name="Normal" style:family="paragraph">
      <style:text-properties fo:font-size="12pt" style:font-size-asian="12pt" style:font-size-complex="12pt"/>
    </style:style>
    <style:style style:name="P764" style:parent-style-name="Normal" style:family="paragraph">
      <style:text-properties fo:font-size="12pt" style:font-size-asian="12pt" style:font-size-complex="12pt"/>
    </style:style>
    <style:style style:name="P765" style:parent-style-name="Normal" style:family="paragraph">
      <style:text-properties fo:font-size="12pt" style:font-size-asian="12pt" style:font-size-complex="12pt"/>
    </style:style>
    <style:style style:name="P766" style:parent-style-name="Normal" style:family="paragraph">
      <style:text-properties fo:font-size="12pt" style:font-size-asian="12pt" style:font-size-complex="12pt"/>
    </style:style>
    <style:style style:name="P767" style:parent-style-name="Normal" style:family="paragraph">
      <style:text-properties fo:font-size="12pt" style:font-size-asian="12pt" style:font-size-complex="12pt"/>
    </style:style>
    <style:style style:name="P768" style:parent-style-name="Normal" style:family="paragraph">
      <style:text-properties fo:font-size="12pt" style:font-size-asian="12pt" style:font-size-complex="12pt"/>
    </style:style>
    <style:style style:name="P769" style:parent-style-name="Normal" style:family="paragraph">
      <style:text-properties fo:font-size="12pt" style:font-size-asian="12pt" style:font-size-complex="12pt"/>
    </style:style>
    <style:style style:name="P770" style:parent-style-name="Normal" style:family="paragraph">
      <style:text-properties fo:font-size="12pt" style:font-size-asian="12pt" style:font-size-complex="12pt"/>
    </style:style>
    <style:style style:name="P771" style:parent-style-name="Normal" style:family="paragraph">
      <style:text-properties fo:font-size="12pt" style:font-size-asian="12pt" style:font-size-complex="12pt"/>
    </style:style>
    <style:style style:name="P772" style:parent-style-name="Normal" style:family="paragraph">
      <style:text-properties fo:font-size="12pt" style:font-size-asian="12pt" style:font-size-complex="12pt"/>
    </style:style>
    <style:style style:name="P773" style:parent-style-name="Normal" style:family="paragraph">
      <style:text-properties fo:font-size="12pt" style:font-size-asian="12pt" style:font-size-complex="12pt"/>
    </style:style>
    <style:style style:name="P774" style:parent-style-name="Normal" style:family="paragraph">
      <style:text-properties fo:font-size="12pt" style:font-size-asian="12pt" style:font-size-complex="12pt"/>
    </style:style>
    <style:style style:name="P775" style:parent-style-name="Normal" style:family="paragraph">
      <style:text-properties fo:font-size="12pt" style:font-size-asian="12pt" style:font-size-complex="12pt"/>
    </style:style>
    <style:style style:name="P776" style:parent-style-name="Normal" style:family="paragraph">
      <style:text-properties fo:font-size="12pt" style:font-size-asian="12pt" style:font-size-complex="12pt"/>
    </style:style>
    <style:style style:name="P777" style:parent-style-name="Normal" style:family="paragraph">
      <style:text-properties fo:font-size="12pt" style:font-size-asian="12pt" style:font-size-complex="12pt"/>
    </style:style>
    <style:style style:name="P778" style:parent-style-name="Normal" style:family="paragraph">
      <style:text-properties fo:font-size="12pt" style:font-size-asian="12pt" style:font-size-complex="12pt"/>
    </style:style>
    <style:style style:name="P779" style:parent-style-name="Normal" style:family="paragraph">
      <style:text-properties fo:font-size="12pt" style:font-size-asian="12pt" style:font-size-complex="12pt"/>
    </style:style>
    <style:style style:name="P780" style:parent-style-name="Normal" style:family="paragraph">
      <style:text-properties fo:font-size="12pt" style:font-size-asian="12pt" style:font-size-complex="12pt"/>
    </style:style>
    <style:style style:name="P781" style:parent-style-name="Normal" style:family="paragraph">
      <style:text-properties fo:font-size="12pt" style:font-size-asian="12pt" style:font-size-complex="12pt"/>
    </style:style>
    <style:style style:name="P782" style:parent-style-name="Normal" style:family="paragraph">
      <style:text-properties fo:font-size="12pt" style:font-size-asian="12pt" style:font-size-complex="12pt"/>
    </style:style>
    <style:style style:name="P783" style:parent-style-name="Normal" style:family="paragraph">
      <style:text-properties fo:font-size="12pt" style:font-size-asian="12pt" style:font-size-complex="12pt"/>
    </style:style>
    <style:style style:name="P784" style:parent-style-name="Normal" style:family="paragraph">
      <style:text-properties fo:font-size="12pt" style:font-size-asian="12pt" style:font-size-complex="12pt"/>
    </style:style>
    <style:style style:name="P785" style:parent-style-name="Normal" style:family="paragraph">
      <style:text-properties fo:font-size="12pt" style:font-size-asian="12pt" style:font-size-complex="12pt"/>
    </style:style>
    <style:style style:name="P786" style:parent-style-name="Normal" style:family="paragraph">
      <style:text-properties fo:font-size="12pt" style:font-size-asian="12pt" style:font-size-complex="12pt"/>
    </style:style>
    <style:style style:name="P787" style:parent-style-name="Normal" style:family="paragraph">
      <style:text-properties fo:font-size="12pt" style:font-size-asian="12pt" style:font-size-complex="12pt"/>
    </style:style>
    <style:style style:name="P788" style:parent-style-name="Normal" style:family="paragraph">
      <style:text-properties fo:font-size="12pt" style:font-size-asian="12pt" style:font-size-complex="12pt"/>
    </style:style>
    <style:style style:name="P789" style:parent-style-name="Normal" style:family="paragraph">
      <style:text-properties fo:font-size="12pt" style:font-size-asian="12pt" style:font-size-complex="12pt"/>
    </style:style>
    <style:style style:name="P790" style:parent-style-name="Normal" style:family="paragraph">
      <style:text-properties fo:font-size="12pt" style:font-size-asian="12pt" style:font-size-complex="12pt"/>
    </style:style>
    <style:style style:name="P791" style:parent-style-name="Normal" style:family="paragraph">
      <style:text-properties fo:font-size="12pt" style:font-size-asian="12pt" style:font-size-complex="12pt"/>
    </style:style>
    <style:style style:name="P792" style:parent-style-name="Normal" style:family="paragraph">
      <style:text-properties fo:font-size="12pt" style:font-size-asian="12pt" style:font-size-complex="12pt"/>
    </style:style>
    <style:style style:name="P793" style:parent-style-name="Normal" style:family="paragraph">
      <style:text-properties fo:font-size="12pt" style:font-size-asian="12pt" style:font-size-complex="12pt"/>
    </style:style>
    <style:style style:name="P794" style:parent-style-name="Normal" style:family="paragraph">
      <style:text-properties fo:font-size="12pt" style:font-size-asian="12pt" style:font-size-complex="12pt"/>
    </style:style>
    <style:style style:name="P795" style:parent-style-name="Normal" style:family="paragraph">
      <style:text-properties fo:font-size="12pt" style:font-size-asian="12pt" style:font-size-complex="12pt"/>
    </style:style>
    <style:style style:name="P796" style:parent-style-name="Normal" style:family="paragraph">
      <style:text-properties fo:font-size="12pt" style:font-size-asian="12pt" style:font-size-complex="12pt"/>
    </style:style>
    <style:style style:name="P797" style:parent-style-name="Normal" style:family="paragraph">
      <style:text-properties fo:font-size="12pt" style:font-size-asian="12pt" style:font-size-complex="12pt"/>
    </style:style>
    <style:style style:name="P798" style:parent-style-name="Normal" style:family="paragraph">
      <style:text-properties fo:font-size="12pt" style:font-size-asian="12pt" style:font-size-complex="12pt"/>
    </style:style>
    <style:style style:name="P799" style:parent-style-name="Normal" style:family="paragraph">
      <style:text-properties fo:font-size="12pt" style:font-size-asian="12pt" style:font-size-complex="12pt"/>
    </style:style>
    <style:style style:name="P800" style:parent-style-name="Normal" style:family="paragraph">
      <style:text-properties fo:font-size="12pt" style:font-size-asian="12pt" style:font-size-complex="12pt"/>
    </style:style>
    <style:style style:name="P801" style:parent-style-name="Normal" style:family="paragraph">
      <style:text-properties fo:font-size="12pt" style:font-size-asian="12pt" style:font-size-complex="12pt"/>
    </style:style>
    <style:style style:name="P802" style:parent-style-name="Normal" style:family="paragraph">
      <style:text-properties fo:font-size="12pt" style:font-size-asian="12pt" style:font-size-complex="12pt"/>
    </style:style>
    <style:style style:name="P803" style:parent-style-name="Normal" style:family="paragraph">
      <style:text-properties fo:font-size="12pt" style:font-size-asian="12pt" style:font-size-complex="12pt"/>
    </style:style>
    <style:style style:name="P804" style:parent-style-name="Normal" style:family="paragraph">
      <style:text-properties fo:font-size="12pt" style:font-size-asian="12pt" style:font-size-complex="12pt"/>
    </style:style>
    <style:style style:name="P805" style:parent-style-name="Normal" style:family="paragraph">
      <style:text-properties fo:font-size="12pt" style:font-size-asian="12pt" style:font-size-complex="12pt"/>
    </style:style>
    <style:style style:name="P806" style:parent-style-name="Normal" style:family="paragraph">
      <style:text-properties fo:font-size="12pt" style:font-size-asian="12pt" style:font-size-complex="12pt"/>
    </style:style>
    <style:style style:name="P807" style:parent-style-name="Normal" style:family="paragraph">
      <style:text-properties fo:font-size="12pt" style:font-size-asian="12pt" style:font-size-complex="12pt"/>
    </style:style>
    <style:style style:name="P808" style:parent-style-name="Normal" style:family="paragraph">
      <style:text-properties fo:font-size="12pt" style:font-size-asian="12pt" style:font-size-complex="12pt"/>
    </style:style>
    <style:style style:name="P809" style:parent-style-name="Normal" style:family="paragraph">
      <style:text-properties fo:font-size="12pt" style:font-size-asian="12pt" style:font-size-complex="12pt"/>
    </style:style>
    <style:style style:name="P810" style:parent-style-name="Normal" style:family="paragraph">
      <style:text-properties fo:font-size="12pt" style:font-size-asian="12pt" style:font-size-complex="12pt"/>
    </style:style>
    <style:style style:name="P811" style:parent-style-name="Normal" style:family="paragraph">
      <style:text-properties fo:font-size="12pt" style:font-size-asian="12pt" style:font-size-complex="12pt"/>
    </style:style>
    <style:style style:name="P812" style:parent-style-name="Normal" style:family="paragraph">
      <style:text-properties fo:font-size="12pt" style:font-size-asian="12pt" style:font-size-complex="12pt"/>
    </style:style>
    <style:style style:name="P813" style:parent-style-name="Normal" style:family="paragraph">
      <style:text-properties fo:font-size="12pt" style:font-size-asian="12pt" style:font-size-complex="12pt"/>
    </style:style>
    <style:style style:name="P814" style:parent-style-name="Normal" style:family="paragraph">
      <style:text-properties fo:font-size="12pt" style:font-size-asian="12pt" style:font-size-complex="12pt"/>
    </style:style>
    <style:style style:name="P815" style:parent-style-name="Normal" style:family="paragraph">
      <style:text-properties fo:font-size="12pt" style:font-size-asian="12pt" style:font-size-complex="12pt"/>
    </style:style>
    <style:style style:name="P816" style:parent-style-name="Normal" style:family="paragraph">
      <style:text-properties fo:font-size="12pt" style:font-size-asian="12pt" style:font-size-complex="12pt"/>
    </style:style>
    <style:style style:name="P817" style:parent-style-name="Normal" style:family="paragraph">
      <style:text-properties fo:font-size="12pt" style:font-size-asian="12pt" style:font-size-complex="12pt"/>
    </style:style>
    <style:style style:name="P818" style:parent-style-name="Normal" style:family="paragraph">
      <style:text-properties fo:font-size="12pt" style:font-size-asian="12pt" style:font-size-complex="12pt"/>
    </style:style>
    <style:style style:name="P819" style:parent-style-name="Normal" style:family="paragraph">
      <style:text-properties fo:font-size="12pt" style:font-size-asian="12pt" style:font-size-complex="12pt"/>
    </style:style>
    <style:style style:name="P820" style:parent-style-name="Normal" style:family="paragraph">
      <style:text-properties fo:font-size="12pt" style:font-size-asian="12pt" style:font-size-complex="12pt"/>
    </style:style>
    <style:style style:name="P821" style:parent-style-name="Normal" style:family="paragraph">
      <style:text-properties fo:font-size="12pt" style:font-size-asian="12pt" style:font-size-complex="12pt"/>
    </style:style>
    <style:style style:name="P822" style:parent-style-name="Normal" style:family="paragraph">
      <style:text-properties fo:font-size="12pt" style:font-size-asian="12pt" style:font-size-complex="12pt"/>
    </style:style>
    <style:style style:name="P823" style:parent-style-name="Normal" style:family="paragraph">
      <style:text-properties fo:font-size="12pt" style:font-size-asian="12pt" style:font-size-complex="12pt"/>
    </style:style>
    <style:style style:name="P824" style:parent-style-name="Normal" style:family="paragraph">
      <style:text-properties fo:font-size="12pt" style:font-size-asian="12pt" style:font-size-complex="12pt"/>
    </style:style>
    <style:style style:name="P825" style:parent-style-name="Normal" style:family="paragraph">
      <style:text-properties fo:font-size="12pt" style:font-size-asian="12pt" style:font-size-complex="12pt"/>
    </style:style>
    <style:style style:name="P826" style:parent-style-name="Normal" style:family="paragraph">
      <style:text-properties fo:font-size="12pt" style:font-size-asian="12pt" style:font-size-complex="12pt"/>
    </style:style>
    <style:style style:name="P827" style:parent-style-name="Normal" style:family="paragraph">
      <style:text-properties fo:font-size="12pt" style:font-size-asian="12pt" style:font-size-complex="12pt"/>
    </style:style>
    <style:style style:name="P828" style:parent-style-name="Normal" style:family="paragraph">
      <style:text-properties fo:font-size="12pt" style:font-size-asian="12pt" style:font-size-complex="12pt"/>
    </style:style>
    <style:style style:name="P829" style:parent-style-name="Normal" style:family="paragraph">
      <style:text-properties fo:font-size="12pt" style:font-size-asian="12pt" style:font-size-complex="12pt"/>
    </style:style>
    <style:style style:name="P830" style:parent-style-name="Normal" style:family="paragraph">
      <style:text-properties fo:font-size="12pt" style:font-size-asian="12pt" style:font-size-complex="12pt"/>
    </style:style>
    <style:style style:name="P831" style:parent-style-name="Normal" style:family="paragraph">
      <style:text-properties fo:font-size="12pt" style:font-size-asian="12pt" style:font-size-complex="12pt"/>
    </style:style>
    <style:style style:name="P832" style:parent-style-name="Normal" style:family="paragraph">
      <style:text-properties fo:font-size="12pt" style:font-size-asian="12pt" style:font-size-complex="12pt"/>
    </style:style>
    <style:style style:name="P833" style:parent-style-name="Normal" style:family="paragraph">
      <style:text-properties fo:font-size="12pt" style:font-size-asian="12pt" style:font-size-complex="12pt"/>
    </style:style>
    <style:style style:name="P834" style:parent-style-name="Normal" style:family="paragraph">
      <style:text-properties fo:font-size="12pt" style:font-size-asian="12pt" style:font-size-complex="12pt"/>
    </style:style>
    <style:style style:name="P835" style:parent-style-name="Normal" style:family="paragraph">
      <style:text-properties fo:font-size="12pt" style:font-size-asian="12pt" style:font-size-complex="12pt"/>
    </style:style>
    <style:style style:name="P836" style:parent-style-name="Normal" style:family="paragraph">
      <style:text-properties fo:font-size="12pt" style:font-size-asian="12pt" style:font-size-complex="12pt"/>
    </style:style>
    <style:style style:name="P837" style:parent-style-name="Normal" style:family="paragraph">
      <style:text-properties fo:font-size="12pt" style:font-size-asian="12pt" style:font-size-complex="12pt"/>
    </style:style>
    <style:style style:name="P838" style:parent-style-name="Normal" style:family="paragraph">
      <style:text-properties fo:font-size="12pt" style:font-size-asian="12pt" style:font-size-complex="12pt"/>
    </style:style>
    <style:style style:name="P839" style:parent-style-name="Normal" style:family="paragraph">
      <style:text-properties fo:font-size="12pt" style:font-size-asian="12pt" style:font-size-complex="12pt"/>
    </style:style>
    <style:style style:name="P840" style:parent-style-name="Normal" style:family="paragraph">
      <style:text-properties fo:font-size="12pt" style:font-size-asian="12pt" style:font-size-complex="12pt"/>
    </style:style>
    <style:style style:name="P841" style:parent-style-name="Normal" style:family="paragraph">
      <style:text-properties fo:font-size="12pt" style:font-size-asian="12pt" style:font-size-complex="12pt"/>
    </style:style>
    <style:style style:name="P842" style:parent-style-name="Normal" style:family="paragraph">
      <style:text-properties fo:font-size="12pt" style:font-size-asian="12pt" style:font-size-complex="12pt"/>
    </style:style>
    <style:style style:name="P843" style:parent-style-name="Normal" style:family="paragraph">
      <style:text-properties fo:font-size="12pt" style:font-size-asian="12pt" style:font-size-complex="12pt"/>
    </style:style>
    <style:style style:name="P844" style:parent-style-name="Normal" style:family="paragraph">
      <style:text-properties fo:font-size="12pt" style:font-size-asian="12pt" style:font-size-complex="12pt"/>
    </style:style>
    <style:style style:name="P845" style:parent-style-name="Normal" style:family="paragraph">
      <style:text-properties fo:font-size="12pt" style:font-size-asian="12pt" style:font-size-complex="12pt"/>
    </style:style>
    <style:style style:name="P846" style:parent-style-name="Normal" style:family="paragraph">
      <style:text-properties fo:font-size="12pt" style:font-size-asian="12pt" style:font-size-complex="12pt"/>
    </style:style>
    <style:style style:name="P847" style:parent-style-name="Normal" style:family="paragraph">
      <style:text-properties fo:font-size="12pt" style:font-size-asian="12pt" style:font-size-complex="12pt"/>
    </style:style>
    <style:style style:name="P848" style:parent-style-name="Normal" style:family="paragraph">
      <style:text-properties fo:font-size="12pt" style:font-size-asian="12pt" style:font-size-complex="12pt"/>
    </style:style>
    <style:style style:name="P849" style:parent-style-name="Normal" style:family="paragraph">
      <style:text-properties fo:font-size="12pt" style:font-size-asian="12pt" style:font-size-complex="12pt"/>
    </style:style>
    <style:style style:name="P850" style:parent-style-name="Normal" style:family="paragraph">
      <style:text-properties fo:font-size="12pt" style:font-size-asian="12pt" style:font-size-complex="12pt"/>
    </style:style>
    <style:style style:name="P851" style:parent-style-name="Normal" style:family="paragraph">
      <style:text-properties fo:font-size="12pt" style:font-size-asian="12pt" style:font-size-complex="12pt"/>
    </style:style>
    <style:style style:name="P852" style:parent-style-name="Normal" style:family="paragraph">
      <style:text-properties fo:font-size="12pt" style:font-size-asian="12pt" style:font-size-complex="12pt"/>
    </style:style>
    <style:style style:name="P853" style:parent-style-name="Normal" style:family="paragraph">
      <style:text-properties fo:font-size="12pt" style:font-size-asian="12pt" style:font-size-complex="12pt"/>
    </style:style>
    <style:style style:name="P854" style:parent-style-name="Normal" style:family="paragraph">
      <style:text-properties fo:font-size="12pt" style:font-size-asian="12pt" style:font-size-complex="12pt"/>
    </style:style>
    <style:style style:name="P855" style:parent-style-name="Normal" style:family="paragraph">
      <style:text-properties fo:font-size="12pt" style:font-size-asian="12pt" style:font-size-complex="12pt"/>
    </style:style>
    <style:style style:name="P856" style:parent-style-name="Normal" style:family="paragraph">
      <style:text-properties fo:font-size="12pt" style:font-size-asian="12pt" style:font-size-complex="12pt"/>
    </style:style>
    <style:style style:name="P857" style:parent-style-name="Normal" style:family="paragraph">
      <style:text-properties fo:font-size="12pt" style:font-size-asian="12pt" style:font-size-complex="12pt"/>
    </style:style>
    <style:style style:name="P858" style:parent-style-name="Normal" style:family="paragraph">
      <style:text-properties fo:font-size="12pt" style:font-size-asian="12pt" style:font-size-complex="12pt"/>
    </style:style>
    <style:style style:name="P859" style:parent-style-name="Normal" style:family="paragraph">
      <style:text-properties fo:font-size="12pt" style:font-size-asian="12pt" style:font-size-complex="12pt"/>
    </style:style>
    <style:style style:name="P860" style:parent-style-name="Normal" style:family="paragraph">
      <style:text-properties fo:font-size="12pt" style:font-size-asian="12pt" style:font-size-complex="12pt"/>
    </style:style>
    <style:style style:name="P861" style:parent-style-name="Normal" style:family="paragraph">
      <style:text-properties fo:font-size="12pt" style:font-size-asian="12pt" style:font-size-complex="12pt"/>
    </style:style>
    <style:style style:name="P862" style:parent-style-name="Normal" style:family="paragraph">
      <style:text-properties fo:font-size="12pt" style:font-size-asian="12pt" style:font-size-complex="12pt"/>
    </style:style>
    <style:style style:name="P863" style:parent-style-name="Normal" style:family="paragraph">
      <style:text-properties fo:font-size="12pt" style:font-size-asian="12pt" style:font-size-complex="12pt"/>
    </style:style>
    <style:style style:name="P864" style:parent-style-name="Normal" style:family="paragraph">
      <style:text-properties fo:font-size="12pt" style:font-size-asian="12pt" style:font-size-complex="12pt"/>
    </style:style>
    <style:style style:name="P865" style:parent-style-name="Normal" style:family="paragraph">
      <style:text-properties fo:font-size="12pt" style:font-size-asian="12pt" style:font-size-complex="12pt"/>
    </style:style>
    <style:style style:name="P866" style:parent-style-name="Normal" style:family="paragraph">
      <style:text-properties fo:font-size="12pt" style:font-size-asian="12pt" style:font-size-complex="12pt"/>
    </style:style>
    <style:style style:name="P867" style:parent-style-name="Normal" style:family="paragraph">
      <style:text-properties fo:font-size="12pt" style:font-size-asian="12pt" style:font-size-complex="12pt"/>
    </style:style>
    <style:style style:name="P868" style:parent-style-name="Normal" style:family="paragraph">
      <style:text-properties fo:font-size="12pt" style:font-size-asian="12pt" style:font-size-complex="12pt"/>
    </style:style>
    <style:style style:name="P869" style:parent-style-name="Normal" style:family="paragraph">
      <style:text-properties fo:font-size="12pt" style:font-size-asian="12pt" style:font-size-complex="12pt"/>
    </style:style>
    <style:style style:name="P870" style:parent-style-name="Normal" style:family="paragraph">
      <style:text-properties fo:font-size="12pt" style:font-size-asian="12pt" style:font-size-complex="12pt"/>
    </style:style>
    <style:style style:name="P871" style:parent-style-name="Normal" style:family="paragraph">
      <style:text-properties fo:font-size="12pt" style:font-size-asian="12pt" style:font-size-complex="12pt"/>
    </style:style>
    <style:style style:name="P872" style:parent-style-name="Normal" style:family="paragraph">
      <style:text-properties fo:font-size="12pt" style:font-size-asian="12pt" style:font-size-complex="12pt"/>
    </style:style>
    <style:style style:name="P873" style:parent-style-name="Normal" style:family="paragraph">
      <style:text-properties fo:font-size="12pt" style:font-size-asian="12pt" style:font-size-complex="12pt"/>
    </style:style>
    <style:style style:name="P874" style:parent-style-name="Normal" style:family="paragraph">
      <style:text-properties fo:font-size="12pt" style:font-size-asian="12pt" style:font-size-complex="12pt"/>
    </style:style>
    <style:style style:name="P875" style:parent-style-name="Normal" style:family="paragraph">
      <style:text-properties fo:font-size="12pt" style:font-size-asian="12pt" style:font-size-complex="12pt"/>
    </style:style>
    <style:style style:name="P876" style:parent-style-name="Normal" style:family="paragraph">
      <style:text-properties fo:font-size="12pt" style:font-size-asian="12pt" style:font-size-complex="12pt"/>
    </style:style>
    <style:style style:name="P877" style:parent-style-name="Normal" style:family="paragraph">
      <style:text-properties fo:font-size="12pt" style:font-size-asian="12pt" style:font-size-complex="12pt"/>
    </style:style>
    <style:style style:name="P878" style:parent-style-name="Normal" style:family="paragraph">
      <style:text-properties fo:font-size="12pt" style:font-size-asian="12pt" style:font-size-complex="12pt"/>
    </style:style>
    <style:style style:name="P879" style:parent-style-name="Normal" style:family="paragraph">
      <style:text-properties fo:font-size="12pt" style:font-size-asian="12pt" style:font-size-complex="12pt"/>
    </style:style>
    <style:style style:name="P880" style:parent-style-name="Normal" style:family="paragraph">
      <style:text-properties fo:font-size="12pt" style:font-size-asian="12pt" style:font-size-complex="12pt"/>
    </style:style>
    <style:style style:name="P881" style:parent-style-name="Normal" style:family="paragraph">
      <style:text-properties fo:font-size="12pt" style:font-size-asian="12pt" style:font-size-complex="12pt"/>
    </style:style>
    <style:style style:name="P882" style:parent-style-name="Normal" style:family="paragraph">
      <style:text-properties fo:font-size="12pt" style:font-size-asian="12pt" style:font-size-complex="12pt"/>
    </style:style>
    <style:style style:name="P883" style:parent-style-name="Normal" style:family="paragraph">
      <style:text-properties fo:font-size="12pt" style:font-size-asian="12pt" style:font-size-complex="12pt"/>
    </style:style>
    <style:style style:name="P884" style:parent-style-name="Normal" style:family="paragraph">
      <style:text-properties fo:font-size="12pt" style:font-size-asian="12pt" style:font-size-complex="12pt"/>
    </style:style>
    <style:style style:name="P885" style:parent-style-name="Normal" style:family="paragraph">
      <style:text-properties fo:font-size="12pt" style:font-size-asian="12pt" style:font-size-complex="12pt"/>
    </style:style>
    <style:style style:name="P886" style:parent-style-name="Normal" style:family="paragraph">
      <style:text-properties fo:font-size="12pt" style:font-size-asian="12pt" style:font-size-complex="12pt"/>
    </style:style>
    <style:style style:name="P887" style:parent-style-name="Normal" style:family="paragraph">
      <style:text-properties fo:font-size="12pt" style:font-size-asian="12pt" style:font-size-complex="12pt"/>
    </style:style>
    <style:style style:name="P888" style:parent-style-name="Normal" style:family="paragraph">
      <style:text-properties fo:font-size="12pt" style:font-size-asian="12pt" style:font-size-complex="12pt"/>
    </style:style>
    <style:style style:name="P889" style:parent-style-name="Normal" style:family="paragraph">
      <style:text-properties fo:font-size="12pt" style:font-size-asian="12pt" style:font-size-complex="12pt"/>
    </style:style>
    <style:style style:name="P890" style:parent-style-name="Normal" style:family="paragraph">
      <style:text-properties fo:font-size="12pt" style:font-size-asian="12pt" style:font-size-complex="12pt"/>
    </style:style>
    <style:style style:name="P891" style:parent-style-name="Normal" style:family="paragraph">
      <style:text-properties fo:font-size="12pt" style:font-size-asian="12pt" style:font-size-complex="12pt"/>
    </style:style>
    <style:style style:name="P892" style:parent-style-name="Normal" style:family="paragraph">
      <style:text-properties fo:font-size="12pt" style:font-size-asian="12pt" style:font-size-complex="12pt"/>
    </style:style>
    <style:style style:name="P893" style:parent-style-name="Normal" style:family="paragraph">
      <style:text-properties fo:font-size="12pt" style:font-size-asian="12pt" style:font-size-complex="12pt"/>
    </style:style>
    <style:style style:name="P894" style:parent-style-name="Normal" style:family="paragraph">
      <style:text-properties fo:font-size="12pt" style:font-size-asian="12pt" style:font-size-complex="12pt"/>
    </style:style>
    <style:style style:name="P895" style:parent-style-name="Normal" style:family="paragraph">
      <style:text-properties fo:font-size="12pt" style:font-size-asian="12pt" style:font-size-complex="12pt"/>
    </style:style>
    <style:style style:name="P896" style:parent-style-name="Normal" style:family="paragraph">
      <style:text-properties fo:font-size="12pt" style:font-size-asian="12pt" style:font-size-complex="12pt"/>
    </style:style>
    <style:style style:name="P897" style:parent-style-name="Normal" style:family="paragraph">
      <style:text-properties fo:font-size="12pt" style:font-size-asian="12pt" style:font-size-complex="12pt"/>
    </style:style>
    <style:style style:name="P898" style:parent-style-name="Normal" style:family="paragraph">
      <style:text-properties fo:font-size="12pt" style:font-size-asian="12pt" style:font-size-complex="12pt"/>
    </style:style>
    <style:style style:name="P899" style:parent-style-name="Normal" style:family="paragraph">
      <style:text-properties fo:font-size="12pt" style:font-size-asian="12pt" style:font-size-complex="12pt"/>
    </style:style>
    <style:style style:name="P900" style:parent-style-name="Normal" style:family="paragraph">
      <style:text-properties fo:font-size="12pt" style:font-size-asian="12pt" style:font-size-complex="12pt"/>
    </style:style>
    <style:style style:name="P901" style:parent-style-name="Normal" style:family="paragraph">
      <style:text-properties fo:font-size="12pt" style:font-size-asian="12pt" style:font-size-complex="12pt"/>
    </style:style>
    <style:style style:name="P902" style:parent-style-name="Normal" style:family="paragraph">
      <style:text-properties fo:font-size="12pt" style:font-size-asian="12pt" style:font-size-complex="12pt"/>
    </style:style>
    <style:style style:name="P903" style:parent-style-name="Normal" style:family="paragraph">
      <style:text-properties fo:font-size="12pt" style:font-size-asian="12pt" style:font-size-complex="12pt"/>
    </style:style>
    <style:style style:name="P904" style:parent-style-name="Normal" style:family="paragraph">
      <style:text-properties fo:font-size="12pt" style:font-size-asian="12pt" style:font-size-complex="12pt"/>
    </style:style>
    <style:style style:name="P905" style:parent-style-name="Normal" style:family="paragraph">
      <style:text-properties fo:font-size="12pt" style:font-size-asian="12pt" style:font-size-complex="12pt"/>
    </style:style>
    <style:style style:name="P906" style:parent-style-name="Normal" style:family="paragraph">
      <style:text-properties fo:font-size="12pt" style:font-size-asian="12pt" style:font-size-complex="12pt"/>
    </style:style>
    <style:style style:name="P907" style:parent-style-name="Normal" style:family="paragraph">
      <style:text-properties fo:font-size="12pt" style:font-size-asian="12pt" style:font-size-complex="12pt"/>
    </style:style>
    <style:style style:name="P908" style:parent-style-name="Normal" style:family="paragraph">
      <style:text-properties fo:font-size="12pt" style:font-size-asian="12pt" style:font-size-complex="12pt"/>
    </style:style>
    <style:style style:name="P909" style:parent-style-name="Normal" style:family="paragraph">
      <style:text-properties fo:font-size="12pt" style:font-size-asian="12pt" style:font-size-complex="12pt"/>
    </style:style>
    <style:style style:name="P910" style:parent-style-name="Normal" style:family="paragraph">
      <style:text-properties fo:font-size="12pt" style:font-size-asian="12pt" style:font-size-complex="12pt"/>
    </style:style>
    <style:style style:name="P911" style:parent-style-name="Normal" style:family="paragraph">
      <style:text-properties fo:font-size="12pt" style:font-size-asian="12pt" style:font-size-complex="12pt"/>
    </style:style>
    <style:style style:name="P912" style:parent-style-name="Normal" style:family="paragraph">
      <style:text-properties fo:font-size="12pt" style:font-size-asian="12pt" style:font-size-complex="12pt"/>
    </style:style>
    <style:style style:name="P913" style:parent-style-name="Normal" style:family="paragraph">
      <style:text-properties fo:font-size="12pt" style:font-size-asian="12pt" style:font-size-complex="12pt"/>
    </style:style>
    <style:style style:name="P914" style:parent-style-name="Normal" style:family="paragraph">
      <style:text-properties fo:font-size="12pt" style:font-size-asian="12pt" style:font-size-complex="12pt"/>
    </style:style>
    <style:style style:name="P915" style:parent-style-name="Normal" style:family="paragraph">
      <style:text-properties fo:font-size="12pt" style:font-size-asian="12pt" style:font-size-complex="12pt"/>
    </style:style>
    <style:style style:name="P916" style:parent-style-name="Normal" style:family="paragraph">
      <style:text-properties fo:font-size="12pt" style:font-size-asian="12pt" style:font-size-complex="12pt"/>
    </style:style>
    <style:style style:name="P917" style:parent-style-name="Normal" style:family="paragraph">
      <style:text-properties fo:font-size="12pt" style:font-size-asian="12pt" style:font-size-complex="12pt"/>
    </style:style>
    <style:style style:name="P918" style:parent-style-name="Normal" style:family="paragraph">
      <style:text-properties fo:font-size="12pt" style:font-size-asian="12pt" style:font-size-complex="12pt"/>
    </style:style>
    <style:style style:name="P919" style:parent-style-name="Normal" style:family="paragraph">
      <style:text-properties fo:font-size="12pt" style:font-size-asian="12pt" style:font-size-complex="12pt"/>
    </style:style>
    <style:style style:name="P920" style:parent-style-name="Normal" style:family="paragraph">
      <style:text-properties fo:font-size="12pt" style:font-size-asian="12pt" style:font-size-complex="12pt"/>
    </style:style>
    <style:style style:name="P921" style:parent-style-name="Normal" style:family="paragraph">
      <style:text-properties fo:font-size="12pt" style:font-size-asian="12pt" style:font-size-complex="12pt"/>
    </style:style>
    <style:style style:name="P922" style:parent-style-name="Normal" style:family="paragraph">
      <style:text-properties fo:font-size="12pt" style:font-size-asian="12pt" style:font-size-complex="12pt"/>
    </style:style>
    <style:style style:name="P923" style:parent-style-name="Normal" style:family="paragraph">
      <style:text-properties fo:font-size="12pt" style:font-size-asian="12pt" style:font-size-complex="12pt"/>
    </style:style>
    <style:style style:name="P924" style:parent-style-name="Normal" style:family="paragraph">
      <style:text-properties fo:font-size="12pt" style:font-size-asian="12pt" style:font-size-complex="12pt"/>
    </style:style>
    <style:style style:name="P925" style:parent-style-name="Normal" style:family="paragraph">
      <style:text-properties fo:font-size="12pt" style:font-size-asian="12pt" style:font-size-complex="12pt"/>
    </style:style>
    <style:style style:name="P926" style:parent-style-name="Normal" style:family="paragraph">
      <style:text-properties fo:font-size="12pt" style:font-size-asian="12pt" style:font-size-complex="12pt"/>
    </style:style>
    <style:style style:name="P927" style:parent-style-name="Normal" style:family="paragraph">
      <style:text-properties fo:font-size="12pt" style:font-size-asian="12pt" style:font-size-complex="12pt"/>
    </style:style>
    <style:style style:name="P928" style:parent-style-name="Normal" style:family="paragraph">
      <style:text-properties fo:font-size="12pt" style:font-size-asian="12pt" style:font-size-complex="12pt"/>
    </style:style>
    <style:style style:name="P929" style:parent-style-name="Normal" style:family="paragraph">
      <style:text-properties fo:font-size="12pt" style:font-size-asian="12pt" style:font-size-complex="12pt"/>
    </style:style>
    <style:style style:name="P930" style:parent-style-name="Normal" style:family="paragraph">
      <style:text-properties fo:font-size="12pt" style:font-size-asian="12pt" style:font-size-complex="12pt"/>
    </style:style>
    <style:style style:name="P931" style:parent-style-name="Normal" style:family="paragraph">
      <style:text-properties fo:font-size="12pt" style:font-size-asian="12pt" style:font-size-complex="12pt"/>
    </style:style>
    <style:style style:name="P932" style:parent-style-name="Normal" style:family="paragraph">
      <style:text-properties fo:font-size="12pt" style:font-size-asian="12pt" style:font-size-complex="12pt"/>
    </style:style>
    <style:style style:name="P933" style:parent-style-name="Normal" style:family="paragraph">
      <style:text-properties fo:font-size="12pt" style:font-size-asian="12pt" style:font-size-complex="12pt"/>
    </style:style>
    <style:style style:name="P934" style:parent-style-name="Normal" style:family="paragraph">
      <style:text-properties fo:font-size="12pt" style:font-size-asian="12pt" style:font-size-complex="12pt"/>
    </style:style>
    <style:style style:name="P935" style:parent-style-name="Normal" style:family="paragraph">
      <style:text-properties fo:font-size="12pt" style:font-size-asian="12pt" style:font-size-complex="12pt"/>
    </style:style>
    <style:style style:name="P936" style:parent-style-name="Normal" style:family="paragraph">
      <style:text-properties fo:font-size="12pt" style:font-size-asian="12pt" style:font-size-complex="12pt"/>
    </style:style>
    <style:style style:name="P937" style:parent-style-name="Normal" style:family="paragraph">
      <style:text-properties fo:font-size="12pt" style:font-size-asian="12pt" style:font-size-complex="12pt"/>
    </style:style>
    <style:style style:name="P938" style:parent-style-name="Normal" style:family="paragraph">
      <style:text-properties fo:font-size="12pt" style:font-size-asian="12pt" style:font-size-complex="12pt"/>
    </style:style>
    <style:style style:name="P939" style:parent-style-name="Normal" style:family="paragraph">
      <style:text-properties fo:font-size="12pt" style:font-size-asian="12pt" style:font-size-complex="12pt"/>
    </style:style>
    <style:style style:name="P940" style:parent-style-name="Normal" style:family="paragraph">
      <style:text-properties fo:font-size="12pt" style:font-size-asian="12pt" style:font-size-complex="12pt"/>
    </style:style>
    <style:style style:name="P941" style:parent-style-name="Normal" style:family="paragraph">
      <style:text-properties fo:font-size="12pt" style:font-size-asian="12pt" style:font-size-complex="12pt"/>
    </style:style>
    <style:style style:name="P942" style:parent-style-name="Normal" style:family="paragraph">
      <style:text-properties fo:font-size="12pt" style:font-size-asian="12pt" style:font-size-complex="12pt"/>
    </style:style>
    <style:style style:name="P943" style:parent-style-name="Normal" style:family="paragraph">
      <style:text-properties fo:font-size="12pt" style:font-size-asian="12pt" style:font-size-complex="12pt"/>
    </style:style>
    <style:style style:name="P944" style:parent-style-name="Normal" style:family="paragraph">
      <style:text-properties fo:font-size="12pt" style:font-size-asian="12pt" style:font-size-complex="12pt"/>
    </style:style>
    <style:style style:name="P945" style:parent-style-name="Normal" style:family="paragraph">
      <style:text-properties fo:font-size="12pt" style:font-size-asian="12pt" style:font-size-complex="12pt"/>
    </style:style>
    <style:style style:name="P946" style:parent-style-name="Normal" style:family="paragraph">
      <style:text-properties fo:font-size="12pt" style:font-size-asian="12pt" style:font-size-complex="12pt"/>
    </style:style>
    <style:style style:name="P947" style:parent-style-name="Normal" style:family="paragraph">
      <style:text-properties fo:font-size="12pt" style:font-size-asian="12pt" style:font-size-complex="12pt"/>
    </style:style>
    <style:style style:name="P948" style:parent-style-name="Normal" style:family="paragraph">
      <style:text-properties fo:font-size="12pt" style:font-size-asian="12pt" style:font-size-complex="12pt"/>
    </style:style>
    <style:style style:name="P949" style:parent-style-name="Normal" style:family="paragraph">
      <style:text-properties fo:font-size="12pt" style:font-size-asian="12pt" style:font-size-complex="12pt"/>
    </style:style>
    <style:style style:name="P950" style:parent-style-name="Normal" style:family="paragraph">
      <style:text-properties fo:font-size="12pt" style:font-size-asian="12pt" style:font-size-complex="12pt"/>
    </style:style>
    <style:style style:name="P951" style:parent-style-name="Normal" style:family="paragraph">
      <style:text-properties fo:font-size="12pt" style:font-size-asian="12pt" style:font-size-complex="12pt"/>
    </style:style>
    <style:style style:name="P952" style:parent-style-name="Normal" style:family="paragraph">
      <style:text-properties fo:font-size="12pt" style:font-size-asian="12pt" style:font-size-complex="12pt"/>
    </style:style>
    <style:style style:name="P953" style:parent-style-name="Normal" style:family="paragraph">
      <style:text-properties fo:font-size="12pt" style:font-size-asian="12pt" style:font-size-complex="12pt"/>
    </style:style>
    <style:style style:name="P954" style:parent-style-name="Normal" style:family="paragraph">
      <style:text-properties fo:font-size="12pt" style:font-size-asian="12pt" style:font-size-complex="12pt"/>
    </style:style>
    <style:style style:name="P955" style:parent-style-name="Normal" style:family="paragraph">
      <style:text-properties fo:font-size="12pt" style:font-size-asian="12pt" style:font-size-complex="12pt"/>
    </style:style>
    <style:style style:name="P956" style:parent-style-name="Normal" style:family="paragraph">
      <style:text-properties fo:font-size="12pt" style:font-size-asian="12pt" style:font-size-complex="12pt"/>
    </style:style>
    <style:style style:name="P957" style:parent-style-name="Normal" style:family="paragraph">
      <style:text-properties fo:font-size="12pt" style:font-size-asian="12pt" style:font-size-complex="12pt"/>
    </style:style>
    <style:style style:name="P958" style:parent-style-name="Normal" style:family="paragraph">
      <style:text-properties fo:font-size="12pt" style:font-size-asian="12pt" style:font-size-complex="12pt"/>
    </style:style>
    <style:style style:name="P959" style:parent-style-name="Normal" style:family="paragraph">
      <style:text-properties fo:font-size="12pt" style:font-size-asian="12pt" style:font-size-complex="12pt"/>
    </style:style>
    <style:style style:name="P960" style:parent-style-name="Normal" style:family="paragraph">
      <style:text-properties fo:font-size="12pt" style:font-size-asian="12pt" style:font-size-complex="12pt"/>
    </style:style>
    <style:style style:name="P961" style:parent-style-name="Normal" style:family="paragraph">
      <style:text-properties fo:font-size="12pt" style:font-size-asian="12pt" style:font-size-complex="12pt"/>
    </style:style>
    <style:style style:name="P962" style:parent-style-name="Normal" style:family="paragraph">
      <style:text-properties fo:font-size="12pt" style:font-size-asian="12pt" style:font-size-complex="12pt"/>
    </style:style>
    <style:style style:name="P963" style:parent-style-name="Normal" style:family="paragraph">
      <style:text-properties fo:font-size="12pt" style:font-size-asian="12pt" style:font-size-complex="12pt"/>
    </style:style>
    <style:style style:name="P964" style:parent-style-name="Normal" style:family="paragraph">
      <style:text-properties fo:font-size="12pt" style:font-size-asian="12pt" style:font-size-complex="12pt"/>
    </style:style>
    <style:style style:name="P965" style:parent-style-name="Normal" style:family="paragraph">
      <style:text-properties fo:font-size="12pt" style:font-size-asian="12pt" style:font-size-complex="12pt"/>
    </style:style>
    <style:style style:name="P966" style:parent-style-name="Normal" style:family="paragraph">
      <style:text-properties fo:font-size="12pt" style:font-size-asian="12pt" style:font-size-complex="12pt"/>
    </style:style>
    <style:style style:name="P967" style:parent-style-name="Normal" style:family="paragraph">
      <style:text-properties fo:font-size="12pt" style:font-size-asian="12pt" style:font-size-complex="12pt"/>
    </style:style>
    <style:style style:name="P968" style:parent-style-name="Normal" style:family="paragraph">
      <style:text-properties fo:font-size="12pt" style:font-size-asian="12pt" style:font-size-complex="12pt"/>
    </style:style>
    <style:style style:name="P969" style:parent-style-name="Normal" style:family="paragraph">
      <style:text-properties fo:font-size="12pt" style:font-size-asian="12pt" style:font-size-complex="12pt"/>
    </style:style>
    <style:style style:name="P970" style:parent-style-name="Normal" style:family="paragraph">
      <style:text-properties fo:font-size="12pt" style:font-size-asian="12pt" style:font-size-complex="12pt"/>
    </style:style>
    <style:style style:name="P971" style:parent-style-name="Normal" style:family="paragraph">
      <style:text-properties fo:font-size="12pt" style:font-size-asian="12pt" style:font-size-complex="12pt"/>
    </style:style>
    <style:style style:name="P972" style:parent-style-name="Normal" style:family="paragraph">
      <style:text-properties fo:font-size="12pt" style:font-size-asian="12pt" style:font-size-complex="12pt"/>
    </style:style>
    <style:style style:name="P973" style:parent-style-name="Normal" style:family="paragraph">
      <style:text-properties fo:font-size="12pt" style:font-size-asian="12pt" style:font-size-complex="12pt"/>
    </style:style>
    <style:style style:name="P974" style:parent-style-name="Normal" style:family="paragraph">
      <style:text-properties fo:font-size="12pt" style:font-size-asian="12pt" style:font-size-complex="12pt"/>
    </style:style>
    <style:style style:name="P975" style:parent-style-name="Normal" style:family="paragraph">
      <style:text-properties fo:font-size="12pt" style:font-size-asian="12pt" style:font-size-complex="12pt"/>
    </style:style>
    <style:style style:name="P976" style:parent-style-name="Normal" style:family="paragraph">
      <style:text-properties fo:font-size="12pt" style:font-size-asian="12pt" style:font-size-complex="12pt"/>
    </style:style>
    <style:style style:name="P977" style:parent-style-name="Normal" style:family="paragraph">
      <style:text-properties fo:font-size="12pt" style:font-size-asian="12pt" style:font-size-complex="12pt"/>
    </style:style>
    <style:style style:name="P978" style:parent-style-name="Normal" style:family="paragraph">
      <style:text-properties fo:font-size="12pt" style:font-size-asian="12pt" style:font-size-complex="12pt"/>
    </style:style>
    <style:style style:name="P979" style:parent-style-name="Normal" style:family="paragraph">
      <style:text-properties fo:font-size="12pt" style:font-size-asian="12pt" style:font-size-complex="12pt"/>
    </style:style>
    <style:style style:name="P980" style:parent-style-name="Normal" style:family="paragraph">
      <style:text-properties fo:font-size="12pt" style:font-size-asian="12pt" style:font-size-complex="12pt"/>
    </style:style>
    <style:style style:name="P981" style:parent-style-name="Normal" style:family="paragraph">
      <style:text-properties fo:font-size="12pt" style:font-size-asian="12pt" style:font-size-complex="12pt"/>
    </style:style>
    <style:style style:name="P982" style:parent-style-name="Normal" style:family="paragraph">
      <style:text-properties fo:font-size="12pt" style:font-size-asian="12pt" style:font-size-complex="12pt"/>
    </style:style>
    <style:style style:name="P983" style:parent-style-name="Normal" style:family="paragraph">
      <style:text-properties fo:font-size="12pt" style:font-size-asian="12pt" style:font-size-complex="12pt"/>
    </style:style>
    <style:style style:name="P984" style:parent-style-name="Normal" style:family="paragraph">
      <style:text-properties fo:font-size="12pt" style:font-size-asian="12pt" style:font-size-complex="12pt"/>
    </style:style>
    <style:style style:name="P985" style:parent-style-name="Normal" style:family="paragraph">
      <style:text-properties fo:font-size="12pt" style:font-size-asian="12pt" style:font-size-complex="12pt"/>
    </style:style>
    <style:style style:name="P986" style:parent-style-name="Normal" style:family="paragraph">
      <style:text-properties fo:font-size="12pt" style:font-size-asian="12pt" style:font-size-complex="12pt"/>
    </style:style>
    <style:style style:name="P987" style:parent-style-name="Normal" style:family="paragraph">
      <style:text-properties fo:font-size="12pt" style:font-size-asian="12pt" style:font-size-complex="12pt"/>
    </style:style>
    <style:style style:name="P988" style:parent-style-name="Normal" style:family="paragraph">
      <style:text-properties fo:font-size="12pt" style:font-size-asian="12pt" style:font-size-complex="12pt"/>
    </style:style>
    <style:style style:name="P989" style:parent-style-name="Normal" style:family="paragraph">
      <style:text-properties fo:font-size="12pt" style:font-size-asian="12pt" style:font-size-complex="12pt"/>
    </style:style>
    <style:style style:name="P990" style:parent-style-name="Normal" style:family="paragraph">
      <style:text-properties fo:font-size="12pt" style:font-size-asian="12pt" style:font-size-complex="12pt"/>
    </style:style>
    <style:style style:name="P991" style:parent-style-name="Normal" style:family="paragraph">
      <style:text-properties fo:font-size="12pt" style:font-size-asian="12pt" style:font-size-complex="12pt"/>
    </style:style>
    <style:style style:name="P992" style:parent-style-name="Normal" style:family="paragraph">
      <style:text-properties fo:font-size="12pt" style:font-size-asian="12pt" style:font-size-complex="12pt"/>
    </style:style>
    <style:style style:name="P993" style:parent-style-name="Normal" style:family="paragraph">
      <style:text-properties fo:font-size="12pt" style:font-size-asian="12pt" style:font-size-complex="12pt"/>
    </style:style>
    <style:style style:name="P994" style:parent-style-name="Normal" style:family="paragraph">
      <style:text-properties fo:font-size="12pt" style:font-size-asian="12pt" style:font-size-complex="12pt"/>
    </style:style>
    <style:style style:name="P995" style:parent-style-name="Normal" style:family="paragraph">
      <style:text-properties fo:font-size="12pt" style:font-size-asian="12pt" style:font-size-complex="12pt"/>
    </style:style>
    <style:style style:name="P996" style:parent-style-name="Normal" style:family="paragraph">
      <style:text-properties fo:font-size="12pt" style:font-size-asian="12pt" style:font-size-complex="12pt"/>
    </style:style>
    <style:style style:name="P997" style:parent-style-name="Normal" style:family="paragraph">
      <style:text-properties fo:font-size="12pt" style:font-size-asian="12pt" style:font-size-complex="12pt"/>
    </style:style>
    <style:style style:name="P998" style:parent-style-name="Normal" style:family="paragraph">
      <style:text-properties fo:font-size="12pt" style:font-size-asian="12pt" style:font-size-complex="12pt"/>
    </style:style>
    <style:style style:name="P999" style:parent-style-name="Normal" style:family="paragraph">
      <style:text-properties fo:font-size="12pt" style:font-size-asian="12pt" style:font-size-complex="12pt"/>
    </style:style>
    <style:style style:name="P1000" style:parent-style-name="Normal" style:family="paragraph">
      <style:text-properties fo:font-size="12pt" style:font-size-asian="12pt" style:font-size-complex="12pt"/>
    </style:style>
    <style:style style:name="P1001" style:parent-style-name="Normal" style:family="paragraph">
      <style:text-properties fo:font-size="12pt" style:font-size-asian="12pt" style:font-size-complex="12pt"/>
    </style:style>
    <style:style style:name="P1002" style:parent-style-name="Normal" style:family="paragraph">
      <style:text-properties fo:font-size="12pt" style:font-size-asian="12pt" style:font-size-complex="12pt"/>
    </style:style>
    <style:style style:name="P1003" style:parent-style-name="Normal" style:family="paragraph">
      <style:text-properties fo:font-size="12pt" style:font-size-asian="12pt" style:font-size-complex="12pt"/>
    </style:style>
    <style:style style:name="P1004" style:parent-style-name="Normal" style:family="paragraph">
      <style:text-properties fo:font-size="12pt" style:font-size-asian="12pt" style:font-size-complex="12pt"/>
    </style:style>
    <style:style style:name="P1005" style:parent-style-name="Normal" style:family="paragraph">
      <style:text-properties fo:font-size="12pt" style:font-size-asian="12pt" style:font-size-complex="12pt"/>
    </style:style>
    <style:style style:name="P1006" style:parent-style-name="Normal" style:family="paragraph">
      <style:text-properties fo:font-size="12pt" style:font-size-asian="12pt" style:font-size-complex="12pt"/>
    </style:style>
    <style:style style:name="P1007" style:parent-style-name="Normal" style:family="paragraph">
      <style:text-properties fo:font-size="12pt" style:font-size-asian="12pt" style:font-size-complex="12pt"/>
    </style:style>
    <style:style style:name="P1008" style:parent-style-name="Normal" style:family="paragraph">
      <style:text-properties fo:font-size="12pt" style:font-size-asian="12pt" style:font-size-complex="12pt"/>
    </style:style>
    <style:style style:name="P1009" style:parent-style-name="Normal" style:family="paragraph">
      <style:text-properties fo:font-size="12pt" style:font-size-asian="12pt" style:font-size-complex="12pt"/>
    </style:style>
    <style:style style:name="P1010" style:parent-style-name="Normal" style:family="paragraph">
      <style:text-properties fo:font-size="12pt" style:font-size-asian="12pt" style:font-size-complex="12pt"/>
    </style:style>
    <style:style style:name="P1011" style:parent-style-name="Normal" style:family="paragraph">
      <style:text-properties fo:font-size="12pt" style:font-size-asian="12pt" style:font-size-complex="12pt"/>
    </style:style>
    <style:style style:name="P1012" style:parent-style-name="Normal" style:family="paragraph">
      <style:text-properties fo:font-size="12pt" style:font-size-asian="12pt" style:font-size-complex="12pt"/>
    </style:style>
    <style:style style:name="P1013" style:parent-style-name="Normal" style:family="paragraph">
      <style:text-properties fo:font-size="12pt" style:font-size-asian="12pt" style:font-size-complex="12pt"/>
    </style:style>
    <style:style style:name="P1014" style:parent-style-name="Normal" style:family="paragraph">
      <style:text-properties fo:font-size="12pt" style:font-size-asian="12pt" style:font-size-complex="12pt"/>
    </style:style>
    <style:style style:name="P1015" style:parent-style-name="Normal" style:family="paragraph">
      <style:text-properties fo:font-size="12pt" style:font-size-asian="12pt" style:font-size-complex="12pt"/>
    </style:style>
    <style:style style:name="P1016" style:parent-style-name="Normal" style:family="paragraph">
      <style:text-properties fo:font-size="12pt" style:font-size-asian="12pt" style:font-size-complex="12pt"/>
    </style:style>
    <style:style style:name="P1017" style:parent-style-name="Normal" style:family="paragraph">
      <style:text-properties fo:font-size="12pt" style:font-size-asian="12pt" style:font-size-complex="12pt"/>
    </style:style>
    <style:style style:name="P1018" style:parent-style-name="Normal" style:family="paragraph">
      <style:text-properties fo:font-size="12pt" style:font-size-asian="12pt" style:font-size-complex="12pt"/>
    </style:style>
    <style:style style:name="P1019" style:parent-style-name="Normal" style:family="paragraph">
      <style:text-properties fo:font-size="12pt" style:font-size-asian="12pt" style:font-size-complex="12pt"/>
    </style:style>
    <style:style style:name="P1020" style:parent-style-name="Normal" style:family="paragraph">
      <style:text-properties fo:font-size="12pt" style:font-size-asian="12pt" style:font-size-complex="12pt"/>
    </style:style>
    <style:style style:name="P1021" style:parent-style-name="Normal" style:family="paragraph">
      <style:text-properties fo:font-size="12pt" style:font-size-asian="12pt" style:font-size-complex="12pt"/>
    </style:style>
    <style:style style:name="P1022" style:parent-style-name="Normal" style:family="paragraph">
      <style:text-properties fo:font-size="12pt" style:font-size-asian="12pt" style:font-size-complex="12pt"/>
    </style:style>
    <style:style style:name="P1023" style:parent-style-name="Normal" style:family="paragraph">
      <style:text-properties fo:font-size="12pt" style:font-size-asian="12pt" style:font-size-complex="12pt"/>
    </style:style>
    <style:style style:name="P1024" style:parent-style-name="Normal" style:family="paragraph">
      <style:text-properties fo:font-size="12pt" style:font-size-asian="12pt" style:font-size-complex="12pt"/>
    </style:style>
    <style:style style:name="P1025" style:parent-style-name="Normal" style:family="paragraph">
      <style:text-properties fo:font-size="12pt" style:font-size-asian="12pt" style:font-size-complex="12pt"/>
    </style:style>
    <style:style style:name="P1026" style:parent-style-name="Normal" style:family="paragraph">
      <style:text-properties fo:font-size="12pt" style:font-size-asian="12pt" style:font-size-complex="12pt"/>
    </style:style>
    <style:style style:name="P1027" style:parent-style-name="Normal" style:family="paragraph">
      <style:text-properties fo:font-size="12pt" style:font-size-asian="12pt" style:font-size-complex="12pt"/>
    </style:style>
    <style:style style:name="P1028" style:parent-style-name="Normal" style:family="paragraph">
      <style:text-properties fo:font-size="12pt" style:font-size-asian="12pt" style:font-size-complex="12pt"/>
    </style:style>
    <style:style style:name="P1029" style:parent-style-name="Normal" style:family="paragraph">
      <style:text-properties fo:font-size="12pt" style:font-size-asian="12pt" style:font-size-complex="12pt"/>
    </style:style>
    <style:style style:name="P1030" style:parent-style-name="Normal" style:family="paragraph">
      <style:text-properties fo:font-size="12pt" style:font-size-asian="12pt" style:font-size-complex="12pt"/>
    </style:style>
    <style:style style:name="P1031" style:parent-style-name="Normal" style:family="paragraph">
      <style:text-properties fo:font-size="12pt" style:font-size-asian="12pt" style:font-size-complex="12pt"/>
    </style:style>
    <style:style style:name="P1032" style:parent-style-name="Normal" style:family="paragraph">
      <style:text-properties fo:font-size="12pt" style:font-size-asian="12pt" style:font-size-complex="12pt"/>
    </style:style>
    <style:style style:name="P1033" style:parent-style-name="Normal" style:family="paragraph">
      <style:text-properties fo:font-size="12pt" style:font-size-asian="12pt" style:font-size-complex="12pt"/>
    </style:style>
    <style:style style:name="P1034" style:parent-style-name="Normal" style:family="paragraph">
      <style:text-properties fo:font-size="12pt" style:font-size-asian="12pt" style:font-size-complex="12pt"/>
    </style:style>
    <style:style style:name="P1035" style:parent-style-name="Normal" style:family="paragraph">
      <style:text-properties fo:font-size="12pt" style:font-size-asian="12pt" style:font-size-complex="12pt"/>
    </style:style>
    <style:style style:name="P1036" style:parent-style-name="Normal" style:family="paragraph">
      <style:text-properties fo:font-size="12pt" style:font-size-asian="12pt" style:font-size-complex="12pt"/>
    </style:style>
    <style:style style:name="P1037" style:parent-style-name="Normal" style:family="paragraph">
      <style:text-properties fo:font-size="12pt" style:font-size-asian="12pt" style:font-size-complex="12pt"/>
    </style:style>
    <style:style style:name="P1038" style:parent-style-name="Normal" style:family="paragraph">
      <style:text-properties fo:font-size="12pt" style:font-size-asian="12pt" style:font-size-complex="12pt"/>
    </style:style>
    <style:style style:name="P1039" style:parent-style-name="Normal" style:family="paragraph">
      <style:text-properties fo:font-size="12pt" style:font-size-asian="12pt" style:font-size-complex="12pt"/>
    </style:style>
    <style:style style:name="P1040" style:parent-style-name="Normal" style:family="paragraph">
      <style:text-properties fo:font-size="12pt" style:font-size-asian="12pt" style:font-size-complex="12pt"/>
    </style:style>
    <style:style style:name="P1041" style:parent-style-name="Normal" style:family="paragraph">
      <style:text-properties fo:font-size="12pt" style:font-size-asian="12pt" style:font-size-complex="12pt"/>
    </style:style>
    <style:style style:name="P1042" style:parent-style-name="Normal" style:family="paragraph">
      <style:text-properties fo:font-size="12pt" style:font-size-asian="12pt" style:font-size-complex="12pt"/>
    </style:style>
    <style:style style:name="P1043" style:parent-style-name="Normal" style:family="paragraph">
      <style:text-properties fo:font-size="12pt" style:font-size-asian="12pt" style:font-size-complex="12pt"/>
    </style:style>
    <style:style style:name="P1044" style:parent-style-name="Normal" style:family="paragraph">
      <style:text-properties fo:font-size="12pt" style:font-size-asian="12pt" style:font-size-complex="12pt"/>
    </style:style>
    <style:style style:name="P1045" style:parent-style-name="Normal" style:family="paragraph">
      <style:text-properties fo:font-size="12pt" style:font-size-asian="12pt" style:font-size-complex="12pt"/>
    </style:style>
    <style:style style:name="P1046" style:parent-style-name="Normal" style:family="paragraph">
      <style:text-properties fo:font-size="12pt" style:font-size-asian="12pt" style:font-size-complex="12pt"/>
    </style:style>
    <style:style style:name="P1047" style:parent-style-name="Normal" style:family="paragraph">
      <style:text-properties fo:font-size="12pt" style:font-size-asian="12pt" style:font-size-complex="12pt"/>
    </style:style>
    <style:style style:name="P1048" style:parent-style-name="Normal" style:family="paragraph">
      <style:text-properties fo:font-size="12pt" style:font-size-asian="12pt" style:font-size-complex="12pt"/>
    </style:style>
    <style:style style:name="P1049" style:parent-style-name="Normal" style:family="paragraph">
      <style:text-properties fo:font-size="12pt" style:font-size-asian="12pt" style:font-size-complex="12pt"/>
    </style:style>
    <style:style style:name="P1050" style:parent-style-name="Normal" style:family="paragraph">
      <style:text-properties fo:font-size="12pt" style:font-size-asian="12pt" style:font-size-complex="12pt"/>
    </style:style>
    <style:style style:name="P1051" style:parent-style-name="Normal" style:family="paragraph">
      <style:text-properties fo:font-size="12pt" style:font-size-asian="12pt" style:font-size-complex="12pt"/>
    </style:style>
    <style:style style:name="P1052" style:parent-style-name="Normal" style:family="paragraph">
      <style:text-properties fo:font-size="12pt" style:font-size-asian="12pt" style:font-size-complex="12pt"/>
    </style:style>
    <style:style style:name="P1053" style:parent-style-name="Normal" style:family="paragraph">
      <style:text-properties fo:font-size="12pt" style:font-size-asian="12pt" style:font-size-complex="12pt"/>
    </style:style>
    <style:style style:name="P1054" style:parent-style-name="Normal" style:family="paragraph">
      <style:text-properties fo:font-size="12pt" style:font-size-asian="12pt" style:font-size-complex="12pt"/>
    </style:style>
    <style:style style:name="P1055" style:parent-style-name="Normal" style:family="paragraph">
      <style:text-properties fo:font-size="12pt" style:font-size-asian="12pt" style:font-size-complex="12pt"/>
    </style:style>
    <style:style style:name="P1056" style:parent-style-name="Normal" style:family="paragraph">
      <style:text-properties fo:font-size="12pt" style:font-size-asian="12pt" style:font-size-complex="12pt"/>
    </style:style>
    <style:style style:name="P1057" style:parent-style-name="Normal" style:family="paragraph">
      <style:text-properties fo:font-size="12pt" style:font-size-asian="12pt" style:font-size-complex="12pt"/>
    </style:style>
    <style:style style:name="P1058" style:parent-style-name="Normal" style:family="paragraph">
      <style:text-properties fo:font-size="12pt" style:font-size-asian="12pt" style:font-size-complex="12pt"/>
    </style:style>
    <style:style style:name="P1059" style:parent-style-name="Normal" style:family="paragraph">
      <style:text-properties fo:font-size="12pt" style:font-size-asian="12pt" style:font-size-complex="12pt"/>
    </style:style>
    <style:style style:name="P1060" style:parent-style-name="Normal" style:family="paragraph">
      <style:text-properties fo:font-size="12pt" style:font-size-asian="12pt" style:font-size-complex="12pt"/>
    </style:style>
    <style:style style:name="P1061" style:parent-style-name="Normal" style:family="paragraph">
      <style:text-properties fo:font-size="12pt" style:font-size-asian="12pt" style:font-size-complex="12pt"/>
    </style:style>
    <style:style style:name="P1062" style:parent-style-name="Normal" style:family="paragraph">
      <style:text-properties fo:font-size="12pt" style:font-size-asian="12pt" style:font-size-complex="12pt"/>
    </style:style>
    <style:style style:name="P1063" style:parent-style-name="Normal" style:family="paragraph">
      <style:text-properties fo:font-size="12pt" style:font-size-asian="12pt" style:font-size-complex="12pt"/>
    </style:style>
    <style:style style:name="P1064" style:parent-style-name="Normal" style:family="paragraph">
      <style:text-properties fo:font-size="12pt" style:font-size-asian="12pt" style:font-size-complex="12pt"/>
    </style:style>
    <style:style style:name="P1065" style:parent-style-name="Normal" style:family="paragraph">
      <style:text-properties fo:font-size="12pt" style:font-size-asian="12pt" style:font-size-complex="12pt"/>
    </style:style>
    <style:style style:name="P1066" style:parent-style-name="Normal" style:family="paragraph">
      <style:text-properties fo:font-size="12pt" style:font-size-asian="12pt" style:font-size-complex="12pt"/>
    </style:style>
    <style:style style:name="P1067" style:parent-style-name="Normal" style:family="paragraph">
      <style:text-properties fo:font-size="12pt" style:font-size-asian="12pt" style:font-size-complex="12pt"/>
    </style:style>
    <style:style style:name="P1068" style:parent-style-name="Normal" style:family="paragraph">
      <style:text-properties fo:font-size="12pt" style:font-size-asian="12pt" style:font-size-complex="12pt"/>
    </style:style>
    <style:style style:name="P1069" style:parent-style-name="Normal" style:family="paragraph">
      <style:text-properties fo:font-size="12pt" style:font-size-asian="12pt" style:font-size-complex="12pt"/>
    </style:style>
    <style:style style:name="P1070" style:parent-style-name="Normal" style:family="paragraph">
      <style:text-properties fo:font-size="12pt" style:font-size-asian="12pt" style:font-size-complex="12pt"/>
    </style:style>
    <style:style style:name="P1071" style:parent-style-name="Normal" style:family="paragraph">
      <style:text-properties fo:font-size="12pt" style:font-size-asian="12pt" style:font-size-complex="12pt"/>
    </style:style>
    <style:style style:name="P1072" style:parent-style-name="Normal" style:family="paragraph">
      <style:text-properties fo:font-size="12pt" style:font-size-asian="12pt" style:font-size-complex="12pt"/>
    </style:style>
    <style:style style:name="P1073" style:parent-style-name="Normal" style:family="paragraph">
      <style:text-properties fo:font-size="12pt" style:font-size-asian="12pt" style:font-size-complex="12pt"/>
    </style:style>
    <style:style style:name="P1074" style:parent-style-name="Normal" style:family="paragraph">
      <style:text-properties fo:font-size="12pt" style:font-size-asian="12pt" style:font-size-complex="12pt"/>
    </style:style>
    <style:style style:name="P1075" style:parent-style-name="Normal" style:family="paragraph">
      <style:text-properties fo:font-size="12pt" style:font-size-asian="12pt" style:font-size-complex="12pt"/>
    </style:style>
    <style:style style:name="P1076" style:parent-style-name="Normal" style:family="paragraph">
      <style:text-properties fo:font-size="12pt" style:font-size-asian="12pt" style:font-size-complex="12pt"/>
    </style:style>
    <style:style style:name="P1077" style:parent-style-name="Normal" style:family="paragraph">
      <style:text-properties fo:font-size="12pt" style:font-size-asian="12pt" style:font-size-complex="12pt"/>
    </style:style>
    <style:style style:name="P1078" style:parent-style-name="Normal" style:family="paragraph">
      <style:text-properties fo:font-size="12pt" style:font-size-asian="12pt" style:font-size-complex="12pt"/>
    </style:style>
    <style:style style:name="P1079" style:parent-style-name="Normal" style:family="paragraph">
      <style:text-properties fo:font-size="12pt" style:font-size-asian="12pt" style:font-size-complex="12pt"/>
    </style:style>
    <style:style style:name="P1080" style:parent-style-name="Normal" style:family="paragraph">
      <style:text-properties fo:font-size="12pt" style:font-size-asian="12pt" style:font-size-complex="12pt"/>
    </style:style>
    <style:style style:name="P1081" style:parent-style-name="Normal" style:family="paragraph">
      <style:text-properties fo:font-size="12pt" style:font-size-asian="12pt" style:font-size-complex="12pt"/>
    </style:style>
    <style:style style:name="P1082" style:parent-style-name="Normal" style:family="paragraph">
      <style:text-properties fo:font-size="12pt" style:font-size-asian="12pt" style:font-size-complex="12pt"/>
    </style:style>
    <style:style style:name="P1083" style:parent-style-name="Normal" style:family="paragraph">
      <style:text-properties fo:font-size="12pt" style:font-size-asian="12pt" style:font-size-complex="12pt"/>
    </style:style>
    <style:style style:name="P1084" style:parent-style-name="Normal" style:family="paragraph">
      <style:text-properties fo:font-size="12pt" style:font-size-asian="12pt" style:font-size-complex="12pt"/>
    </style:style>
    <style:style style:name="P1085" style:parent-style-name="Normal" style:family="paragraph">
      <style:text-properties fo:font-size="12pt" style:font-size-asian="12pt" style:font-size-complex="12pt"/>
    </style:style>
    <style:style style:name="P1086" style:parent-style-name="Normal" style:family="paragraph">
      <style:text-properties fo:font-size="12pt" style:font-size-asian="12pt" style:font-size-complex="12pt"/>
    </style:style>
    <style:style style:name="P1087" style:parent-style-name="Normal" style:family="paragraph">
      <style:text-properties fo:font-size="12pt" style:font-size-asian="12pt" style:font-size-complex="12pt"/>
    </style:style>
    <style:style style:name="P1088" style:parent-style-name="Normal" style:family="paragraph">
      <style:text-properties fo:font-size="12pt" style:font-size-asian="12pt" style:font-size-complex="12pt"/>
    </style:style>
    <style:style style:name="P1089" style:parent-style-name="Normal" style:family="paragraph">
      <style:text-properties fo:font-size="12pt" style:font-size-asian="12pt" style:font-size-complex="12pt"/>
    </style:style>
    <style:style style:name="P1090" style:parent-style-name="Normal" style:family="paragraph">
      <style:text-properties fo:font-size="12pt" style:font-size-asian="12pt" style:font-size-complex="12pt"/>
    </style:style>
    <style:style style:name="P1091" style:parent-style-name="Normal" style:family="paragraph">
      <style:text-properties fo:font-size="12pt" style:font-size-asian="12pt" style:font-size-complex="12pt"/>
    </style:style>
    <style:style style:name="P1092" style:parent-style-name="Normal" style:family="paragraph">
      <style:text-properties fo:font-size="12pt" style:font-size-asian="12pt" style:font-size-complex="12pt"/>
    </style:style>
    <style:style style:name="P1093" style:parent-style-name="Normal" style:family="paragraph">
      <style:text-properties fo:font-size="12pt" style:font-size-asian="12pt" style:font-size-complex="12pt"/>
    </style:style>
    <style:style style:name="P1094" style:parent-style-name="Normal" style:family="paragraph">
      <style:text-properties fo:font-size="12pt" style:font-size-asian="12pt" style:font-size-complex="12pt"/>
    </style:style>
    <style:style style:name="P1095" style:parent-style-name="Normal" style:family="paragraph">
      <style:text-properties fo:font-size="12pt" style:font-size-asian="12pt" style:font-size-complex="12pt"/>
    </style:style>
    <style:style style:name="P1096" style:parent-style-name="Normal" style:family="paragraph">
      <style:text-properties fo:font-size="12pt" style:font-size-asian="12pt" style:font-size-complex="12pt"/>
    </style:style>
    <style:style style:name="P1097" style:parent-style-name="Normal" style:family="paragraph">
      <style:text-properties fo:font-size="12pt" style:font-size-asian="12pt" style:font-size-complex="12pt"/>
    </style:style>
    <style:style style:name="P1098" style:parent-style-name="Normal" style:family="paragraph">
      <style:text-properties fo:font-size="12pt" style:font-size-asian="12pt" style:font-size-complex="12pt"/>
    </style:style>
    <style:style style:name="P1099" style:parent-style-name="Normal" style:family="paragraph">
      <style:text-properties fo:font-size="12pt" style:font-size-asian="12pt" style:font-size-complex="12pt"/>
    </style:style>
    <style:style style:name="P1100" style:parent-style-name="Normal" style:family="paragraph">
      <style:text-properties fo:font-size="12pt" style:font-size-asian="12pt" style:font-size-complex="12pt"/>
    </style:style>
    <style:style style:name="P1101" style:parent-style-name="Normal" style:family="paragraph">
      <style:text-properties fo:font-size="12pt" style:font-size-asian="12pt" style:font-size-complex="12pt"/>
    </style:style>
    <style:style style:name="P1102" style:parent-style-name="Normal" style:family="paragraph">
      <style:text-properties fo:font-size="12pt" style:font-size-asian="12pt" style:font-size-complex="12pt"/>
    </style:style>
    <style:style style:name="P1103" style:parent-style-name="Normal" style:family="paragraph">
      <style:text-properties fo:font-size="12pt" style:font-size-asian="12pt" style:font-size-complex="12pt"/>
    </style:style>
    <style:style style:name="P1104" style:parent-style-name="Normal" style:family="paragraph">
      <style:text-properties fo:font-size="12pt" style:font-size-asian="12pt" style:font-size-complex="12pt"/>
    </style:style>
    <style:style style:name="P1105" style:parent-style-name="Normal" style:family="paragraph">
      <style:text-properties fo:font-size="12pt" style:font-size-asian="12pt" style:font-size-complex="12pt"/>
    </style:style>
    <style:style style:name="P1106" style:parent-style-name="Normal" style:family="paragraph">
      <style:text-properties fo:font-size="12pt" style:font-size-asian="12pt" style:font-size-complex="12pt"/>
    </style:style>
    <style:style style:name="P1107" style:parent-style-name="Normal" style:family="paragraph">
      <style:text-properties fo:font-size="12pt" style:font-size-asian="12pt" style:font-size-complex="12pt"/>
    </style:style>
    <style:style style:name="P1108" style:parent-style-name="Normal" style:family="paragraph">
      <style:text-properties fo:font-size="12pt" style:font-size-asian="12pt" style:font-size-complex="12pt"/>
    </style:style>
    <style:style style:name="P1109" style:parent-style-name="Normal" style:family="paragraph">
      <style:text-properties fo:font-size="12pt" style:font-size-asian="12pt" style:font-size-complex="12pt"/>
    </style:style>
    <style:style style:name="P1110" style:parent-style-name="Normal" style:family="paragraph">
      <style:text-properties fo:font-size="12pt" style:font-size-asian="12pt" style:font-size-complex="12pt"/>
    </style:style>
    <style:style style:name="P1111" style:parent-style-name="Normal" style:family="paragraph">
      <style:text-properties fo:font-size="12pt" style:font-size-asian="12pt" style:font-size-complex="12pt"/>
    </style:style>
    <style:style style:name="P1112" style:parent-style-name="Normal" style:family="paragraph">
      <style:text-properties fo:font-size="12pt" style:font-size-asian="12pt" style:font-size-complex="12pt"/>
    </style:style>
    <style:style style:name="P1113" style:parent-style-name="Normal" style:family="paragraph">
      <style:text-properties fo:font-size="12pt" style:font-size-asian="12pt" style:font-size-complex="12pt"/>
    </style:style>
    <style:style style:name="P1114" style:parent-style-name="Normal" style:family="paragraph">
      <style:text-properties fo:font-size="12pt" style:font-size-asian="12pt" style:font-size-complex="12pt"/>
    </style:style>
    <style:style style:name="P1115" style:parent-style-name="Normal" style:family="paragraph">
      <style:text-properties fo:font-size="12pt" style:font-size-asian="12pt" style:font-size-complex="12pt"/>
    </style:style>
    <style:style style:name="P1116" style:parent-style-name="Normal" style:family="paragraph">
      <style:text-properties fo:font-size="12pt" style:font-size-asian="12pt" style:font-size-complex="12pt"/>
    </style:style>
    <style:style style:name="P1117" style:parent-style-name="Normal" style:family="paragraph">
      <style:text-properties fo:font-size="12pt" style:font-size-asian="12pt" style:font-size-complex="12pt"/>
    </style:style>
    <style:style style:name="P1118" style:parent-style-name="Normal" style:family="paragraph">
      <style:text-properties fo:font-size="12pt" style:font-size-asian="12pt" style:font-size-complex="12pt"/>
    </style:style>
    <style:style style:name="P1119" style:parent-style-name="Normal" style:family="paragraph">
      <style:text-properties fo:font-size="12pt" style:font-size-asian="12pt" style:font-size-complex="12pt"/>
    </style:style>
    <style:style style:name="P1120" style:parent-style-name="Normal" style:family="paragraph">
      <style:text-properties fo:font-size="12pt" style:font-size-asian="12pt" style:font-size-complex="12pt"/>
    </style:style>
    <style:style style:name="P1121" style:parent-style-name="Normal" style:family="paragraph">
      <style:text-properties fo:font-size="12pt" style:font-size-asian="12pt" style:font-size-complex="12pt"/>
    </style:style>
    <style:style style:name="P1122" style:parent-style-name="Normal" style:family="paragraph">
      <style:text-properties fo:font-size="12pt" style:font-size-asian="12pt" style:font-size-complex="12pt"/>
    </style:style>
    <style:style style:name="P1123" style:parent-style-name="Normal" style:family="paragraph">
      <style:text-properties fo:font-size="12pt" style:font-size-asian="12pt" style:font-size-complex="12pt"/>
    </style:style>
    <style:style style:name="P1124" style:parent-style-name="Normal" style:family="paragraph">
      <style:text-properties fo:font-size="12pt" style:font-size-asian="12pt" style:font-size-complex="12pt"/>
    </style:style>
    <style:style style:name="P1125" style:parent-style-name="Normal" style:family="paragraph">
      <style:text-properties fo:font-size="12pt" style:font-size-asian="12pt" style:font-size-complex="12pt"/>
    </style:style>
    <style:style style:name="P1126" style:parent-style-name="Normal" style:family="paragraph">
      <style:text-properties fo:font-size="12pt" style:font-size-asian="12pt" style:font-size-complex="12pt"/>
    </style:style>
    <style:style style:name="P1127" style:parent-style-name="Normal" style:family="paragraph">
      <style:text-properties fo:font-size="12pt" style:font-size-asian="12pt" style:font-size-complex="12pt"/>
    </style:style>
    <style:style style:name="P1128" style:parent-style-name="Normal" style:family="paragraph">
      <style:text-properties fo:font-size="12pt" style:font-size-asian="12pt" style:font-size-complex="12pt"/>
    </style:style>
    <style:style style:name="P1129" style:parent-style-name="Normal" style:family="paragraph">
      <style:text-properties fo:font-size="12pt" style:font-size-asian="12pt" style:font-size-complex="12pt"/>
    </style:style>
    <style:style style:name="P1130" style:parent-style-name="Normal" style:family="paragraph">
      <style:text-properties fo:font-size="12pt" style:font-size-asian="12pt" style:font-size-complex="12pt"/>
    </style:style>
    <style:style style:name="P1131" style:parent-style-name="Normal" style:family="paragraph">
      <style:text-properties fo:font-size="12pt" style:font-size-asian="12pt" style:font-size-complex="12pt"/>
    </style:style>
    <style:style style:name="P1132" style:parent-style-name="Normal" style:family="paragraph">
      <style:text-properties fo:font-size="12pt" style:font-size-asian="12pt" style:font-size-complex="12pt"/>
    </style:style>
    <style:style style:name="P1133" style:parent-style-name="Normal" style:family="paragraph">
      <style:text-properties fo:font-size="12pt" style:font-size-asian="12pt" style:font-size-complex="12pt"/>
    </style:style>
    <style:style style:name="P1134" style:parent-style-name="Normal" style:family="paragraph">
      <style:text-properties fo:font-size="12pt" style:font-size-asian="12pt" style:font-size-complex="12pt"/>
    </style:style>
    <style:style style:name="P1135" style:parent-style-name="Normal" style:family="paragraph">
      <style:text-properties fo:font-size="12pt" style:font-size-asian="12pt" style:font-size-complex="12pt"/>
    </style:style>
    <style:style style:name="P1136" style:parent-style-name="Normal" style:family="paragraph">
      <style:text-properties fo:font-size="12pt" style:font-size-asian="12pt" style:font-size-complex="12pt"/>
    </style:style>
    <style:style style:name="P1137" style:parent-style-name="Normal" style:family="paragraph">
      <style:text-properties fo:font-size="12pt" style:font-size-asian="12pt" style:font-size-complex="12pt"/>
    </style:style>
    <style:style style:name="P1138" style:parent-style-name="Normal" style:family="paragraph">
      <style:text-properties fo:font-size="12pt" style:font-size-asian="12pt" style:font-size-complex="12pt"/>
    </style:style>
    <style:style style:name="P1139" style:parent-style-name="Normal" style:family="paragraph">
      <style:text-properties fo:font-size="12pt" style:font-size-asian="12pt" style:font-size-complex="12pt"/>
    </style:style>
    <style:style style:name="P1140" style:parent-style-name="Normal" style:family="paragraph">
      <style:text-properties fo:font-size="12pt" style:font-size-asian="12pt" style:font-size-complex="12pt"/>
    </style:style>
    <style:style style:name="P1141" style:parent-style-name="Normal" style:family="paragraph">
      <style:text-properties fo:font-size="12pt" style:font-size-asian="12pt" style:font-size-complex="12pt"/>
    </style:style>
    <style:style style:name="P1142" style:parent-style-name="Normal" style:family="paragraph">
      <style:text-properties fo:font-size="12pt" style:font-size-asian="12pt" style:font-size-complex="12pt"/>
    </style:style>
    <style:style style:name="P1143" style:parent-style-name="Normal" style:family="paragraph">
      <style:text-properties fo:font-size="12pt" style:font-size-asian="12pt" style:font-size-complex="12pt"/>
    </style:style>
    <style:style style:name="P1144" style:parent-style-name="Normal" style:family="paragraph">
      <style:text-properties fo:font-size="12pt" style:font-size-asian="12pt" style:font-size-complex="12pt"/>
    </style:style>
    <style:style style:name="P1145" style:parent-style-name="Normal" style:family="paragraph">
      <style:text-properties fo:font-size="12pt" style:font-size-asian="12pt" style:font-size-complex="12pt"/>
    </style:style>
    <style:style style:name="P1146" style:parent-style-name="Normal" style:family="paragraph">
      <style:text-properties fo:font-size="12pt" style:font-size-asian="12pt" style:font-size-complex="12pt"/>
    </style:style>
    <style:style style:name="P1147" style:parent-style-name="Normal" style:family="paragraph">
      <style:text-properties fo:font-size="12pt" style:font-size-asian="12pt" style:font-size-complex="12pt"/>
    </style:style>
    <style:style style:name="P1148" style:parent-style-name="Normal" style:family="paragraph">
      <style:text-properties fo:font-size="12pt" style:font-size-asian="12pt" style:font-size-complex="12pt"/>
    </style:style>
    <style:style style:name="P1149" style:parent-style-name="Normal" style:family="paragraph">
      <style:text-properties fo:font-size="12pt" style:font-size-asian="12pt" style:font-size-complex="12pt"/>
    </style:style>
    <style:style style:name="P1150" style:parent-style-name="Normal" style:family="paragraph">
      <style:text-properties fo:font-size="12pt" style:font-size-asian="12pt" style:font-size-complex="12pt"/>
    </style:style>
    <style:style style:name="P1151" style:parent-style-name="Normal" style:family="paragraph">
      <style:text-properties fo:font-size="12pt" style:font-size-asian="12pt" style:font-size-complex="12pt"/>
    </style:style>
    <style:style style:name="P1152" style:parent-style-name="Normal" style:family="paragraph">
      <style:text-properties fo:font-size="12pt" style:font-size-asian="12pt" style:font-size-complex="12pt"/>
    </style:style>
    <style:style style:name="P1153" style:parent-style-name="Normal" style:family="paragraph">
      <style:text-properties fo:font-size="12pt" style:font-size-asian="12pt" style:font-size-complex="12pt"/>
    </style:style>
    <style:style style:name="P1154" style:parent-style-name="Normal" style:family="paragraph">
      <style:text-properties fo:font-size="12pt" style:font-size-asian="12pt" style:font-size-complex="12pt"/>
    </style:style>
    <style:style style:name="P1155" style:parent-style-name="Normal" style:family="paragraph">
      <style:text-properties fo:font-size="12pt" style:font-size-asian="12pt" style:font-size-complex="12pt"/>
    </style:style>
    <style:style style:name="P1156" style:parent-style-name="Normal" style:family="paragraph">
      <style:text-properties fo:font-size="12pt" style:font-size-asian="12pt" style:font-size-complex="12pt"/>
    </style:style>
    <style:style style:name="P1157" style:parent-style-name="Normal" style:family="paragraph">
      <style:text-properties fo:font-size="12pt" style:font-size-asian="12pt" style:font-size-complex="12pt"/>
    </style:style>
    <style:style style:name="P1158" style:parent-style-name="Normal" style:family="paragraph">
      <style:text-properties fo:font-size="12pt" style:font-size-asian="12pt" style:font-size-complex="12pt"/>
    </style:style>
    <style:style style:name="P1159" style:parent-style-name="Normal" style:family="paragraph">
      <style:text-properties fo:font-size="12pt" style:font-size-asian="12pt" style:font-size-complex="12pt"/>
    </style:style>
    <style:style style:name="P1160" style:parent-style-name="Normal" style:family="paragraph">
      <style:text-properties fo:font-size="12pt" style:font-size-asian="12pt" style:font-size-complex="12pt"/>
    </style:style>
    <style:style style:name="P1161" style:parent-style-name="Normal" style:family="paragraph">
      <style:text-properties fo:font-size="12pt" style:font-size-asian="12pt" style:font-size-complex="12pt"/>
    </style:style>
    <style:style style:name="P1162" style:parent-style-name="Normal" style:family="paragraph">
      <style:text-properties fo:font-size="12pt" style:font-size-asian="12pt" style:font-size-complex="12pt"/>
    </style:style>
    <style:style style:name="P1163" style:parent-style-name="Normal" style:family="paragraph">
      <style:text-properties fo:font-size="12pt" style:font-size-asian="12pt" style:font-size-complex="12pt"/>
    </style:style>
    <style:style style:name="P1164" style:parent-style-name="Normal" style:family="paragraph">
      <style:text-properties fo:font-size="12pt" style:font-size-asian="12pt" style:font-size-complex="12pt"/>
    </style:style>
    <style:style style:name="P1165" style:parent-style-name="Normal" style:family="paragraph">
      <style:text-properties fo:font-size="12pt" style:font-size-asian="12pt" style:font-size-complex="12pt"/>
    </style:style>
    <style:style style:name="P1166" style:parent-style-name="Normal" style:family="paragraph">
      <style:text-properties fo:font-size="12pt" style:font-size-asian="12pt" style:font-size-complex="12pt"/>
    </style:style>
    <style:style style:name="P1167" style:parent-style-name="Normal" style:family="paragraph">
      <style:text-properties fo:font-size="12pt" style:font-size-asian="12pt" style:font-size-complex="12pt"/>
    </style:style>
    <style:style style:name="P1168" style:parent-style-name="Normal" style:family="paragraph">
      <style:text-properties fo:font-size="12pt" style:font-size-asian="12pt" style:font-size-complex="12pt"/>
    </style:style>
    <style:style style:name="P1169" style:parent-style-name="Normal" style:family="paragraph">
      <style:text-properties fo:font-size="12pt" style:font-size-asian="12pt" style:font-size-complex="12pt"/>
    </style:style>
    <style:style style:name="P1170" style:parent-style-name="Normal" style:family="paragraph">
      <style:text-properties fo:font-size="12pt" style:font-size-asian="12pt" style:font-size-complex="12pt"/>
    </style:style>
    <style:style style:name="P1171" style:parent-style-name="Normal" style:family="paragraph">
      <style:text-properties fo:font-size="12pt" style:font-size-asian="12pt" style:font-size-complex="12pt"/>
    </style:style>
    <style:style style:name="P1172" style:parent-style-name="Normal" style:family="paragraph">
      <style:text-properties fo:font-size="12pt" style:font-size-asian="12pt" style:font-size-complex="12pt"/>
    </style:style>
    <style:style style:name="P1173" style:parent-style-name="Normal" style:family="paragraph">
      <style:text-properties fo:font-size="12pt" style:font-size-asian="12pt" style:font-size-complex="12pt"/>
    </style:style>
    <style:style style:name="P1174" style:parent-style-name="Normal" style:family="paragraph">
      <style:text-properties fo:font-size="12pt" style:font-size-asian="12pt" style:font-size-complex="12pt"/>
    </style:style>
    <style:style style:name="P1175" style:parent-style-name="Normal" style:family="paragraph">
      <style:text-properties fo:font-size="12pt" style:font-size-asian="12pt" style:font-size-complex="12pt"/>
    </style:style>
    <style:style style:name="P1176" style:parent-style-name="Normal" style:family="paragraph">
      <style:text-properties fo:font-size="12pt" style:font-size-asian="12pt" style:font-size-complex="12pt"/>
    </style:style>
    <style:style style:name="P1177" style:parent-style-name="Normal" style:family="paragraph">
      <style:text-properties fo:font-size="12pt" style:font-size-asian="12pt" style:font-size-complex="12pt"/>
    </style:style>
    <style:style style:name="P1178" style:parent-style-name="Normal" style:family="paragraph">
      <style:text-properties fo:font-size="12pt" style:font-size-asian="12pt" style:font-size-complex="12pt"/>
    </style:style>
    <style:style style:name="P1179" style:parent-style-name="Normal" style:family="paragraph">
      <style:text-properties fo:font-size="12pt" style:font-size-asian="12pt" style:font-size-complex="12pt"/>
    </style:style>
    <style:style style:name="P1180" style:parent-style-name="Normal" style:family="paragraph">
      <style:text-properties fo:font-size="12pt" style:font-size-asian="12pt" style:font-size-complex="12pt"/>
    </style:style>
    <style:style style:name="P1181" style:parent-style-name="Normal" style:family="paragraph">
      <style:text-properties fo:font-size="12pt" style:font-size-asian="12pt" style:font-size-complex="12pt"/>
    </style:style>
    <style:style style:name="P1182" style:parent-style-name="Normal" style:family="paragraph">
      <style:text-properties fo:font-size="12pt" style:font-size-asian="12pt" style:font-size-complex="12pt"/>
    </style:style>
    <style:style style:name="P1183" style:parent-style-name="Normal" style:family="paragraph">
      <style:text-properties fo:font-size="12pt" style:font-size-asian="12pt" style:font-size-complex="12pt"/>
    </style:style>
    <style:style style:name="P1184" style:parent-style-name="Normal" style:family="paragraph">
      <style:text-properties fo:font-size="12pt" style:font-size-asian="12pt" style:font-size-complex="12pt"/>
    </style:style>
    <style:style style:name="P1185" style:parent-style-name="Normal" style:family="paragraph">
      <style:text-properties fo:font-size="12pt" style:font-size-asian="12pt" style:font-size-complex="12pt"/>
    </style:style>
    <style:style style:name="P1186" style:parent-style-name="Normal" style:family="paragraph">
      <style:text-properties fo:font-size="12pt" style:font-size-asian="12pt" style:font-size-complex="12pt"/>
    </style:style>
    <style:style style:name="P1187" style:parent-style-name="Normal" style:family="paragraph">
      <style:text-properties fo:font-size="12pt" style:font-size-asian="12pt" style:font-size-complex="12pt"/>
    </style:style>
    <style:style style:name="P1188" style:parent-style-name="Normal" style:family="paragraph">
      <style:text-properties fo:font-size="12pt" style:font-size-asian="12pt" style:font-size-complex="12pt"/>
    </style:style>
    <style:style style:name="P1189" style:parent-style-name="Normal" style:family="paragraph">
      <style:text-properties fo:font-size="12pt" style:font-size-asian="12pt" style:font-size-complex="12pt"/>
    </style:style>
    <style:style style:name="P1190" style:parent-style-name="Normal" style:family="paragraph">
      <style:text-properties fo:font-size="12pt" style:font-size-asian="12pt" style:font-size-complex="12pt"/>
    </style:style>
    <style:style style:name="P1191" style:parent-style-name="Normal" style:family="paragraph">
      <style:text-properties fo:font-size="12pt" style:font-size-asian="12pt" style:font-size-complex="12pt"/>
    </style:style>
    <style:style style:name="P1192" style:parent-style-name="Normal" style:family="paragraph">
      <style:text-properties fo:font-size="12pt" style:font-size-asian="12pt" style:font-size-complex="12pt"/>
    </style:style>
    <style:style style:name="P1193" style:parent-style-name="Normal" style:family="paragraph">
      <style:text-properties fo:font-size="12pt" style:font-size-asian="12pt" style:font-size-complex="12pt"/>
    </style:style>
    <style:style style:name="P1194" style:parent-style-name="Normal" style:family="paragraph">
      <style:text-properties fo:font-size="12pt" style:font-size-asian="12pt" style:font-size-complex="12pt"/>
    </style:style>
    <style:style style:name="P1195" style:parent-style-name="Normal" style:family="paragraph">
      <style:text-properties fo:font-size="12pt" style:font-size-asian="12pt" style:font-size-complex="12pt"/>
    </style:style>
    <style:style style:name="P1196" style:parent-style-name="Normal" style:family="paragraph">
      <style:text-properties fo:font-size="12pt" style:font-size-asian="12pt" style:font-size-complex="12pt"/>
    </style:style>
    <style:style style:name="P1197" style:parent-style-name="Normal" style:family="paragraph">
      <style:text-properties fo:font-size="12pt" style:font-size-asian="12pt" style:font-size-complex="12pt"/>
    </style:style>
    <style:style style:name="P1198" style:parent-style-name="Normal" style:family="paragraph">
      <style:text-properties fo:font-size="12pt" style:font-size-asian="12pt" style:font-size-complex="12pt"/>
    </style:style>
    <style:style style:name="P1199" style:parent-style-name="Normal" style:family="paragraph">
      <style:text-properties fo:font-size="12pt" style:font-size-asian="12pt" style:font-size-complex="12pt"/>
    </style:style>
    <style:style style:name="P1200" style:parent-style-name="Normal" style:family="paragraph">
      <style:text-properties fo:font-size="12pt" style:font-size-asian="12pt" style:font-size-complex="12pt"/>
    </style:style>
    <style:style style:name="P1201" style:parent-style-name="Normal" style:family="paragraph">
      <style:text-properties fo:font-size="12pt" style:font-size-asian="12pt" style:font-size-complex="12pt"/>
    </style:style>
    <style:style style:name="P1202" style:parent-style-name="Normal" style:family="paragraph">
      <style:text-properties fo:font-size="12pt" style:font-size-asian="12pt" style:font-size-complex="12pt"/>
    </style:style>
    <style:style style:name="P1203" style:parent-style-name="Normal" style:family="paragraph">
      <style:text-properties fo:font-size="12pt" style:font-size-asian="12pt" style:font-size-complex="12pt"/>
    </style:style>
    <style:style style:name="P1204" style:parent-style-name="Normal" style:family="paragraph">
      <style:text-properties fo:font-size="12pt" style:font-size-asian="12pt" style:font-size-complex="12pt"/>
    </style:style>
    <style:style style:name="P1205" style:parent-style-name="Normal" style:family="paragraph">
      <style:text-properties fo:font-size="12pt" style:font-size-asian="12pt" style:font-size-complex="12pt"/>
    </style:style>
    <style:style style:name="P1206" style:parent-style-name="Normal" style:family="paragraph">
      <style:text-properties fo:font-size="12pt" style:font-size-asian="12pt" style:font-size-complex="12pt"/>
    </style:style>
    <style:style style:name="P1207" style:parent-style-name="Normal" style:family="paragraph">
      <style:text-properties fo:font-size="12pt" style:font-size-asian="12pt" style:font-size-complex="12pt"/>
    </style:style>
    <style:style style:name="P1208" style:parent-style-name="Normal" style:family="paragraph">
      <style:text-properties fo:font-size="12pt" style:font-size-asian="12pt" style:font-size-complex="12pt"/>
    </style:style>
    <style:style style:name="P1209" style:parent-style-name="Normal" style:family="paragraph">
      <style:text-properties fo:font-size="12pt" style:font-size-asian="12pt" style:font-size-complex="12pt"/>
    </style:style>
    <style:style style:name="P1210" style:parent-style-name="Normal" style:family="paragraph">
      <style:text-properties fo:font-size="12pt" style:font-size-asian="12pt" style:font-size-complex="12pt"/>
    </style:style>
    <style:style style:name="P1211" style:parent-style-name="Normal" style:family="paragraph">
      <style:text-properties fo:font-size="12pt" style:font-size-asian="12pt" style:font-size-complex="12pt"/>
    </style:style>
    <style:style style:name="P1212" style:parent-style-name="Normal" style:family="paragraph">
      <style:text-properties fo:font-size="12pt" style:font-size-asian="12pt" style:font-size-complex="12pt"/>
    </style:style>
    <style:style style:name="P1213" style:parent-style-name="Normal" style:family="paragraph">
      <style:text-properties fo:font-size="12pt" style:font-size-asian="12pt" style:font-size-complex="12pt"/>
    </style:style>
    <style:style style:name="P1214" style:parent-style-name="Normal" style:family="paragraph">
      <style:text-properties fo:font-size="12pt" style:font-size-asian="12pt" style:font-size-complex="12pt"/>
    </style:style>
    <style:style style:name="P1215" style:parent-style-name="Normal" style:family="paragraph">
      <style:text-properties fo:font-size="12pt" style:font-size-asian="12pt" style:font-size-complex="12pt"/>
    </style:style>
    <style:style style:name="P1216" style:parent-style-name="Normal" style:family="paragraph">
      <style:text-properties fo:font-size="12pt" style:font-size-asian="12pt" style:font-size-complex="12pt"/>
    </style:style>
    <style:style style:name="P1217" style:parent-style-name="Normal" style:family="paragraph">
      <style:text-properties fo:font-size="12pt" style:font-size-asian="12pt" style:font-size-complex="12pt"/>
    </style:style>
    <style:style style:name="P1218" style:parent-style-name="Normal" style:family="paragraph">
      <style:text-properties fo:font-size="12pt" style:font-size-asian="12pt" style:font-size-complex="12pt"/>
    </style:style>
    <style:style style:name="P1219" style:parent-style-name="Normal" style:family="paragraph">
      <style:text-properties fo:font-size="12pt" style:font-size-asian="12pt" style:font-size-complex="12pt"/>
    </style:style>
    <style:style style:name="P1220" style:parent-style-name="Normal" style:family="paragraph">
      <style:text-properties fo:font-size="12pt" style:font-size-asian="12pt" style:font-size-complex="12pt"/>
    </style:style>
    <style:style style:name="P1221" style:parent-style-name="Normal" style:family="paragraph">
      <style:text-properties fo:font-size="12pt" style:font-size-asian="12pt" style:font-size-complex="12pt"/>
    </style:style>
    <style:style style:name="P1222" style:parent-style-name="Normal" style:family="paragraph">
      <style:text-properties fo:font-size="12pt" style:font-size-asian="12pt" style:font-size-complex="12pt"/>
    </style:style>
    <style:style style:name="P1223" style:parent-style-name="Normal" style:family="paragraph">
      <style:text-properties fo:font-size="12pt" style:font-size-asian="12pt" style:font-size-complex="12pt"/>
    </style:style>
    <style:style style:name="P1224" style:parent-style-name="Normal" style:family="paragraph">
      <style:text-properties fo:font-size="12pt" style:font-size-asian="12pt" style:font-size-complex="12pt"/>
    </style:style>
    <style:style style:name="P1225" style:parent-style-name="Normal" style:family="paragraph">
      <style:text-properties fo:font-size="12pt" style:font-size-asian="12pt" style:font-size-complex="12pt"/>
    </style:style>
    <style:style style:name="P1226" style:parent-style-name="Normal" style:family="paragraph">
      <style:text-properties fo:font-size="12pt" style:font-size-asian="12pt" style:font-size-complex="12pt"/>
    </style:style>
    <style:style style:name="P1227" style:parent-style-name="Normal" style:family="paragraph">
      <style:text-properties fo:font-size="12pt" style:font-size-asian="12pt" style:font-size-complex="12pt"/>
    </style:style>
    <style:style style:name="P1228" style:parent-style-name="Normal" style:family="paragraph">
      <style:text-properties fo:font-size="12pt" style:font-size-asian="12pt" style:font-size-complex="12pt"/>
    </style:style>
    <style:style style:name="P1229" style:parent-style-name="Normal" style:family="paragraph">
      <style:text-properties fo:font-size="12pt" style:font-size-asian="12pt" style:font-size-complex="12pt"/>
    </style:style>
    <style:style style:name="P1230" style:parent-style-name="Normal" style:family="paragraph">
      <style:text-properties fo:font-size="12pt" style:font-size-asian="12pt" style:font-size-complex="12pt"/>
    </style:style>
    <style:style style:name="P1231" style:parent-style-name="Normal" style:family="paragraph">
      <style:text-properties fo:font-size="12pt" style:font-size-asian="12pt" style:font-size-complex="12pt"/>
    </style:style>
    <style:style style:name="P1232" style:parent-style-name="Normal" style:family="paragraph">
      <style:text-properties fo:font-size="12pt" style:font-size-asian="12pt" style:font-size-complex="12pt"/>
    </style:style>
    <style:style style:name="P1233" style:parent-style-name="Normal" style:family="paragraph">
      <style:text-properties fo:font-size="12pt" style:font-size-asian="12pt" style:font-size-complex="12pt"/>
    </style:style>
    <style:style style:name="P1234" style:parent-style-name="Normal" style:family="paragraph">
      <style:text-properties fo:font-size="12pt" style:font-size-asian="12pt" style:font-size-complex="12pt"/>
    </style:style>
    <style:style style:name="P1235" style:parent-style-name="Normal" style:family="paragraph">
      <style:text-properties fo:font-size="12pt" style:font-size-asian="12pt" style:font-size-complex="12pt"/>
    </style:style>
    <style:style style:name="P1236" style:parent-style-name="Normal" style:family="paragraph">
      <style:text-properties fo:font-size="12pt" style:font-size-asian="12pt" style:font-size-complex="12pt"/>
    </style:style>
    <style:style style:name="P1237" style:parent-style-name="Normal" style:family="paragraph">
      <style:text-properties fo:font-size="12pt" style:font-size-asian="12pt" style:font-size-complex="12pt"/>
    </style:style>
    <style:style style:name="P1238" style:parent-style-name="Normal" style:family="paragraph">
      <style:text-properties fo:font-size="12pt" style:font-size-asian="12pt" style:font-size-complex="12pt"/>
    </style:style>
    <style:style style:name="P1239" style:parent-style-name="Normal" style:family="paragraph">
      <style:text-properties fo:font-size="12pt" style:font-size-asian="12pt" style:font-size-complex="12pt"/>
    </style:style>
    <style:style style:name="P1240" style:parent-style-name="Normal" style:family="paragraph">
      <style:text-properties fo:font-size="12pt" style:font-size-asian="12pt" style:font-size-complex="12pt"/>
    </style:style>
    <style:style style:name="P1241" style:parent-style-name="Normal" style:family="paragraph">
      <style:text-properties fo:font-size="12pt" style:font-size-asian="12pt" style:font-size-complex="12pt"/>
    </style:style>
    <style:style style:name="P1242" style:parent-style-name="Normal" style:family="paragraph">
      <style:text-properties fo:font-size="12pt" style:font-size-asian="12pt" style:font-size-complex="12pt"/>
    </style:style>
    <style:style style:name="P1243" style:parent-style-name="Normal" style:family="paragraph">
      <style:text-properties fo:font-size="12pt" style:font-size-asian="12pt" style:font-size-complex="12pt"/>
    </style:style>
    <style:style style:name="P1244" style:parent-style-name="Normal" style:family="paragraph">
      <style:text-properties fo:font-size="12pt" style:font-size-asian="12pt" style:font-size-complex="12pt"/>
    </style:style>
    <style:style style:name="P1245" style:parent-style-name="Normal" style:family="paragraph">
      <style:text-properties fo:font-size="12pt" style:font-size-asian="12pt" style:font-size-complex="12pt"/>
    </style:style>
    <style:style style:name="P1246" style:parent-style-name="Normal" style:family="paragraph">
      <style:text-properties fo:font-size="12pt" style:font-size-asian="12pt" style:font-size-complex="12pt"/>
    </style:style>
    <style:style style:name="T1247" style:parent-style-name="Policepardéfaut" style:family="text">
      <style:text-properties fo:font-size="12pt" style:font-size-asian="12pt" style:font-size-complex="12pt"/>
    </style:style>
  </office:automatic-styles>
  <office:body>
    <office:text text:use-soft-page-breaks="true">
      <text:p text:style-name="P1">### **Dossier de Projet Professionnel**</text:p>
      <text:p text:style-name="P2"/>
      <text:p text:style-name="P3">**Projet : Edifis-Pro**</text:p>
      <text:p text:style-name="P4">*Plateforme de gestion intégrée pour les chantiers du BTP*</text:p>
      <text:p text:style-name="P5"/>
      <text:p text:style-name="P6">**Entité :** DevOpHack</text:p>
      <text:p text:style-name="P7">**Auteur :** [Votre Nom], Développeur en alternance</text:p>
      <text:p text:style-name="P8">**Date :** Août 2025</text:p>
      <text:p text:style-name="P9"/>
      <text:p text:style-name="P10">---</text:p>
      <text:p text:style-name="P11"/>
      <text:p text:style-name="P12">### **Introduction : Le Projet Edifis-Pro au Cœur de la Transformation Numérique du BTP**</text:p>
      <text:p text:style-name="P13"/>
      <text:p text:style-name="P14">Le secteur du Bâtiment et des Travaux Publics (BTP), pilier de notre économie, repose sur une coordination complexe d'acteurs, de ressources et de délais. Pourtant, il fait face à des défis structurels persistants : communication fragmentée entre le terrain et les bureaux, suivi de chantier reposant sur des supports papier, manque de visibilité en temps réel sur l'avancement des tâches et allocation des ressources humaines souvent sous-optimale. Ces frictions entraînent des retards, des surcoûts et une perte d'efficacité globale.</text:p>
      <text:p text:style-name="P15"/>
      <text:p text:style-name="P16">Consciente de ces enjeux, l'entreprise DevOpHack a lancé le projet **Edifis-Pro**, une solution numérique conçue pour répondre spécifiquement aux besoins des PME du BTP. L'ambition n'est pas de fournir un simple outil, mais une plateforme centralisée et intuitive qui transforme la manière de gérer un chantier. Edifis-Pro a pour vocation de digitaliser les processus clés, de la planification initiale à la clôture du projet, en assurant une traçabilité complète et une communication fluide entre toutes les parties prenantes.</text:p>
      <text:p text:style-name="P17"/>
      <text:p text:style-name="P18">Ce document présente le projet dans sa globalité : de sa genèse stratégique à sa mise en œuvre technique, en passant par les choix d'architecture, les méthodologies de développement et les mesures de sécurité qui en garantissent la robustesse. Il met également en lumière la contribution apportée dans le cadre de mon parcours en alternance, une expérience immersive au cœur de l'innovation.</text:p>
      <text:p text:style-name="P19"/>
      <text:p text:style-name="P20">***</text:p>
      <text:p text:style-name="P21"/>
      <text:p text:style-name="P22">### **Présentation de l'Entreprise : DevOpHack**</text:p>
      <text:p text:style-name="P23"/>
      <text:p text:style-name="P24">#### **I. Genèse et Mission**</text:p>
      <text:p text:style-name="P25"/>
      <text:p text:style-name="P26">DevOpHack est une Entreprise de Services du Numérique (ESN) de nouvelle génération, fondée avec la conviction que la technologie doit être un accélérateur de transformation pragmatique pour les entreprises. Née de la rencontre d'experts en développement logiciel, en sécurité et en opérations (Ops), la société s'est donné pour mission de concevoir et de construire des solutions numériques sur mesure qui allient robustesse technique, sécurité de haut niveau et expérience utilisateur soignée.</text:p>
      <text:p text:style-name="P27"/>
      <text:p text:style-name="P28">Contrairement aux ESN traditionnelles, DevOpHack opère sur un modèle de partenariat technologique, s'immergeant dans les problématiques métiers de ses clients pour développer des outils qui ont un impact réel et mesurable. Le projet **Edifis-Pro** est l'incarnation parfaite de cette philosophie : une initiative stratégique interne, développée pour répondre à un besoin non satisfait du marché du BTP, et servant de vitrine à l'expertise de l'entreprise.</text:p>
      <text:p text:style-name="P29"/>
      <text:p text:style-name="P30">#### **II. Environnement et Culture de Travail**</text:p>
      <text:p text:style-name="P31"/>
      <text:p text:style-name="P32">Le siège de DevOpHack est un campus technologique moderne, conçu pour favoriser la collaboration et le bien-être. Les locaux sont divisés en plusieurs bâtiments interconnectés, offrant un écosystème de travail complet avec des espaces de détente, des services et des restaurants d'entreprise. L'accès aux locaux est géré par une application de réservation interne (nom de code "Moffi"), permettant une gestion flexible du travail en présentiel.</text:p>
      <text:p text:style-name="P33"/>
      <text:p text:style-name="P34">Mon équipe, la DSI (Direction des Systèmes d'Information), est située au 3ème étage de l'un des bâtiments, dans un vaste open-space qui encourage les échanges informels et la résolution rapide de problèmes. L'environnement est dynamique et hautement technologique : chaque poste est équipé de matériel performant, et de nombreuses salles de réunion sont disponibles pour des sessions de travail plus formelles, des points d'avancement ou des rituels agiles.</text:p>
      <text:p text:style-name="P35"/>
      <text:p text:style-name="P36">La culture d'entreprise est axée sur l'excellence technique, la curiosité et le partage de connaissances. La confiance accordée aux équipes, y compris aux alternants, est un marqueur fort, permettant à chacun de prendre des initiatives et de monter rapidement en compétences.</text:p>
      <text:p text:style-name="P37"/>
      <text:p text:style-name="P38">#### **III. Domaines d'Expertise et Projets Stratégiques**</text:p>
      <text:p text:style-name="P39"/>
      <text:p text:style-name="P40">L'expertise de DevOpHack s'articule autour de trois pôles majeurs :</text:p>
      <text:p text:style-name="P41"/>
      <text:p text:style-name="P42">1. <text:s/>**Développement d'Applications sur Mesure :** Conception et réalisation de plateformes web et mobiles complexes, en utilisant des stacks technologiques modernes (Node.js, React, TypeScript, VueJS).</text:p>
      <text:p text:style-name="P43">2. <text:s/>**Assurance Qualité (QA) et Automatisation des Tests :** Une offre à forte valeur ajoutée, centrée sur la mise en place de stratégies de tests automatisés robustes. L'entreprise a une expertise reconnue sur des outils comme Playwright pour garantir la non-régression et la fiabilité des applications critiques.</text:p>
      <text:p text:style-name="P44">3. <text:s/>**Conseil en Architecture et DevOps :** Accompagnement des clients dans la modernisation de leurs infrastructures et de leurs processus de déploiement (CI/CD, Docker, Cloud).</text:p>
      <text:p text:style-name="P45"/>
      <text:p text:style-name="P46">Outre le projet interne **Edifis-Pro**, l'entreprise gère des mandats d'envergure pour des clients dans des secteurs variés, notamment la grande distribution et le voyage, sur des projets de transformation numérique à grande échelle.</text:p>
      <text:p text:style-name="P47"/>
      <text:p text:style-name="P48">#### **IV. Mon Intégration en tant que Tech Lead Apprenti**</text:p>
      <text:p text:style-name="P49"/>
      <text:p text:style-name="P50">Mon arrivée chez DevOpHack en tant que Tech Lead Apprenti m'a immédiatement plongé au cœur de ces projets stratégiques. Mon rôle, bien que centré sur l'assurance qualité, s'est rapidement étendu à la gestion de projet, à l'optimisation des processus de test et à la coordination technique. Cette expérience, riche et exigeante, a été une opportunité unique de développer une double compétence, à la fois technique et managériale, au sein d'un environnement stimulant qui valorise l'action et la prise de responsabilité.</text:p>
      <text:p text:style-name="P51"/>
      <text:p text:style-name="P52">***</text:p>
      <text:p text:style-name="P53"/>
      <text:p text:style-name="P54">### **Edifis-Pro : Vision et Objectifs Stratégiques**</text:p>
      <text:p text:style-name="P55"/>
      <text:p text:style-name="P56">La vision d'Edifis-Pro est de devenir la plateforme de référence pour les PME du BTP cherchant à moderniser leur gestion de projet. Pour atteindre cet objectif, nous avons défini quatre piliers stratégiques :</text:p>
      <text:p text:style-name="P57"/>
      <text:p text:style-name="P58">1. <text:s/>**Centraliser l'Information :** Mettre fin aux silos de données. Toutes les informations relatives à un chantier (plans, tâches, utilisateurs, compétences, documents) sont accessibles depuis une interface unique et sécurisée.</text:p>
      <text:p text:style-name="P59">2. <text:s/>**Optimiser la Planification et le Suivi :** Offrir des outils visuels et performants pour planifier les tâches, assigner les équipes, suivre l'avancement en temps réel et gérer les feuilles de temps de manière dématérialisée.</text:p>
      <text:p text:style-name="P60">3. <text:s/>**Fluidifier la Communication :** Créer un canal de communication direct entre les chefs de chantier, les ouvriers et l'administration, réduisant ainsi les délais de décision et les malentendus.</text:p>
      <text:p text:style-name="P61">4. <text:s/>**Garantir la Sécurité et la Traçabilité :** Assurer que les accès aux données sont strictement contrôlés par rôle (RBAC), que les actions sont journalisées et que l'intégrité des informations est préservée.</text:p>
      <text:p text:style-name="P62"/>
      <text:p text:style-name="P63">Ce projet représente pour moi, en tant qu'alternant, une opportunité unique de contribuer à un cycle de vie logiciel complet, de la conception à la production, en appliquant des compétences techniques variées dans un cadre professionnel exigeant et formateur.</text:p>
      <text:p text:style-name="P64"/>
      <text:p text:style-name="P65">***</text:p>
      <text:p text:style-name="P66"/>
      <text:p text:style-name="P67">### **Cahier des Charges du Projet Edifis-Pro**</text:p>
      <text:p text:style-name="P68"/>
      <text:p text:style-name="P69">La réussite d'un projet d'ingénierie logicielle repose sur une définition claire et partagée de ses objectifs. Cette section formalise le périmètre fonctionnel de l'application Edifis-Pro ainsi que les exigences non fonctionnelles qui encadrent sa qualité, sa performance et sa sécurité. Ce cahier des charges a servi de document de référence tout au long du développement.</text:p>
      <text:p text:style-name="P70"/>
      <text:soft-page-break/>
      <text:p text:style-name="P71">#### **Périmètre Fonctionnel : Les Modules Clés**</text:p>
      <text:p text:style-name="P72"/>
      <text:p text:style-name="P73">L'application s'articule autour de plusieurs modules interconnectés, conçus pour couvrir l'ensemble des opérations de gestion d'un chantier.</text:p>
      <text:p text:style-name="P74"/>
      <text:p text:style-name="P75">**1. Gestion des Utilisateurs et des Rôles (RBAC)**</text:p>
      <text:p text:style-name="P76">* <text:s text:c="2"/>**Création et gestion des utilisateurs :** Le système permet aux administrateurs de créer, modifier et désactiver des comptes utilisateurs (nom, prénom, email, poste, etc.).</text:p>
      <text:p text:style-name="P77">* <text:s text:c="2"/>**Attribution de rôles :** Trois rôles principaux sont définis, chacun avec des permissions spécifiques :</text:p>
      <text:p text:style-name="P78"><text:s text:c="4"/>* <text:s text:c="2"/>**Administrateur :** Accès complet à la plateforme, y compris la gestion des utilisateurs et la configuration globale.</text:p>
      <text:p text:style-name="P79"><text:s text:c="4"/>* <text:s text:c="2"/>**Chef de Chantier :** Peut créer et gérer ses chantiers, assigner des tâches, valider les feuilles de temps et visualiser les rapports de ses projets.</text:p>
      <text:p text:style-name="P80"><text:s text:c="4"/>* <text:s text:c="2"/>**Ouvrier :** Accès limité aux chantiers et aux tâches qui lui sont assignés. Peut consulter ses missions et soumettre ses feuilles de temps.</text:p>
      <text:p text:style-name="P81">* <text:s text:c="2"/>**Gestion de profil :** Chaque utilisateur peut modifier ses propres informations de base (mot de passe, photo de profil).</text:p>
      <text:p text:style-name="P82"/>
      <text:p text:style-name="P83">**2. Gestion des Chantiers (Construction Sites)**</text:p>
      <text:p text:style-name="P84">* <text:s text:c="2"/>Création d'un nouveau chantier avec des informations clés : nom, adresse, date de début et de fin prévisionnelle, client.</text:p>
      <text:p text:style-name="P85">* <text:s text:c="2"/>Association des chefs de chantier et des ouvriers à un projet spécifique.</text:p>
      <text:p text:style-name="P86">* <text:s text:c="2"/>Stockage et accès centralisé aux documents du chantier (plans, permis, etc.).</text:p>
      <text:p text:style-name="P87"/>
      <text:p text:style-name="P88">**3. Gestion des Tâches et Planification**</text:p>
      <text:p text:style-name="P89">* <text:s text:c="2"/>Création de tâches détaillées au sein d'un chantier (description, priorité, date d'échéance).</text:p>
      <text:p text:style-name="P90">* <text:s text:c="2"/>Assignation d'une ou plusieurs tâches à des ouvriers.</text:p>
      <text:p text:style-name="P91">* <text:s text:c="2"/>Suivi du statut des tâches via un système simple et visuel : "À faire", "En cours", "Terminé", "Validé".</text:p>
      <text:p text:style-name="P92">* <text:s text:c="2"/>Visualisation de la planification via un diagramme de Gantt pour anticiper les dépendances et les jalons critiques.</text:p>
      <text:p text:style-name="P93"/>
      <text:p text:style-name="P94">**4. Gestion des Compétences**</text:p>
      <text:p text:style-name="P95">* <text:s text:c="2"/>Définition d'un référentiel de compétences métiers (ex: "Électricien N3", "Maçon-coffreur", "Conducteur d'engin").</text:p>
      <text:p text:style-name="P96">* <text:s text:c="2"/>Association des compétences aux profils des ouvriers pour faciliter l'assignation des tâches en fonction des qualifications requises.</text:p>
      <text:p text:style-name="P97"/>
      <text:p text:style-name="P98">**5. Gestion des Feuilles de Temps**</text:p>
      <text:p text:style-name="P99">* <text:s text:c="2"/>Saisie des heures travaillées par les ouvriers, par jour et par tâche.</text:p>
      <text:p text:style-name="P100">* <text:s text:c="2"/>Workflow de validation : les heures soumises sont notifiées au chef de chantier pour approbation ou rejet.</text:p>
      <text:p text:style-name="P101">* <text:s text:c="2"/>Export des données validées pour le traitement de la paie.</text:p>
      <text:p text:style-name="P102"/>
      <text:p text:style-name="P103">**6. Authentification et Tableau de Bord**</text:p>
      <text:p text:style-name="P104">* <text:s text:c="2"/>Portail de connexion sécurisé.</text:p>
      <text:p text:style-name="P105">* <text:s text:c="2"/>Fonctionnalité de réinitialisation de mot de passe par email.</text:p>
      <text:p text:style-name="P106">* <text:s text:c="2"/>Tableau de bord personnalisé à la connexion, affichant un résumé des informations pertinentes pour l'utilisateur (ex: tâches en cours, notifications, état d'avancement des chantiers).</text:p>
      <text:p text:style-name="P107"/>
      <text:p text:style-name="P108">#### **Exigences Non-Fonctionnelles : Performance, Sécurité et Qualité**</text:p>
      <text:p text:style-name="P109"/>
      <text:p text:style-name="P110">Au-delà des fonctionnalités, la valeur d'Edifis-Pro réside dans sa capacité à être un outil fiable et performant.</text:p>
      <text:p text:style-name="P111"/>
      <text:p text:style-name="P112">* <text:s text:c="2"/>**Performance :**</text:p>
      <text:p text:style-name="P113"><text:s text:c="4"/>* <text:s text:c="2"/>Le temps de réponse de l'API REST pour les requêtes courantes doit être inférieur à 500 ms.</text:p>
      <text:p text:style-name="P114"><text:s text:c="4"/>* <text:s text:c="2"/>Le temps de chargement initial de l'application (frontend) ne doit pas excéder 3 secondes dans des conditions de réseau standard.</text:p>
      <text:p text:style-name="P115"/>
      <text:p text:style-name="P116">* <text:s text:c="2"/>**Sécurité :** L'architecture respecte les meilleures pratiques et vise à se prémunir contre les vulnérabilités du **Top 10 OWASP**.</text:p>
      <text:soft-page-break/>
      <text:p text:style-name="P117"><text:s text:c="4"/>* <text:s text:c="2"/>**Mots de passe :** Hachage systématique avec l'algorithme `bcrypt`.</text:p>
      <text:p text:style-name="P118"><text:s text:c="4"/>* <text:s text:c="2"/>**Contrôle d'accès :** Implémentation stricte du RBAC à chaque point de terminaison de l'API.</text:p>
      <text:p text:style-name="P119"><text:s text:c="4"/>* <text:s text:c="2"/>**Authentification :** Utilisation de jetons `JSON Web Tokens (JWT)` avec une durée de vie limitée et transmis de manière sécurisée.</text:p>
      <text:p text:style-name="P120"><text:s text:c="4"/>* <text:s text:c="2"/>**Validation des entrées :** Toutes les données provenant des clients sont validées et nettoyées pour prévenir les injections (SQL, XSS).</text:p>
      <text:p text:style-name="P121"><text:s text:c="4"/>* <text:s text:c="2"/>**Communication :** Le protocole HTTPS est forcé sur l'ensemble de la plateforme.</text:p>
      <text:p text:style-name="P122"/>
      <text:p text:style-name="P123">* <text:s text:c="2"/>**Disponibilité :** La plateforme doit garantir un taux de disponibilité de 99.5%. Les procédures de déploiement et de rollback sont automatisées pour minimiser les temps d'interruption.</text:p>
      <text:p text:style-name="P124"/>
      <text:p text:style-name="P125">* <text:s text:c="2"/>**Compatibilité :** L'application frontend doit être pleinement fonctionnelle sur les deux dernières versions majeures des navigateurs Google Chrome, Mozilla Firefox et Microsoft Edge.</text:p>
      <text:p text:style-name="P126"/>
      <text:p text:style-name="P127">* <text:s text:c="2"/>**Maintenabilité :** Le code source est documenté, suit des conventions de style (`Prettier`) et est structuré en modules découplés pour faciliter les évolutions futures et la correction d'anomalies.</text:p>
      <text:p text:style-name="P128"/>
      <text:p text:style-name="P129">---</text:p>
      <text:p text:style-name="P130">**Exemple concret : Point de terminaison de l'API pour la création d'une tâche**</text:p>
      <text:p text:style-name="P131"/>
      <text:p text:style-name="P132">Pour illustrer l'interaction entre le frontend et le backend, voici la définition du point de terminaison permettant d'ajouter une tâche à un chantier.</text:p>
      <text:p text:style-name="P133"/>
      <text:p text:style-name="P134">* <text:s text:c="2"/>**Route :** `POST /api/v1/chantiers/:chantierId/taches`</text:p>
      <text:p text:style-name="P135">* <text:s text:c="2"/>**Protection :** Requiert une authentification et le rôle "Administrateur" ou "Chef de Chantier" (associé au `:chantierId`).</text:p>
      <text:p text:style-name="P136"/>
      <text:p text:style-name="P137">* <text:s text:c="2"/>**Corps de la requête (Request Body) :**</text:p>
      <text:p text:style-name="P138"><text:s text:c="4"/>```json</text:p>
      <text:soft-page-break/>
      <text:p text:style-name="P139"><text:s text:c="4"/>{</text:p>
      <text:p text:style-name="P140"><text:s text:c="6"/>"nom": "Préparation des fondations",</text:p>
      <text:p text:style-name="P141"><text:s text:c="6"/>"description": "Nettoyage et nivellement du terrain.",</text:p>
      <text:p text:style-name="P142"><text:s text:c="6"/>"dateEcheance": "2025-09-15T17:00:00.000Z",</text:p>
      <text:p text:style-name="P143"><text:s text:c="6"/>"priorite": "haute",</text:p>
      <text:p text:style-name="P144"><text:s text:c="6"/>"assigneA": ["userId1", "userId2"]</text:p>
      <text:p text:style-name="P145"><text:s text:c="4"/>}</text:p>
      <text:p text:style-name="P146"><text:s text:c="4"/>```</text:p>
      <text:p text:style-name="P147"/>
      <text:p text:style-name="P148">* <text:s text:c="2"/>**Réponse en cas de succès (`201 Created`) :**</text:p>
      <text:p text:style-name="P149"><text:s text:c="4"/>```json</text:p>
      <text:p text:style-name="P150"><text:s text:c="4"/>{</text:p>
      <text:p text:style-name="P151"><text:s text:c="6"/>"data": {</text:p>
      <text:p text:style-name="P152"><text:s text:c="8"/>"id": "tacheId-abc-123",</text:p>
      <text:p text:style-name="P153"><text:s text:c="8"/>"nom": "Préparation des fondations",</text:p>
      <text:p text:style-name="P154"><text:s text:c="8"/>"statut": "À faire",</text:p>
      <text:p text:style-name="P155"><text:s text:c="8"/>...</text:p>
      <text:p text:style-name="P156"><text:s text:c="6"/>}</text:p>
      <text:p text:style-name="P157"><text:s text:c="4"/>}</text:p>
      <text:p text:style-name="P158"><text:s text:c="4"/>```</text:p>
      <text:p text:style-name="P159"/>
      <text:p text:style-name="P160">* <text:s text:c="2"/>**Réponse en cas d'erreur (`403 Forbidden`) :**</text:p>
      <text:p text:style-name="P161"><text:s text:c="4"/>```json</text:p>
      <text:p text:style-name="P162"><text:s text:c="4"/>{ "error": { "message": "Accès refusé. Vous n'avez pas les droits pour créer une tâche sur ce chantier.", "code": "FORBIDDEN_ACCESS" } }</text:p>
      <text:p text:style-name="P163"><text:s text:c="4"/></text:p>
      <text:p text:style-name="P164"><text:s text:c="4"/></text:p>
      <text:p text:style-name="P165">### **Conception Fonctionnelle et Diagrammes UML**</text:p>
      <text:p text:style-name="P166"/>
      <text:soft-page-break/>
      <text:p text:style-name="P167">Pour clarifier les interactions des utilisateurs avec le système et visualiser le déroulement de processus clés, nous avons modélisé un diagramme de cas d'utilisation et un diagramme de séquence.<text:s/></text:p>
      <text:p text:style-name="P168"/>
      <text:p text:style-name="P169">*Note : Le code ci-dessous est au format PlantUML. Il peut être copié dans un éditeur compatible pour générer les diagrammes visuels.*</text:p>
      <text:p text:style-name="P170"/>
      <text:p text:style-name="P171">#### **1. Diagramme de Cas d'Utilisation (Use Case)**</text:p>
      <text:p text:style-name="P172"/>
      <text:p text:style-name="P173">Ce diagramme présente les grandes fonctionnalités de l'application et les rôles qui y ont accès. Il offre une vue d'ensemble du périmètre fonctionnel du point de vue des acteurs.</text:p>
      <text:p text:style-name="P174"/>
      <text:p text:style-name="P175">```plantuml</text:p>
      <text:p text:style-name="P176">@startuml</text:p>
      <text:p text:style-name="P177">left to right direction</text:p>
      <text:p text:style-name="P178"/>
      <text:p text:style-name="P179">actor Administrateur</text:p>
      <text:p text:style-name="P180">actor "Chef de Chantier" as Chef</text:p>
      <text:p text:style-name="P181">actor Ouvrier</text:p>
      <text:p text:style-name="P182"/>
      <text:p text:style-name="P183">rectangle EdifisPro {</text:p>
      <text:p text:style-name="P184"><text:s text:c="2"/>usecase "Gérer les utilisateurs" as UC_USERS</text:p>
      <text:p text:style-name="P185"><text:s text:c="2"/>usecase "Gérer les rôles" as UC_ROLES</text:p>
      <text:p text:style-name="P186"><text:s text:c="2"/>usecase "Gérer les chantiers" as UC_SITES</text:p>
      <text:p text:style-name="P187"><text:s text:c="2"/>usecase "Gérer les tâches" as UC_TASKS</text:p>
      <text:p text:style-name="P188"><text:s text:c="2"/>usecase "Assigner des ouvriers" as UC_ASSIGN</text:p>
      <text:p text:style-name="P189"><text:s text:c="2"/>usecase "Valider les feuilles de temps" as UC_VALIDATE</text:p>
      <text:p text:style-name="P190"><text:s text:c="2"/>usecase "Consulter ses tâches" as UC_VIEW_TASKS</text:p>
      <text:p text:style-name="P191"><text:s text:c="2"/>usecase "Soumettre ses heures" as UC_SUBMIT_HOURS</text:p>
      <text:p text:style-name="P192"><text:s text:c="2"/>usecase "Gérer son profil" as UC_PROFILE</text:p>
      <text:soft-page-break/>
      <text:p text:style-name="P193">}</text:p>
      <text:p text:style-name="P194"/>
      <text:p text:style-name="P195">Administrateur -- UC_USERS</text:p>
      <text:p text:style-name="P196">Administrateur -- UC_ROLES</text:p>
      <text:p text:style-name="P197"/>
      <text:p text:style-name="P198">Chef -- UC_SITES</text:p>
      <text:p text:style-name="P199">Chef -- UC_TASKS</text:p>
      <text:p text:style-name="P200">Chef -- UC_ASSIGN</text:p>
      <text:p text:style-name="P201">Chef -- UC_VALIDATE</text:p>
      <text:p text:style-name="P202"/>
      <text:p text:style-name="P203">Chef -- UC_PROFILE</text:p>
      <text:p text:style-name="P204">Ouvrier -- UC_PROFILE</text:p>
      <text:p text:style-name="P205"/>
      <text:p text:style-name="P206">Ouvrier -- UC_VIEW_TASKS</text:p>
      <text:p text:style-name="P207">Ouvrier -- UC_SUBMIT_HOURS</text:p>
      <text:p text:style-name="P208"/>
      <text:p text:style-name="P209">UC_SITES &lt;. UC_ASSIGN : &lt;&lt;include&gt;&gt;</text:p>
      <text:p text:style-name="P210">UC_TASKS &lt;. UC_ASSIGN : &lt;&lt;include&gt;&gt;</text:p>
      <text:p text:style-name="P211">UC_VALIDATE &lt;. UC_SUBMIT_HOURS : &lt;&lt;extends&gt;&gt;</text:p>
      <text:p text:style-name="P212"/>
      <text:p text:style-name="P213">@enduml</text:p>
      <text:p text:style-name="P214">```</text:p>
      <text:p text:style-name="P215"/>
      <text:p text:style-name="P216">#### **2. Diagramme de Séquence : Processus de Connexion**</text:p>
      <text:p text:style-name="P217"/>
      <text:p text:style-name="P218">Ce diagramme détaille pas à pas le flot d'interactions entre le client, le serveur et la base de données lors d'une tentative de connexion d'un utilisateur. Il illustre la logique d'authentification et la génération du jeton JWT.</text:p>
      <text:p text:style-name="P219"/>
      <text:p text:style-name="P220">```plantuml</text:p>
      <text:soft-page-break/>
      <text:p text:style-name="P221">@startuml</text:p>
      <text:p text:style-name="P222">autonumber</text:p>
      <text:p text:style-name="P223"/>
      <text:p text:style-name="P224">actor Utilisateur</text:p>
      <text:p text:style-name="P225">participant "Client (React)" as Client</text:p>
      <text:p text:style-name="P226">participant "API (Node.js)" as API</text:p>
      <text:p text:style-name="P227">participant "AuthController" as Controller</text:p>
      <text:p text:style-name="P228">participant "Base de Données" as DB</text:p>
      <text:p text:style-name="P229"/>
      <text:p text:style-name="P230">Utilisateur -&gt; Client: Saisit email + mot de passe</text:p>
      <text:p text:style-name="P231">Client -&gt; Client: Valide le format des entrées</text:p>
      <text:p text:style-name="P232">Client -&gt; API: POST /api/v1/auth/login</text:p>
      <text:p text:style-name="P233"/>
      <text:p text:style-name="P234">API -&gt; Controller: handleLogin(request)</text:p>
      <text:p text:style-name="P235">Controller -&gt; DB: Cherche l'utilisateur par email</text:p>
      <text:p text:style-name="P236">DB --&gt; Controller: Retourne l'utilisateur avec son mot de passe haché</text:p>
      <text:p text:style-name="P237"/>
      <text:p text:style-name="P238">alt Utilisateur trouvé et mot de passe correct</text:p>
      <text:p text:style-name="P239"><text:s text:c="4"/>Controller -&gt; Controller: Génère un JSON Web Token (JWT)</text:p>
      <text:p text:style-name="P240"><text:s text:c="4"/>Controller --&gt; API: Retourne le JWT</text:p>
      <text:p text:style-name="P241"><text:s text:c="4"/>API --&gt; Client: Réponse 200 OK avec le token</text:p>
      <text:p text:style-name="P242"><text:s text:c="4"/>Client -&gt; Client: Stocke le token et redirige vers le tableau de bord</text:p>
      <text:p text:style-name="P243"><text:s text:c="4"/>Client --&gt; Utilisateur: Affiche le tableau de bord</text:p>
      <text:p text:style-name="P244">else Utilisateur non trouvé ou mot de passe incorrect</text:p>
      <text:p text:style-name="P245"><text:s text:c="4"/>Controller --&gt; API: Retourne une erreur</text:p>
      <text:p text:style-name="P246"><text:s text:c="4"/>API --&gt; Client: Réponse 401 Unauthorized</text:p>
      <text:p text:style-name="P247"><text:s text:c="4"/>Client --&gt; Utilisateur: Affiche un message d'erreur</text:p>
      <text:p text:style-name="P248">end</text:p>
      <text:p text:style-name="P249"/>
      <text:p text:style-name="P250">@enduml</text:p>
      <text:soft-page-break/>
      <text:p text:style-name="P251">```</text:p>
      <text:p text:style-name="P252"/>
      <text:p text:style-name="P253">***</text:p>
      <text:p text:style-name="P254"/>
      <text:p text:style-name="P255">### **Description des Interfaces (Maquettes Textuelles)**</text:p>
      <text:p text:style-name="P256"/>
      <text:p text:style-name="P257">Cette section décrit la structure et l'agencement des écrans principaux de l'application Edifis-Pro. Elle sert de guide pour la création des maquettes visuelles et la conception de l'expérience utilisateur (UX).</text:p>
      <text:p text:style-name="P258"/>
      <text:p text:style-name="P259">#### **1. Écran de Connexion (`/login`)**</text:p>
      <text:p text:style-name="P260"/>
      <text:p text:style-name="P261">* <text:s text:c="2"/>**Objectif :** Permettre à un utilisateur de s'authentifier de manière simple et sécurisée.</text:p>
      <text:p text:style-name="P262">* <text:s text:c="2"/>**Agencement :**</text:p>
      <text:p text:style-name="P263"><text:s text:c="4"/>* <text:s text:c="2"/>La page est centrée verticalement et horizontalement.</text:p>
      <text:p text:style-name="P264"><text:s text:c="4"/>* <text:s text:c="2"/>En haut, le logo "Edifis-Pro" est proéminent.</text:p>
      <text:p text:style-name="P265"><text:s text:c="4"/>* <text:s text:c="2"/>En dessous, un formulaire contenu dans une carte (Card) avec une légère ombre pour le faire ressortir.</text:p>
      <text:p text:style-name="P266">* <text:s text:c="2"/>**Composants :**</text:p>
      <text:p text:style-name="P267"><text:s text:c="4"/>* <text:s text:c="2"/>**Titre :** "Connexion"</text:p>
      <text:p text:style-name="P268"><text:s text:c="4"/>* <text:s text:c="2"/>**Champ de saisie "Adresse e-mail" :** Avec une icône d'enveloppe et un libellé clair.</text:p>
      <text:p text:style-name="P269"><text:s text:c="4"/>* <text:s text:c="2"/>**Champ de saisie "Mot de passe" :** Avec une icône de cadenas et une option pour afficher/masquer le mot de passe.</text:p>
      <text:p text:style-name="P270"><text:s text:c="4"/>* <text:s text:c="2"/>**Lien "Mot de passe oublié ?" :** Situé sous le champ du mot de passe.</text:p>
      <text:p text:style-name="P271"><text:s text:c="4"/>* <text:s text:c="2"/>**Bouton "Se connecter" :** Bouton principal, en pleine largeur de la carte, qui devient actif uniquement lorsque les deux champs sont remplis.</text:p>
      <text:p text:style-name="P272"><text:s text:c="4"/>* <text:s text:c="2"/>**Pied de page du formulaire :** Un message discret, par exemple : "© 2025 DevOpHack - Tous droits réservés".</text:p>
      <text:p text:style-name="P273"/>
      <text:p text:style-name="P274">#### **2. Tableau de Bord (`/dashboard`)**</text:p>
      <text:p text:style-name="P275"/>
      <text:p text:style-name="P276">* <text:s text:c="2"/>**Objectif :** Fournir une vue d'ensemble personnalisée et actionnable dès la connexion de l'utilisateur.</text:p>
      <text:p text:style-name="P277">* <text:s text:c="2"/>**Agencement :** La page utilise une mise en page de type "tableau de bord applicatif" (Application Shell).</text:p>
      <text:p text:style-name="P278"><text:s text:c="4"/>* <text:s text:c="2"/>**Barre de navigation latérale (Sidebar) :** Fixe à gauche, elle contient les liens de navigation principaux.</text:p>
      <text:p text:style-name="P279"><text:s text:c="4"/>* <text:s text:c="2"/>**En-tête (Header) :** Barre horizontale en haut, contenant le titre de la page et le menu utilisateur.</text:p>
      <text:p text:style-name="P280"><text:s text:c="4"/>* <text:s text:c="2"/>**Zone de contenu principal :** L'espace restant, avec un fond légèrement grisé pour contraster avec les widgets.</text:p>
      <text:p text:style-name="P281">* <text:s text:c="2"/>**Composants :**</text:p>
      <text:p text:style-name="P282"><text:s text:c="4"/>* <text:s text:c="2"/>**Sidebar :**</text:p>
      <text:p text:style-name="P283"><text:s text:c="8"/>* <text:s text:c="2"/>Logo Edifis-Pro en haut.</text:p>
      <text:p text:style-name="P284"><text:s text:c="8"/>* <text:s text:c="2"/>Liens de navigation avec icônes : "Tableau de bord", "Chantiers", "Utilisateurs" (pour admin), "Compétences" (pour admin).</text:p>
      <text:p text:style-name="P285"><text:s text:c="8"/>* <text:s text:c="2"/>Lien "Mon Profil" et "Se déconnecter" en bas.</text:p>
      <text:p text:style-name="P286"><text:s text:c="4"/>* <text:s text:c="2"/>**Header :**</text:p>
      <text:p text:style-name="P287"><text:s text:c="8"/>* <text:s text:c="2"/>Titre de la page actuelle (ex: "Tableau de Bord").</text:p>
      <text:p text:style-name="P288"><text:s text:c="8"/>* <text:s text:c="2"/>À droite, une icône de cloche pour les notifications et l'avatar de l'utilisateur avec son nom.</text:p>
      <text:p text:style-name="P289"><text:s text:c="4"/>* <text:s text:c="2"/>**Contenu Principal :** Une grille de widgets (cartes).</text:p>
      <text:p text:style-name="P290"><text:s text:c="8"/>* <text:s text:c="2"/>**Widget "Mes Tâches Prioritaires" (pour Ouvrier/Chef de chantier) :** Liste des 5 tâches les plus urgentes assignées à l'utilisateur.</text:p>
      <text:p text:style-name="P291"><text:s text:c="8"/>* <text:s text:c="2"/>**Widget "Chantiers Actifs" :** Cartes résumant les chantiers en cours, avec une barre de progression.</text:p>
      <text:p text:style-name="P292"><text:s text:c="8"/>* <text:s text:c="2"/>**Widget "Feuilles de temps à valider" (pour Chef de chantier) :** Un indicateur chiffré et un lien vers la page de validation.</text:p>
      <text:p text:style-name="P293"/>
      <text:p text:style-name="P294">#### **3. Page de Détail d'un Chantier (`/chantiers/:id`)**</text:p>
      <text:p text:style-name="P295"/>
      <text:p text:style-name="P296">* <text:s text:c="2"/>**Objectif :** Offrir une vue complète et détaillée d'un projet de construction spécifique.</text:p>
      <text:soft-page-break/>
      <text:p text:style-name="P297">* <text:s text:c="2"/>**Agencement :** Similaire au tableau de bord (Sidebar + Header + Contenu), mais le contenu est divisé en sections thématiques.</text:p>
      <text:p text:style-name="P298">* <text:s text:c="2"/>**Composants :**</text:p>
      <text:p text:style-name="P299"><text:s text:c="4"/>* <text:s text:c="2"/>**En-tête de la page :**</text:p>
      <text:p text:style-name="P300"><text:s text:c="8"/>* <text:s text:c="2"/>Le nom du chantier comme titre principal.</text:p>
      <text:p text:style-name="P301"><text:s text:c="8"/>* <text:s text:c="2"/>Un bouton "Ajouter une tâche" (visible uniquement pour le Chef de Chantier).</text:p>
      <text:p text:style-name="P302"><text:s text:c="4"/>* <text:s text:c="2"/>**Section "Informations Générales" :**</text:p>
      <text:p text:style-name="P303"><text:s text:c="8"/>* <text:s text:c="2"/>Une carte contenant les détails clés : Adresse, Client, Date de début, Date de fin prévisionnelle.</text:p>
      <text:p text:style-name="P304"><text:s text:c="4"/>* <text:s text:c="2"/>**Section "Liste des Tâches" :**</text:p>
      <text:p text:style-name="P305"><text:s text:c="8"/>* <text:s text:c="2"/>L'élément principal de la page.</text:p>
      <text:p text:style-name="P306"><text:s text:c="8"/>* <text:s text:c="2"/>Un tableau ou une liste de cartes, où chaque carte représente une tâche.</text:p>
      <text:p text:style-name="P307"><text:s text:c="8"/>* <text:s text:c="2"/>Chaque carte de tâche affiche : le nom de la tâche, sa priorité (avec un code couleur), son statut (ex: "En cours") et les avatars des ouvriers assignés.</text:p>
      <text:p text:style-name="P308"><text:s text:c="8"/>* <text:s text:c="2"/>Des options de filtrage au-dessus de la liste (par statut, par ouvrier).</text:p>
      <text:p text:style-name="P309"><text:s text:c="4"/>* <text:s text:c="2"/>**Section "Participants" :**</text:p>
      <text:p text:style-name="P310"><text:s text:c="8"/>* <text:s text:c="2"/>Liste des membres de l'équipe (Chef de chantier et ouvriers) associés au projet, avec leur nom et leur rôle.</text:p>
      <text:p text:style-name="P311"/>
      <text:p text:style-name="P312">***</text:p>
      <text:p text:style-name="P313"/>
      <text:p text:style-name="P314">### **Conception de la Base de Données : Le Cœur du Système d’Information**</text:p>
      <text:p text:style-name="P315"><text:s text:c="4"/></text:p>
      <text:p text:style-name="P316">***</text:p>
      <text:p text:style-name="P317"/>
      <text:p text:style-name="P318">### **Conception de la Base de Données : Le Cœur du Système d'Information**</text:p>
      <text:p text:style-name="P319">```</text:p>
      <text:p text:style-name="P320"/>
      <text:p text:style-name="P321">Toute application robuste repose sur une fondation de données solide et bien structurée. Pour Edifis-Pro, nous avons adopté une approche méthodique en trois étapes (MCD, MLD, MPD) pour traduire les besoins métiers en une base de données relationnelle performante et évolutive.</text:p>
      <text:p text:style-name="P322"/>
      <text:p text:style-name="P323">Le choix technologique s'est porté sur **PostgreSQL**, un système de gestion de base de données réputé pour sa fiabilité, sa robustesse et son respect des standards SQL. Pour interagir avec la base de données depuis notre backend Node.js, nous avons utilisé l'ORM (Object-Relational Mapper) **Sequelize**. Cet outil offre une couche d'abstraction qui sécurise les requêtes contre les injections SQL, facilite la migration des schémas et améliore la productivité des développeurs.</text:p>
      <text:p text:style-name="P324"/>
      <text:p text:style-name="P325">#### **1. Modèle Conceptuel de Données (MCD) – La Vue Métier**</text:p>
      <text:p text:style-name="P326"/>
      <text:p text:style-name="P327">Le MCD représente les concepts métiers et leurs relations, sans aucune considération technique. Il nous a permis de valider la compréhension des besoins avec les parties prenantes.</text:p>
      <text:p text:style-name="P328"/>
      <text:p text:style-name="P329">* <text:s text:c="2"/>**Entités principales :**</text:p>
      <text:p text:style-name="P330"><text:s text:c="4"/>* <text:s text:c="2"/>`Utilisateur` : Toute personne interagissant avec le système.</text:p>
      <text:p text:style-name="P331"><text:s text:c="4"/>* <text:s text:c="2"/>`Rôle` : Définit les permissions d'un utilisateur.</text:p>
      <text:p text:style-name="P332"><text:s text:c="4"/>* <text:s text:c="2"/>`Chantier` : Un projet de construction.</text:p>
      <text:p text:style-name="P333"><text:s text:c="4"/>* <text:s text:c="2"/>`Tâche` : Une action à réaliser sur un chantier.</text:p>
      <text:p text:style-name="P334"><text:s text:c="4"/>* <text:s text:c="2"/>`Compétence` : Un savoir-faire technique ou métier.</text:p>
      <text:p text:style-name="P335"><text:s text:c="4"/>* <text:s text:c="2"/>`Feuille de Temps` : Une entrée de temps d'un utilisateur sur une tâche.</text:p>
      <text:p text:style-name="P336"/>
      <text:p text:style-name="P337">* <text:s text:c="2"/>**Relations et cardinalités clés :**</text:p>
      <text:p text:style-name="P338"><text:s text:c="4"/>* <text:s text:c="2"/>Un `Utilisateur` possède un et un seul `Rôle` ; un `Rôle` peut concerner plusieurs `Utilisateurs`. (1,1 - 0,n)</text:p>
      <text:p text:style-name="P339"><text:s text:c="4"/>* <text:s text:c="2"/>Un `Chantier` regroupe plusieurs `Utilisateurs` (ouvriers, chef de chantier) ; un `Utilisateur` peut être affecté à plusieurs `Chantiers`. (Relation plusieurs-à-plusieurs).</text:p>
      <text:p text:style-name="P340"><text:s text:c="4"/>* <text:s text:c="2"/>Un `Chantier` est décomposé en plusieurs `Tâches` ; une `Tâche` appartient à un et un seul `Chantier`. (1,1 - 0,n)</text:p>
      <text:p text:style-name="P341"><text:s text:c="4"/>* <text:s text:c="2"/>Une `Tâche` peut être assignée à plusieurs `Utilisateurs` ; un `Utilisateur` peut réaliser plusieurs `Tâches`. (Relation plusieurs-à-plusieurs).</text:p>
      <text:p text:style-name="P342"><text:s text:c="4"/>* <text:s text:c="2"/>Un `Utilisateur` peut détenir plusieurs `Compétences` ; une `Compétence` peut être maîtrisée par plusieurs `Utilisateurs`. (Relation plusieurs-à-plusieurs).</text:p>
      <text:soft-page-break/>
      <text:p text:style-name="P343"><text:s text:c="4"/>* <text:s text:c="2"/>Un `Utilisateur` soumet plusieurs `Feuilles de Temps` ; une `Feuille de Temps` est créée par un et un seul `Utilisateur`. (1,1 - 0,n)</text:p>
      <text:p text:style-name="P344"/>
      <text:p text:style-name="P345">#### **2. Modèle Logique de Données (MLD) – La Structure Relationnelle**</text:p>
      <text:p text:style-name="P346"/>
      <text:p text:style-name="P347">Le MLD traduit le MCD en un schéma de tables et de clés, en résolvant les relations plusieurs-à-plusieurs par des tables d'association.</text:p>
      <text:p text:style-name="P348"/>
      <text:p text:style-name="P349">* <text:s text:c="2"/>**Tables principales :**</text:p>
      <text:p text:style-name="P350"><text:s text:c="4"/>* <text:s text:c="2"/>`Roles` (&lt;u&gt;id_role&lt;/u&gt;, nom)</text:p>
      <text:p text:style-name="P351"><text:s text:c="4"/>* <text:s text:c="2"/>`Utilisateurs` (&lt;u&gt;id_utilisateur&lt;/u&gt;, nom, prenom, email, mot_de_passe, #id_role)</text:p>
      <text:p text:style-name="P352"><text:s text:c="4"/>* <text:s text:c="2"/>`Chantiers` (&lt;u&gt;id_chantier&lt;/u&gt;, nom, adresse, date_debut, date_fin_prevue)</text:p>
      <text:p text:style-name="P353"><text:s text:c="4"/>* <text:s text:c="2"/>`Taches` (&lt;u&gt;id_tache&lt;/u&gt;, nom, description, statut, date_echeance, #id_chantier)</text:p>
      <text:p text:style-name="P354"><text:s text:c="4"/>* <text:s text:c="2"/>`Competences` (&lt;u&gt;id_competence&lt;/u&gt;, nom, description)</text:p>
      <text:p text:style-name="P355"><text:s text:c="4"/>* <text:s text:c="2"/>`FeuillesDeTemps` (&lt;u&gt;id_feuille_temps&lt;/u&gt;, date, heures_travaillees, #id_utilisateur, #id_tache)</text:p>
      <text:p text:style-name="P356"/>
      <text:p text:style-name="P357">* <text:s text:c="2"/>**Tables d'association (pour les relations N-N) :**</text:p>
      <text:p text:style-name="P358"><text:s text:c="4"/>* <text:s text:c="2"/>`Utilisateurs_Chantiers` (&lt;u&gt;#id_utilisateur&lt;/u&gt;, &lt;u&gt;#id_chantier&lt;/u&gt;)</text:p>
      <text:p text:style-name="P359"><text:s text:c="4"/>* <text:s text:c="2"/>`Utilisateurs_Taches` (&lt;u&gt;#id_utilisateur&lt;/u&gt;, &lt;u&gt;#id_tache&lt;/u&gt;)</text:p>
      <text:p text:style-name="P360"><text:s text:c="4"/>* <text:s text:c="2"/>`Utilisateurs_Competences` (&lt;u&gt;#id_utilisateur&lt;/u&gt;, &lt;u&gt;#id_competence&lt;/u&gt;)</text:p>
      <text:p text:style-name="P361"/>
      <text:p text:style-name="P362">#### **3. Modèle Physique de Données (MPD) – L'Implémentation Concrète**</text:p>
      <text:p text:style-name="P363"/>
      <text:p text:style-name="P364">Le MPD est la traduction finale du MLD dans le dialecte SQL spécifique à PostgreSQL. Il inclut le choix précis des types de données, les contraintes d'intégrité et les optimisations comme les index.</text:p>
      <text:p text:style-name="P365"/>
      <text:p text:style-name="P366">**Exemple de script SQL de création de tables :**</text:p>
      <text:p text:style-name="P367"/>
      <text:soft-page-break/>
      <text:p text:style-name="P368">Voici un extrait du script SQL généré pour créer les tables `Utilisateurs` et `Taches`, illustrant les types de données et les contraintes.</text:p>
      <text:p text:style-name="P369"/>
      <text:p text:style-name="P370">```sql</text:p>
      <text:p text:style-name="P371">-- Table pour les rôles des utilisateurs</text:p>
      <text:p text:style-name="P372">CREATE TABLE Roles (</text:p>
      <text:p text:style-name="P373"><text:s text:c="4"/>id_role SERIAL PRIMARY KEY,</text:p>
      <text:p text:style-name="P374"><text:s text:c="4"/>nom VARCHAR(50) UNIQUE NOT NULL</text:p>
      <text:p text:style-name="P375">);</text:p>
      <text:p text:style-name="P376"/>
      <text:p text:style-name="P377">-- Table pour les utilisateurs</text:p>
      <text:p text:style-name="P378">CREATE TABLE Utilisateurs (</text:p>
      <text:p text:style-name="P379"><text:s text:c="4"/>id_utilisateur SERIAL PRIMARY KEY,</text:p>
      <text:p text:style-name="P380"><text:s text:c="4"/>nom VARCHAR(100) NOT NULL,</text:p>
      <text:p text:style-name="P381"><text:s text:c="4"/>prenom VARCHAR(100) NOT NULL,</text:p>
      <text:p text:style-name="P382"><text:s text:c="4"/>email VARCHAR(255) UNIQUE NOT NULL,</text:p>
      <text:p text:style-name="P383"><text:s text:c="4"/>mot_de_passe_hash VARCHAR(255) NOT NULL,</text:p>
      <text:p text:style-name="P384"><text:s text:c="4"/>date_creation TIMESTAMPTZ DEFAULT CURRENT_TIMESTAMP,</text:p>
      <text:p text:style-name="P385"><text:s text:c="4"/>id_role INTEGER NOT NULL,</text:p>
      <text:p text:style-name="P386"><text:s text:c="4"/>FOREIGN KEY (id_role) REFERENCES Roles(id_role)</text:p>
      <text:p text:style-name="P387">);</text:p>
      <text:p text:style-name="P388"/>
      <text:p text:style-name="P389">-- Index pour accélérer la recherche d'utilisateurs par email</text:p>
      <text:p text:style-name="P390">CREATE INDEX idx_utilisateurs_email ON Utilisateurs(email);</text:p>
      <text:p text:style-name="P391"/>
      <text:p text:style-name="P392">-- Table pour les tâches</text:p>
      <text:p text:style-name="P393">CREATE TABLE Taches (</text:p>
      <text:p text:style-name="P394"><text:s text:c="4"/>id_tache SERIAL PRIMARY KEY,</text:p>
      <text:p text:style-name="P395"><text:s text:c="4"/>nom VARCHAR(255) NOT NULL,</text:p>
      <text:p text:style-name="P396"><text:s text:c="4"/>description TEXT,</text:p>
      <text:soft-page-break/>
      <text:p text:style-name="P397"><text:s text:c="4"/>statut VARCHAR(50) NOT NULL DEFAULT 'À faire',</text:p>
      <text:p text:style-name="P398"><text:s text:c="4"/>date_echeance TIMESTAMPTZ,</text:p>
      <text:p text:style-name="P399"><text:s text:c="4"/>priorite VARCHAR(50),</text:p>
      <text:p text:style-name="P400"><text:s text:c="4"/>id_chantier INTEGER NOT NULL,</text:p>
      <text:p text:style-name="P401"><text:s text:c="4"/>FOREIGN KEY (id_chantier) REFERENCES Chantiers(id_chantier) ON DELETE CASCADE</text:p>
      <text:p text:style-name="P402">);</text:p>
      <text:p text:style-name="P403">```</text:p>
      <text:p text:style-name="P404">*Note : La contrainte `ON DELETE CASCADE` sur la table `Taches` assure que si un chantier est supprimé, toutes les tâches qui lui sont associées le sont également, garantissant ainsi l'intégrité référentielle.*</text:p>
      <text:p text:style-name="P405"/>
      <text:p text:style-name="P406">Cette conception normalisée (visant la 3ème Forme Normale) assure la cohérence des données, minimise la redondance et fournit une base saine pour les futures évolutions de l'application.</text:p>
      <text:p text:style-name="P407"/>
      <text:p text:style-name="P408">***</text:p>
      <text:p text:style-name="P409"/>
      <text:p text:style-name="P410">### **Gestion Évolutive de la Base de Données**</text:p>
      <text:p text:style-name="P411"/>
      <text:p text:style-name="P412">Une fois le schéma initial créé, la base de données d'un projet vivant est amenée à évoluer : ajout de nouvelles tables, de colonnes, modification de contraintes... Gérer ces changements de manière manuelle est risqué et peu fiable. Nous avons donc adopté une approche programmatique et versionnée.</text:p>
      <text:p text:style-name="P413"/>
      <text:p text:style-name="P414">#### **1. Migrations de Schéma avec Sequelize-CLI**</text:p>
      <text:p text:style-name="P415"/>
      <text:p text:style-name="P416">Pour chaque modification de la structure de la base de données, nous utilisons le `sequelize-cli` pour générer un fichier de migration.</text:p>
      <text:p text:style-name="P417"/>
      <text:p text:style-name="P418">* <text:s text:c="2"/>**Principe :** Un fichier de migration est un script contenant deux fonctions : `up` et `down`.</text:p>
      <text:soft-page-break/>
      <text:p text:style-name="P419"><text:s text:c="4"/>* <text:s text:c="2"/>La fonction `up` décrit les changements à appliquer à la base de données (ex: `createTable`, `addColumn`).</text:p>
      <text:p text:style-name="P420"><text:s text:c="4"/>* <text:s text:c="2"/>La fonction `down` décrit comment annuler ces changements (ex: `dropTable`, `removeColumn`).</text:p>
      <text:p text:style-name="P421">* <text:s text:c="2"/>**Exemple de migration (ajout d'une colonne `est_actif` à la table `Utilisateurs`) :**</text:p>
      <text:p text:style-name="P422"><text:s text:c="4"/>```javascript</text:p>
      <text:p text:style-name="P423"><text:s text:c="4"/>// migrations/20250825100000-add-active-status-to-users.js</text:p>
      <text:p text:style-name="P424"><text:s text:c="4"/>'use strict';</text:p>
      <text:p text:style-name="P425"><text:s text:c="4"/>module.exports = {</text:p>
      <text:p text:style-name="P426"><text:s text:c="6"/>async up (queryInterface, Sequelize) {</text:p>
      <text:p text:style-name="P427"><text:s text:c="8"/>await queryInterface.addColumn('Utilisateurs', 'est_actif', {</text:p>
      <text:p text:style-name="P428"><text:s text:c="10"/>type: Sequelize.BOOLEAN,</text:p>
      <text:p text:style-name="P429"><text:s text:c="10"/>allowNull: false,</text:p>
      <text:p text:style-name="P430"><text:s text:c="10"/>defaultValue: true</text:p>
      <text:p text:style-name="P431"><text:s text:c="8"/>});</text:p>
      <text:p text:style-name="P432"><text:s text:c="6"/>},</text:p>
      <text:p text:style-name="P433"/>
      <text:p text:style-name="P434"><text:s text:c="6"/>async down (queryInterface, Sequelize) {</text:p>
      <text:p text:style-name="P435"><text:s text:c="8"/>await queryInterface.removeColumn('Utilisateurs', 'est_actif');</text:p>
      <text:p text:style-name="P436"><text:s text:c="6"/>}</text:p>
      <text:p text:style-name="P437"><text:s text:c="4"/>};</text:p>
      <text:p text:style-name="P438"><text:s text:c="4"/>```</text:p>
      <text:p text:style-name="P439">* <text:s text:c="2"/>**Workflow :**</text:p>
      <text:p text:style-name="P440"><text:s text:c="4"/>1. <text:s/>Le développeur génère et écrit le fichier de migration.</text:p>
      <text:p text:style-name="P441"><text:s text:c="4"/>2. <text:s/>Il le teste sur son environnement local.</text:p>
      <text:p text:style-name="P442"><text:s text:c="4"/>3. <text:s/>Le fichier est commité sur Git, comme n'importe quel autre morceau de code.</text:p>
      <text:p text:style-name="P443"><text:s text:c="4"/>4. <text:s/>Lors du déploiement, notre pipeline CI/CD exécute automatiquement la commande `npx sequelize-cli db:migrate`. Sequelize suit les migrations qui ont déjà été appliquées et n'exécute que les nouvelles, mettant à jour la base de données de production de manière sûre et incrémentale.</text:p>
      <text:p text:style-name="P444"/>
      <text:soft-page-break/>
      <text:p text:style-name="P445">#### **2. Peuplement des Données (Seeding)**</text:p>
      <text:p text:style-name="P446"/>
      <text:p text:style-name="P447">Certaines données sont nécessaires au fonctionnement de base de l'application (données de référence).</text:p>
      <text:p text:style-name="P448"/>
      <text:p text:style-name="P449">* <text:s text:c="2"/>**Principe :** Les "seeders" sont des scripts qui insèrent des données prédéfinies dans la base. C'est essentiel pour initialiser un environnement de développement ou de test avec un jeu de données cohérent.</text:p>
      <text:p text:style-name="P450">* <text:s text:c="2"/>**Exemple (création des rôles par défaut) :**</text:p>
      <text:p text:style-name="P451"><text:s text:c="4"/>```javascript</text:p>
      <text:p text:style-name="P452"><text:s text:c="4"/>// seeders/20250825110000-default-roles.js</text:p>
      <text:p text:style-name="P453"><text:s text:c="4"/>'use strict';</text:p>
      <text:p text:style-name="P454"><text:s text:c="4"/>module.exports = {</text:p>
      <text:p text:style-name="P455"><text:s text:c="6"/>async up (queryInterface, Sequelize) {</text:p>
      <text:p text:style-name="P456"><text:s text:c="8"/>await queryInterface.bulkInsert('Roles', [</text:p>
      <text:p text:style-name="P457"><text:s text:c="10"/>{ nom: 'Administrateur', createdAt: new Date(), updatedAt: new Date() },</text:p>
      <text:p text:style-name="P458"><text:s text:c="10"/>{ nom: 'Chef de Chantier', createdAt: new Date(), updatedAt: new Date() },</text:p>
      <text:p text:style-name="P459"><text:s text:c="10"/>{ nom: 'Ouvrier', createdAt: new Date(), updatedAt: new Date() }</text:p>
      <text:p text:style-name="P460"><text:s text:c="8"/>], {});</text:p>
      <text:p text:style-name="P461"><text:s text:c="6"/>},</text:p>
      <text:p text:style-name="P462"/>
      <text:p text:style-name="P463"><text:s text:c="6"/>async down (queryInterface, Sequelize) {</text:p>
      <text:p text:style-name="P464"><text:s text:c="8"/>await queryInterface.bulkDelete('Roles', null, {});</text:p>
      <text:p text:style-name="P465"><text:s text:c="6"/>}</text:p>
      <text:p text:style-name="P466"><text:s text:c="4"/>};</text:p>
      <text:p text:style-name="P467"><text:s text:c="4"/>```</text:p>
      <text:p text:style-name="P468">* <text:s text:c="2"/>**Utilisation :** Un nouveau développeur arrivant sur le projet peut ainsi monter son environnement complet (structure et données minimales) avec seulement deux commandes : `db:migrate` puis `db:seed:all`.</text:p>
      <text:p text:style-name="P469"/>
      <text:soft-page-break/>
      <text:p text:style-name="P470">Cette approche garantit que tous les environnements (développement, test, production) sont synchronisés et que l'état de la base de données est aussi prévisible et versionné que notre code.</text:p>
      <text:p text:style-name="P471"/>
      <text:p text:style-name="P472">***</text:p>
      <text:p text:style-name="P473"/>
      <text:p text:style-name="P474">### **Architecture Technique de la Solution**</text:p>
      <text:p text:style-name="P475"/>
      <text:p text:style-name="P476">Pour garantir la flexibilité, la maintenabilité et la scalabilité d'Edifis-Pro, nous avons opté pour une architecture moderne et découplée, basée sur le modèle client-serveur. Cette approche sépare clairement les responsabilités entre l'interface utilisateur (frontend) et la logique métier (backend), qui communiquent exclusivement via une API REST.</text:p>
      <text:p text:style-name="P477"/>
      <text:p text:style-name="P478">Ce découplage offre des avantages majeurs :</text:p>
      <text:p text:style-name="P479">* <text:s text:c="2"/>**Développement parallèle :** Les équipes frontend et backend peuvent travailler indépendamment.</text:p>
      <text:p text:style-name="P480">* <text:s text:c="2"/>**Évolutivité indépendante :** Le backend peut être mis à l'échelle pour gérer plus d'utilisateurs sans impacter le frontend, et vice-versa.</text:p>
      <text:p text:style-name="P481">* <text:s text:c="2"/>**Flexibilité :** Le même backend peut à l'avenir servir d'autres clients, comme une application mobile native, sans modification de la logique métier.</text:p>
      <text:p text:style-name="P482"/>
      <text:p text:style-name="P483">Le flux de données global peut être schématisé comme suit :</text:p>
      <text:p text:style-name="P484">`[Navigateur Web (Client React)] &lt;==&gt; [API REST (Serveur Node.js/Express)] &lt;==&gt; [Base de données (PostgreSQL)]`</text:p>
      <text:p text:style-name="P485"/>
      <text:p text:style-name="P486">#### **1. Justification des Choix Technologiques**</text:p>
      <text:p text:style-name="P487"/>
      <text:p text:style-name="P488">La sélection de la stack technologique a fait l'objet d'une analyse approfondie pour répondre au mieux aux exigences de performance, de sécurité et de maintenabilité du projet.</text:p>
      <text:p text:style-name="P489"/>
      <text:p text:style-name="P490">* <text:s text:c="2"/>**Pour le Backend : Node.js / Express**</text:p>
      <text:soft-page-break/>
      <text:p text:style-name="P491"><text:s text:c="4"/>* <text:s text:c="2"/>**Node.js** a été retenu pour son modèle d'entrées/sorties non bloquant et son architecture événementielle. Cette caractéristique le rend particulièrement performant pour des applications comme la nôtre, qui gèrent un grand nombre de connexions simultanées et d'opérations réseau (appels d'API, interactions avec la base de données). L'écosystème NPM, le plus grand registre de paquets logiciels au monde, nous a également donné accès à une myriade de bibliothèques pour accélérer le développement.</text:p>
      <text:p text:style-name="P492">* <text:s text:c="2"/>**Pour le Frontend : React / TypeScript**</text:p>
      <text:p text:style-name="P493"><text:s text:c="4"/>* <text:s text:c="2"/>**React** s'est imposé grâce à son approche basée sur les composants, qui favorise la réutilisabilité, la modularité et la maintenabilité du code. Le DOM virtuel de React assure des mises à jour de l'interface utilisateur performantes, offrant une expérience fluide. Sa vaste communauté garantit un support et un écosystème d'outils (routage, gestion d'état) très riche.</text:p>
      <text:p text:style-name="P494"><text:s text:c="4"/>* <text:s text:c="2"/>L'ajout de **TypeScript** a été une décision stratégique pour la robustesse. Le typage statique nous a permis de détecter un grand nombre d'erreurs potentielles au moment de la compilation plutôt qu'à l'exécution, a grandement facilité le refactoring à grande échelle et a amélioré l'expérience de développement grâce à une auto-complétion plus intelligente.</text:p>
      <text:p text:style-name="P495">* <text:s text:c="2"/>**Pour la Base de Données : PostgreSQL**</text:p>
      <text:p text:style-name="P496"><text:s text:c="4"/>* <text:s text:c="2"/>Face à d'autres options comme MySQL ou des bases NoSQL, **PostgreSQL** a été choisi pour sa réputation de fiabilité, son respect scrupuleux des normes ACID garantissant l'intégrité des données, et ses fonctionnalités avancées pour la gestion de requêtes complexes, ce qui s'est avéré crucial lors des phases d'optimisation.</text:p>
      <text:p text:style-name="P497"/>
      <text:p text:style-name="P498">#### **2. Architecture Backend : Le Cerveau de l'Application**</text:p>
      <text:p text:style-name="P499"/>
      <text:p text:style-name="P500">Le backend est le cœur logique d'Edifis-Pro. Il gère l'authentification, les règles métier, les interactions avec la base de données et expose les données de manière sécurisée.</text:p>
      <text:p text:style-name="P501"/>
      <text:p text:style-name="P502">* <text:s text:c="2"/>**Structure du Projet (Pattern MVC revisité) :**</text:p>
      <text:p text:style-name="P503"><text:s text:c="4"/>* <text:s text:c="2"/>`routes/` : Cette couche définit les points de terminaison (endpoints) de notre API (ex: `/api/users`, `/api/chantiers/:id`). Elle fait le lien entre une URL et le contrôleur chargé de la traiter.</text:p>
      <text:p text:style-name="P504"><text:s text:c="4"/>* <text:s text:c="2"/>`middlewares/` : Des fonctions intermédiaires qui traitent la requête avant qu'elle n'atteigne la logique métier. Nous les utilisons pour des besoins transversaux :</text:p>
      <text:p text:style-name="P505"><text:s text:c="8"/>* <text:s text:c="2"/>`auth.middleware.js` : Vérifie la validité du jeton JWT et protège les routes.</text:p>
      <text:soft-page-break/>
      <text:p text:style-name="P506"><text:s text:c="8"/>* <text:s text:c="2"/>`validator.middleware.js` : Valide et nettoie les données entrantes pour garantir leur format et prévenir les failles de sécurité.</text:p>
      <text:p text:style-name="P507"><text:s text:c="8"/>* <text:s text:c="2"/>`rateLimit.middleware.js` : Limite le nombre de requêtes pour se prémunir contre les attaques par force brute.</text:p>
      <text:p text:style-name="P508"><text:s text:c="4"/>* <text:s text:c="2"/>`controllers/` : Le cœur de la logique métier. Les contrôleurs orchestrent les opérations : ils reçoivent la requête, utilisent les modèles pour interagir avec la base de données et formatent la réponse HTTP.</text:p>
      <text:p text:style-name="P509"><text:s text:c="4"/>* <text:s text:c="2"/>`models/` : La définition des structures de données (tables, relations) via Sequelize. C'est la couche d'abstraction de la base de données.</text:p>
      <text:p text:style-name="P510"><text:s text:c="4"/>* <text:s text:c="2"/>`services/` : Utilisé pour isoler des logiques complexes ou des communications avec des services tiers (ex: `email.service.js` pour l'envoi d'emails de réinitialisation de mot de passe).</text:p>
      <text:p text:style-name="P511"/>
      <text:p text:style-name="P512">#### **3. Architecture Frontend : L'Interface Utilisateur**</text:p>
      <text:p text:style-name="P513"/>
      <text:p text:style-name="P514">Le frontend est une **Single Page Application (SPA)**, offrant une expérience utilisateur fluide et réactive, sans rechargement de page.</text:p>
      <text:p text:style-name="P515"/>
      <text:p text:style-name="P516">* <text:s text:c="2"/>**Structure du Projet :**</text:p>
      <text:p text:style-name="P517"><text:s text:c="4"/>* <text:s text:c="2"/>`components/` : Contient les composants React réutilisables (ex: `Button`, `Modal`, `SideBar`).</text:p>
      <text:p text:style-name="P518"><text:s text:c="4"/>* <text:s text:c="2"/>`pages/` : Des composants plus larges qui représentent une page entière de l'application (ex: `LoginPage`, `HomePage`, `ConstructionSitePage`).</text:p>
      <text:p text:style-name="P519"><text:s text:c="4"/>* <text:s text:c="2"/>`services/` : Centralise la logique de communication avec l'API backend. Chaque service (ex: `authService.ts`, `taskService.ts`) est responsable des appels `fetch` ou `axios` vers les points de terminaison correspondants.</text:p>
      <text:p text:style-name="P520"><text:s text:c="4"/>* <text:s text:c="2"/>`context/` : Utilise l'API de Contexte de React pour la gestion d'état global, notamment l'état d'authentification de l'utilisateur (`AuthContext.tsx`), le rendant accessible à toute l'application.</text:p>
      <text:p text:style-name="P521"><text:s text:c="4"/>* <text:s text:c="2"/>`layout/` : Gère la mise en page générale de l'application (en-tête, pied de page, menu de navigation).</text:p>
      <text:p text:style-name="P522"/>
      <text:p text:style-name="P523">#### **4. Communication et Conception de l'API REST**</text:p>
      <text:p text:style-name="P524"/>
      <text:soft-page-break/>
      <text:p text:style-name="P525">La communication entre ces deux mondes est assurée par un contrat d'interface clair : notre API REST, dont la conception suit des principes stricts pour garantir sa cohérence et sa maintenabilité.</text:p>
      <text:p text:style-name="P526"/>
      <text:p text:style-name="P527">* <text:s text:c="2"/>**Principes RESTful :** Nous adhérons aux standards REST en utilisant les ressources comme des noms (ex: `/chantiers`) et les verbes HTTP pour les actions (`GET` pour lire, `POST` pour créer, `PUT` pour mettre à jour, `DELETE` pour supprimer).</text:p>
      <text:p text:style-name="P528">* <text:s text:c="2"/>**Stratégie de Versioning :** L'API est versionnée via son URL (ex: `/api/v1/...`). Cette approche nous permet de déployer des changements non rétrocompatibles sur une future `v2` sans casser les clients existants.</text:p>
      <text:p text:style-name="P529">* <text:s text:c="2"/>**Format Standard des Réponses :** Pour faciliter le traitement côté frontend, toutes les réponses de l'API suivent une structure prévisible. Les succès sont encapsulés dans un objet `data`, et les erreurs dans un objet `error` contenant un message clair et un code d'erreur machine.</text:p>
      <text:p text:style-name="P530">* <text:s text:c="2"/>**Authentification par Jeton (Token-Based) :** Le processus est standard et sécurisé :</text:p>
      <text:p text:style-name="P531"><text:s text:c="4"/>1. <text:s/>L'utilisateur s'identifie via le formulaire de connexion (`POST /api/v1/auth/login`).</text:p>
      <text:p text:style-name="P532"><text:s text:c="4"/>2. <text:s/>Si les identifiants sont valides, le backend génère un **JSON Web Token (JWT)** signé et le renvoie au client.</text:p>
      <text:p text:style-name="P533"><text:s text:c="4"/>3. <text:s/>Le frontend stocke ce JWT de manière sécurisée (dans un cookie `HttpOnly` pour se prémunir des attaques XSS).</text:p>
      <text:p text:style-name="P534"><text:s text:c="4"/>4. <text:s/>Pour chaque requête ultérieure vers une route protégée, le frontend joint automatiquement le JWT dans l'en-tête `Authorization: Bearer &lt;token&gt;`.</text:p>
      <text:p text:style-name="P535"><text:s text:c="4"/>5. <text:s/>Le middleware d'authentification du backend intercepte et valide ce jeton avant d'autoriser l'accès à la ressource demandée.</text:p>
      <text:p text:style-name="P536"/>
      <text:p text:style-name="P537">***</text:p>
      <text:p text:style-name="P538"/>
      <text:p text:style-name="P539">### **Exemples de Composants Frontend (React)**</text:p>
      <text:p text:style-name="P540"/>
      <text:p text:style-name="P541">Pour illustrer concrètement l'architecture frontend, voici des exemples de code pour des composants clés de l'application. Ils sont écrits en TypeScript avec React et suivent les bonnes pratiques de séparation des préoccupations et de réutilisabilité.</text:p>
      <text:p text:style-name="P542"/>
      <text:soft-page-break/>
      <text:p text:style-name="P543">*Note : Ces extraits sont des représentations simplifiées pour la clarté du document.*</text:p>
      <text:p text:style-name="P544"/>
      <text:p text:style-name="P545">#### **1. Composant de Page : `ConstructionSitePage.tsx`**</text:p>
      <text:p text:style-name="P546"/>
      <text:p text:style-name="P547">Ce composant représente une page complète, chargée d'afficher les détails d'un chantier. Il gère la récupération des données depuis l'API, l'état de chargement et les erreurs.</text:p>
      <text:p text:style-name="P548"/>
      <text:p text:style-name="P549">```tsx</text:p>
      <text:p text:style-name="P550">// src/pages/construction/ConstructionSitePage.tsx</text:p>
      <text:p text:style-name="P551">import React, { useState, useEffect } from 'react';</text:p>
      <text:p text:style-name="P552">import { useParams } from 'react-router-dom';</text:p>
      <text:p text:style-name="P553">import { constructionSiteService } from '../../services/constructionSiteService';</text:p>
      <text:p text:style-name="P554">import { IConstructionSite, ITask } from '../../types';</text:p>
      <text:p text:style-name="P555">import LoadingSpinner from '../../components/loading/LoadingSpinner';</text:p>
      <text:p text:style-name="P556">import TaskList from '../../components/tasks/TaskList';</text:p>
      <text:p text:style-name="P557">import PageLayout from '../../layout/PageLayout';</text:p>
      <text:p text:style-name="P558"/>
      <text:p text:style-name="P559">const ConstructionSitePage: React.FC = () =&gt; {</text:p>
      <text:p text:style-name="P560"><text:s text:c="2"/>// Récupère l'ID du chantier depuis l'URL</text:p>
      <text:p text:style-name="P561"><text:s text:c="2"/>const { siteId } = useParams&lt;{ siteId: string }&gt;();</text:p>
      <text:p text:style-name="P562"><text:s text:c="2"/></text:p>
      <text:p text:style-name="P563"><text:s text:c="2"/>// États pour gérer les données, le chargement et les erreurs</text:p>
      <text:p text:style-name="P564"><text:s text:c="2"/>const [site, setSite] = useState&lt;IConstructionSite | null&gt;(null);</text:p>
      <text:p text:style-name="P565"><text:s text:c="2"/>const [tasks, setTasks] = useState&lt;ITask[]&gt;([]);</text:p>
      <text:p text:style-name="P566"><text:s text:c="2"/>const [isLoading, setIsLoading] = useState&lt;boolean&gt;(true);</text:p>
      <text:p text:style-name="P567"><text:s text:c="2"/>const [error, setError] = useState&lt;string | null&gt;(null);</text:p>
      <text:p text:style-name="P568"/>
      <text:p text:style-name="P569"><text:s text:c="2"/>// Effet pour charger les données au montage du composant</text:p>
      <text:p text:style-name="P570"><text:s text:c="2"/>useEffect(() =&gt; {</text:p>
      <text:soft-page-break/>
      <text:p text:style-name="P571"><text:s text:c="4"/>const fetchSiteData = async () =&gt; {</text:p>
      <text:p text:style-name="P572"><text:s text:c="6"/>if (!siteId) return;</text:p>
      <text:p text:style-name="P573"><text:s text:c="6"/>try {</text:p>
      <text:p text:style-name="P574"><text:s text:c="8"/>setIsLoading(true);</text:p>
      <text:p text:style-name="P575"><text:s text:c="8"/>// Appels concurrents à l'API pour optimiser le chargement</text:p>
      <text:p text:style-name="P576"><text:s text:c="8"/>const [siteResponse, tasksResponse] = await Promise.all([</text:p>
      <text:p text:style-name="P577"><text:s text:c="10"/>constructionSiteService.getSiteById(siteId),</text:p>
      <text:p text:style-name="P578"><text:s text:c="10"/>constructionSiteService.getTasksForSite(siteId)</text:p>
      <text:p text:style-name="P579"><text:s text:c="8"/>]);</text:p>
      <text:p text:style-name="P580"><text:s text:c="8"/>setSite(siteResponse.data);</text:p>
      <text:p text:style-name="P581"><text:s text:c="8"/>setTasks(tasksResponse.data);</text:p>
      <text:p text:style-name="P582"><text:s text:c="8"/>setError(null);</text:p>
      <text:p text:style-name="P583"><text:s text:c="6"/>} catch (err) {</text:p>
      <text:p text:style-name="P584"><text:s text:c="8"/>setError("Impossible de charger les données du chantier.");</text:p>
      <text:p text:style-name="P585"><text:s text:c="6"/>} finally {</text:p>
      <text:p text:style-name="P586"><text:s text:c="8"/>setIsLoading(false);</text:p>
      <text:p text:style-name="P587"><text:s text:c="6"/>}</text:p>
      <text:p text:style-name="P588"><text:s text:c="4"/>};</text:p>
      <text:p text:style-name="P589"/>
      <text:p text:style-name="P590"><text:s text:c="4"/>fetchSiteData();</text:p>
      <text:p text:style-name="P591"><text:s text:c="2"/>}, [siteId]); // Se redéclenche si l'ID du chantier change</text:p>
      <text:p text:style-name="P592"/>
      <text:p text:style-name="P593"><text:s text:c="2"/>// Rendu conditionnel en fonction de l'état</text:p>
      <text:p text:style-name="P594"><text:s text:c="2"/>if (isLoading) {</text:p>
      <text:p text:style-name="P595"><text:s text:c="4"/>return &lt;LoadingSpinner /&gt;;</text:p>
      <text:p text:style-name="P596"><text:s text:c="2"/>}</text:p>
      <text:p text:style-name="P597"/>
      <text:p text:style-name="P598"><text:s text:c="2"/>if (error) {</text:p>
      <text:p text:style-name="P599"><text:s text:c="4"/>return &lt;div className="error-message"&gt;{error}&lt;/div&gt;;</text:p>
      <text:p text:style-name="P600"><text:s text:c="2"/>}</text:p>
      <text:p text:style-name="P601"/>
      <text:p text:style-name="P602"><text:s text:c="2"/>return (</text:p>
      <text:p text:style-name="P603"><text:s text:c="4"/>&lt;PageLayout title={site?.name || 'Chantier'}&gt;</text:p>
      <text:p text:style-name="P604"><text:s text:c="6"/>&lt;div className="site-details"&gt;</text:p>
      <text:p text:style-name="P605"><text:s text:c="8"/>&lt;h2&gt;{site?.name}&lt;/h2&gt;</text:p>
      <text:p text:style-name="P606"><text:s text:c="8"/>&lt;p&gt;&lt;strong&gt;Adresse :&lt;/strong&gt; {site?.address}&lt;/p&gt;</text:p>
      <text:p text:style-name="P607"><text:s text:c="8"/>&lt;p&gt;&lt;strong&gt;Client :&lt;/strong&gt; {site?.client}&lt;/p&gt;</text:p>
      <text:p text:style-name="P608"><text:s text:c="6"/>&lt;/div&gt;</text:p>
      <text:p text:style-name="P609"><text:s text:c="6"/>&lt;div className="task-section"&gt;</text:p>
      <text:p text:style-name="P610"><text:s text:c="8"/>&lt;h3&gt;Liste des Tâches&lt;/h3&gt;</text:p>
      <text:p text:style-name="P611"><text:s text:c="8"/>&lt;TaskList tasks={tasks} /&gt;</text:p>
      <text:p text:style-name="P612"><text:s text:c="8"/>{/* Ici, on pourrait ajouter un bouton pour créer une nouvelle tâche */}</text:p>
      <text:p text:style-name="P613"><text:s text:c="6"/>&lt;/div&gt;</text:p>
      <text:p text:style-name="P614"><text:s text:c="4"/>&lt;/PageLayout&gt;</text:p>
      <text:p text:style-name="P615"><text:s text:c="2"/>);</text:p>
      <text:p text:style-name="P616">};</text:p>
      <text:p text:style-name="P617"/>
      <text:p text:style-name="P618">export default ConstructionSitePage;</text:p>
      <text:p text:style-name="P619">```</text:p>
      <text:p text:style-name="P620"/>
      <text:p text:style-name="P621">#### **2. Composant Réutilisable : `Modal.tsx`**</text:p>
      <text:p text:style-name="P622"/>
      <text:p text:style-name="P623">Un composant générique pour afficher du contenu dans une fenêtre modale. Il est contrôlé depuis son composant parent et gère sa propre fermeture.</text:p>
      <text:p text:style-name="P624"/>
      <text:p text:style-name="P625">```tsx</text:p>
      <text:p text:style-name="P626">// src/components/modal/Modal.tsx</text:p>
      <text:p text:style-name="P627">import React from 'react';</text:p>
      <text:p text:style-name="P628">import './Modal.css'; // Fichier pour le style de la modale</text:p>
      <text:p text:style-name="P629"/>
      <text:soft-page-break/>
      <text:p text:style-name="P630">interface ModalProps {</text:p>
      <text:p text:style-name="P631"><text:s text:c="2"/>isOpen: boolean;</text:p>
      <text:p text:style-name="P632"><text:s text:c="2"/>onClose: () =&gt; void;</text:p>
      <text:p text:style-name="P633"><text:s text:c="2"/>title: string;</text:p>
      <text:p text:style-name="P634"><text:s text:c="2"/>children: React.ReactNode; // Permet de passer n'importe quel contenu à la modale</text:p>
      <text:p text:style-name="P635">}</text:p>
      <text:p text:style-name="P636"/>
      <text:p text:style-name="P637">const Modal: React.FC&lt;ModalProps&gt; = ({ isOpen, onClose, title, children }) =&gt; {</text:p>
      <text:p text:style-name="P638"><text:s text:c="2"/>if (!isOpen) {</text:p>
      <text:p text:style-name="P639"><text:s text:c="4"/>return null; // Ne rien afficher si la modale n'est pas ouverte</text:p>
      <text:p text:style-name="P640"><text:s text:c="2"/>}</text:p>
      <text:p text:style-name="P641"/>
      <text:p text:style-name="P642"><text:s text:c="2"/>return (</text:p>
      <text:p text:style-name="P643"><text:s text:c="4"/>// Le fond semi-transparent qui ferme la modale au clic</text:p>
      <text:p text:style-name="P644"><text:s text:c="4"/>&lt;div className="modal-overlay" onClick={onClose}&gt;</text:p>
      <text:p text:style-name="P645"><text:s text:c="6"/>{/* Le contenu de la modale, qui empêche la propagation du clic */}</text:p>
      <text:p text:style-name="P646"><text:s text:c="6"/>&lt;div className="modal-content" onClick={(e) =&gt; e.stopPropagation()}&gt;</text:p>
      <text:p text:style-name="P647"><text:s text:c="8"/>&lt;div className="modal-header"&gt;</text:p>
      <text:p text:style-name="P648"><text:s text:c="10"/>&lt;h3&gt;{title}&lt;/h3&gt;</text:p>
      <text:p text:style-name="P649"><text:s text:c="10"/>&lt;button onClick={onClose} className="modal-close-button"&gt;×&lt;/button&gt;</text:p>
      <text:p text:style-name="P650"><text:s text:c="8"/>&lt;/div&gt;</text:p>
      <text:p text:style-name="P651"><text:s text:c="8"/>&lt;div className="modal-body"&gt;</text:p>
      <text:p text:style-name="P652"><text:s text:c="10"/>{children}</text:p>
      <text:p text:style-name="P653"><text:s text:c="8"/>&lt;/div&gt;</text:p>
      <text:p text:style-name="P654"><text:s text:c="6"/>&lt;/div&gt;</text:p>
      <text:p text:style-name="P655"><text:s text:c="4"/>&lt;/div&gt;</text:p>
      <text:p text:style-name="P656"><text:s text:c="2"/>);</text:p>
      <text:p text:style-name="P657">};</text:p>
      <text:p text:style-name="P658"/>
      <text:p text:style-name="P659">export default Modal;</text:p>
      <text:soft-page-break/>
      <text:p text:style-name="P660">```</text:p>
      <text:p text:style-name="P661"/>
      <text:p text:style-name="P662">***</text:p>
      <text:p text:style-name="P663"/>
      <text:p text:style-name="P664">### **Stratégie DevOps : Automatisation, Fiabilité et Déploiement Continu**</text:p>
      <text:p text:style-name="P665"/>
      <text:p text:style-name="P666">Chez DevOpHack, la philosophie DevOps n'est pas un simple ensemble d'outils, mais une culture de collaboration visant à unifier le développement (Dev) et l'exploitation (Ops). Pour Edifis-Pro, cette approche s'est traduite par la mise en place d'une chaîne d'intégration et de déploiement (CI/CD) entièrement automatisée. Elle s'appuie sur la conteneurisation pour garantir la cohérence des environnements, l'Infrastructure as Code (IaC) pour une gestion déclarative des ressources, et un monitoring proactif pour assurer la stabilité.</text:p>
      <text:p text:style-name="P667"/>
      <text:p text:style-name="P668">Nos objectifs étaient clairs :</text:p>
      <text:p text:style-name="P669">* <text:s text:c="2"/>**Accélérer la livraison :** Mettre les nouvelles fonctionnalités entre les mains des utilisateurs plus rapidement.</text:p>
      <text:p text:style-name="P670">* <text:s text:c="2"/>**Améliorer la qualité :** Détecter les bugs et les régressions le plus tôt possible dans le cycle de développement.</text:p>
      <text:p text:style-name="P671">* <text:s text:c="2"/>**Fiabiliser les déploiements :** Rendre les mises en production prévisibles, reproductibles et peu risquées.</text:p>
      <text:p text:style-name="P672">* <text:s text:c="2"/>**Sécuriser le processus :** Intégrer des contrôles de sécurité automatisés à chaque étape (DevSecOps).</text:p>
      <text:p text:style-name="P673"/>
      <text:p text:style-name="P674">Cette stratégie repose sur quatre piliers fondamentaux : le pipeline CI/CD, la conteneurisation avec Docker, l'Infrastructure as Code, et le monitoring.</text:p>
      <text:p text:style-name="P675"/>
      <text:p text:style-name="P676"/>
      <text:p text:style-name="P677">#### **1. Le Pipeline CI/CD : L'Autoroute de la Production**</text:p>
      <text:p text:style-name="P678"/>
      <text:p text:style-name="P679">Nous avons utilisé **GitHub Actions** pour orchestrer notre pipeline. Il ne se contente pas de tester le code, il le sécurise, le package et le prépare pour le déploiement. Chaque `push` ou `pull request` sur la branche `main` déclenche ce workflow, assurant une validation systématique.</text:p>
      <text:p text:style-name="P680"/>
      <text:p text:style-name="P681">**Workflow GitHub Actions amélioré (`ci-cd.yml`) :**</text:p>
      <text:p text:style-name="P682">```yaml</text:p>
      <text:p text:style-name="P683">name: Backend CI/CD</text:p>
      <text:p text:style-name="P684"/>
      <text:p text:style-name="P685">on:</text:p>
      <text:p text:style-name="P686"><text:s text:c="2"/>push:</text:p>
      <text:p text:style-name="P687"><text:s text:c="4"/>branches: [ main ]</text:p>
      <text:p text:style-name="P688"><text:s text:c="2"/>pull_request:</text:p>
      <text:p text:style-name="P689"><text:s text:c="4"/>branches: [ main ]</text:p>
      <text:p text:style-name="P690"/>
      <text:p text:style-name="P691">jobs:</text:p>
      <text:p text:style-name="P692"><text:s text:c="2"/>build-and-test:</text:p>
      <text:p text:style-name="P693"><text:s text:c="4"/>runs-on: ubuntu-latest</text:p>
      <text:p text:style-name="P694"><text:s text:c="4"/>steps:</text:p>
      <text:p text:style-name="P695"><text:s text:c="6"/>- name: Checkout repository</text:p>
      <text:p text:style-name="P696"><text:s text:c="8"/>uses: actions/checkout@v3</text:p>
      <text:p text:style-name="P697"/>
      <text:p text:style-name="P698"><text:s text:c="6"/>- name: Setup Node.js</text:p>
      <text:p text:style-name="P699"><text:s text:c="8"/>uses: actions/setup-node@v3</text:p>
      <text:p text:style-name="P700"><text:s text:c="8"/>with:</text:p>
      <text:p text:style-name="P701"><text:s text:c="10"/>node-version: '18'</text:p>
      <text:p text:style-name="P702"/>
      <text:p text:style-name="P703"><text:s text:c="6"/>- name: Install dependencies</text:p>
      <text:p text:style-name="P704"><text:s text:c="8"/>run: cd backend &amp;&amp; npm ci</text:p>
      <text:p text:style-name="P705"/>
      <text:p text:style-name="P706"><text:s text:c="6"/>- name: Linting and Formatting Check</text:p>
      <text:p text:style-name="P707"><text:s text:c="8"/>run: cd backend &amp;&amp; npm run lint</text:p>
      <text:p text:style-name="P708"/>
      <text:p text:style-name="P709"><text:s text:c="6"/>- name: Run tests with coverage</text:p>
      <text:soft-page-break/>
      <text:p text:style-name="P710"><text:s text:c="8"/>run: cd backend &amp;&amp; npm test -- --coverage</text:p>
      <text:p text:style-name="P711"/>
      <text:p text:style-name="P712"><text:s text:c="6"/>- name: Security Scan - Dependency Check</text:p>
      <text:p text:style-name="P713"><text:s text:c="8"/>uses: anchore/scan-action@v3</text:p>
      <text:p text:style-name="P714"><text:s text:c="8"/>with:</text:p>
      <text:p text:style-name="P715"><text:s text:c="10"/>path: "./backend"</text:p>
      <text:p text:style-name="P716"><text:s text:c="10"/>fail-build: true</text:p>
      <text:p text:style-name="P717"><text:s text:c="10"/>severity-cutoff: "high"</text:p>
      <text:p text:style-name="P718"/>
      <text:p text:style-name="P719"><text:s text:c="2"/>build-and-push-docker:</text:p>
      <text:p text:style-name="P720"><text:s text:c="4"/>needs: build-and-test # Ce job ne démarre que si le précédent réussit</text:p>
      <text:p text:style-name="P721"><text:s text:c="4"/>runs-on: ubuntu-latest</text:p>
      <text:p text:style-name="P722"><text:s text:c="4"/>if: github.ref == 'refs/heads/main' &amp;&amp; github.event_name == 'push' # Ne s'exécute que pour les push sur main</text:p>
      <text:p text:style-name="P723"><text:s text:c="4"/>steps:</text:p>
      <text:p text:style-name="P724"><text:s text:c="6"/>- name: Checkout repository</text:p>
      <text:p text:style-name="P725"><text:s text:c="8"/>uses: actions/checkout@v3</text:p>
      <text:p text:style-name="P726"/>
      <text:p text:style-name="P727"><text:s text:c="6"/>- name: Login to Docker Hub</text:p>
      <text:p text:style-name="P728"><text:s text:c="8"/>uses: docker/login-action@v2</text:p>
      <text:p text:style-name="P729"><text:s text:c="8"/>with:</text:p>
      <text:p text:style-name="P730"><text:s text:c="10"/>username: ${{ secrets.DOCKERHUB_USERNAME }}</text:p>
      <text:p text:style-name="P731"><text:s text:c="10"/>password: ${{ secrets.DOCKERHUB_TOKEN }}</text:p>
      <text:p text:style-name="P732"/>
      <text:p text:style-name="P733"><text:s text:c="6"/>- name: Build and push Docker image</text:p>
      <text:p text:style-name="P734"><text:s text:c="8"/>uses: docker/build-push-action@v4</text:p>
      <text:p text:style-name="P735"><text:s text:c="8"/>with:</text:p>
      <text:p text:style-name="P736"><text:s text:c="10"/>context: ./backend</text:p>
      <text:p text:style-name="P737"><text:s text:c="10"/>push: true</text:p>
      <text:p text:style-name="P738"><text:s text:c="10"/>tags: devophack/edifis-pro-backend:latest</text:p>
      <text:soft-page-break/>
      <text:p text:style-name="P739">```</text:p>
      <text:p text:style-name="P740">**Améliorations clés de ce pipeline :**</text:p>
      <text:p text:style-name="P741">* <text:s text:c="2"/>**Analyse de Sécurité :** Nous avons ajouté une étape (`Security Scan`) qui utilise des outils comme `anchore/scan-action` pour scanner nos dépendances à la recherche de vulnérabilités connues (CVEs). Si une faille critique est trouvée, le build échoue, empêchant le déploiement de code non sécurisé.</text:p>
      <text:p text:style-name="P742">* <text:s text:c="2"/>**Déploiement Conditionnel :** L'étape de publication de l'image Docker (`build-and-push-docker`) est conditionnée. Elle ne s'exécute que si les tests et scans réussissent et uniquement lorsque le code est fusionné sur la branche `main`, évitant de polluer le registre d'images avec des versions de développement.</text:p>
      <text:p text:style-name="P743">* <text:s text:c="2"/>**Gestion des Secrets :** Les identifiants pour se connecter à Docker Hub sont stockés de manière sécurisée dans les `secrets` de GitHub Actions, et ne sont jamais exposés en clair dans les logs.</text:p>
      <text:p text:style-name="P744"/>
      <text:p text:style-name="P745">Un pipeline similaire est en place pour le **frontend**, avec des étapes spécifiques : build de l'application React en fichiers statiques, puis déploiement sur une plateforme comme Vercel, Netlify ou un bucket S3.</text:p>
      <text:p text:style-name="P746"/>
      <text:p text:style-name="P747">#### **2. Conteneurisation avec Docker : Des Environnements Reproductibles**</text:p>
      <text:p text:style-name="P748"/>
      <text:p text:style-name="P749">Docker est au cœur de notre stratégie pour éliminer le classique "ça marche sur ma machine". Chaque partie de notre application (backend, frontend, base de données) est encapsulée dans un conteneur, une unité légère et portable qui inclut le code et toutes ses dépendances.</text:p>
      <text:p text:style-name="P750"/>
      <text:p text:style-name="P751">* <text:s text:c="2"/>**Dockerfile optimisé pour la production (Backend) :**</text:p>
      <text:p text:style-name="P752"><text:s text:c="4"/>Nous utilisons une approche **multi-stage** pour construire nos images. Le but est de créer une image finale la plus petite et sécurisée possible, en ne conservant que le strict nécessaire à l'exécution de l'application.</text:p>
      <text:p text:style-name="P753"/>
      <text:p text:style-name="P754"><text:s text:c="4"/>```Dockerfile</text:p>
      <text:p text:style-name="P755"><text:s text:c="4"/># --- STAGE 1: Build ---</text:p>
      <text:p text:style-name="P756"><text:s text:c="4"/># On part d'une image Node complète pour installer les dépendances et compiler</text:p>
      <text:p text:style-name="P757"><text:s text:c="4"/>FROM node:18-alpine AS builder</text:p>
      <text:p text:style-name="P758"><text:s text:c="4"/>WORKDIR /usr/src/app</text:p>
      <text:soft-page-break/>
      <text:p text:style-name="P759"><text:s text:c="4"/>COPY package*.json ./</text:p>
      <text:p text:style-name="P760"><text:s text:c="4"/># On installe uniquement les dépendances de production pour la copie finale</text:p>
      <text:p text:style-name="P761"><text:s text:c="4"/>RUN npm install --only=production</text:p>
      <text:p text:style-name="P762"><text:s text:c="4"/>COPY . .</text:p>
      <text:p text:style-name="P763"><text:s text:c="4"/># (Optionnel) Si on avait de la compilation TypeScript, elle se ferait ici</text:p>
      <text:p text:style-name="P764"><text:s text:c="4"/># RUN npm run build</text:p>
      <text:p text:style-name="P765"/>
      <text:p text:style-name="P766"><text:s text:c="4"/># --- STAGE 2: Production ---</text:p>
      <text:p text:style-name="P767"><text:s text:c="4"/># On part d'une image Node "slim" beaucoup plus légère</text:p>
      <text:p text:style-name="P768"><text:s text:c="4"/>FROM node:18-alpine</text:p>
      <text:p text:style-name="P769"><text:s text:c="4"/>WORKDIR /usr/src/app</text:p>
      <text:p text:style-name="P770"><text:s text:c="4"/># On copie uniquement les node_modules et le code source depuis le stage "builder"</text:p>
      <text:p text:style-name="P771"><text:s text:c="4"/>COPY --from=builder /usr/src/app/node_modules ./node_modules</text:p>
      <text:p text:style-name="P772"><text:s text:c="4"/>COPY --from=builder /usr/src/app/src ./src</text:p>
      <text:p text:style-name="P773"><text:s text:c="4"/># On définit l'utilisateur qui va lancer l'application (principe de moindre privilège)</text:p>
      <text:p text:style-name="P774"><text:s text:c="4"/>USER node</text:p>
      <text:p text:style-name="P775"><text:s text:c="4"/>CMD [ "node", "src/server.js" ]</text:p>
      <text:p text:style-name="P776"><text:s text:c="4"/>```</text:p>
      <text:p text:style-name="P777"><text:s text:c="4"/>Cette approche réduit drastiquement la surface d'attaque de notre image de production en n'incluant pas les dépendances de développement (`devDependencies`) ni les outils de build.</text:p>
      <text:p text:style-name="P778"/>
      <text:p text:style-name="P779">* <text:s text:c="2"/>**Le `docker-compose.yml` : L'Orchestrateur Local**</text:p>
      <text:p text:style-name="P780"><text:s text:c="4"/>Ce fichier définit l'ensemble des services et leurs interactions pour le développement local. Il permet à un nouveau développeur de lancer l'intégralité de l'environnement avec une seule commande (`docker-compose up`).</text:p>
      <text:p text:style-name="P781"/>
      <text:p text:style-name="P782"><text:s text:c="4"/>```yaml</text:p>
      <text:p text:style-name="P783"><text:s text:c="4"/>version: '3.8'</text:p>
      <text:p text:style-name="P784"><text:s text:c="4"/>services:</text:p>
      <text:p text:style-name="P785"><text:s text:c="6"/>backend:</text:p>
      <text:soft-page-break/>
      <text:p text:style-name="P786"><text:s text:c="8"/>build:</text:p>
      <text:p text:style-name="P787"><text:s text:c="10"/>context: ./backend</text:p>
      <text:p text:style-name="P788"><text:s text:c="10"/>dockerfile: Dockerfile # Spécifie quel Dockerfile utiliser</text:p>
      <text:p text:style-name="P789"><text:s text:c="8"/>container_name: edifis-pro-backend</text:p>
      <text:p text:style-name="P790"><text:s text:c="8"/>ports: [ "5000:5000" ]</text:p>
      <text:p text:style-name="P791"><text:s text:c="8"/>environment:</text:p>
      <text:p text:style-name="P792"><text:s text:c="10"/>- DATABASE_URL=${DATABASE_URL}</text:p>
      <text:p text:style-name="P793"><text:s text:c="10"/>- JWT_SECRET=${JWT_SECRET}</text:p>
      <text:p text:style-name="P794"><text:s text:c="8"/>depends_on:</text:p>
      <text:p text:style-name="P795"><text:s text:c="10"/>- db</text:p>
      <text:p text:style-name="P796"/>
      <text:p text:style-name="P797"><text:s text:c="6"/>db:</text:p>
      <text:p text:style-name="P798"><text:s text:c="8"/>image: postgres:14-alpine</text:p>
      <text:p text:style-name="P799"><text:s text:c="8"/>container_name: edifis-pro-db</text:p>
      <text:p text:style-name="P800"><text:s text:c="8"/>environment:</text:p>
      <text:p text:style-name="P801"><text:s text:c="10"/>- POSTGRES_USER=${DB_USER}</text:p>
      <text:p text:style-name="P802"><text:s text:c="10"/>- POSTGRES_PASSWORD=${DB_PASSWORD}</text:p>
      <text:p text:style-name="P803"><text:s text:c="10"/>- POSTGRES_DB=${DB_NAME}</text:p>
      <text:p text:style-name="P804"><text:s text:c="8"/>volumes:</text:p>
      <text:p text:style-name="P805"><text:s text:c="10"/>- postgres_data:/var/lib/postgresql/data</text:p>
      <text:p text:style-name="P806"><text:s text:c="8"/>ports: [ "5432:5432" ] # Expose le port pour un accès direct si besoin</text:p>
      <text:p text:style-name="P807"/>
      <text:p text:style-name="P808"><text:s text:c="4"/>volumes:</text:p>
      <text:p text:style-name="P809"><text:s text:c="6"/>postgres_data:</text:p>
      <text:p text:style-name="P810"><text:s text:c="4"/>```</text:p>
      <text:p text:style-name="P811"><text:s text:c="4"/>Ce fichier assure la persistance des données de la base de données grâce à un `volume` et gère les `secrets` via des variables d'environnement, une pratique de sécurité essentielle.</text:p>
      <text:p text:style-name="P812"/>
      <text:p text:style-name="P813">#### **3. Infrastructure as Code (IaC) : La Gestion Déclarative de l'Infrastructure**</text:p>
      <text:p text:style-name="P814"/>
      <text:p text:style-name="P815">Si `docker-compose` est parfait pour l'environnement de développement local, il n'est pas adapté à la gestion d'une infrastructure de production complexe. Pour cela, nous adoptons une approche d'**Infrastructure as Code (IaC)**.</text:p>
      <text:p text:style-name="P816"/>
      <text:p text:style-name="P817">* <text:s text:c="2"/>**Principe :** L'IaC consiste à définir et gérer l'infrastructure (serveurs, bases de données, réseaux, etc.) à travers des fichiers de configuration versionnés, de la même manière que nous gérons notre code source. Cela rend la création et la mise à jour de l'infrastructure automatiques, reproductibles et moins sujettes aux erreurs humaines.</text:p>
      <text:p text:style-name="P818">* <text:s text:c="2"/>**Outils envisagés :** Pour un déploiement sur un fournisseur Cloud (comme AWS, Azure ou Google Cloud), nous utiliserions des outils comme **Terraform** ou **Pulumi**. Ils nous permettraient de décrire l'ensemble de notre infrastructure de production dans des fichiers déclaratifs :</text:p>
      <text:p text:style-name="P819"><text:s text:c="4"/>* <text:s text:c="2"/>Le cluster de conteneurs (ex: Amazon ECS ou Kubernetes).</text:p>
      <text:p text:style-name="P820"><text:s text:c="4"/>* <text:s text:c="2"/>La base de données managée (ex: Amazon RDS pour PostgreSQL).</text:p>
      <text:p text:style-name="P821"><text:s text:c="4"/>* <text:s text:c="2"/>Le réseau, les règles de pare-feu et les équilibreurs de charge.</text:p>
      <text:p text:style-name="P822">* <text:s text:c="2"/>**Avantages :**</text:p>
      <text:p text:style-name="P823"><text:s text:c="4"/>* <text:s text:c="2"/>**Reproductibilité :** Nous pouvons recréer un environnement de staging ou de production identique à la demande.</text:p>
      <text:p text:style-name="P824"><text:s text:c="4"/>* <text:s text:c="2"/>**Traçabilité :** Toute modification de l'infrastructure est tracée via un `commit` Git et peut être revue par l'équipe.</text:p>
      <text:p text:style-name="P825"><text:s text:c="4"/>* <text:s text:c="2"/>**Reprise sur sinistre :** En cas de problème majeur, nous pouvons redéployer l'intégralité de l'infrastructure rapidement et de manière fiable.</text:p>
      <text:p text:style-name="P826"/>
      <text:p text:style-name="P827">#### **4. Monitoring, Logging et Alerting : La Boucle de Rétroaction**</text:p>
      <text:p text:style-name="P828"/>
      <text:p text:style-name="P829">Déployer c'est bien, mais savoir ce qu'il se passe en production c'est mieux. La dernière pièce de notre stratégie DevOps est une surveillance complète de l'application.</text:p>
      <text:p text:style-name="P830"/>
      <text:p text:style-name="P831">* <text:s text:c="2"/>**Centralisation des Logs :**</text:p>
      <text:p text:style-name="P832"><text:s text:c="4"/>* <text:s text:c="2"/>Dans un environnement distribué avec plusieurs conteneurs, il est impossible de se connecter à chaque machine pour lire les logs. Nous configurons nos conteneurs pour qu'ils envoient leurs logs (stdout/stderr) vers un service de centralisation. Une stack populaire pour cela est **Fluentd** qui collecte les logs, **Elasticsearch** qui les indexe, et **Kibana** qui permet de les visualiser et de les explorer (Stack EFK).</text:p>
      <text:p text:style-name="P833"/>
      <text:p text:style-name="P834">* <text:s text:c="2"/>**Monitoring Applicatif (APM) et Métriques Système :**</text:p>
      <text:p text:style-name="P835"><text:s text:c="4"/>* <text:s text:c="2"/>**APM (Application Performance Monitoring) :** Des outils comme **Datadog**, **New Relic** ou des solutions open-source comme **Prometheus** avec **Grafana** sont essentiels. Ils nous permettent de tracer les requêtes à travers notre système, d'identifier les goulets d'étranglement (ex: une requête de base de données lente) et de surveiller la santé de notre API.</text:p>
      <text:p text:style-name="P836"><text:s text:c="4"/>* <text:s text:c="2"/>**Métriques Système :** Nous surveillons en permanence les indicateurs de base de nos conteneurs : utilisation du CPU, de la RAM, espace disque, trafic réseau. Cela nous permet de détecter les anomalies et de planifier la mise à l'échelle (scale-up) de notre infrastructure.</text:p>
      <text:p text:style-name="P837"/>
      <text:p text:style-name="P838">* <text:s text:c="2"/>**Alerting Proactif :**</text:p>
      <text:p text:style-name="P839"><text:s text:c="4"/>* <text:s text:c="2"/>Le but du monitoring n'est pas de regarder des dashboards toute la journée. Nous mettons en place un système d'alertes automatiques. Si le taux d'erreur de l'API dépasse un certain seuil, si l'utilisation du CPU est anormalement haute pendant plus de 5 minutes, ou si une erreur critique est loguée, une alerte est automatiquement envoyée à l'équipe de développement via Slack ou PagerDuty. Cela nous permet de réagir à un problème avant même que les utilisateurs ne s'en rendent compte.</text:p>
      <text:p text:style-name="P840"/>
      <text:p text:style-name="P841"/>
      <text:p text:style-name="P842">Conformément à la philosophie de DevOpHack, la sécurité n'a pas été traitée comme une fonctionnalité additionnelle, mais comme un principe fondamental intégré à chaque étape du cycle de vie du projet : la **"Security by Design"**. Notre approche a été guidée par les recommandations de l'**OWASP (Open Web Application Security Project)**, et plus particulièrement son Top 10 des risques de sécurité les plus critiques pour les applications web.</text:p>
      <text:p text:style-name="P843"/>
      <text:p text:style-name="P844">Nous avons mis en place une stratégie de défense en profondeur, où plusieurs couches de sécurité se complètent pour protéger l'application et ses données.</text:p>
      <text:p text:style-name="P845"/>
      <text:p text:style-name="P846">#### **1. Contrôle d'Accès Robuste (OWASP A01:2021 - Broken Access Control)**</text:p>
      <text:p text:style-name="P847"/>
      <text:p text:style-name="P848">Le risque le plus critique est de permettre à un utilisateur d'accéder à des données ou des fonctionnalités qui ne le concernent pas.</text:p>
      <text:p text:style-name="P849"/>
      <text:soft-page-break/>
      <text:p text:style-name="P850">* <text:s text:c="2"/>**Notre mesure :** Une implémentation stricte du **Contrôle d'Accès Basé sur les Rôles (RBAC)**. Au niveau de l'API, chaque point de terminaison sensible est protégé par notre middleware `auth.middleware.js`. Ce dernier ne se contente pas de vérifier la présence d'un jeton JWT valide ; il décode le rôle de l'utilisateur (`Administrateur`, `Chef de Chantier`, `Ouvrier`) et vérifie que ce rôle a bien l'autorisation d'exécuter l'action demandée. Toute tentative d'accès non autorisé est immédiatement rejetée avec une erreur `403 Forbidden`, et l'événement est journalisé.</text:p>
      <text:p text:style-name="P851"/>
      <text:p text:style-name="P852">#### **2. Prévention des Failles d'Authentification (OWASP A07:2021 - Identification and Authentication Failures)**</text:p>
      <text:p text:style-name="P853"/>
      <text:p text:style-name="P854">* <text:s text:c="2"/>**Notre mesure :** Un système d'authentification multi-facettes.</text:p>
      <text:p text:style-name="P855"><text:s text:c="4"/>* <text:s text:c="2"/>**Hachage des Mots de Passe :** Nous ne stockons jamais les mots de passe en clair. Ils sont systématiquement hachés à l'aide de l'algorithme **bcrypt**, qui intègre un "sel" (salt) unique pour chaque utilisateur. Cela rend les attaques par dictionnaire ou par force brute sur la base de données extrêmement difficiles.</text:p>
      <text:p text:style-name="P856"><text:s text:c="4"/>* <text:s text:c="2"/>**Protection contre le Brute-Force :** Le middleware `rateLimit.middleware.js` limite le nombre de tentatives de connexion infructueuses depuis une même adresse IP, décourageant les attaques automatisées.</text:p>
      <text:p text:style-name="P857"><text:s text:c="4"/>* <text:s text:c="2"/>**Gestion des Sessions via JWT :** Les jetons JWT que nous utilisons sont signés numériquement par le serveur. Cela garantit leur intégrité et prévient toute modification par un acteur malveillant. De plus, leur durée de vie est volontairement courte pour limiter la fenêtre d'exposition en cas de vol de jeton.</text:p>
      <text:p text:style-name="P858"/>
      <text:p text:style-name="P859">#### **3. Prévention des Injections (OWASP A03:2021 - Injection)**</text:p>
      <text:p text:style-name="P860"/>
      <text:p text:style-name="P861">* <text:s text:c="2"/>**Notre mesure :** Ne jamais faire confiance aux données de l'utilisateur.</text:p>
      <text:p text:style-name="P862"><text:s text:c="4"/>* <text:s text:c="2"/>**Contre les Injections SQL :** L'utilisation de l'ORM **Sequelize** est notre principale défense. En utilisant des requêtes paramétrées et en modélisant les données, Sequelize sépare la logique de la requête des données fournies par l'utilisateur, éliminant ainsi le risque d'injection SQL.</text:p>
      <text:p text:style-name="P863"><text:s text:c="4"/>* <text:s text:c="2"/>**Validation des Données en Entrée :** Toutes les données envoyées au backend sont validées par le `validator.middleware.js` avant tout traitement. Nous vérifions le type, la longueur et le format des données pour nous assurer qu'elles correspondent à ce qui est attendu.</text:p>
      <text:p text:style-name="P864"/>
      <text:soft-page-break/>
      <text:p text:style-name="P865">#### **4. Gestion des Secrets et Configuration de Sécurité (OWASP A05:2021 - Security Misconfiguration)**</text:p>
      <text:p text:style-name="P866"/>
      <text:p text:style-name="P867">* <text:s text:c="2"/>**Notre mesure :** Une séparation stricte entre le code et la configuration.</text:p>
      <text:p text:style-name="P868"><text:s text:c="4"/>* <text:s text:c="2"/>**Gestion des Secrets :** Aucune information sensible (mot de passe de base de données, clé secrète JWT, clés d'API tierces) n'est jamais écrite en dur dans le code source. Pour le développement local, ces secrets sont stockés dans un fichier `.env` qui est explicitement ignoré par Git. En production, ils sont injectés en tant que variables d'environnement dans le conteneur Docker, et gérés de manière sécurisée via les "Secrets" chiffrés de l'environnement de déploiement (ex: GitHub Actions Secrets).</text:p>
      <text:p text:style-name="P869"><text:s text:c="4"/>* <text:s text:c="2"/>**En-têtes de Sécurité HTTP :** Nous utilisons la bibliothèque `Helmet` pour Express.js. Elle configure automatiquement des en-têtes HTTP qui protègent contre des attaques courantes comme le clickjacking, le cross-site scripting et autres, en appliquant des politiques de sécurité directement au niveau du navigateur du client.</text:p>
      <text:p text:style-name="P870"/>
      <text:p text:style-name="P871">***</text:p>
      <text:p text:style-name="P872"/>
      <text:p text:style-name="P873">### **Assurance Qualité : Une Stratégie de Tests Multi-Niveaux**</text:p>
      <text:p text:style-name="P874"/>
      <text:p text:style-name="P875">Chez DevOpHack, nous sommes convaincus que la qualité ne se contrôle pas à la fin, elle se construit tout au long du processus. Pour Edifis-Pro, nous avons mis en place une stratégie de tests multi-niveaux, largement automatisée et intégrée à notre pipeline CI/CD. L'objectif n'est pas seulement de trouver des bugs, mais de les prévenir en amont, en suivant le principe de la **pyramide des tests**.</text:p>
      <text:p text:style-name="P876"/>
      <text:p text:style-name="P877">#### **1. La Base : Tests Unitaires**</text:p>
      <text:p text:style-name="P878"/>
      <text:p text:style-name="P879">Les tests unitaires sont le fondement de notre stratégie. Ils vérifient le bon fonctionnement de la plus petite unité de code (une fonction, un composant React) de manière totalement isolée.</text:p>
      <text:p text:style-name="P880"/>
      <text:p text:style-name="P881">* <text:s text:c="2"/>**Outils :** **Jest** pour le backend et le frontend, avec **React Testing Library** pour les composants.</text:p>
      <text:p text:style-name="P882">* <text:s text:c="2"/>**Approche :** Chaque fonction métier critique et chaque composant d'interface est testé en isolation. Nous utilisons intensivement les "mocks" pour simuler les<text:s/><text:soft-page-break/>dépendances externes (comme la base de données ou les appels API), ce qui rend ces tests extrêmement rapides et fiables. Ils sont exécutés à chaque modification du code.</text:p>
      <text:p text:style-name="P883"/>
      <text:p text:style-name="P884">#### **2. Le Cœur : Tests d'Intégration**</text:p>
      <text:p text:style-name="P885"/>
      <text:p text:style-name="P886">Ces tests vérifient que les différentes briques de notre application communiquent correctement entre elles.</text:p>
      <text:p text:style-name="P887"/>
      <text:p text:style-name="P888">* <text:s text:c="2"/>**Backend :** Nous testons les points de terminaison de l'API de bout en bout (Route -&gt; Middleware -&gt; Contrôleur -&gt; Base de données). À l'aide de `supertest`, nous simulons des requêtes HTTP et nous nous assurons que la réponse est correcte et que les données ont bien été modifiées dans une **base de données de test dédiée**, qui est réinitialisée avant chaque série de tests.</text:p>
      <text:p text:style-name="P889">* <text:s text:c="2"/>**Frontend :** Nous testons comment plusieurs composants interagissent lors d'un parcours simple (ex: remplir un formulaire et cliquer sur un bouton pour voir un modal apparaître).</text:p>
      <text:p text:style-name="P890"/>
      <text:p text:style-name="P891">#### **3. Le Sommet : Tests End-to-End (E2E)**</text:p>
      <text:p text:style-name="P892"/>
      <text:p text:style-name="P893">Les tests E2E sont la validation ultime. Ils simulent un parcours utilisateur complet dans un environnement aussi proche que possible de la production.</text:p>
      <text:p text:style-name="P894"/>
      <text:p text:style-name="P895">* <text:s text:c="2"/>**Outil :** Nous utilisons **Cypress** pour écrire et exécuter ces tests. Cypress pilote un vrai navigateur, clique sur les boutons, remplit les formulaires et vérifie le contenu des pages, comme le ferait un véritable utilisateur.</text:p>
      <text:p text:style-name="P896">* <text:s text:c="2"/>**Exemple de scénario de test E2E avec Cypress :**</text:p>
      <text:p text:style-name="P897"><text:s text:c="4"/>```javascript</text:p>
      <text:p text:style-name="P898"><text:s text:c="4"/>// cypress/e2e/login_spec.cy.js</text:p>
      <text:p text:style-name="P899"><text:s text:c="4"/>describe('Processus de connexion', () =&gt; {</text:p>
      <text:p text:style-name="P900"><text:s text:c="6"/>it('permet à un utilisateur de se connecter et le redirige vers le tableau de bord', () =&gt; {</text:p>
      <text:p text:style-name="P901"><text:s text:c="8"/>// Étape 1: Visiter la page de connexion</text:p>
      <text:p text:style-name="P902"><text:s text:c="8"/>cy.visit('/login');</text:p>
      <text:p text:style-name="P903"/>
      <text:soft-page-break/>
      <text:p text:style-name="P904"><text:s text:c="8"/>// Étape 2: Remplir le formulaire</text:p>
      <text:p text:style-name="P905"><text:s text:c="8"/>cy.get('input[name="email"]').type('chefdechantier@edifis.pro');</text:p>
      <text:p text:style-name="P906"><text:s text:c="8"/>cy.get('input[name="password"]').type('password123');</text:p>
      <text:p text:style-name="P907"/>
      <text:p text:style-name="P908"><text:s text:c="8"/>// Étape 3: Soumettre le formulaire</text:p>
      <text:p text:style-name="P909"><text:s text:c="8"/>cy.get('button[type="submit"]').click();</text:p>
      <text:p text:style-name="P910"/>
      <text:p text:style-name="P911"><text:s text:c="8"/>// Étape 4: Vérifier la redirection et le contenu de la page</text:p>
      <text:p text:style-name="P912"><text:s text:c="8"/>cy.url().should('include', '/dashboard');</text:p>
      <text:p text:style-name="P913"><text:s text:c="8"/>cy.contains('h1', 'Tableau de Bord').should('be.visible');</text:p>
      <text:p text:style-name="P914"><text:s text:c="6"/>});</text:p>
      <text:p text:style-name="P915"><text:s text:c="4"/>});</text:p>
      <text:p text:style-name="P916"><text:s text:c="4"/>```</text:p>
      <text:p text:style-name="P917">* <text:s text:c="2"/>**Exécution :** Ces tests, plus lents, sont exécutés par le pipeline CI/CD avant un déploiement en production pour garantir qu'aucune régression critique n'a été introduite.</text:p>
      <text:p text:style-name="P918"/>
      <text:p text:style-name="P919">#### **4. Garantir la Stabilité des Contrats d'API : Tests de Contrat**</text:p>
      <text:p text:style-name="P920"/>
      <text:p text:style-name="P921">Dans une architecture découplée, un risque majeur est que le backend modifie l'API (ex: renomme un champ dans la réponse JSON), cassant ainsi le frontend qui ne s'y attendait pas.</text:p>
      <text:p text:style-name="P922"/>
      <text:p text:style-name="P923">* <text:s text:c="2"/>**Principe :** Les tests de contrat permettent de s'assurer que le "contrat" (la structure des requêtes et des réponses) entre un fournisseur (le backend) et un consommateur (le frontend) est toujours respecté, sans avoir à déployer les deux applications ensemble.</text:p>
      <text:p text:style-name="P924">* <text:s text:c="2"/>**Outil :** Nous envisageons d'utiliser **Pact**. Le frontend génère un fichier de contrat décrivant ses attentes vis-à-vis de l'API. Le backend peut ensuite vérifier de manière automatisée dans son propre pipeline CI/CD qu'il respecte bien ce contrat. Si un changement casse le contrat, le build du backend échoue, alertant les développeurs avant même que la modification n'atteigne le frontend.</text:p>
      <text:p text:style-name="P925"/>
      <text:soft-page-break/>
      <text:p text:style-name="P926">#### **5. L'Automatisation et la Qualité Visuelle**</text:p>
      <text:p text:style-name="P927"/>
      <text:p text:style-name="P928">* <text:s text:c="2"/>**Intégration Continue :** L'intégralité de notre suite de tests est exécutée par **GitHub Actions**. Aucune Pull Request ne peut être fusionnée si un seul test échoue.</text:p>
      <text:p text:style-name="P929">* <text:s text:c="2"/>**Couverture de Code :** Nous visons un taux de couverture supérieur à 80% pour la logique métier, ce qui nous aide à identifier les zones non testées.</text:p>
      <text:p text:style-name="P930">* <text:s text:c="2"/>**(Pour l'avenir) Tests de Régression Visuelle :** Pour aller plus loin, nous pourrions intégrer des outils comme **Percy** qui prennent des captures d'écran de nos composants et les comparent pour détecter des changements visuels involontaires, garantissant ainsi la cohérence de notre UI.</text:p>
      <text:p text:style-name="P931"/>
      <text:p text:style-name="P932">***</text:p>
      <text:p text:style-name="P933"/>
      <text:p text:style-name="P934">### **Gestion de Projet et Mon Rôle en tant qu'Alternant**</text:p>
      <text:p text:style-name="P935"/>
      <text:p text:style-name="P936">Un projet technique ambitieux comme Edifis-Pro ne peut réussir sans une méthodologie de travail claire et une organisation d'équipe efficace. Chez DevOpHack, nous avons adopté une approche agile, qui place la collaboration, la flexibilité et la livraison de valeur au centre de nos préoccupations. Cette section décrit notre mode de fonctionnement et la place que j'ai occupée au sein de cette dynamique en tant que développeur en alternance.</text:p>
      <text:p text:style-name="P937"/>
      <text:p text:style-name="P938">#### **1. Une Approche Agile pour une Flexibilité Maximale**</text:p>
      <text:p text:style-name="P939"/>
      <text:p text:style-name="P940">Nous avons mis en place une méthodologie hybride, combinant les rituels de **Scrum** pour le rythme et la structure, avec la flexibilité visuelle de **Kanban** pour la gestion du flux de travail.</text:p>
      <text:p text:style-name="P941"/>
      <text:p text:style-name="P942">* <text:s text:c="2"/>**Les Rituels Scrum :**</text:p>
      <text:p text:style-name="P943"><text:s text:c="4"/>* <text:s text:c="2"/>**Sprints de 2 semaines :** Le travail était organisé en itérations courtes. Chaque sprint commençait par une réunion de planification (`Sprint Planning`) pour définir les objectifs et se terminait par une revue (`Sprint Review`) pour présenter les fonctionnalités terminées. Ce rythme nous a permis de livrer de la valeur de manière incrémentale et de réajuster nos priorités régulièrement.</text:p>
      <text:soft-page-break/>
      <text:p text:style-name="P944"><text:s text:c="4"/>* <text:s text:c="2"/>**Daily Stand-ups :** Chaque matin, une réunion rapide de 15 minutes nous permettait de nous synchroniser : Qu'est-ce qui a été fait la veille ? Quels sont les objectifs du jour ? Y a-t-il des blocages ? Ce rituel a été essentiel pour maintenir une communication fluide.</text:p>
      <text:p text:style-name="P945"/>
      <text:p text:style-name="P946">* <text:s text:c="2"/>**Le Tableau Kanban :**</text:p>
      <text:p text:style-name="P947"><text:s text:c="4"/>* <text:s text:c="2"/>Nous utilisions un tableau de projet (similaire à Jira ou Trello, géré via GitHub Projects) pour visualiser l'ensemble du flux de travail. Les colonnes (`Backlog`, `À faire`, `En cours`, `En revue`, `Terminé`) offraient une transparence totale sur l'avancement de chaque tâche et aidaient à identifier rapidement les goulots d'étranglement.</text:p>
      <text:p text:style-name="P948"/>
      <text:p text:style-name="P949">#### **2. Organisation de l'Équipe et Outils Collaboratifs**</text:p>
      <text:p text:style-name="P950"/>
      <text:p text:style-name="P951">Notre équipe était volontairement compacte pour favoriser une communication directe et une prise de décision rapide. Elle se composait d'un Product Owner, d'un Lead Developer et de deux développeurs, dont moi-même.</text:p>
      <text:p text:style-name="P952"/>
      <text:p text:style-name="P953">* <text:s text:c="2"/>**Outils au service de la collaboration :**</text:p>
      <text:p text:style-name="P954"><text:s text:c="4"/>* <text:s text:c="2"/>**Gestion de code source :** **Git** et **GitHub** étaient au cœur de notre travail. L'utilisation des Pull Requests et des revues de code systématiques était obligatoire pour toute modification.</text:p>
      <text:p text:style-name="P955"><text:s text:c="4"/>* <text:s text:c="2"/>**Communication :** **Slack** pour les échanges quotidiens et **Google Meet** pour les réunions et le pair programming.</text:p>
      <text:p text:style-name="P956"><text:s text:c="4"/>* <text:s text:c="2"/>**Documentation :** La documentation technique et fonctionnelle était rédigée en **Markdown** et versionnée directement dans le dépôt Git du projet, la rendant accessible et toujours à jour.</text:p>
      <text:p text:style-name="P957"/>
      <text:p text:style-name="P958">#### **3. Ma Contribution en tant que Développeur en Alternance**</text:p>
      <text:p text:style-name="P959"/>
      <text:p text:style-name="P960">Mon intégration dans le projet a été progressive et conçue pour maximiser mon apprentissage tout en contribuant de manière significative à la réussite d'Edifis-Pro.</text:p>
      <text:p text:style-name="P961"/>
      <text:p text:style-name="P962">* <text:s text:c="2"/>**Phase 1 : Intégration et Montée en Compétences**</text:p>
      <text:soft-page-break/>
      <text:p text:style-name="P963"><text:s text:c="4"/>* <text:s text:c="2"/>Mes premières semaines ont été consacrées à des tâches ciblées : correction de bugs mineurs, amélioration de la documentation et, surtout, écriture de **tests unitaires** pour des parties existantes de l'application. Cette approche m'a permis de me familiariser en profondeur avec la base de code, les standards de qualité et le workflow Git de l'équipe, sans la pression de devoir développer une fonctionnalité complexe dès le départ.</text:p>
      <text:p text:style-name="P964"/>
      <text:p text:style-name="P965">* <text:s text:c="2"/>**Phase 2 : Développement de Fonctionnalités de Bout en Bout**</text:p>
      <text:p text:style-name="P966"><text:s text:c="4"/>* <text:s text:c="2"/>Une fois familiarisé avec l'environnement, j'ai pu prendre en charge le développement de "user stories" complètes. J'ai par exemple mené le développement du **module de gestion des compétences**. Ce travail couvrait tout le spectre technique :</text:p>
      <text:p text:style-name="P967"><text:s text:c="8"/>1. <text:s/>**Backend :** Création du modèle `Competence` avec Sequelize, implémentation des routes de l'API REST (`GET`, `POST`, `DELETE`) et de leur logique dans les contrôleurs Node.js.</text:p>
      <text:p text:style-name="P968"><text:s text:c="8"/>2. <text:s/>**Frontend :** Développement des composants React en TypeScript pour afficher, ajouter et supprimer des compétences depuis une interface d'administration.</text:p>
      <text:p text:style-name="P969"><text:s text:c="8"/>3. <text:s/>**Tests :** Écriture des tests unitaires et d'intégration pour valider le bon fonctionnement de l'API et des composants.</text:p>
      <text:p text:style-name="P970"/>
      <text:p text:style-name="P971">* <text:s text:c="2"/>**Phase 3 : Implication dans la Qualité et le DevOps**</text:p>
      <text:p text:style-name="P972"><text:s text:c="4"/>* <text:s text:c="2"/>J'ai été un participant actif aux **revues de code**, en donnant mon avis sur les Pull Requests de mes collègues et en intégrant leurs retours sur mon propre travail. Ce processus a été extrêmement formateur.</text:p>
      <text:p text:style-name="P973"><text:s text:c="4"/>* <text:s text:c="2"/>J'ai également contribué à l'amélioration de notre pipeline CI/CD sur GitHub Actions, par exemple en optimisant le script de déploiement ou en ajoutant une étape de vérification de la sécurité des dépendances.</text:p>
      <text:p text:style-name="P974"/>
      <text:p text:style-name="P975">* <text:s text:c="2"/>**Exemple Concret de Résolution de Problème :**</text:p>
      <text:p text:style-name="P976"><text:s text:c="4"/>* <text:s text:c="2"/>Lors du développement du module de saisie des feuilles de temps, j'ai été confronté à la gestion complexe des dates. Un utilisateur pouvait saisir des heures en fin de journée, et selon son fuseau horaire, la date enregistrée sur le serveur (qui opère en UTC) pouvait être incorrecte. Une simple saisie avec `new Date()` en JavaScript n'était pas fiable.</text:p>
      <text:p text:style-name="P977"><text:s text:c="4"/>* <text:s text:c="2"/>Après recherche et discussion avec mon tuteur, j'ai mis en place une solution robuste. J'ai utilisé la bibliothèque `date-fns-tz` pour gérer les fuseaux horaires. Côté frontend, toutes les dates étaient converties en UTC avant d'être envoyées à l'API. Côté<text:s/><text:soft-page-break/>backend, toutes les manipulations se faisaient en UTC. La date n'était reconvertie dans le fuseau horaire local de l'utilisateur qu'au moment de l'affichage. Cette expérience m'a appris l'importance de la normalisation des données et m'a fait monter en compétence sur un problème classique mais critique du développement web.</text:p>
      <text:p text:style-name="P978"/>
      <text:p text:style-name="P979">***</text:p>
      <text:p text:style-name="P980"/>
      <text:p text:style-name="P981">### **Plan de Tests et Jeu d’Essai**</text:p>
      <text:p text:style-name="P982"/>
      <text:p text:style-name="P983">Ce document formalise la stratégie de tests pour le projet Edifis-Pro, afin de garantir que l'application livrée est conforme au cahier des charges, robuste, sécurisée et performante. Il complète la section "Assurance Qualité" en fournissant un cadre opérationnel.</text:p>
      <text:p text:style-name="P984"/>
      <text:p text:style-name="P985">#### **1. Objectifs et Périmètre**</text:p>
      <text:p text:style-name="P986"/>
      <text:p text:style-name="P987">* <text:s text:c="2"/>**Objectifs :**</text:p>
      <text:p text:style-name="P988"><text:s text:c="4"/>* <text:s text:c="2"/>Valider que toutes les exigences fonctionnelles sont implémentées correctement.</text:p>
      <text:p text:style-name="P989"><text:s text:c="4"/>* <text:s text:c="2"/>S'assurer que les exigences non-fonctionnelles (performance, sécurité) sont respectées.</text:p>
      <text:p text:style-name="P990"><text:s text:c="4"/>* <text:s text:c="2"/>Identifier et corriger les anomalies le plus tôt possible dans le cycle de développement.</text:p>
      <text:p text:style-name="P991"><text:s text:c="4"/>* <text:s text:c="2"/>Fournir un filet de sécurité contre les régressions lors des évolutions futures.</text:p>
      <text:p text:style-name="P992">* <text:s text:c="2"/>**Périmètre de Test :**</text:p>
      <text:p text:style-name="P993"><text:s text:c="4"/>* <text:s text:c="2"/>**Inclus :** L'ensemble de l'application Edifis-Pro, incluant l'API backend, l'application frontend (React) et les interactions avec la base de données PostgreSQL.</text:p>
      <text:p text:style-name="P994"><text:s text:c="4"/>* <text:s text:c="2"/>**Exclus :** Les tests de performance à très grande échelle (stress tests) et les audits de sécurité externes, qui feront l'objet d'initiatives séparées.</text:p>
      <text:p text:style-name="P995"/>
      <text:p text:style-name="P996">#### **2. Niveaux de Test**</text:p>
      <text:p text:style-name="P997"/>
      <text:p text:style-name="P998">Notre stratégie s'appuie sur quatre niveaux de tests complémentaires :</text:p>
      <text:p text:style-name="P999"/>
      <text:soft-page-break/>
      <text:p text:style-name="P1000">1. <text:s/>**Tests Unitaires (TU) :** Vérification des plus petites unités de code en isolation. Réalisés par les développeurs au fil de l'eau.</text:p>
      <text:p text:style-name="P1001">2. <text:s/>**Tests d'Intégration (TI) :** Vérification de l'interaction entre plusieurs modules (ex: un point d'API et la base de données).</text:p>
      <text:p text:style-name="P1002">3. <text:s/>**Tests de Bout en Bout (E2E) :** Validation de scénarios utilisateurs complets à travers l'interface, simulant une utilisation réelle.</text:p>
      <text:p text:style-name="P1003">4. <text:s/>**Tests d'Acceptation Utilisateur (UAT) :** Réalisés par le Product Owner ou un panel d'utilisateurs finaux pour valider que l'application répond bien au besoin métier avant la mise en production.</text:p>
      <text:p text:style-name="P1004"/>
      <text:p text:style-name="P1005">#### **3. Jeu d'Essai : Exemple Concret**</text:p>
      <text:p text:style-name="P1006"/>
      <text:p text:style-name="P1007">Le jeu d'essai suivant formalise les cas de test pour une fonctionnalité critique : **la création d'une tâche par un chef de chantier**.</text:p>
      <text:p text:style-name="P1008"/>
      <text:p text:style-name="P1009">**Fonctionnalité :** Gestion des Tâches</text:p>
      <text:p text:style-name="P1010">**Profil utilisateur :** Chef de Chantier</text:p>
      <text:p text:style-name="P1011"/>
      <text:p text:style-name="P1012">---</text:p>
      <text:p text:style-name="P1013"/>
      <text:p text:style-name="P1014">**ID Test : TC-TASK-01 (Cas Nominal)**</text:p>
      <text:p text:style-name="P1015">* <text:s text:c="2"/>**Scénario :** Création d'une tâche avec succès.</text:p>
      <text:p text:style-name="P1016">* <text:s text:c="2"/>**Priorité :** Haute.</text:p>
      <text:p text:style-name="P1017">* <text:s text:c="2"/>**Prérequis :**</text:p>
      <text:p text:style-name="P1018"><text:s text:c="4"/>* <text:s text:c="2"/>Utilisateur connecté en tant que "Chef de Chantier".</text:p>
      <text:p text:style-name="P1019"><text:s text:c="4"/>* <text:s text:c="2"/>L'utilisateur se trouve sur la page de détail d'un de ses chantiers.</text:p>
      <text:p text:style-name="P1020">* <text:s text:c="2"/>**Étapes de réalisation :**</text:p>
      <text:p text:style-name="P1021"><text:s text:c="4"/>1. <text:s/>Cliquer sur le bouton "Ajouter une tâche".</text:p>
      <text:p text:style-name="P1022"><text:s text:c="4"/>2. <text:s/>Remplir le nom, la description et la date d’échéance.</text:p>
      <text:p text:style-name="P1023"><text:s text:c="4"/>3. <text:s/>Assigner la tâche à un ou plusieurs ouvriers.</text:p>
      <text:p text:style-name="P1024"><text:s text:c="4"/>4. <text:s/>Cliquer sur "Enregistrer".</text:p>
      <text:p text:style-name="P1025">* <text:s text:c="2"/>**Résultat Attendu :**</text:p>
      <text:soft-page-break/>
      <text:p text:style-name="P1026"><text:s text:c="4"/>* <text:s text:c="2"/>La tâche apparaît dans la liste des tâches du chantier avec le statut "À faire".</text:p>
      <text:p text:style-name="P1027"><text:s text:c="4"/>* <text:s text:c="2"/>Un message de succès s'affiche.</text:p>
      <text:p text:style-name="P1028">* <text:s text:c="2"/>**Statut :** Pass</text:p>
      <text:p text:style-name="P1029"/>
      <text:p text:style-name="P1030">---</text:p>
      <text:p text:style-name="P1031"/>
      <text:p text:style-name="P1032">**ID Test : TC-TASK-02 (Cas d'erreur)**</text:p>
      <text:p text:style-name="P1033">* <text:s text:c="2"/>**Scénario :** Création d'une tâche sans nom.</text:p>
      <text:p text:style-name="P1034">* <text:s text:c="2"/>**Priorité :** Haute.</text:p>
      <text:p text:style-name="P1035">* <text:s text:c="2"/>**Prérequis :** Identiques à TC-TASK-01.</text:p>
      <text:p text:style-name="P1036">* <text:s text:c="2"/>**Étapes de réalisation :**</text:p>
      <text:p text:style-name="P1037"><text:s text:c="4"/>1. <text:s/>Cliquer sur "Ajouter une tâche".</text:p>
      <text:p text:style-name="P1038"><text:s text:c="4"/>2. <text:s/>Laisser le champ "nom" vide et remplir les autres champs.</text:p>
      <text:p text:style-name="P1039"><text:s text:c="4"/>3. <text:s/>Cliquer sur "Enregistrer".</text:p>
      <text:p text:style-name="P1040">* <text:s text:c="2"/>**Résultat Attendu :**</text:p>
      <text:p text:style-name="P1041"><text:s text:c="4"/>* <text:s text:c="2"/>Un message d'erreur s'affiche sous le champ "nom", indiquant qu'il est obligatoire.</text:p>
      <text:p text:style-name="P1042"><text:s text:c="4"/>* <text:s text:c="2"/>La tâche n'est pas créée.</text:p>
      <text:p text:style-name="P1043">* <text:s text:c="2"/>**Statut :** Pass</text:p>
      <text:p text:style-name="P1044"/>
      <text:p text:style-name="P1045">---</text:p>
      <text:p text:style-name="P1046"/>
      <text:p text:style-name="P1047">**ID Test : TC-TASK-03 (Sécurité)**</text:p>
      <text:p text:style-name="P1048">* <text:s text:c="2"/>**Scénario :** Tentative de création de tâche par un utilisateur non autorisé (Ouvrier).</text:p>
      <text:p text:style-name="P1049">* <text:s text:c="2"/>**Priorité :** Critique.</text:p>
      <text:p text:style-name="P1050">* <text:s text:c="2"/>**Prérequis :**</text:p>
      <text:p text:style-name="P1051"><text:s text:c="4"/>* <text:s text:c="2"/>Utilisateur connecté en tant qu'"Ouvrier".</text:p>
      <text:p text:style-name="P1052">* <text:s text:c="2"/>**Étapes de réalisation :**</text:p>
      <text:p text:style-name="P1053"><text:s text:c="4"/>1. <text:s/>Vérifier que le bouton "Ajouter une tâche" n'est pas visible sur la page du chantier.</text:p>
      <text:p text:style-name="P1054"><text:s text:c="4"/>2. <text:s/>Tenter d'accéder à l'URL de création de tâche manuellement.</text:p>
      <text:p text:style-name="P1055"><text:s text:c="4"/>3. <text:s/>Tenter de forger et d'envoyer la requête de création directement à l'API.</text:p>
      <text:soft-page-break/>
      <text:p text:style-name="P1056">* <text:s text:c="2"/>**Résultat Attendu :**</text:p>
      <text:p text:style-name="P1057"><text:s text:c="4"/>* <text:s text:c="2"/>Le bouton est absent.</text:p>
      <text:p text:style-name="P1058"><text:s text:c="4"/>* <text:s text:c="2"/>L'accès direct à l'URL ou à l'API est rejeté avec une erreur d'autorisation (403 Forbidden).</text:p>
      <text:p text:style-name="P1059">* <text:s text:c="2"/>**Statut :** Pass</text:p>
      <text:p text:style-name="P1060"/>
      <text:p text:style-name="P1061"/>
      <text:p text:style-name="P1062">***</text:p>
      <text:p text:style-name="P1063"/>
      <text:p text:style-name="P1064">### **Planning Prévisionnel de Gestion de Projet**</text:p>
      <text:p text:style-name="P1065"/>
      <text:p text:style-name="P1066">Conformément à notre méthodologie agile, ce planning n'est pas un diagramme de Gantt rigide, mais une feuille de route macroscopique découpée en grandes phases. Chaque phase correspond à un ensemble de sprints de 2 semaines, permettant des ajustements réguliers en fonction des retours et des défis rencontrés.</text:p>
      <text:p text:style-name="P1067"/>
      <text:p text:style-name="P1068">**Outils de suivi :** GitHub Projects pour le tableau Kanban, Slack pour la communication, Google Meet pour les rituels agiles.</text:p>
      <text:p text:style-name="P1069"/>
      <text:p text:style-name="P1070">---</text:p>
      <text:p text:style-name="P1071"/>
      <text:p text:style-name="P1072">**Phase 1 : Initialisation &amp; Conception (Sprint 0)**</text:p>
      <text:p text:style-name="P1073">* <text:s text:c="2"/>**Durée Estimée :** 2 semaines</text:p>
      <text:p text:style-name="P1074">* <text:s text:c="2"/>**Livrables Clés et Objectifs :**</text:p>
      <text:p text:style-name="P1075"><text:s text:c="4"/>* <text:s text:c="2"/>Cahier des charges finalisé.</text:p>
      <text:p text:style-name="P1076"><text:s text:c="4"/>* <text:s text:c="2"/>Architecture technique validée.</text:p>
      <text:p text:style-name="P1077"><text:s text:c="4"/>* <text:s text:c="2"/>Modèle de données (MCD/MLD) défini.</text:p>
      <text:p text:style-name="P1078"><text:s text:c="4"/>* <text:s text:c="2"/>Maquettes UI/UX basse-fidélité.</text:p>
      <text:p text:style-name="P1079">* <text:s text:c="2"/>**Rituels Associés :**</text:p>
      <text:p text:style-name="P1080"><text:s text:c="4"/>* <text:s text:c="2"/>Ateliers de conception.</text:p>
      <text:p text:style-name="P1081"><text:s text:c="4"/>* <text:s text:c="2"/>Réunion de lancement.</text:p>
      <text:p text:style-name="P1082"/>
      <text:p text:style-name="P1083">---</text:p>
      <text:p text:style-name="P1084"/>
      <text:p text:style-name="P1085">**Phase 2 : Développement du Socle (Sprints 1-3)**</text:p>
      <text:p text:style-name="P1086">* <text:s text:c="2"/>**Durée Estimée :** 6 semaines</text:p>
      <text:p text:style-name="P1087">* <text:s text:c="2"/>**Livrables Clés et Objectifs :**</text:p>
      <text:p text:style-name="P1088"><text:s text:c="4"/>* <text:s text:c="2"/>Backend : Authentification (JWT), RBAC, API CRUD pour Utilisateurs et Chantiers.</text:p>
      <text:p text:style-name="P1089"><text:s text:c="4"/>* <text:s text:c="2"/>Frontend : Initialisation du projet (React/TS), layout principal, service d'authentification.</text:p>
      <text:p text:style-name="P1090"><text:s text:c="4"/>* <text:s text:c="2"/>DevOps : Pipeline CI/CD fonctionnel pour le backend et le frontend.</text:p>
      <text:p text:style-name="P1091">* <text:s text:c="2"/>**Rituels Associés :**</text:p>
      <text:p text:style-name="P1092"><text:s text:c="4"/>* <text:s text:c="2"/>Sprint Plannings.</text:p>
      <text:p text:style-name="P1093"><text:s text:c="4"/>* <text:s text:c="2"/>Daily Stand-ups.</text:p>
      <text:p text:style-name="P1094"><text:s text:c="4"/>* <text:s text:c="2"/>Sprint Reviews.</text:p>
      <text:p text:style-name="P1095"/>
      <text:p text:style-name="P1096">---</text:p>
      <text:p text:style-name="P1097"/>
      <text:p text:style-name="P1098">**Phase 3 : Développement des Fonctionnalités Métier (Sprints 4-7)**</text:p>
      <text:p text:style-name="P1099">* <text:s text:c="2"/>**Durée Estimée :** 8 semaines</text:p>
      <text:p text:style-name="P1100">* <text:s text:c="2"/>**Livrables Clés et Objectifs :**</text:p>
      <text:p text:style-name="P1101"><text:s text:c="4"/>* <text:s text:c="2"/>Modules complets : Gestion des Tâches, des Compétences, des Feuilles de Temps.</text:p>
      <text:p text:style-name="P1102"><text:s text:c="4"/>* <text:s text:c="2"/>Visualisation des données : Diagramme de Gantt, tableaux de bord.</text:p>
      <text:p text:style-name="P1103"><text:s text:c="4"/>* <text:s text:c="2"/>Intégration des tests unitaires et d'intégration au fil de l'eau.</text:p>
      <text:p text:style-name="P1104">* <text:s text:c="2"/>**Rituels Associés :**</text:p>
      <text:p text:style-name="P1105"><text:s text:c="4"/>* <text:s text:c="2"/>Mêmes rituels que la phase 2.</text:p>
      <text:p text:style-name="P1106"><text:s text:c="4"/>* <text:s text:c="2"/>Ateliers de démo avec le Product Owner à mi-parcours.</text:p>
      <text:p text:style-name="P1107"/>
      <text:p text:style-name="P1108">---</text:p>
      <text:p text:style-name="P1109"/>
      <text:p text:style-name="P1110">**Phase 4 : Stabilisation &amp; Pré-production (Sprint 8)**</text:p>
      <text:soft-page-break/>
      <text:p text:style-name="P1111">* <text:s text:c="2"/>**Durée Estimée :** 2 semaines</text:p>
      <text:p text:style-name="P1112">* <text:s text:c="2"/>**Livrables Clés et Objectifs :**</text:p>
      <text:p text:style-name="P1113"><text:s text:c="4"/>* <text:s text:c="2"/>Période de "feature freeze" (plus de nouvelles fonctionnalités).</text:p>
      <text:p text:style-name="P1114"><text:s text:c="4"/>* <text:s text:c="2"/>Campagne de tests End-to-End.</text:p>
      <text:p text:style-name="P1115"><text:s text:c="4"/>* <text:s text:c="2"/>Optimisation des performances (requêtes BDD, temps de chargement).</text:p>
      <text:p text:style-name="P1116"><text:s text:c="4"/>* <text:s text:c="2"/>Correction intensive de bugs.</text:p>
      <text:p text:style-name="P1117">* <text:s text:c="2"/>**Rituels Associés :**</text:p>
      <text:p text:style-name="P1118"><text:s text:c="4"/>* <text:s text:c="2"/>Sessions de "bug-bash".</text:p>
      <text:p text:style-name="P1119"><text:s text:c="4"/>* <text:s text:c="2"/>Revue complète de la couverture de tests.</text:p>
      <text:p text:style-name="P1120"/>
      <text:p text:style-name="P1121">---</text:p>
      <text:p text:style-name="P1122"/>
      <text:p text:style-name="P1123">**Phase 5 : Mise en Production et Itérations (Sprint 9 et +)**</text:p>
      <text:p text:style-name="P1124">* <text:s text:c="2"/>**Durée Estimée :** Continue</text:p>
      <text:p text:style-name="P1125">* <text:s text:c="2"/>**Livrables Clés et Objectifs :**</text:p>
      <text:p text:style-name="P1126"><text:s text:c="4"/>* <text:s text:c="2"/>Déploiement de la v1.0.</text:p>
      <text:p text:style-name="P1127"><text:s text:c="4"/>* <text:s text:c="2"/>Mise en place du monitoring et des alertes.</text:p>
      <text:p text:style-name="P1128"><text:s text:c="4"/>* <text:s text:c="2"/>Support et maintenance corrective.</text:p>
      <text:p text:style-name="P1129"><text:s text:c="4"/>* <text:s text:c="2"/>Démarrage du cycle de vie pour la v1.1 (ex: application mobile, etc.).</text:p>
      <text:p text:style-name="P1130">* <text:s text:c="2"/>**Rituels Associés :**</text:p>
      <text:p text:style-name="P1131"><text:s text:c="4"/>* <text:s text:c="2"/>Rétrospectives de projet.</text:p>
      <text:p text:style-name="P1132"><text:s text:c="4"/>* <text:s text:c="2"/>Planification du backlog pour les prochaines versions.</text:p>
      <text:p text:style-name="P1133"/>
      <text:p text:style-name="P1134"/>
      <text:p text:style-name="P1135">***</text:p>
      <text:p text:style-name="P1136"/>
      <text:p text:style-name="P1137">### **Planning Prévisionnel de Gestion de Projet**</text:p>
      <text:p text:style-name="P1138"/>
      <text:p text:style-name="P1139">***</text:p>
      <text:p text:style-name="P1140"/>
      <text:soft-page-break/>
      <text:p text:style-name="P1141">### **Veille Technologique et de Sécurité**</text:p>
      <text:p text:style-name="P1142"/>
      <text:p text:style-name="P1143">Dans un écosystème technologique en constante évolution, la pérennité et la robustesse d'une application dépendent de notre capacité à rester informé des nouvelles pratiques, des outils émergents et des menaces de sécurité. Une veille active est donc une composante à part entière de notre stratégie de développement.</text:p>
      <text:p text:style-name="P1144"/>
      <text:p text:style-name="P1145">#### **1. Veille Technologique**</text:p>
      <text:p text:style-name="P1146"/>
      <text:p text:style-name="P1147">Notre veille technologique vise à améliorer continuellement le projet, que ce soit en termes de performance, de maintenabilité ou d'expérience de développement.</text:p>
      <text:p text:style-name="P1148"/>
      <text:p text:style-name="P1149">* <text:s text:c="2"/>**Sources d'information :**</text:p>
      <text:p text:style-name="P1150"><text:s text:c="4"/>* <text:s text:c="2"/>**Newsletters spécialisées :** Abonnement à des publications comme *JavaScript Weekly*, *Node Weekly* et *React Status* pour un résumé hebdomadaire des nouveautés.</text:p>
      <text:p text:style-name="P1151"><text:s text:c="4"/>* <text:s text:c="2"/>**Blogs d'experts et d'entreprises :** Lecture régulière des blogs de référence (Martin Fowler, Kent C. Dodds pour le frontend) et des publications officielles des technologies que nous utilisons (React, Vercel, Node.js).</text:p>
      <text:p text:style-name="P1152"><text:s text:c="4"/>* <text:s text:c="2"/>**Communautés en ligne :** Suivi de plateformes comme Hacker News, dev.to et certains subreddits pour observer les tendances et les retours d'expérience de la communauté.</text:p>
      <text:p text:style-name="P1153">* <text:s text:c="2"/>**Processus d'évaluation :**</text:p>
      <text:p text:style-name="P1154"><text:s text:c="4"/>1. <text:s/>**Découverte :** Identification d'une nouvelle technologie ou d'une nouvelle pratique.</text:p>
      <text:p text:style-name="P1155"><text:s text:c="4"/>2. <text:s/>**Analyse d'impact :** Évaluation de sa pertinence pour Edifis-Pro. Quel problème résoudrait-elle ? Quel serait le coût (en temps, en complexité) de son adoption ?</text:p>
      <text:p text:style-name="P1156"><text:s text:c="4"/>3. <text:s/>**Preuve de Concept (PoC) :** Si l'analyse est positive, nous réalisons un petit projet isolé pour tester l'outil en conditions réelles.</text:p>
      <text:p text:style-name="P1157"><text:s text:c="4"/>4. <text:s/>**Décision :** Sur la base du PoC, une décision collégiale est prise quant à son intégration dans le projet.</text:p>
      <text:p text:style-name="P1158"/>
      <text:p text:style-name="P1159">C'est ce processus qui nous a par exemple conduits à choisir `Zustand` pour la gestion d'état complexe, le jugeant plus simple et plus performant que des alternatives plus anciennes pour notre cas d'usage.</text:p>
      <text:p text:style-name="P1160"/>
      <text:p text:style-name="P1161">#### **2. Veille de Sécurité**</text:p>
      <text:p text:style-name="P1162"/>
      <text:p text:style-name="P1163">La veille de sécurité est un processus continu et proactif pour protéger notre application et nos utilisateurs.</text:p>
      <text:p text:style-name="P1164"/>
      <text:p text:style-name="P1165">* <text:s text:c="2"/>**Sources d'information et outils :**</text:p>
      <text:p text:style-name="P1166"><text:s text:c="4"/>* <text:s text:c="2"/>**Alertes automatisées :** **GitHub Dependabot** est notre première ligne de défense. Il scanne en permanence nos dépendances (`package.json`) et nous alerte via des Pull Requests automatiques dès qu'une vulnérabilité (CVE) est découverte dans l'un de nos packages.</text:p>
      <text:p text:style-name="P1167"><text:s text:c="4"/>* <text:s text:c="2"/>**Bases de données de vulnérabilités :** Consultation régulière du site du **CVE (Common Vulnerabilities and Exposures)** et des publications de l'**OWASP**.</text:p>
      <text:p text:style-name="P1168"><text:s text:c="4"/>* <text:s text:c="2"/>**Audits locaux :** Exécution périodique de la commande `npm audit` pour détecter les failles dans l'arbre de dépendances.</text:p>
      <text:p text:style-name="P1169">* <text:s text:c="2"/>**Processus de remédiation :**</text:p>
      <text:p text:style-name="P1170"><text:s text:c="4"/>1. <text:s/>**Détection :** Une vulnérabilité est identifiée, le plus souvent par Dependabot.</text:p>
      <text:p text:style-name="P1171"><text:s text:c="4"/>2. <text:s/>**Évaluation :** Nous analysons le rapport pour comprendre la nature de la faille, son niveau de criticité (score CVSS) et si notre code l'exploite directement.</text:p>
      <text:p text:style-name="P1172"><text:s text:c="4"/>3. <text:s/>**Planification du correctif :** La mise à jour de la dépendance est priorisée dans notre backlog en fonction de sa criticité.</text:p>
      <text:p text:style-name="P1173"><text:s text:c="4"/>4. <text:s/>**Validation :** Une fois la dépendance mise à jour, nous nous assurons via nos tests de non-régression que la correction n'a pas introduit de bug.</text:p>
      <text:p text:style-name="P1174"><text:s text:c="4"/>5. <text:s/>**Déploiement :** Le correctif est déployé en production via notre pipeline CI/CD.</text:p>
      <text:p text:style-name="P1175"/>
      <text:p text:style-name="P1176">Cette double veille est essentielle pour garantir qu'Edifis-Pro ne devienne pas obsolète ou vulnérable, et qu'il continue de bénéficier des meilleures pratiques du secteur.</text:p>
      <text:p text:style-name="P1177"/>
      <text:p text:style-name="P1178">***</text:p>
      <text:p text:style-name="P1179"/>
      <text:p text:style-name="P1180">### **Défis Rencontrés et Solutions Apportées**</text:p>
      <text:p text:style-name="P1181"/>
      <text:soft-page-break/>
      <text:p text:style-name="P1182">Tout projet de développement logiciel est un parcours jalonné de défis, tant techniques qu'organisationnels. Edifis-Pro n'a pas fait exception. La manière dont notre équipe a identifié, analysé et résolu ces problèmes a été une source d'apprentissage considérable et a contribué à renforcer la robustesse du produit final.</text:p>
      <text:p text:style-name="P1183"/>
      <text:p text:style-name="P1184">#### **1. Défis Techniques**</text:p>
      <text:p text:style-name="P1185"/>
      <text:p text:style-name="P1186">* <text:s text:c="2"/>**Défi : Optimisation des Requêtes et Problème du "N+1"**</text:p>
      <text:p text:style-name="P1187"><text:s text:c="4"/>* <text:s text:c="2"/>**Situation :** Lors du développement de la page de détail d'un chantier, nous avons constaté des temps de chargement anormalement longs. Cette page devait afficher le chantier, la liste de toutes ses tâches, et pour chaque tâche, les utilisateurs assignés. L'analyse des logs de notre ORM Sequelize a révélé que nous tombions dans le piège classique du "N+1 queries" : une première requête pour charger le chantier, puis N requêtes pour charger les N tâches, et pour chaque tâche, une requête supplémentaire pour charger les utilisateurs. Le nombre de requêtes à la base de données explosait.</text:p>
      <text:p text:style-name="P1188"><text:s text:c="4"/>* <text:s text:c="2"/>**Solution :** La solution a été de refactoriser nos appels à la base de données en utilisant la fonctionnalité de **"Eager Loading" (chargement anticipé)** de Sequelize. Au lieu de faire des dizaines de petites requêtes, nous avons instruit l'ORM de construire une seule requête SQL complexe (utilisant des `JOIN`) pour récupérer toutes les données nécessaires en une seule fois.</text:p>
      <text:p text:style-name="P1189"/>
      <text:p text:style-name="P1190"><text:s text:c="8"/>* <text:s text:c="2"/>**Avant (approche naïve) :**</text:p>
      <text:p text:style-name="P1191"><text:s text:c="12"/>```javascript</text:p>
      <text:p text:style-name="P1192"><text:s text:c="12"/>// 1 requête pour les tâches</text:p>
      <text:p text:style-name="P1193"><text:s text:c="12"/>const taches = await Tache.findAll({ where: { chantierId } });</text:p>
      <text:p text:style-name="P1194"><text:s text:c="12"/>// N requêtes dans une boucle pour les utilisateurs</text:p>
      <text:p text:style-name="P1195"><text:s text:c="12"/>for (const tache of taches) {</text:p>
      <text:p text:style-name="P1196"><text:s text:c="14"/>tache.utilisateurs = await Utilisateur.findAll({ where: { ... } });</text:p>
      <text:p text:style-name="P1197"><text:s text:c="12"/>}</text:p>
      <text:p text:style-name="P1198"><text:s text:c="12"/>```</text:p>
      <text:p text:style-name="P1199"><text:s text:c="8"/>* <text:s text:c="2"/>**Après (avec Eager Loading) :**</text:p>
      <text:p text:style-name="P1200"><text:s text:c="12"/>```javascript</text:p>
      <text:p text:style-name="P1201"><text:s text:c="12"/>// 1 seule requête optimisée</text:p>
      <text:soft-page-break/>
      <text:p text:style-name="P1202"><text:s text:c="12"/>const taches = await Tache.findAll({</text:p>
      <text:p text:style-name="P1203"><text:s text:c="14"/>where: { chantierId },</text:p>
      <text:p text:style-name="P1204"><text:s text:c="14"/>include: [{ model: Utilisateur, as: 'assignes' }]</text:p>
      <text:p text:style-name="P1205"><text:s text:c="12"/>});</text:p>
      <text:p text:style-name="P1206"><text:s text:c="12"/>```</text:p>
      <text:p text:style-name="P1207"><text:s text:c="4"/>* <text:s text:c="2"/>**Résultat :** Le temps de chargement de la page a été divisé par dix, démontrant l'importance cruciale de comprendre comment l'ORM interagit avec la base de données.</text:p>
      <text:p text:style-name="P1208"/>
      <text:p text:style-name="P1209">* <text:s text:c="2"/>**Défi : Gestion de l'État Global sur le Frontend**</text:p>
      <text:p text:style-name="P1210"><text:s text:c="4"/>* <text:s text:c="2"/>**Situation :** À mesure que l'application frontend grandissait, la gestion de l'état devenait complexe. Partager des données transversales, comme les informations de l'utilisateur authentifié ou les notifications, à travers de nombreux composants via le "prop drilling" (passage de props de parent à enfant sur plusieurs niveaux) rendait le code difficile à lire et à maintenir.</text:p>
      <text:p text:style-name="P1211"><text:s text:c="4"/>* <text:s text:c="2"/>**Solution :** Nous avons adopté une stratégie de gestion d'état à deux niveaux. Pour les données globales simples et peu changeantes (comme les informations de l'utilisateur), nous avons conservé l'**API de Contexte** native de React (`AuthContext`). Pour des états plus complexes ou plus fréquemment mis à jour, nous avons intégré une bibliothèque légère et performante, **Zustand**, qui simplifie la création de "stores" d'état accessibles depuis n'importe quel composant sans alourdir l'architecture.</text:p>
      <text:p text:style-name="P1212"/>
      <text:p text:style-name="P1213">#### **2. Défis Organisationnels**</text:p>
      <text:p text:style-name="P1214"/>
      <text:p text:style-name="P1215">* <text:s text:c="2"/>**Défi : Maintenir la Cohérence Visuelle de l'Interface (UI)**</text:p>
      <text:p text:style-name="P1216"><text:s text:c="4"/>* <text:s text:c="2"/>**Situation :** Avec plusieurs développeurs travaillant sur différentes fonctionnalités, nous avons commencé à voir apparaître de légères incohérences visuelles : des boutons de tailles différentes, des espacements variés, des couleurs non standard. Cela nuisait à l'expérience utilisateur et à l'aspect professionnel de l'application.</text:p>
      <text:p text:style-name="P1217"><text:s text:c="4"/>* <text:s text:c="2"/>**Solution :** Nous avons décidé de créer notre propre **bibliothèque de composants internes**, une sorte de "Design System" pour Edifis-Pro. Nous avons renforcé la discipline de l'équipe : avant de créer un nouvel élément d'interface, chaque développeur devait d'abord consulter ce catalogue de composants réutilisables (`/src/components`). Pour aller plus loin, nous avons documenté chaque composant à l'aide de **Storybook**, un outil qui permet de les visualiser et de les tester en isolation.<text:s/><text:soft-page-break/>Cela a créé un langage visuel commun et a considérablement accéléré le développement tout en garantissant la cohérence.</text:p>
      <text:p text:style-name="P1218"/>
      <text:p text:style-name="P1219">***</text:p>
      <text:p text:style-name="P1220"/>
      <text:p text:style-name="P1221">### **Conclusion et Perspectives d'Évolution**</text:p>
      <text:p text:style-name="P1222"/>
      <text:p text:style-name="P1223">Le projet Edifis-Pro, tel qu'il existe aujourd'hui, est une plateforme fonctionnelle, robuste et sécurisée qui répond aux objectifs initiaux que nous nous étions fixés : centraliser l'information, optimiser la gestion des chantiers et fluidifier la communication. Le socle technique solide, l'architecture découplée et les processus DevOps mis en place en font une base saine et prête à évoluer.</text:p>
      <text:p text:style-name="P1224"/>
      <text:p text:style-name="P1225">Un produit logiciel n'est jamais véritablement "terminé". Son succès réside dans sa capacité à s'adapter et à s'enrichir pour continuer à répondre aux besoins de ses utilisateurs. Plusieurs pistes d'évolution sont d'ores et déjà envisagées pour faire d'Edifis-Pro un outil encore plus indispensable.</text:p>
      <text:p text:style-name="P1226"/>
      <text:p text:style-name="P1227">#### **Pistes d'Évolution à Court et Moyen Terme**</text:p>
      <text:p text:style-name="P1228"/>
      <text:p text:style-name="P1229">1. <text:s/>**Application Mobile avec Gestion Hors-Ligne (Offline-First)**</text:p>
      <text:p text:style-name="P1230"><text:s text:c="4"/>* <text:s text:c="2"/>La connectivité sur les chantiers est souvent limitée ou inexistante. Le développement d'une application mobile (par exemple avec React Native pour capitaliser sur nos compétences React) serait une évolution majeure. L'enjeu principal serait de la concevoir en "offline-first" : les utilisateurs pourraient consulter leurs tâches, saisir leurs feuilles de temps et même ajouter des photos sans connexion internet. Les données seraient stockées localement sur l'appareil et se synchroniseraient automatiquement avec le serveur dès le retour de la connectivité.</text:p>
      <text:p text:style-name="P1231"/>
      <text:p text:style-name="P1232">2. <text:s/>**Module de Gestion des Stocks et du Matériel**</text:p>
      <text:p text:style-name="P1233"><text:s text:c="4"/>* <text:s text:c="2"/>Pour offrir une gestion à 360°, un module dédié au suivi du matériel (outils, engins) et des stocks (matériaux) par chantier serait extrêmement pertinent. Il permettrait de mieux anticiper les besoins, de suivre les coûts et de réduire les pertes.</text:p>
      <text:p text:style-name="P1234"/>
      <text:p text:style-name="P1235">3. <text:s/>**Reporting Avancé et Business Intelligence**</text:p>
      <text:soft-page-break/>
      <text:p text:style-name="P1236"><text:s text:c="4"/>* <text:s text:c="2"/>Exploiter plus finement les données collectées pour fournir des indicateurs de performance (KPIs) aux gestionnaires : suivi des budgets, analyse de la rentabilité par projet, mesure de la productivité des équipes. La génération de rapports PDF automatisés serait un atout pour les réunions de suivi.</text:p>
      <text:p text:style-name="P1237"/>
      <text:p text:style-name="P1238">4. <text:s/>**Notifications en Temps Réel**</text:p>
      <text:p text:style-name="P1239"><text:s text:c="4"/>* <text:s text:c="2"/>Intégrer un système de notifications push en temps réel (via WebSockets) pour alerter instantanément les utilisateurs d'événements importants : une nouvelle tâche assignée, un commentaire sur un chantier, une feuille de temps validée. Cela rendrait l'application plus vivante et collaborative.</text:p>
      <text:p text:style-name="P1240"/>
      <text:p text:style-name="P1241">#### **Conclusion Générale**</text:p>
      <text:p text:style-name="P1242"/>
      <text:p text:style-name="P1243">Le projet Edifis-Pro est bien plus qu'une simple réalisation technique. Il est la démonstration qu'une approche alliant rigueur architecturale, méthodologie agile et une culture de la qualité et de la sécurité permet de construire des solutions logicielles performantes qui répondent à des problématiques métiers concrètes.</text:p>
      <text:p text:style-name="P1244"/>
      <text:p text:style-name="P1245">Pour moi, cette année d'alternance au sein de l'équipe DevOpHack a été une expérience extraordinairement riche. Au-delà de la maîtrise d'un écosystème technique complet (Node.js, React, TypeScript, Docker, CI/CD), ce projet a été une immersion profonde dans les réalités du métier de développeur : travailler en équipe, analyser un problème dans sa globalité, faire des compromis techniques éclairés et, surtout, ne jamais cesser d'apprendre.</text:p>
      <text:p text:style-name="P1246"/>
      <text:p text:style-name="Normal"><text:span text:style-name="T1247">Je suis fier d'avoir pu contribuer à la naissance de cette plateforme et suis convaincu de son potentiel. Cette expérience a solidifié mon projet professionnel et m'a donné des bases solides pour les défis à veni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ranklin Versayo</meta:initial-creator>
    <dc:creator>Franklin Versayo</dc:creator>
    <meta:creation-date>2025-08-22T10:45:00Z</meta:creation-date>
    <dc:date>2025-08-25T12:44:00Z</dc:date>
    <meta:template xlink:href="Normal" xlink:type="simple"/>
    <meta:editing-cycles>7</meta:editing-cycles>
    <meta:editing-duration>PT264660S</meta:editing-duration>
    <meta:document-statistic meta:page-count="55" meta:paragraph-count="168" meta:word-count="12984" meta:character-count="84232" meta:row-count="595" meta:non-whitespace-character-count="71416"/>
  </office:meta>
</office:document-meta>
</file>